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1AAD028DA8.jpg" manifest:media-type="image/jpeg"/>
  <manifest:file-entry manifest:full-path="Pictures/100000000000002A0000001A3341D616.jpg" manifest:media-type="image/jpeg"/>
  <manifest:file-entry manifest:full-path="Pictures/10000000000000280000001A2B5929F3.jpg" manifest:media-type="image/jpeg"/>
  <manifest:file-entry manifest:full-path="Pictures/10000000000000280000001BF431514D.jpg" manifest:media-type="image/jpeg"/>
  <manifest:file-entry manifest:full-path="Pictures/10000000000000290000001C8011C90B.jpg" manifest:media-type="image/jpeg"/>
  <manifest:file-entry manifest:full-path="Pictures/10000000000000270000001C32C81F93.jpg" manifest:media-type="image/jpeg"/>
  <manifest:file-entry manifest:full-path="Pictures/10000000000000290000001A4CB3BA05.jpg" manifest:media-type="image/jpeg"/>
  <manifest:file-entry manifest:full-path="Pictures/10000000000000270000001A4677EC82.jpg" manifest:media-type="image/jpeg"/>
  <manifest:file-entry manifest:full-path="Pictures/10000000000000280000001AF79E982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Consolas" svg:font-family="Consolas"/>
    <style:font-face style:name="Courier New" svg:font-family="'Courier New'"/>
    <style:font-face style:name="David" svg:font-family="David"/>
    <style:font-face style:name="Georgia" svg:font-family="Georgia"/>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72in" style:page-number="auto"/>
      <style:text-properties fo:font-size="7.30000019073486pt" style:font-size-asian="7.30000019073486pt" style:font-size-complex="7.30000019073486pt"/>
    </style:style>
    <style:style style:name="P3" style:family="paragraph" style:parent-style-name="Standard" style:master-page-name="">
      <style:paragraph-properties fo:line-height="0.0744in" style:page-number="auto"/>
      <style:text-properties fo:font-size="4.25pt" style:font-size-asian="4.25pt" style:font-size-complex="4.25pt"/>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71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65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28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34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99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P18"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1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0"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1"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3" style:family="paragraph" style:parent-style-name="Body_20_text_20__28_2_29_" style:master-page-name="">
      <style:paragraph-properties fo:margin-left="0in" fo:margin-right="0in" fo:margin-top="0in" fo:margin-bottom="0in" loext:contextual-spacing="false" fo:line-height="0.1299in" fo:text-align="end" style:justify-single-word="false" fo:text-indent="0in" style:auto-text-indent="false" style:page-number="auto"/>
    </style:style>
    <style:style style:name="P24" style:family="paragraph" style:parent-style-name="Body_20_text_20__28_10_29_" style:master-page-name="">
      <style:paragraph-properties fo:margin-left="0in" fo:margin-right="0in" fo:margin-top="0in" fo:margin-bottom="0in" loext:contextual-spacing="false" fo:text-indent="0in" style:auto-text-indent="false" style:page-number="auto"/>
    </style:style>
    <style:style style:name="P25" style:family="paragraph" style:parent-style-name="Body_20_text_20__28_10_29_" style:master-page-name="">
      <style:paragraph-properties fo:margin-left="0in" fo:margin-right="0in" fo:margin-top="0in" fo:margin-bottom="0in" loext:contextual-spacing="false" fo:line-height="0.1665in" fo:text-align="end" style:justify-single-word="false" fo:text-indent="0in" style:auto-text-indent="false" style:page-number="auto"/>
    </style:style>
    <style:style style:name="P26" style:family="paragraph" style:parent-style-name="Body_20_text_20__28_10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7" style:family="paragraph" style:parent-style-name="Body_20_text_20__28_10_29_" style:master-page-name="">
      <style:paragraph-properties fo:margin-left="0in" fo:margin-right="0in" fo:margin-top="0in" fo:margin-bottom="0in" loext:contextual-spacing="false" fo:line-height="0.0902in" fo:text-align="start" style:justify-single-word="false" fo:text-indent="0in" style:auto-text-indent="false" style:page-number="auto"/>
    </style:style>
    <style:style style:name="P28" style:family="paragraph" style:parent-style-name="Body_20_text_20__28_10_29_" style:master-page-name="">
      <style:paragraph-properties fo:margin-left="0in" fo:margin-right="0in" fo:margin-top="0in" fo:margin-bottom="0in" loext:contextual-spacing="false" fo:line-height="0.1272in" fo:text-align="end" style:justify-single-word="false" fo:text-indent="0in" style:auto-text-indent="false" style:page-number="auto"/>
    </style:style>
    <style:style style:name="P29" style:family="paragraph" style:parent-style-name="Body_20_text_20__28_13_29_" style:master-page-name="">
      <style:paragraph-properties fo:margin-left="0in" fo:margin-right="0in" fo:margin-top="0in" fo:margin-bottom="0in" loext:contextual-spacing="false" fo:text-indent="0in" style:auto-text-indent="false" style:page-number="auto"/>
    </style:style>
    <style:style style:name="P30" style:family="paragraph" style:parent-style-name="Body_20_text_20__28_13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31" style:family="paragraph" style:parent-style-name="Body_20_text_20__28_4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2" style:family="paragraph" style:parent-style-name="Body_20_text_20__28_4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34"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fo:break-after="page"/>
    </style:style>
    <style:style style:name="P35" style:family="paragraph" style:parent-style-name="Body_20_text_20__28_6_29_" style:master-page-name="">
      <style:paragraph-properties fo:margin-left="0in" fo:margin-right="0in" fo:margin-top="0in" fo:margin-bottom="0in" loext:contextual-spacing="false" fo:line-height="0.1528in" fo:text-indent="0in" style:auto-text-indent="false" style:page-number="auto"/>
    </style:style>
    <style:style style:name="P36"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fo:break-after="column"/>
    </style:style>
    <style:style style:name="P3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column"/>
    </style:style>
    <style:style style:name="P38" style:family="paragraph" style:parent-style-name="Body_20_text_20__28_14_29_" style:master-page-name="">
      <style:paragraph-properties fo:margin-left="0in" fo:margin-right="0in" fo:margin-top="0in" fo:margin-bottom="0in" loext:contextual-spacing="false" fo:line-height="0.0626in" fo:text-align="start" style:justify-single-word="false" fo:text-indent="0in" style:auto-text-indent="false" style:page-number="auto"/>
    </style:style>
    <style:style style:name="P39" style:family="paragraph" style:parent-style-name="Body_20_text_20__28_9_29_" style:master-page-name="">
      <style:paragraph-properties fo:margin-left="0in" fo:margin-right="0in" fo:margin-top="0in" fo:margin-bottom="0in" loext:contextual-spacing="false" fo:line-height="0.0835in" fo:text-align="start" style:justify-single-word="false" fo:text-indent="0in" style:auto-text-indent="false" style:page-number="auto"/>
    </style:style>
    <style:style style:name="P40" style:family="paragraph" style:parent-style-name="Body_20_text_20__28_2_29_" style:master-page-name="">
      <style:paragraph-properties fo:margin-left="0in" fo:margin-right="0in" fo:margin-top="0in" fo:margin-bottom="0.0807in" loext:contextual-spacing="false" fo:text-indent="0in" style:auto-text-indent="false" style:page-number="auto"/>
    </style:style>
    <style:style style:name="P41" style:family="paragraph" style:parent-style-name="Body_20_text_20__28_16_29_" style:master-page-name="">
      <style:paragraph-properties fo:margin-left="0.222in" fo:margin-right="0in" fo:margin-top="0in" fo:margin-bottom="0in" loext:contextual-spacing="false" fo:line-height="0.0902in" fo:text-indent="-0.222in" style:auto-text-indent="false" style:page-number="auto"/>
    </style:style>
    <style:style style:name="P42"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43" style:family="paragraph" style:parent-style-name="Body_20_text_20__28_2_29_" style:master-page-name="">
      <style:paragraph-properties fo:margin-left="0.1945in" fo:margin-right="0in" fo:margin-top="0in" fo:margin-bottom="0in" loext:contextual-spacing="false" fo:line-height="0.1299in" fo:text-indent="-0.1945in" style:auto-text-indent="false" style:page-number="auto"/>
    </style:style>
    <style:style style:name="P44" style:family="paragraph" style:parent-style-name="Body_20_text_20__28_10_29_" style:master-page-name="">
      <style:paragraph-properties fo:margin-left="0.1945in" fo:margin-right="0in" fo:margin-top="0in" fo:margin-bottom="0in" loext:contextual-spacing="false" fo:line-height="0.1665in" fo:text-indent="-0.1945in" style:auto-text-indent="false" style:page-number="auto"/>
    </style:style>
    <style:style style:name="P45" style:family="paragraph" style:parent-style-name="Body_20_text_20__28_10_29_" style:master-page-name="">
      <style:paragraph-properties fo:margin-left="0.1945in" fo:margin-right="0in" fo:margin-top="0in" fo:margin-bottom="0in" loext:contextual-spacing="false" fo:line-height="0.0929in" fo:text-indent="-0.1945in" style:auto-text-indent="false" style:page-number="auto"/>
    </style:style>
    <style:style style:name="P46" style:family="paragraph" style:parent-style-name="Body_20_text_20__28_13_29_" style:master-page-name="">
      <style:paragraph-properties fo:margin-left="0.1945in" fo:margin-right="0in" fo:margin-top="0in" fo:margin-bottom="0in" loext:contextual-spacing="false" fo:text-indent="-0.1945in" style:auto-text-indent="false" style:page-number="auto"/>
    </style:style>
    <style:style style:name="P47" style:family="paragraph" style:parent-style-name="Body_20_text_20__28_13_29_" style:master-page-name="">
      <style:paragraph-properties fo:margin-left="0.1945in" fo:margin-right="0in" fo:margin-top="0in" fo:margin-bottom="0in" loext:contextual-spacing="false" fo:line-height="0.1665in" fo:text-indent="-0.1945in" style:auto-text-indent="false" style:page-number="auto"/>
    </style:style>
    <style:style style:name="P48" style:family="paragraph" style:parent-style-name="Body_20_text_20__28_13_29_" style:master-page-name="">
      <style:paragraph-properties fo:margin-left="0.1945in" fo:margin-right="0in" fo:margin-top="0in" fo:margin-bottom="0in" loext:contextual-spacing="false" fo:line-height="0.0929in" fo:text-indent="-0.1945in" style:auto-text-indent="false" style:page-number="auto"/>
    </style:style>
    <style:style style:name="P49" style:family="paragraph" style:parent-style-name="Body_20_text_20__28_7_29_" style:master-page-name="">
      <style:paragraph-properties fo:margin-left="0.1945in" fo:margin-right="0in" fo:margin-top="0in" fo:margin-bottom="0in" loext:contextual-spacing="false" fo:line-height="0.1665in" fo:text-indent="-0.1945in" style:auto-text-indent="false" style:page-number="auto"/>
    </style:style>
    <style:style style:name="P50"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51" style:family="paragraph" style:parent-style-name="Body_20_text_20__28_2_29_" style:master-page-name="">
      <style:paragraph-properties fo:margin-left="0.1945in" fo:margin-right="0in" fo:margin-top="0in" fo:margin-bottom="0in" loext:contextual-spacing="false" fo:line-height="0.1299in" fo:text-indent="0in" style:auto-text-indent="false" style:page-number="auto"/>
    </style:style>
    <style:style style:name="P52" style:family="paragraph" style:parent-style-name="Body_20_text_20__28_2_29_" style:master-page-name="">
      <style:paragraph-properties fo:margin-left="0.1945in" fo:margin-right="0in" fo:margin-top="0in" fo:margin-bottom="0in" loext:contextual-spacing="false" fo:text-indent="0in" style:auto-text-indent="false" style:page-number="auto">
        <style:tab-stops>
          <style:tab-stop style:position="1.5799in" style:leader-style="solid" style:leader-text="-"/>
        </style:tab-stops>
      </style:paragraph-properties>
    </style:style>
    <style:style style:name="P53" style:family="paragraph" style:parent-style-name="Body_20_text_20__28_10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54" style:family="paragraph" style:parent-style-name="Body_20_text_20__28_10_29_" style:master-page-name="">
      <style:paragraph-properties fo:margin-left="0.1945in" fo:margin-right="0in" fo:margin-top="0in" fo:margin-bottom="0in" loext:contextual-spacing="false" fo:line-height="0.1665in" fo:text-indent="0in" style:auto-text-indent="false" style:page-number="auto"/>
    </style:style>
    <style:style style:name="P55" style:family="paragraph" style:parent-style-name="Body_20_text_20__28_13_29_" style:master-page-name="">
      <style:paragraph-properties fo:margin-left="0.1945in" fo:margin-right="0in" fo:margin-top="0in" fo:margin-bottom="0in" loext:contextual-spacing="false" fo:line-height="0.0929in" fo:text-indent="0in" style:auto-text-indent="false" style:page-number="auto">
        <style:tab-stops>
          <style:tab-stop style:position="0.7335in"/>
        </style:tab-stops>
      </style:paragraph-properties>
    </style:style>
    <style:style style:name="P56" style:family="paragraph" style:parent-style-name="Body_20_text_20__28_13_29_" style:master-page-name="">
      <style:paragraph-properties fo:margin-left="0.1945in" fo:margin-right="0in" fo:margin-top="0in" fo:margin-bottom="0in" loext:contextual-spacing="false" fo:line-height="0.1665in" fo:text-indent="0in" style:auto-text-indent="false" style:page-number="auto"/>
    </style:style>
    <style:style style:name="P57"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58"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tab-stops>
          <style:tab-stop style:position="0.0945in"/>
        </style:tab-stops>
      </style:paragraph-properties>
    </style:style>
    <style:style style:name="P59" style:family="paragraph" style:parent-style-name="Body_20_text_20__28_10_29_" style:master-page-name="">
      <style:paragraph-properties fo:margin-left="0.2083in" fo:margin-right="0in" fo:margin-top="0in" fo:margin-bottom="0in" loext:contextual-spacing="false" fo:line-height="0.1665in" fo:text-indent="-0.2083in" style:auto-text-indent="false" style:page-number="auto"/>
    </style:style>
    <style:style style:name="P60" style:family="paragraph" style:parent-style-name="Body_20_text_20__28_4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61" style:family="paragraph" style:parent-style-name="Body_20_text_20__28_2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62" style:family="paragraph" style:parent-style-name="Body_20_text_20__28_4_29_" style:master-page-name="">
      <style:paragraph-properties fo:margin-left="0.528in" fo:margin-right="0in" fo:margin-top="0in" fo:margin-bottom="0in" loext:contextual-spacing="false" fo:line-height="0.1299in" fo:text-align="start" style:justify-single-word="false" fo:text-indent="-0.111in" style:auto-text-indent="false" style:page-number="auto"/>
    </style:style>
    <style:style style:name="P63"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64"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5"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3402in"/>
        </style:tab-stops>
      </style:paragraph-properties>
    </style:style>
    <style:style style:name="P66" style:family="paragraph" style:parent-style-name="Body_20_text_20__28_2_29_" style:master-page-name="">
      <style:paragraph-properties fo:margin-left="0in" fo:margin-right="0in" fo:margin-top="0in" fo:margin-bottom="0in" loext:contextual-spacing="false" fo:line-height="0.1299in" fo:text-indent="0.139in" style:auto-text-indent="false" style:page-number="auto"/>
    </style:style>
    <style:style style:name="P67"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tab-stops>
          <style:tab-stop style:position="0.5165in"/>
        </style:tab-stops>
      </style:paragraph-properties>
    </style:style>
    <style:style style:name="P68" style:family="paragraph" style:parent-style-name="Body_20_text_20__28_2_29_" style:master-page-name="">
      <style:paragraph-properties fo:margin-left="0in" fo:margin-right="0in" fo:margin-top="0in" fo:margin-bottom="0in" loext:contextual-spacing="false" fo:text-indent="0.139in" style:auto-text-indent="false" style:page-number="auto" fo:break-after="page"/>
    </style:style>
    <style:style style:name="P69" style:family="paragraph" style:parent-style-name="Body_20_text_20__28_2_29_" style:master-page-name="">
      <style:paragraph-properties fo:margin-left="0in" fo:margin-right="0in" fo:margin-top="0in" fo:margin-bottom="0.0098in" loext:contextual-spacing="false" fo:text-align="start" style:justify-single-word="false" fo:text-indent="0.139in" style:auto-text-indent="false" style:page-number="auto"/>
    </style:style>
    <style:style style:name="P70" style:family="paragraph" style:parent-style-name="Body_20_text_20__28_11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71" style:family="paragraph" style:parent-style-name="Body_20_text_20__28_2_29_" style:master-page-name="">
      <style:paragraph-properties fo:margin-left="0in" fo:margin-right="0in" fo:margin-top="0in" fo:margin-bottom="0in" loext:contextual-spacing="false" fo:text-indent="0.1528in" style:auto-text-indent="false" style:page-number="auto" fo:break-after="page"/>
    </style:style>
    <style:style style:name="P72"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73"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fo:break-after="page"/>
    </style:style>
    <style:style style:name="P74" style:family="paragraph" style:parent-style-name="Body_20_text_20__28_11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75" style:family="paragraph" style:parent-style-name="Body_20_text_20__28_2_29_" style:master-page-name="">
      <style:paragraph-properties fo:margin-left="0in" fo:margin-right="0in" fo:margin-top="0in" fo:margin-bottom="0in" loext:contextual-spacing="false" fo:line-height="0.1299in" fo:text-indent="0.1528in" style:auto-text-indent="false" style:page-number="auto"/>
    </style:style>
    <style:style style:name="P76"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77"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78" style:family="paragraph" style:parent-style-name="Body_20_text_20__28_4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79" style:family="paragraph" style:parent-style-name="Body_20_text_20__28_10_29_" style:master-page-name="">
      <style:paragraph-properties fo:margin-left="0in" fo:margin-right="0in" fo:margin-top="0in" fo:margin-bottom="0in" loext:contextual-spacing="false" fo:line-height="0.0835in" fo:text-indent="0.1528in" style:auto-text-indent="false" style:page-number="auto"/>
    </style:style>
    <style:style style:name="P80"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528in" style:auto-text-indent="false" style:page-number="auto"/>
    </style:style>
    <style:style style:name="P81" style:family="paragraph" style:parent-style-name="Body_20_text_20__28_2_29_" style:master-page-name="">
      <style:paragraph-properties fo:margin-left="0in" fo:margin-right="0in" fo:margin-top="0in" fo:margin-bottom="0.0764in" loext:contextual-spacing="false" fo:text-align="start" style:justify-single-word="false" fo:text-indent="0.1528in" style:auto-text-indent="false" style:page-number="auto"/>
    </style:style>
    <style:style style:name="P82" style:family="paragraph" style:parent-style-name="Body_20_text_20__28_2_29_" style:master-page-name="">
      <style:paragraph-properties fo:margin-left="0in" fo:margin-right="0in" fo:margin-top="0in" fo:margin-bottom="0.0717in" loext:contextual-spacing="false" fo:text-align="start" style:justify-single-word="false" fo:text-indent="0.1528in" style:auto-text-indent="false" style:page-number="auto"/>
    </style:style>
    <style:style style:name="P83"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84" style:family="paragraph" style:parent-style-name="Body_20_text_20__28_10_29_" style:master-page-name="">
      <style:paragraph-properties fo:margin-left="0in" fo:margin-right="0in" fo:margin-top="0in" fo:margin-bottom="0in" loext:contextual-spacing="false" fo:text-indent="0.1665in" style:auto-text-indent="false" style:page-number="auto" fo:break-after="page"/>
    </style:style>
    <style:style style:name="P85" style:family="paragraph" style:parent-style-name="Body_20_text_20__28_15_29_" style:master-page-name="">
      <style:paragraph-properties fo:margin-left="0in" fo:margin-right="0in" fo:margin-top="0in" fo:margin-bottom="0in" loext:contextual-spacing="false" fo:text-align="start" style:justify-single-word="false" fo:text-indent="0.1665in" style:auto-text-indent="false" style:page-number="auto" fo:break-after="page"/>
    </style:style>
    <style:style style:name="P86" style:family="paragraph" style:parent-style-name="Body_20_text_20__28_8_29_" style:master-page-name="">
      <style:paragraph-properties fo:margin-left="0in" fo:margin-right="0in" fo:margin-top="0in" fo:margin-bottom="0in" loext:contextual-spacing="false" fo:line-height="0.1528in" fo:text-align="start" style:justify-single-word="false" fo:text-indent="0.1665in" style:auto-text-indent="false" style:page-number="auto"/>
    </style:style>
    <style:style style:name="P87" style:family="paragraph" style:parent-style-name="Body_20_text_20__28_10_29_" style:master-page-name="">
      <style:paragraph-properties fo:margin-left="0in" fo:margin-right="0in" fo:margin-top="0in" fo:margin-bottom="0in" loext:contextual-spacing="false" fo:line-height="0.0835in" fo:text-indent="0.1665in" style:auto-text-indent="false" style:page-number="auto"/>
    </style:style>
    <style:style style:name="P88" style:family="paragraph" style:parent-style-name="Body_20_text_20__28_15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89" style:family="paragraph" style:parent-style-name="Body_20_text_20__28_4_29_" style:master-page-name="">
      <style:paragraph-properties fo:margin-left="0.5417in" fo:margin-right="0in" fo:margin-top="0in" fo:margin-bottom="0in" loext:contextual-spacing="false" fo:line-height="0.1335in" fo:text-align="start" style:justify-single-word="false" fo:text-indent="0in" style:auto-text-indent="false" style:page-number="auto"/>
    </style:style>
    <style:style style:name="P90" style:family="paragraph" style:parent-style-name="Body_20_text_20__28_4_29_" style:master-page-name="">
      <style:paragraph-properties fo:margin-left="0.5417in" fo:margin-right="0in" fo:margin-top="0in" fo:margin-bottom="0in" loext:contextual-spacing="false" fo:text-align="justify" style:justify-single-word="false" fo:text-indent="0in" style:auto-text-indent="false" style:page-number="auto"/>
    </style:style>
    <style:style style:name="P91" style:family="paragraph" style:parent-style-name="Body_20_text_20__28_2_29_" style:master-page-name="">
      <style:paragraph-properties fo:margin-left="0.1807in" fo:margin-right="0in" fo:margin-top="0in" fo:margin-bottom="0in" loext:contextual-spacing="false" fo:text-indent="0in" style:auto-text-indent="false" style:page-number="auto"/>
    </style:style>
    <style:style style:name="P92"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93" style:family="paragraph" style:parent-style-name="Body_20_text_20__28_4_29_" style:master-page-name="">
      <style:paragraph-properties fo:margin-left="0.5417in" fo:margin-right="0in" fo:margin-top="0in" fo:margin-bottom="0in" loext:contextual-spacing="false" fo:text-align="start" style:justify-single-word="false" fo:text-indent="-0.1252in" style:auto-text-indent="false" style:page-number="auto"/>
    </style:style>
    <style:style style:name="P94" style:family="paragraph" style:parent-style-name="Body_20_text_20__28_10_29_" style:master-page-name="">
      <style:paragraph-properties fo:margin-left="0in" fo:margin-right="0in" fo:margin-top="0in" fo:margin-bottom="0in" loext:contextual-spacing="false" fo:text-indent="0.1945in" style:auto-text-indent="false" style:page-number="auto"/>
    </style:style>
    <style:style style:name="P95" style:family="paragraph" style:parent-style-name="Body_20_text_20__28_10_29_" style:master-page-name="">
      <style:paragraph-properties fo:margin-left="0in" fo:margin-right="0in" fo:margin-top="0in" fo:margin-bottom="0in" loext:contextual-spacing="false" fo:line-height="0.0929in" fo:text-indent="0.1945in" style:auto-text-indent="false" style:page-number="auto"/>
    </style:style>
    <style:style style:name="P96" style:family="paragraph" style:parent-style-name="Body_20_text_20__28_10_29_" style:master-page-name="">
      <style:paragraph-properties fo:margin-left="0in" fo:margin-right="0in" fo:margin-top="0in" fo:margin-bottom="0in" loext:contextual-spacing="false" fo:text-align="start" style:justify-single-word="false" fo:text-indent="0.1945in" style:auto-text-indent="false" style:page-number="auto"/>
    </style:style>
    <style:style style:name="P97" style:family="paragraph" style:parent-style-name="Body_20_text_20__28_10_29_" style:master-page-name="">
      <style:paragraph-properties fo:margin-left="0in" fo:margin-right="0in" fo:margin-top="0in" fo:margin-bottom="0in" loext:contextual-spacing="false" fo:line-height="0.0902in" fo:text-align="start" style:justify-single-word="false" fo:text-indent="0.1945in" style:auto-text-indent="false" style:page-number="auto" fo:break-after="column"/>
    </style:style>
    <style:style style:name="P98" style:family="paragraph" style:parent-style-name="Body_20_text_20__28_4_29_" style:master-page-name="">
      <style:paragraph-properties fo:margin-left="0.3752in" fo:margin-right="0in" fo:margin-top="0in" fo:margin-bottom="0in" loext:contextual-spacing="false" fo:text-align="start" style:justify-single-word="false" fo:text-indent="-0.2362in" style:auto-text-indent="false" style:page-number="auto"/>
    </style:style>
    <style:style style:name="P99" style:family="paragraph" style:parent-style-name="Body_20_text_20__28_2_29_" style:master-page-name="">
      <style:paragraph-properties fo:margin-left="0.2083in" fo:margin-right="0in" fo:margin-top="0in" fo:margin-bottom="0in" loext:contextual-spacing="false" fo:text-indent="0in" style:auto-text-indent="false" style:page-number="auto"/>
    </style:style>
    <style:style style:name="P100" style:family="paragraph" style:parent-style-name="Body_20_text_20__28_2_29_" style:master-page-name="">
      <style:paragraph-properties fo:margin-left="0.2083in" fo:margin-right="0in" fo:margin-top="0in" fo:margin-bottom="0in" loext:contextual-spacing="false" fo:text-indent="0in" style:auto-text-indent="false" style:page-number="auto">
        <style:tab-stops>
          <style:tab-stop style:position="0.6098in"/>
        </style:tab-stops>
      </style:paragraph-properties>
    </style:style>
    <style:style style:name="P101" style:family="paragraph" style:parent-style-name="Body_20_text_20__28_2_29_" style:master-page-name="">
      <style:paragraph-properties fo:margin-left="0.2083in" fo:margin-right="0in" fo:margin-top="0in" fo:margin-bottom="0in" loext:contextual-spacing="false" fo:line-height="0.1299in" fo:text-indent="0in" style:auto-text-indent="false" style:page-number="auto"/>
    </style:style>
    <style:style style:name="P102"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103" style:family="paragraph" style:parent-style-name="Body_20_text_20__28_4_29_" style:master-page-name="">
      <style:paragraph-properties fo:margin-left="0.5417in" fo:margin-right="0in" fo:margin-top="0in" fo:margin-bottom="0in" loext:contextual-spacing="false" fo:text-align="start" style:justify-single-word="false" fo:text-indent="-0.111in" style:auto-text-indent="false" style:page-number="auto"/>
    </style:style>
    <style:style style:name="P104" style:family="paragraph" style:parent-style-name="Body_20_text_20__28_12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105" style:family="paragraph" style:parent-style-name="Body_20_text_20__28_4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106" style:family="paragraph" style:parent-style-name="Body_20_text_20__28_10_29_" style:master-page-name="">
      <style:paragraph-properties fo:margin-left="0.3193in" fo:margin-right="0in" fo:margin-top="0in" fo:margin-bottom="0.0035in" loext:contextual-spacing="false" fo:line-height="0.1665in" fo:text-align="start" style:justify-single-word="false" fo:text-indent="0in" style:auto-text-indent="false" style:page-number="auto"/>
    </style:style>
    <style:style style:name="P107" style:family="paragraph" style:parent-style-name="Body_20_text_20__28_2_29_" style:master-page-name="">
      <style:paragraph-properties fo:margin-left="0in" fo:margin-right="0.1945in" fo:margin-top="0in" fo:margin-bottom="0in" loext:contextual-spacing="false" fo:text-indent="0.139in" style:auto-text-indent="false" style:page-number="auto"/>
    </style:style>
    <style:style style:name="P108" style:family="paragraph" style:parent-style-name="Body_20_text_20__28_4_29_" style:master-page-name="">
      <style:paragraph-properties fo:margin-left="0.3752in" fo:margin-right="0in" fo:margin-top="0in" fo:margin-bottom="0in" loext:contextual-spacing="false" fo:text-align="start" style:justify-single-word="false" fo:text-indent="-0.111in" style:auto-text-indent="false" style:page-number="auto"/>
    </style:style>
    <style:style style:name="P109" style:family="paragraph" style:parent-style-name="Body_20_text_20__28_4_29_" style:master-page-name="">
      <style:paragraph-properties fo:margin-left="0.4165in" fo:margin-right="0in" fo:margin-top="0in" fo:margin-bottom="0in" loext:contextual-spacing="false" fo:line-height="0.1299in" fo:text-align="start" style:justify-single-word="false" fo:text-indent="0.111in" style:auto-text-indent="false" style:page-number="auto"/>
    </style:style>
    <style:style style:name="P110" style:family="paragraph" style:parent-style-name="Body_20_text_20__28_10_29_" style:master-page-name="">
      <style:paragraph-properties fo:margin-left="0in" fo:margin-right="0in" fo:margin-top="0in" fo:margin-bottom="0in" loext:contextual-spacing="false" fo:text-indent="0.1807in" style:auto-text-indent="false" style:page-number="auto"/>
    </style:style>
    <style:style style:name="P111" style:family="paragraph" style:parent-style-name="Body_20_text_20__28_4_29_" style:master-page-name="">
      <style:paragraph-properties fo:margin-left="0in" fo:margin-right="0.1665in" fo:margin-top="0in" fo:margin-bottom="0in" loext:contextual-spacing="false" fo:text-align="center" style:justify-single-word="false" fo:text-indent="0in" style:auto-text-indent="false" style:page-number="auto"/>
    </style:style>
    <style:style style:name="P112" style:family="paragraph" style:parent-style-name="Body_20_text_20__28_4_29_" style:master-page-name="">
      <style:paragraph-properties fo:margin-left="0.5417in" fo:margin-right="0in" fo:margin-top="0in" fo:margin-bottom="0in" loext:contextual-spacing="false" fo:text-align="start" style:justify-single-word="false" fo:text-indent="-0.222in" style:auto-text-indent="false" style:page-number="auto"/>
    </style:style>
    <style:style style:name="P113" style:family="paragraph" style:parent-style-name="Body_20_text_20__28_2_29_" style:master-page-name="">
      <style:paragraph-properties fo:margin-left="0.1945in" fo:margin-right="0in" fo:margin-top="0in" fo:margin-bottom="0in" loext:contextual-spacing="false" fo:text-indent="0.139in" style:auto-text-indent="false" style:page-number="auto"/>
    </style:style>
    <style:style style:name="P114" style:family="paragraph" style:parent-style-name="Body_20_text_20__28_4_29_" style:master-page-name="">
      <style:paragraph-properties fo:margin-left="0in" fo:margin-right="0.0138in" fo:margin-top="0in" fo:margin-bottom="0in" loext:contextual-spacing="false" fo:text-align="center" style:justify-single-word="false" fo:text-indent="0in" style:auto-text-indent="false" style:page-number="auto"/>
    </style:style>
    <style:style style:name="P115" style:family="paragraph" style:parent-style-name="Body_20_text_20__28_4_29_" style:master-page-name="">
      <style:paragraph-properties fo:margin-left="0.3752in" fo:margin-right="0.1945in" fo:margin-top="0in" fo:margin-bottom="0in" loext:contextual-spacing="false" fo:text-align="justify" style:justify-single-word="false" fo:text-indent="-0.2362in" style:auto-text-indent="false" style:page-number="auto"/>
    </style:style>
    <style:style style:name="P116" style:family="paragraph" style:parent-style-name="Body_20_text_20__28_4_29_" style:master-page-name="">
      <style:paragraph-properties fo:margin-left="0.3752in" fo:margin-right="0in" fo:margin-top="0in" fo:margin-bottom="0in" loext:contextual-spacing="false" fo:text-align="start" style:justify-single-word="false" fo:text-indent="-0.1252in" style:auto-text-indent="false" style:page-number="auto"/>
    </style:style>
    <style:style style:name="P117" style:family="paragraph" style:parent-style-name="Body_20_text_20__28_4_29_" style:master-page-name="">
      <style:paragraph-properties fo:margin-left="0.25in" fo:margin-right="0in" fo:margin-top="0in" fo:margin-bottom="0in" loext:contextual-spacing="false" fo:text-align="start" style:justify-single-word="false" fo:text-indent="0in" style:auto-text-indent="false" style:page-number="auto"/>
    </style:style>
    <style:style style:name="P118" style:family="paragraph" style:parent-style-name="Body_20_text_20__28_4_29_" style:master-page-name="">
      <style:paragraph-properties fo:margin-left="0.139in" fo:margin-right="0in" fo:margin-top="0in" fo:margin-bottom="0in" loext:contextual-spacing="false" fo:text-align="start" style:justify-single-word="false" fo:text-indent="0.111in" style:auto-text-indent="false" style:page-number="auto"/>
    </style:style>
    <style:style style:name="P119" style:family="paragraph" style:parent-style-name="Body_20_text_20__28_4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120" style:family="paragraph" style:parent-style-name="Body_20_text_20__28_10_29_" style:master-page-name="">
      <style:paragraph-properties fo:margin-left="0.1528in" fo:margin-right="0in" fo:margin-top="0in" fo:margin-bottom="0in" loext:contextual-spacing="false" fo:line-height="0.0902in" fo:text-indent="0in" style:auto-text-indent="false" style:page-number="auto">
        <style:tab-stops>
          <style:tab-stop style:position="1.6535in"/>
        </style:tab-stops>
      </style:paragraph-properties>
    </style:style>
    <style:style style:name="P121" style:family="paragraph" style:parent-style-name="Body_20_text_20__28_12_29_" style:master-page-name="">
      <style:paragraph-properties fo:margin-left="0.4165in" fo:margin-right="0in" fo:margin-top="0in" fo:margin-bottom="0in" loext:contextual-spacing="false" fo:text-align="justify" style:justify-single-word="false" fo:text-indent="0in" style:auto-text-indent="false" style:page-number="auto"/>
    </style:style>
    <style:style style:name="P122" style:family="paragraph" style:parent-style-name="Body_20_text_20__28_2_29_" style:master-page-name="">
      <style:paragraph-properties fo:margin-left="0in" fo:margin-right="0.111in" fo:margin-top="0in" fo:margin-bottom="0in" loext:contextual-spacing="false" fo:text-indent="0.1665in" style:auto-text-indent="false" style:page-number="auto"/>
    </style:style>
    <style:style style:name="P123" style:family="paragraph" style:parent-style-name="Body_20_text_20__28_4_29_" style:master-page-name="">
      <style:paragraph-properties fo:margin-left="0in" fo:margin-right="0.4583in" fo:margin-top="0in" fo:margin-bottom="0in" loext:contextual-spacing="false" fo:text-align="start" style:justify-single-word="false" fo:text-indent="0.139in" style:auto-text-indent="false" style:page-number="auto"/>
    </style:style>
    <style:style style:name="P124" style:family="paragraph" style:parent-style-name="Body_20_text_20__28_4_29_" style:master-page-name="">
      <style:paragraph-properties fo:margin-left="0.528in" fo:margin-right="0in" fo:margin-top="0in" fo:margin-bottom="0in" loext:contextual-spacing="false" fo:line-height="0.1299in" fo:text-align="start" style:justify-single-word="false" fo:text-indent="-0.222in" style:auto-text-indent="false" style:page-number="auto"/>
    </style:style>
    <style:style style:name="P125" style:family="paragraph" style:parent-style-name="Body_20_text_20__28_4_29_" style:master-page-name="">
      <style:paragraph-properties fo:margin-left="0.361in" fo:margin-right="0.1945in" fo:margin-top="0in" fo:margin-bottom="0in" loext:contextual-spacing="false" fo:text-align="justify" style:justify-single-word="false" fo:text-indent="-0.2083in" style:auto-text-indent="false" style:page-number="auto"/>
    </style:style>
    <style:style style:name="P126" style:family="paragraph" style:parent-style-name="Body_20_text_20__28_4_29_" style:master-page-name="">
      <style:paragraph-properties fo:margin-left="0.528in" fo:margin-right="0in" fo:margin-top="0in" fo:margin-bottom="0in" loext:contextual-spacing="false" fo:line-height="0.1299in" fo:text-align="justify" style:justify-single-word="false" fo:text-indent="0in" style:auto-text-indent="false" style:page-number="auto"/>
    </style:style>
    <style:style style:name="P127" style:family="paragraph" style:parent-style-name="Body_20_text_20__28_4_29_" style:master-page-name="">
      <style:paragraph-properties fo:margin-left="0.1665in" fo:margin-right="0in" fo:margin-top="0in" fo:margin-bottom="0in" loext:contextual-spacing="false" fo:text-align="start" style:justify-single-word="false" fo:text-indent="0in" style:auto-text-indent="false" style:page-number="auto"/>
    </style:style>
    <style:style style:name="P128" style:family="paragraph" style:parent-style-name="Heading_20__23_2" style:master-page-name="">
      <style:paragraph-properties fo:margin-left="0in" fo:margin-right="0in" fo:margin-top="0in" fo:margin-bottom="0in" loext:contextual-spacing="false" fo:text-align="start" style:justify-single-word="false" fo:keep-together="always" fo:text-indent="0in" style:auto-text-indent="false" style:page-number="auto" fo:keep-with-next="always"/>
    </style:style>
    <style:style style:name="P129" style:family="paragraph" style:parent-style-name="Body_20_text_20__28_2_29_" style:list-style-name="L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30"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31" style:family="paragraph" style:parent-style-name="Body_20_text_20__28_2_29_" style:list-style-name="L2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32" style:family="paragraph" style:parent-style-name="Body_20_text_20__28_2_29_" style:list-style-name="L48"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33" style:family="paragraph" style:parent-style-name="Body_20_text_20__28_2_29_" style:list-style-name="L1"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34" style:family="paragraph" style:parent-style-name="Body_20_text_20__28_2_29_" style:list-style-name="L48"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35" style:family="paragraph" style:parent-style-name="Body_20_text_20__28_2_29_" style:list-style-name="L1"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136"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137" style:family="paragraph" style:parent-style-name="Body_20_text_20__28_2_29_" style:list-style-name="L48"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138"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39" style:family="paragraph" style:parent-style-name="Body_20_text_20__28_2_29_" style:list-style-name="L10"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40" style:family="paragraph" style:parent-style-name="Body_20_text_20__28_2_29_" style:list-style-name="L13"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41"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42" style:family="paragraph" style:parent-style-name="Body_20_text_20__28_2_29_" style:list-style-name="L48"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43" style:family="paragraph" style:parent-style-name="Body_20_text_20__28_2_29_" style:list-style-name="L10" style:master-page-name="">
      <style:paragraph-properties fo:margin-left="0.1807in" fo:margin-right="0in" fo:margin-top="0in" fo:margin-bottom="0in" loext:contextual-spacing="false" fo:text-indent="-0.1807in" style:auto-text-indent="false" style:page-number="auto">
        <style:tab-stops>
          <style:tab-stop style:position="0.0992in"/>
        </style:tab-stops>
      </style:paragraph-properties>
    </style:style>
    <style:style style:name="P144" style:family="paragraph" style:parent-style-name="Body_20_text_20__28_2_29_" style:list-style-name="L13"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45" style:family="paragraph" style:parent-style-name="Body_20_text_20__28_2_29_" style:list-style-name="L13" style:master-page-name="">
      <style:paragraph-properties fo:margin-left="0.1807in" fo:margin-right="0in" fo:margin-top="0in" fo:margin-bottom="0in" loext:contextual-spacing="false" fo:text-indent="-0.1807in" style:auto-text-indent="false" style:page-number="auto">
        <style:tab-stops>
          <style:tab-stop style:position="0.0717in"/>
        </style:tab-stops>
      </style:paragraph-properties>
    </style:style>
    <style:style style:name="P146"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717in"/>
        </style:tab-stops>
      </style:paragraph-properties>
    </style:style>
    <style:style style:name="P147"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148" style:family="paragraph" style:parent-style-name="Body_20_text_20__28_2_29_" style:list-style-name="L13"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149" style:family="paragraph" style:parent-style-name="Body_20_text_20__28_2_29_" style:list-style-name="L2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50" style:family="paragraph" style:parent-style-name="Body_20_text_20__28_2_29_" style:list-style-name="L21" style:master-page-name="">
      <style:paragraph-properties fo:margin-left="0.1807in" fo:margin-right="0in" fo:margin-top="0in" fo:margin-bottom="0in" loext:contextual-spacing="false" fo:text-indent="-0.1807in" style:auto-text-indent="false" style:page-number="auto">
        <style:tab-stops>
          <style:tab-stop style:position="0.0492in"/>
        </style:tab-stops>
      </style:paragraph-properties>
    </style:style>
    <style:style style:name="P151" style:family="paragraph" style:parent-style-name="Body_20_text_20__28_2_29_" style:list-style-name="L33"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152" style:family="paragraph" style:parent-style-name="Body_20_text_20__28_2_29_" style:list-style-name="L33"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53" style:family="paragraph" style:parent-style-name="Body_20_text_20__28_2_29_" style:list-style-name="L13" style:master-page-name="">
      <style:paragraph-properties fo:margin-left="0.1807in" fo:margin-right="0in" fo:margin-top="0in" fo:margin-bottom="0in" loext:contextual-spacing="false" fo:text-indent="-0.1807in" style:auto-text-indent="false" style:page-number="auto">
        <style:tab-stops>
          <style:tab-stop style:position="0.0945in"/>
        </style:tab-stops>
      </style:paragraph-properties>
    </style:style>
    <style:style style:name="P154" style:family="paragraph" style:parent-style-name="Body_20_text_20__28_2_29_" style:list-style-name="L48" style:master-page-name="">
      <style:paragraph-properties fo:margin-left="0.1807in" fo:margin-right="0in" fo:margin-top="0in" fo:margin-bottom="0in" loext:contextual-spacing="false" fo:text-indent="-0.1807in" style:auto-text-indent="false" style:page-number="auto">
        <style:tab-stops>
          <style:tab-stop style:position="0.0972in"/>
        </style:tab-stops>
      </style:paragraph-properties>
    </style:style>
    <style:style style:name="P155" style:family="paragraph" style:parent-style-name="Body_20_text_20__28_2_29_" style:list-style-name="L33" style:master-page-name="PageStyle13">
      <style:paragraph-properties fo:margin-left="0.1807in" fo:margin-right="0in" fo:margin-top="0in" fo:margin-bottom="0in" loext:contextual-spacing="false" fo:text-indent="-0.1807in" style:auto-text-indent="false" style:page-number="170">
        <style:tab-stops>
          <style:tab-stop style:position="-0.0299in"/>
        </style:tab-stops>
      </style:paragraph-properties>
    </style:style>
    <style:style style:name="P156" style:family="paragraph" style:parent-style-name="Body_20_text_20__28_2_29_" style:list-style-name="L2" style:master-page-name="">
      <style:paragraph-properties fo:margin-left="0.1945in" fo:margin-right="0in" fo:margin-top="0in" fo:margin-bottom="0in" loext:contextual-spacing="false" fo:line-height="0.1299in" fo:text-indent="-0.1945in" style:auto-text-indent="false" style:page-number="auto">
        <style:tab-stops>
          <style:tab-stop style:position="0.0909in"/>
        </style:tab-stops>
      </style:paragraph-properties>
    </style:style>
    <style:style style:name="P157" style:family="paragraph" style:parent-style-name="Body_20_text_20__28_2_29_" style:list-style-name="L2" style:master-page-name="">
      <style:paragraph-properties fo:margin-left="0.1945in" fo:margin-right="0in" fo:margin-top="0in" fo:margin-bottom="0in" loext:contextual-spacing="false" fo:line-height="0.1299in" fo:text-indent="-0.1945in" style:auto-text-indent="false" style:page-number="auto">
        <style:tab-stops>
          <style:tab-stop style:position="0.0126in"/>
        </style:tab-stops>
      </style:paragraph-properties>
    </style:style>
    <style:style style:name="P158" style:family="paragraph" style:parent-style-name="Body_20_text_20__28_2_29_" style:list-style-name="L43" style:master-page-name="">
      <style:paragraph-properties fo:margin-left="0.1945in" fo:margin-right="0in" fo:margin-top="0in" fo:margin-bottom="0in" loext:contextual-spacing="false" fo:line-height="0.1299in" fo:text-indent="-0.1945in" style:auto-text-indent="false" style:page-number="auto">
        <style:tab-stops>
          <style:tab-stop style:position="0.0126in"/>
        </style:tab-stops>
      </style:paragraph-properties>
    </style:style>
    <style:style style:name="P159" style:family="paragraph" style:parent-style-name="Body_20_text_20__28_2_29_" style:list-style-name="L2" style:master-page-name="">
      <style:paragraph-properties fo:margin-left="0.1945in" fo:margin-right="0in" fo:margin-top="0in" fo:margin-bottom="0in" loext:contextual-spacing="false" fo:line-height="0.1299in" fo:text-indent="-0.1945in" style:auto-text-indent="false" style:page-number="auto">
        <style:tab-stops>
          <style:tab-stop style:position="0.0161in"/>
        </style:tab-stops>
      </style:paragraph-properties>
    </style:style>
    <style:style style:name="P160" style:family="paragraph" style:parent-style-name="Body_20_text_20__28_2_29_" style:list-style-name="L4" style:master-page-name="">
      <style:paragraph-properties fo:margin-left="0.1945in" fo:margin-right="0in" fo:margin-top="0in" fo:margin-bottom="0in" loext:contextual-spacing="false" fo:line-height="0.1299in" fo:text-indent="-0.1945in" style:auto-text-indent="false" style:page-number="auto">
        <style:tab-stops>
          <style:tab-stop style:position="0.0161in"/>
        </style:tab-stops>
      </style:paragraph-properties>
    </style:style>
    <style:style style:name="P161" style:family="paragraph" style:parent-style-name="Body_20_text_20__28_2_29_" style:list-style-name="L7" style:master-page-name="">
      <style:paragraph-properties fo:margin-left="0.1945in" fo:margin-right="0in" fo:margin-top="0in" fo:margin-bottom="0in" loext:contextual-spacing="false" fo:line-height="0.1299in" fo:text-indent="-0.1945in" style:auto-text-indent="false" style:page-number="auto">
        <style:tab-stops>
          <style:tab-stop style:position="-0.0402in"/>
        </style:tab-stops>
      </style:paragraph-properties>
    </style:style>
    <style:style style:name="P162"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402in"/>
        </style:tab-stops>
      </style:paragraph-properties>
    </style:style>
    <style:style style:name="P163" style:family="paragraph" style:parent-style-name="Body_20_text_20__28_2_29_" style:list-style-name="L20" style:master-page-name="">
      <style:paragraph-properties fo:margin-left="0.1945in" fo:margin-right="0in" fo:margin-top="0in" fo:margin-bottom="0in" loext:contextual-spacing="false" fo:line-height="0.1299in" fo:text-indent="-0.1945in" style:auto-text-indent="false" style:page-number="auto">
        <style:tab-stops>
          <style:tab-stop style:position="-0.0402in"/>
        </style:tab-stops>
      </style:paragraph-properties>
    </style:style>
    <style:style style:name="P164" style:family="paragraph" style:parent-style-name="Body_20_text_20__28_2_29_" style:list-style-name="L7" style:master-page-name="">
      <style:paragraph-properties fo:margin-left="0.1945in" fo:margin-right="0in" fo:margin-top="0in" fo:margin-bottom="0in" loext:contextual-spacing="false" fo:line-height="0.1299in" fo:text-indent="-0.1945in" style:auto-text-indent="false" style:page-number="auto">
        <style:tab-stops>
          <style:tab-stop style:position="0.0098in"/>
        </style:tab-stops>
      </style:paragraph-properties>
    </style:style>
    <style:style style:name="P165"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098in"/>
        </style:tab-stops>
      </style:paragraph-properties>
    </style:style>
    <style:style style:name="P166" style:family="paragraph" style:parent-style-name="Body_20_text_20__28_2_29_" style:list-style-name="L42" style:master-page-name="">
      <style:paragraph-properties fo:margin-left="0.1945in" fo:margin-right="0in" fo:margin-top="0in" fo:margin-bottom="0in" loext:contextual-spacing="false" fo:line-height="0.1299in" fo:text-indent="-0.1945in" style:auto-text-indent="false" style:page-number="auto">
        <style:tab-stops>
          <style:tab-stop style:position="0.0098in"/>
        </style:tab-stops>
      </style:paragraph-properties>
    </style:style>
    <style:style style:name="P167" style:family="paragraph" style:parent-style-name="Body_20_text_20__28_2_29_" style:list-style-name="L7" style:master-page-name="">
      <style:paragraph-properties fo:margin-left="0.1945in" fo:margin-right="0in" fo:margin-top="0in" fo:margin-bottom="0in" loext:contextual-spacing="false" fo:line-height="0.1299in" fo:text-indent="-0.1945in" style:auto-text-indent="false" style:page-number="auto">
        <style:tab-stops>
          <style:tab-stop style:position="0.0854in"/>
        </style:tab-stops>
      </style:paragraph-properties>
    </style:style>
    <style:style style:name="P168" style:family="paragraph" style:parent-style-name="Body_20_text_20__28_2_29_" style:list-style-name="L7" style:master-page-name="">
      <style:paragraph-properties fo:margin-left="0.1945in" fo:margin-right="0in" fo:margin-top="0in" fo:margin-bottom="0in" loext:contextual-spacing="false" fo:line-height="0.1299in" fo:text-indent="-0.1945in" style:auto-text-indent="false" style:page-number="auto">
        <style:tab-stops>
          <style:tab-stop style:position="0.0063in"/>
        </style:tab-stops>
      </style:paragraph-properties>
    </style:style>
    <style:style style:name="P169" style:family="paragraph" style:parent-style-name="Body_20_text_20__28_2_29_" style:list-style-name="L8" style:master-page-name="">
      <style:paragraph-properties fo:margin-left="0.1945in" fo:margin-right="0in" fo:margin-top="0in" fo:margin-bottom="0in" loext:contextual-spacing="false" fo:line-height="0.1299in" fo:text-indent="-0.1945in" style:auto-text-indent="false" style:page-number="auto">
        <style:tab-stops>
          <style:tab-stop style:position="0.0063in"/>
        </style:tab-stops>
      </style:paragraph-properties>
    </style:style>
    <style:style style:name="P170" style:family="paragraph" style:parent-style-name="Body_20_text_20__28_2_29_" style:list-style-name="L42" style:master-page-name="">
      <style:paragraph-properties fo:margin-left="0.1945in" fo:margin-right="0in" fo:margin-top="0in" fo:margin-bottom="0in" loext:contextual-spacing="false" fo:line-height="0.1299in" fo:text-indent="-0.1945in" style:auto-text-indent="false" style:page-number="auto">
        <style:tab-stops>
          <style:tab-stop style:position="0.0063in"/>
        </style:tab-stops>
      </style:paragraph-properties>
    </style:style>
    <style:style style:name="P171"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374in"/>
        </style:tab-stops>
      </style:paragraph-properties>
    </style:style>
    <style:style style:name="P172" style:family="paragraph" style:parent-style-name="Body_20_text_20__28_2_29_" style:list-style-name="L27" style:master-page-name="">
      <style:paragraph-properties fo:margin-left="0.1945in" fo:margin-right="0in" fo:margin-top="0in" fo:margin-bottom="0in" loext:contextual-spacing="false" fo:line-height="0.1299in" fo:text-indent="-0.1945in" style:auto-text-indent="false" style:page-number="auto">
        <style:tab-stops>
          <style:tab-stop style:position="-0.0374in"/>
        </style:tab-stops>
      </style:paragraph-properties>
    </style:style>
    <style:style style:name="P173"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319in"/>
        </style:tab-stops>
      </style:paragraph-properties>
    </style:style>
    <style:style style:name="P174" style:family="paragraph" style:parent-style-name="Body_20_text_20__28_2_29_" style:list-style-name="L20" style:master-page-name="">
      <style:paragraph-properties fo:margin-left="0.1945in" fo:margin-right="0in" fo:margin-top="0in" fo:margin-bottom="0in" loext:contextual-spacing="false" fo:line-height="0.1299in" fo:text-indent="-0.1945in" style:auto-text-indent="false" style:page-number="auto">
        <style:tab-stops>
          <style:tab-stop style:position="0.0028in"/>
        </style:tab-stops>
      </style:paragraph-properties>
    </style:style>
    <style:style style:name="P175" style:family="paragraph" style:parent-style-name="Body_20_text_20__28_2_29_" style:list-style-name="L42" style:master-page-name="">
      <style:paragraph-properties fo:margin-left="0.1945in" fo:margin-right="0in" fo:margin-top="0in" fo:margin-bottom="0in" loext:contextual-spacing="false" fo:line-height="0.1299in" fo:text-indent="-0.1945in" style:auto-text-indent="false" style:page-number="auto">
        <style:tab-stops>
          <style:tab-stop style:position="0.0028in"/>
        </style:tab-stops>
      </style:paragraph-properties>
    </style:style>
    <style:style style:name="P176" style:family="paragraph" style:parent-style-name="Body_20_text_20__28_2_29_" style:list-style-name="L43" style:master-page-name="">
      <style:paragraph-properties fo:margin-left="0.1945in" fo:margin-right="0in" fo:margin-top="0in" fo:margin-bottom="0in" loext:contextual-spacing="false" fo:line-height="0.1299in" fo:text-indent="-0.1945in" style:auto-text-indent="false" style:page-number="auto">
        <style:tab-stops>
          <style:tab-stop style:position="0.0028in"/>
        </style:tab-stops>
      </style:paragraph-properties>
    </style:style>
    <style:style style:name="P177" style:family="paragraph" style:parent-style-name="Body_20_text_20__28_2_29_" style:list-style-name="L4" style:master-page-name="">
      <style:paragraph-properties fo:margin-left="0.1945in" fo:margin-right="0in" fo:margin-top="0in" fo:margin-bottom="0in" loext:contextual-spacing="false" fo:line-height="0.1299in" fo:text-indent="-0.1945in" style:auto-text-indent="false" style:page-number="auto">
        <style:tab-stops>
          <style:tab-stop style:position="0.0957in"/>
        </style:tab-stops>
      </style:paragraph-properties>
    </style:style>
    <style:style style:name="P178" style:family="paragraph" style:parent-style-name="Body_20_text_20__28_2_29_" style:list-style-name="L27" style:master-page-name="">
      <style:paragraph-properties fo:margin-left="0.1945in" fo:margin-right="0in" fo:margin-top="0in" fo:margin-bottom="0in" loext:contextual-spacing="false" fo:line-height="0.1299in" fo:text-indent="-0.1945in" style:auto-text-indent="false" style:page-number="auto">
        <style:tab-stops>
          <style:tab-stop style:position="-0.0437in"/>
        </style:tab-stops>
      </style:paragraph-properties>
    </style:style>
    <style:style style:name="P179" style:family="paragraph" style:parent-style-name="Body_20_text_20__28_2_29_" style:list-style-name="L28" style:master-page-name="">
      <style:paragraph-properties fo:margin-left="0.1945in" fo:margin-right="0in" fo:margin-top="0in" fo:margin-bottom="0in" loext:contextual-spacing="false" fo:line-height="0.1299in" fo:text-indent="-0.1945in" style:auto-text-indent="false" style:page-number="auto">
        <style:tab-stops>
          <style:tab-stop style:position="-0.0437in"/>
        </style:tab-stops>
      </style:paragraph-properties>
    </style:style>
    <style:style style:name="P180" style:family="paragraph" style:parent-style-name="Body_20_text_20__28_2_29_" style:list-style-name="L42" style:master-page-name="">
      <style:paragraph-properties fo:margin-left="0.1945in" fo:margin-right="0in" fo:margin-top="0in" fo:margin-bottom="0in" loext:contextual-spacing="false" fo:line-height="0.1299in" fo:text-indent="-0.1945in" style:auto-text-indent="false" style:page-number="auto">
        <style:tab-stops>
          <style:tab-stop style:position="0.0772in"/>
        </style:tab-stops>
      </style:paragraph-properties>
    </style:style>
    <style:style style:name="P181"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82"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83"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84" style:family="paragraph" style:parent-style-name="Body_20_text_20__28_2_29_" style:list-style-name="L14"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85"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86"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87"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88" style:family="paragraph" style:parent-style-name="Body_20_text_20__28_2_29_" style:list-style-name="L25"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89" style:family="paragraph" style:parent-style-name="Body_20_text_20__28_2_29_" style:list-style-name="L2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90"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91" style:family="paragraph" style:parent-style-name="Body_20_text_20__28_2_29_" style:list-style-name="L34"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92"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93" style:family="paragraph" style:parent-style-name="Body_20_text_20__28_2_29_" style:list-style-name="L38"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94" style:family="paragraph" style:parent-style-name="Body_20_text_20__28_2_29_" style:list-style-name="L53"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95" style:family="paragraph" style:parent-style-name="Body_20_text_20__28_2_29_" style:list-style-name="L55"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96" style:family="paragraph" style:parent-style-name="Body_20_text_20__28_2_29_" style:list-style-name="L57"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97" style:family="paragraph" style:parent-style-name="Body_20_text_20__28_2_29_" style:list-style-name="L6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98"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99"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00"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01" style:family="paragraph" style:parent-style-name="Body_20_text_20__28_2_29_" style:list-style-name="L29"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02"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03" style:family="paragraph" style:parent-style-name="Body_20_text_20__28_2_29_" style:list-style-name="L47"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04" style:family="paragraph" style:parent-style-name="Body_20_text_20__28_2_29_" style:list-style-name="L50"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05" style:family="paragraph" style:parent-style-name="Body_20_text_20__28_2_29_" style:list-style-name="L57"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06"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207"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208" style:family="paragraph" style:parent-style-name="Body_20_text_20__28_2_29_" style:list-style-name="L39"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209"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210"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1"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2"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3" style:family="paragraph" style:parent-style-name="Body_20_text_20__28_2_29_" style:list-style-name="L35"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4" style:family="paragraph" style:parent-style-name="Body_20_text_20__28_2_29_" style:list-style-name="L40"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5"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6" style:family="paragraph" style:parent-style-name="Body_20_text_20__28_2_29_" style:list-style-name="L52"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7" style:family="paragraph" style:parent-style-name="Body_20_text_20__28_2_29_" style:list-style-name="L54"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8"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19"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20" style:family="paragraph" style:parent-style-name="Body_20_text_20__28_2_29_" style:list-style-name="L29"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21"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22" style:family="paragraph" style:parent-style-name="Body_20_text_20__28_2_29_" style:list-style-name="L34"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23"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24"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5"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6" style:family="paragraph" style:parent-style-name="Body_20_text_20__28_2_29_" style:list-style-name="L29"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7"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8" style:family="paragraph" style:parent-style-name="Body_20_text_20__28_2_29_" style:list-style-name="L46"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9" style:family="paragraph" style:parent-style-name="Body_20_text_20__28_2_29_" style:list-style-name="L5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30"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31" style:family="paragraph" style:parent-style-name="Body_20_text_20__28_2_29_" style:list-style-name="L60"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32" style:family="paragraph" style:parent-style-name="Body_20_text_20__28_2_29_" style:list-style-name="L14" style:master-page-name="">
      <style:paragraph-properties fo:margin-left="0.1945in" fo:margin-right="0in" fo:margin-top="0in" fo:margin-bottom="0in" loext:contextual-spacing="false" fo:text-indent="-0.1945in" style:auto-text-indent="false" style:page-number="auto">
        <style:tab-stops>
          <style:tab-stop style:position="0.0909in"/>
        </style:tab-stops>
      </style:paragraph-properties>
    </style:style>
    <style:style style:name="P233" style:family="paragraph" style:parent-style-name="Body_20_text_20__28_2_29_" style:list-style-name="L14"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34"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35" style:family="paragraph" style:parent-style-name="Body_20_text_20__28_2_29_" style:list-style-name="L25"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36"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37" style:family="paragraph" style:parent-style-name="Body_20_text_20__28_2_29_" style:list-style-name="L34"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38"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39" style:family="paragraph" style:parent-style-name="Body_20_text_20__28_2_29_" style:list-style-name="L47"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40" style:family="paragraph" style:parent-style-name="Body_20_text_20__28_2_29_" style:list-style-name="L50"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41" style:family="paragraph" style:parent-style-name="Body_20_text_20__28_2_29_" style:list-style-name="L53"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42" style:family="paragraph" style:parent-style-name="Body_20_text_20__28_2_29_" style:list-style-name="L57"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43"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244" style:family="paragraph" style:parent-style-name="Body_20_text_20__28_2_29_" style:list-style-name="L53"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245" style:family="paragraph" style:parent-style-name="Body_20_text_20__28_2_29_" style:list-style-name="L55"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246" style:family="paragraph" style:parent-style-name="Body_20_text_20__28_2_29_" style:list-style-name="L22" style:master-page-name="">
      <style:paragraph-properties fo:margin-left="0.1945in" fo:margin-right="0in" fo:margin-top="0in" fo:margin-bottom="0in" loext:contextual-spacing="false" fo:text-indent="-0.1945in" style:auto-text-indent="false" style:page-number="auto">
        <style:tab-stops>
          <style:tab-stop style:position="0.0717in"/>
        </style:tab-stops>
      </style:paragraph-properties>
    </style:style>
    <style:style style:name="P247"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717in"/>
        </style:tab-stops>
      </style:paragraph-properties>
    </style:style>
    <style:style style:name="P248"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49"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50" style:family="paragraph" style:parent-style-name="Body_20_text_20__28_2_29_" style:list-style-name="L52"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51" style:family="paragraph" style:parent-style-name="Body_20_text_20__28_2_29_" style:list-style-name="L30" style:master-page-name="">
      <style:paragraph-properties fo:margin-left="0.1945in" fo:margin-right="0in" fo:margin-top="0in" fo:margin-bottom="0in" loext:contextual-spacing="false" fo:text-indent="-0.1945in" style:auto-text-indent="false" style:page-number="auto">
        <style:tab-stops>
          <style:tab-stop style:position="-0.0366in"/>
        </style:tab-stops>
      </style:paragraph-properties>
    </style:style>
    <style:style style:name="P252" style:family="paragraph" style:parent-style-name="Body_20_text_20__28_2_29_" style:list-style-name="L37" style:master-page-name="">
      <style:paragraph-properties fo:margin-left="0.1945in" fo:margin-right="0in" fo:margin-top="0in" fo:margin-bottom="0in" loext:contextual-spacing="false" fo:text-indent="-0.1945in" style:auto-text-indent="false" style:page-number="auto">
        <style:tab-stops>
          <style:tab-stop style:position="-0.0366in"/>
        </style:tab-stops>
      </style:paragraph-properties>
    </style:style>
    <style:style style:name="P253"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54" style:family="paragraph" style:parent-style-name="Body_20_text_20__28_2_29_" style:list-style-name="L35"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55" style:family="paragraph" style:parent-style-name="Body_20_text_20__28_2_29_" style:list-style-name="L46" style:master-page-name="">
      <style:paragraph-properties fo:margin-left="0.1945in" fo:margin-right="0in" fo:margin-top="0in" fo:margin-bottom="0in" loext:contextual-spacing="false" fo:text-indent="-0.1945in" style:auto-text-indent="false" style:page-number="auto">
        <style:tab-stops>
          <style:tab-stop style:position="0.0756in"/>
        </style:tab-stops>
      </style:paragraph-properties>
    </style:style>
    <style:style style:name="P256" style:family="paragraph" style:parent-style-name="Body_20_text_20__28_2_29_" style:list-style-name="L46"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57" style:family="paragraph" style:parent-style-name="Body_20_text_20__28_2_29_" style:list-style-name="L55"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58"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59" style:family="paragraph" style:parent-style-name="Body_20_text_20__28_2_29_" style:list-style-name="L61"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60" style:family="paragraph" style:parent-style-name="Body_20_text_20__28_2_29_" style:list-style-name="L46"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261"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472in"/>
        </style:tab-stops>
      </style:paragraph-properties>
    </style:style>
    <style:style style:name="P262"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319in"/>
        </style:tab-stops>
      </style:paragraph-properties>
    </style:style>
    <style:style style:name="P263" style:family="paragraph" style:parent-style-name="Body_20_text_20__28_2_29_" style:list-style-name="L58" style:master-page-name="">
      <style:paragraph-properties fo:margin-left="0.1945in" fo:margin-right="0in" fo:margin-top="0in" fo:margin-bottom="0in" loext:contextual-spacing="false" fo:line-height="0.1366in" fo:text-indent="-0.1945in" style:auto-text-indent="false" style:page-number="auto">
        <style:tab-stops>
          <style:tab-stop style:position="0.0098in"/>
        </style:tab-stops>
      </style:paragraph-properties>
    </style:style>
    <style:style style:name="P264" style:family="paragraph" style:parent-style-name="Body_20_text_20__28_2_29_" style:list-style-name="L58" style:master-page-name="">
      <style:paragraph-properties fo:margin-left="0.1945in" fo:margin-right="0in" fo:margin-top="0in" fo:margin-bottom="0in" loext:contextual-spacing="false" fo:line-height="0.1402in" fo:text-indent="-0.1945in" style:auto-text-indent="false" style:page-number="auto">
        <style:tab-stops>
          <style:tab-stop style:position="0.0098in"/>
        </style:tab-stops>
      </style:paragraph-properties>
    </style:style>
    <style:style style:name="P265" style:family="paragraph" style:parent-style-name="Body_20_text_20__28_2_29_" style:list-style-name="L60" style:master-page-name="">
      <style:paragraph-properties fo:margin-left="0.1945in" fo:margin-right="0in" fo:margin-top="0in" fo:margin-bottom="0in" loext:contextual-spacing="false" fo:text-indent="-0.1945in" style:auto-text-indent="false" style:page-number="auto">
        <style:tab-stops>
          <style:tab-stop style:position="-0.0008in"/>
        </style:tab-stops>
      </style:paragraph-properties>
    </style:style>
    <style:style style:name="P266" style:family="paragraph" style:parent-style-name="Body_20_text_20__28_2_29_" style:list-style-name="L61"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267" style:family="paragraph" style:parent-style-name="Body_20_text_20__28_2_29_" style:list-style-name="L61"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268"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fo:break-after="column">
        <style:tab-stops>
          <style:tab-stop style:position="0.0098in"/>
        </style:tab-stops>
      </style:paragraph-properties>
    </style:style>
    <style:style style:name="P269"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fo:break-after="column">
        <style:tab-stops>
          <style:tab-stop style:position="0.0098in"/>
        </style:tab-stops>
      </style:paragraph-properties>
    </style:style>
    <style:style style:name="P270" style:family="paragraph" style:parent-style-name="Body_20_text_20__28_2_29_" style:list-style-name="L30" style:master-page-name="">
      <style:paragraph-properties fo:margin-left="0.1945in" fo:margin-right="0in" fo:margin-top="0in" fo:margin-bottom="0in" loext:contextual-spacing="false" fo:text-indent="-0.1945in" style:auto-text-indent="false" style:page-number="auto" fo:break-after="column">
        <style:tab-stops>
          <style:tab-stop style:position="-0.0366in"/>
        </style:tab-stops>
      </style:paragraph-properties>
    </style:style>
    <style:style style:name="P271" style:family="paragraph" style:parent-style-name="Body_20_text_20__28_2_29_" style:list-style-name="L37" style:master-page-name="">
      <style:paragraph-properties fo:margin-left="0.1945in" fo:margin-right="0in" fo:margin-top="0in" fo:margin-bottom="0in" loext:contextual-spacing="false" fo:text-indent="-0.1945in" style:auto-text-indent="false" style:page-number="auto" fo:break-after="column">
        <style:tab-stops>
          <style:tab-stop style:position="-0.0366in"/>
        </style:tab-stops>
      </style:paragraph-properties>
    </style:style>
    <style:style style:name="P272"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fo:break-after="column">
        <style:tab-stops>
          <style:tab-stop style:position="0.0063in"/>
        </style:tab-stops>
      </style:paragraph-properties>
    </style:style>
    <style:style style:name="P273" style:family="paragraph" style:parent-style-name="Body_20_text_20__28_2_29_" style:list-style-name="L40" style:master-page-name="">
      <style:paragraph-properties fo:margin-left="0.1945in" fo:margin-right="0in" fo:margin-top="0in" fo:margin-bottom="0in" loext:contextual-spacing="false" fo:text-indent="-0.1945in" style:auto-text-indent="false" style:page-number="auto" fo:break-after="column">
        <style:tab-stops>
          <style:tab-stop style:position="-0.0402in"/>
        </style:tab-stops>
      </style:paragraph-properties>
    </style:style>
    <style:style style:name="P274" style:family="paragraph" style:parent-style-name="Body_20_text_20__28_2_29_" style:list-style-name="L15" style:master-page-name="">
      <style:paragraph-properties fo:margin-left="0.1945in" fo:margin-right="0in" fo:margin-top="0in" fo:margin-bottom="0.0835in" loext:contextual-spacing="false" fo:text-indent="-0.1945in" style:auto-text-indent="false" style:page-number="auto">
        <style:tab-stops>
          <style:tab-stop style:position="0.0193in"/>
        </style:tab-stops>
      </style:paragraph-properties>
    </style:style>
    <style:style style:name="P275" style:family="paragraph" style:parent-style-name="Body_20_text_20__28_2_29_" style:list-style-name="L25" style:master-page-name="">
      <style:paragraph-properties fo:margin-left="0.1945in" fo:margin-right="0in" fo:margin-top="0in" fo:margin-bottom="0.0736in" loext:contextual-spacing="false" fo:text-indent="-0.1945in" style:auto-text-indent="false" style:page-number="auto">
        <style:tab-stops>
          <style:tab-stop style:position="0.0193in"/>
        </style:tab-stops>
      </style:paragraph-properties>
    </style:style>
    <style:style style:name="P276" style:family="paragraph" style:parent-style-name="Body_20_text_20__28_2_29_" style:list-style-name="L32" style:master-page-name="">
      <style:paragraph-properties fo:margin-left="0.1945in" fo:margin-right="0in" fo:margin-top="0in" fo:margin-bottom="0.0689in" loext:contextual-spacing="false" fo:text-indent="-0.1945in" style:auto-text-indent="false" style:page-number="auto">
        <style:tab-stops>
          <style:tab-stop style:position="0.0098in"/>
        </style:tab-stops>
      </style:paragraph-properties>
    </style:style>
    <style:style style:name="P277" style:family="paragraph" style:parent-style-name="Body_20_text_20__28_2_29_" style:master-page-name="PageStyle3">
      <style:paragraph-properties fo:margin-left="0.1945in" fo:margin-right="0in" fo:margin-top="0in" fo:margin-bottom="0in" loext:contextual-spacing="false" fo:line-height="0.1299in" fo:text-indent="0in" style:auto-text-indent="false" style:page-number="151"/>
    </style:style>
    <style:style style:name="P278" style:family="paragraph" style:parent-style-name="Body_20_text_20__28_2_29_" style:master-page-name="PageStyle4">
      <style:paragraph-properties fo:margin-left="0.1945in" fo:margin-right="0in" fo:margin-top="0in" fo:margin-bottom="0in" loext:contextual-spacing="false" fo:text-indent="0in" style:auto-text-indent="false" style:page-number="154"/>
    </style:style>
    <style:style style:name="P279" style:family="paragraph" style:parent-style-name="Body_20_text_20__28_2_29_" style:master-page-name="PageStyle10">
      <style:paragraph-properties fo:margin-left="0.1945in" fo:margin-right="0in" fo:margin-top="0in" fo:margin-bottom="0in" loext:contextual-spacing="false" fo:text-indent="0in" style:auto-text-indent="false" style:page-number="163"/>
    </style:style>
    <style:style style:name="P280" style:family="paragraph" style:parent-style-name="Body_20_text_20__28_2_29_" style:master-page-name="PageStyle15">
      <style:paragraph-properties fo:margin-left="0.1945in" fo:margin-right="0in" fo:margin-top="0in" fo:margin-bottom="0in" loext:contextual-spacing="false" fo:line-height="0.1299in" fo:text-indent="0in" style:auto-text-indent="false" style:page-number="176"/>
    </style:style>
    <style:style style:name="P281" style:family="paragraph" style:parent-style-name="Body_20_text_20__28_2_29_" style:list-style-name="L9"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282" style:family="paragraph" style:parent-style-name="Body_20_text_20__28_2_29_" style:list-style-name="L19"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283" style:family="paragraph" style:parent-style-name="Body_20_text_20__28_2_29_" style:list-style-name="L10"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284"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285" style:family="paragraph" style:parent-style-name="Body_20_text_20__28_2_29_" style:list-style-name="L12"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286" style:family="paragraph" style:parent-style-name="Body_20_text_20__28_2_29_" style:list-style-name="L19"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287" style:family="paragraph" style:parent-style-name="Body_20_text_20__28_2_29_" style:list-style-name="L10"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288"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289" style:family="paragraph" style:parent-style-name="Body_20_text_20__28_2_29_" style:list-style-name="L12"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290" style:family="paragraph" style:parent-style-name="Body_20_text_20__28_2_29_" style:list-style-name="L12" style:master-page-name="">
      <style:paragraph-properties fo:margin-left="0.2083in" fo:margin-right="0in" fo:margin-top="0in" fo:margin-bottom="0in" loext:contextual-spacing="false" fo:line-height="0.1335in" fo:text-indent="-0.2083in" style:auto-text-indent="false" style:page-number="auto">
        <style:tab-stops>
          <style:tab-stop style:position="0.0126in"/>
        </style:tab-stops>
      </style:paragraph-properties>
    </style:style>
    <style:style style:name="P291" style:family="paragraph" style:parent-style-name="Body_20_text_20__28_2_29_" style:list-style-name="L12" style:master-page-name="">
      <style:paragraph-properties fo:margin-left="0.2083in" fo:margin-right="0in" fo:margin-top="0in" fo:margin-bottom="0in" loext:contextual-spacing="false" fo:line-height="0.1335in" fo:text-indent="-0.2083in" style:auto-text-indent="false" style:page-number="auto">
        <style:tab-stops>
          <style:tab-stop style:position="0.002in"/>
        </style:tab-stops>
      </style:paragraph-properties>
    </style:style>
    <style:style style:name="P292" style:family="paragraph" style:parent-style-name="Body_20_text_20__28_2_29_" style:list-style-name="L19" style:master-page-name="">
      <style:paragraph-properties fo:margin-left="0.2083in" fo:margin-right="0in" fo:margin-top="0in" fo:margin-bottom="0in" loext:contextual-spacing="false" fo:text-indent="-0.2083in" style:auto-text-indent="false" style:page-number="auto">
        <style:tab-stops>
          <style:tab-stop style:position="0.0752in"/>
        </style:tab-stops>
      </style:paragraph-properties>
    </style:style>
    <style:style style:name="P293" style:family="paragraph" style:parent-style-name="Body_20_text_20__28_2_29_" style:list-style-name="L19"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294" style:family="paragraph" style:parent-style-name="Body_20_text_20__28_2_29_" style:list-style-name="L19" style:master-page-name="">
      <style:paragraph-properties fo:margin-left="0.2083in" fo:margin-right="0in" fo:margin-top="0in" fo:margin-bottom="0in" loext:contextual-spacing="false" fo:text-indent="-0.2083in" style:auto-text-indent="false" style:page-number="auto"/>
    </style:style>
    <style:style style:name="P295" style:family="paragraph" style:parent-style-name="Body_20_text_20__28_2_29_" style:list-style-name="L10"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296"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297" style:family="paragraph" style:parent-style-name="Body_20_text_20__28_2_29_" style:list-style-name="L10" style:master-page-name="">
      <style:paragraph-properties fo:margin-left="0.2083in" fo:margin-right="0in" fo:margin-top="0in" fo:margin-bottom="0in" loext:contextual-spacing="false" fo:text-indent="-0.2083in" style:auto-text-indent="false" style:page-number="auto">
        <style:tab-stops>
          <style:tab-stop style:position="0.0717in"/>
        </style:tab-stops>
      </style:paragraph-properties>
    </style:style>
    <style:style style:name="P298"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299"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783in"/>
        </style:tab-stops>
      </style:paragraph-properties>
    </style:style>
    <style:style style:name="P300" style:family="paragraph" style:parent-style-name="Body_20_text_20__28_2_29_" style:list-style-name="L41" style:master-page-name="">
      <style:paragraph-properties fo:margin-left="0.2083in" fo:margin-right="0in" fo:margin-top="0in" fo:margin-bottom="0in" loext:contextual-spacing="false" fo:line-height="0.1299in" fo:text-indent="-0.2083in" style:auto-text-indent="false" style:page-number="auto">
        <style:tab-stops>
          <style:tab-stop style:position="0.0055in"/>
        </style:tab-stops>
      </style:paragraph-properties>
    </style:style>
    <style:style style:name="P301" style:family="paragraph" style:parent-style-name="Body_20_text_20__28_2_29_" style:list-style-name="L22" style:master-page-name="">
      <style:paragraph-properties fo:margin-left="0.2083in" fo:margin-right="0in" fo:margin-top="0in" fo:margin-bottom="0in" loext:contextual-spacing="false" fo:line-height="0.1299in" fo:text-indent="-0.2083in" style:auto-text-indent="false" style:page-number="auto">
        <style:tab-stops>
          <style:tab-stop style:position="0.0055in"/>
        </style:tab-stops>
      </style:paragraph-properties>
    </style:style>
    <style:style style:name="P302" style:family="paragraph" style:parent-style-name="Body_20_text_20__28_2_29_" style:list-style-name="L34" style:master-page-name="">
      <style:paragraph-properties fo:margin-left="0.2083in" fo:margin-right="0in" fo:margin-top="0in" fo:margin-bottom="0in" loext:contextual-spacing="false" fo:line-height="0.1299in" fo:text-indent="-0.2083in" style:auto-text-indent="false" style:page-number="auto">
        <style:tab-stops>
          <style:tab-stop style:position="-0.0043in"/>
        </style:tab-stops>
      </style:paragraph-properties>
    </style:style>
    <style:style style:name="P303" style:family="paragraph" style:parent-style-name="Body_20_text_20__28_2_29_" style:list-style-name="L22" style:master-page-name="">
      <style:paragraph-properties fo:margin-left="0.2083in" fo:margin-right="0in" fo:margin-top="0in" fo:margin-bottom="0in" loext:contextual-spacing="false" fo:line-height="0.1299in" fo:text-indent="-0.2083in" style:auto-text-indent="false" style:page-number="auto">
        <style:tab-stops>
          <style:tab-stop style:position="-0.0016in"/>
        </style:tab-stops>
      </style:paragraph-properties>
    </style:style>
    <style:style style:name="P304" style:family="paragraph" style:parent-style-name="Body_20_text_20__28_2_29_" style:list-style-name="L22" style:master-page-name="">
      <style:paragraph-properties fo:margin-left="0.2083in" fo:margin-right="0in" fo:margin-top="0in" fo:margin-bottom="0in" loext:contextual-spacing="false" fo:line-height="0.1299in" fo:text-indent="-0.2083in" style:auto-text-indent="false" style:page-number="auto">
        <style:tab-stops>
          <style:tab-stop style:position="0.002in"/>
        </style:tab-stops>
      </style:paragraph-properties>
    </style:style>
    <style:style style:name="P305" style:family="paragraph" style:parent-style-name="Body_20_text_20__28_2_29_" style:list-style-name="L19" style:master-page-name="">
      <style:paragraph-properties fo:margin-left="0.2083in" fo:margin-right="0in" fo:margin-top="0in" fo:margin-bottom="0.0098in" loext:contextual-spacing="false" fo:text-indent="-0.2083in" style:auto-text-indent="false" style:page-number="auto">
        <style:tab-stops>
          <style:tab-stop style:position="0.002in"/>
        </style:tab-stops>
      </style:paragraph-properties>
    </style:style>
    <style:style style:name="P306" style:family="paragraph" style:parent-style-name="Body_20_text_20__28_2_29_" style:master-page-name="PageStyle7">
      <style:paragraph-properties fo:margin-left="0in" fo:margin-right="0in" fo:margin-top="0in" fo:margin-bottom="0in" loext:contextual-spacing="false" fo:text-align="end" style:justify-single-word="false" fo:text-indent="0in" style:auto-text-indent="false" style:page-number="158"/>
    </style:style>
    <style:style style:name="P307" style:family="paragraph" style:parent-style-name="Body_20_text_20__28_2_29_" style:master-page-name="PageStyle9">
      <style:paragraph-properties fo:margin-left="0in" fo:margin-right="0in" fo:margin-top="0in" fo:margin-bottom="0in" loext:contextual-spacing="false" fo:line-height="0.1299in" fo:text-align="end" style:justify-single-word="false" fo:text-indent="0in" style:auto-text-indent="false" style:page-number="161"/>
    </style:style>
    <style:style style:name="P308" style:family="paragraph" style:parent-style-name="Body_20_text_20__28_2_29_" style:master-page-name="PageStyle12">
      <style:paragraph-properties fo:margin-left="0in" fo:margin-right="0in" fo:margin-top="0in" fo:margin-bottom="0in" loext:contextual-spacing="false" fo:text-align="end" style:justify-single-word="false" fo:text-indent="0in" style:auto-text-indent="false" style:page-number="168"/>
    </style:style>
    <style:style style:name="P309" style:family="paragraph" style:parent-style-name="Body_20_text_20__28_2_29_" style:list-style-name="L39" style:master-page-name="">
      <style:paragraph-properties fo:margin-left="0in" fo:margin-right="0in" fo:margin-top="0in" fo:margin-bottom="0in" loext:contextual-spacing="false" fo:text-indent="0in" style:auto-text-indent="false" style:page-number="auto">
        <style:tab-stops>
          <style:tab-stop style:position="0.1571in"/>
        </style:tab-stops>
      </style:paragraph-properties>
    </style:style>
    <style:style style:name="P310" style:family="paragraph" style:parent-style-name="Body_20_text_20__28_2_29_" style:list-style-name="L49"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311" style:family="paragraph" style:parent-style-name="Body_20_text_20__28_2_29_" style:list-style-name="L56"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839in"/>
        </style:tab-stops>
      </style:paragraph-properties>
    </style:style>
    <style:style style:name="P312" style:family="paragraph" style:parent-style-name="Body_20_text_20__28_2_29_" style:list-style-name="L56"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874in"/>
        </style:tab-stops>
      </style:paragraph-properties>
    </style:style>
    <style:style style:name="P313" style:family="paragraph" style:parent-style-name="Body_20_text_20__28_2_29_" style:master-page-name="PageStyle17">
      <style:paragraph-properties fo:margin-left="0in" fo:margin-right="0in" fo:margin-top="0in" fo:margin-bottom="0in" loext:contextual-spacing="false" fo:text-align="end" style:justify-single-word="false" fo:text-indent="0in" style:auto-text-indent="false" style:page-number="184"/>
    </style:style>
    <style:style style:name="P314" style:family="paragraph" style:parent-style-name="Body_20_text_20__28_2_29_" style:master-page-name="PageStyle18">
      <style:paragraph-properties fo:margin-left="0in" fo:margin-right="0in" fo:margin-top="0in" fo:margin-bottom="0in" loext:contextual-spacing="false" fo:text-align="end" style:justify-single-word="false" fo:text-indent="0in" style:auto-text-indent="false" style:page-number="185"/>
    </style:style>
    <style:style style:name="P315" style:family="paragraph" style:parent-style-name="Body_20_text_20__28_2_29_" style:master-page-name="PageStyle8">
      <style:paragraph-properties fo:margin-left="0in" fo:margin-right="0in" fo:margin-top="0in" fo:margin-bottom="0in" loext:contextual-spacing="false" fo:text-align="start" style:justify-single-word="false" fo:text-indent="0.1528in" style:auto-text-indent="false" style:page-number="160"/>
    </style:style>
    <style:style style:name="P316" style:family="paragraph" style:parent-style-name="Body_20_text_20__28_2_29_" style:master-page-name="PageStyle11">
      <style:paragraph-properties fo:margin-left="0in" fo:margin-right="0in" fo:margin-top="0in" fo:margin-bottom="0in" loext:contextual-spacing="false" fo:text-indent="0.1945in" style:auto-text-indent="false" style:page-number="164"/>
    </style:style>
    <style:style style:name="P317" style:family="paragraph" style:parent-style-name="Body_20_text_20__28_2_29_" style:master-page-name="PageStyle14">
      <style:paragraph-properties fo:margin-left="0.2083in" fo:margin-right="0in" fo:margin-top="0in" fo:margin-bottom="0in" loext:contextual-spacing="false" fo:text-indent="0in" style:auto-text-indent="false" style:page-number="173"/>
    </style:style>
    <style:style style:name="P318" style:family="paragraph" style:parent-style-name="Body_20_text_20__28_2_29_" style:list-style-name="L44" style:master-page-name="">
      <style:paragraph-properties fo:margin-left="0.222in" fo:margin-right="0in" fo:margin-top="0in" fo:margin-bottom="0in" loext:contextual-spacing="false" fo:text-indent="-0.222in" style:auto-text-indent="false" style:page-number="auto">
        <style:tab-stops>
          <style:tab-stop style:position="-0.0083in"/>
        </style:tab-stops>
      </style:paragraph-properties>
    </style:style>
    <style:style style:name="P319" style:family="paragraph" style:parent-style-name="Body_20_text_20__28_2_29_" style:list-style-name="L44" style:master-page-name="">
      <style:paragraph-properties fo:margin-left="0.222in" fo:margin-right="0in" fo:margin-top="0in" fo:margin-bottom="0in" loext:contextual-spacing="false" fo:text-indent="-0.222in" style:auto-text-indent="false" style:page-number="auto">
        <style:tab-stops>
          <style:tab-stop style:position="0.0575in"/>
        </style:tab-stops>
      </style:paragraph-properties>
    </style:style>
    <style:style style:name="P320" style:family="paragraph" style:parent-style-name="Body_20_text_20__28_2_29_" style:list-style-name="L44" style:master-page-name="">
      <style:paragraph-properties fo:margin-left="0.222in" fo:margin-right="0in" fo:margin-top="0in" fo:margin-bottom="0in" loext:contextual-spacing="false" fo:text-indent="-0.222in" style:auto-text-indent="false" style:page-number="auto">
        <style:tab-stops>
          <style:tab-stop style:position="-0.0154in"/>
        </style:tab-stops>
      </style:paragraph-properties>
    </style:style>
    <style:style style:name="P321" style:family="paragraph" style:parent-style-name="Body_20_text_20__28_2_29_" style:list-style-name="L59" style:master-page-name="">
      <style:paragraph-properties fo:margin-left="0.222in" fo:margin-right="0in" fo:margin-top="0in" fo:margin-bottom="0in" loext:contextual-spacing="false" fo:text-indent="-0.222in" style:auto-text-indent="false" style:page-number="auto">
        <style:tab-stops>
          <style:tab-stop style:position="-0.0154in"/>
        </style:tab-stops>
      </style:paragraph-properties>
    </style:style>
    <style:style style:name="P322" style:family="paragraph" style:parent-style-name="Body_20_text_20__28_2_29_" style:list-style-name="L45" style:master-page-name="">
      <style:paragraph-properties fo:margin-left="0.222in" fo:margin-right="0in" fo:margin-top="0in" fo:margin-bottom="0in" loext:contextual-spacing="false" fo:text-indent="-0.222in" style:auto-text-indent="false" style:page-number="auto">
        <style:tab-stops>
          <style:tab-stop style:position="-0.061in"/>
        </style:tab-stops>
      </style:paragraph-properties>
    </style:style>
    <style:style style:name="P323" style:family="paragraph" style:parent-style-name="Body_20_text_20__28_2_29_" style:list-style-name="L59" style:master-page-name="">
      <style:paragraph-properties fo:margin-left="0.222in" fo:margin-right="0in" fo:margin-top="0in" fo:margin-bottom="0in" loext:contextual-spacing="false" fo:text-indent="-0.222in" style:auto-text-indent="false" style:page-number="auto">
        <style:tab-stops>
          <style:tab-stop style:position="-0.0252in"/>
        </style:tab-stops>
      </style:paragraph-properties>
    </style:style>
    <style:style style:name="P324" style:family="paragraph" style:parent-style-name="Body_20_text_20__28_2_29_" style:list-style-name="L59" style:master-page-name="">
      <style:paragraph-properties fo:margin-left="0.222in" fo:margin-right="0in" fo:margin-top="0in" fo:margin-bottom="0in" loext:contextual-spacing="false" fo:text-indent="-0.222in" style:auto-text-indent="false" style:page-number="auto">
        <style:tab-stops>
          <style:tab-stop style:position="-0.0118in"/>
        </style:tab-stops>
      </style:paragraph-properties>
    </style:style>
    <style:style style:name="P325" style:family="paragraph" style:parent-style-name="Body_20_text_20__28_2_29_" style:list-style-name="L59" style:master-page-name="">
      <style:paragraph-properties fo:margin-left="0.222in" fo:margin-right="0in" fo:margin-top="0in" fo:margin-bottom="0in" loext:contextual-spacing="false" fo:text-indent="-0.222in" style:auto-text-indent="false" style:page-number="auto">
        <style:tab-stops>
          <style:tab-stop style:position="0.0646in"/>
        </style:tab-stops>
      </style:paragraph-properties>
    </style:style>
    <style:style style:name="P326" style:family="paragraph" style:parent-style-name="Body_20_text_20__28_2_29_" style:list-style-name="L59" style:master-page-name="">
      <style:paragraph-properties fo:margin-left="0.222in" fo:margin-right="0in" fo:margin-top="0in" fo:margin-bottom="0.0098in" loext:contextual-spacing="false" fo:text-indent="-0.222in" style:auto-text-indent="false" style:page-number="auto">
        <style:tab-stops>
          <style:tab-stop style:position="-0.0118in"/>
        </style:tab-stops>
      </style:paragraph-properties>
    </style:style>
    <style:style style:name="P327" style:family="paragraph" style:parent-style-name="Body_20_text_20__28_2_29_" style:master-page-name="PageStyle16">
      <style:paragraph-properties fo:margin-left="0.1807in" fo:margin-right="0in" fo:margin-top="0in" fo:margin-bottom="0in" loext:contextual-spacing="false" fo:text-indent="0in" style:auto-text-indent="false" style:page-number="179"/>
    </style:style>
    <style:style style:name="P328" style:family="paragraph" style:parent-style-name="Body_20_text_20__28_11_29_" style:list-style-name="L3"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329" style:family="paragraph" style:parent-style-name="Body_20_text_20__28_11_29_" style:list-style-name="L6"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330" style:family="paragraph" style:parent-style-name="Body_20_text_20__28_12_29_" style:list-style-name="L6" style:master-page-name="">
      <style:paragraph-properties fo:margin-left="0.3193in" fo:margin-right="0in" fo:margin-top="0in" fo:margin-bottom="0in" loext:contextual-spacing="false" fo:text-align="start" style:justify-single-word="false" fo:text-indent="-0.3193in" style:auto-text-indent="false" style:page-number="auto">
        <style:tab-stops>
          <style:tab-stop style:position="-0.0362in"/>
        </style:tab-stops>
      </style:paragraph-properties>
    </style:style>
    <style:style style:name="P331" style:family="paragraph" style:parent-style-name="Body_20_text_20__28_4_29_" style:master-page-name="PageStyle1">
      <style:paragraph-properties fo:margin-left="0.4165in" fo:margin-right="0in" fo:margin-top="0in" fo:margin-bottom="0in" loext:contextual-spacing="false" fo:text-align="start" style:justify-single-word="false" fo:text-indent="-0.111in" style:auto-text-indent="false" style:page-number="148"/>
    </style:style>
    <style:style style:name="P332" style:family="paragraph" style:parent-style-name="Body_20_text_20__28_4_29_" style:master-page-name="PageStyle2">
      <style:paragraph-properties fo:margin-left="0.528in" fo:margin-right="0in" fo:margin-top="0in" fo:margin-bottom="0in" loext:contextual-spacing="false" fo:line-height="0.1299in" fo:text-align="start" style:justify-single-word="false" fo:text-indent="-0.222in" style:auto-text-indent="false" style:page-number="147"/>
    </style:style>
    <style:style style:name="P333" style:family="paragraph" style:parent-style-name="Body_20_text_20__28_4_29_" style:list-style-name="L3" style:master-page-name="">
      <style:paragraph-properties fo:margin-left="0.528in" fo:margin-right="0in" fo:margin-top="0in" fo:margin-bottom="0in" loext:contextual-spacing="false" fo:line-height="0.1299in" fo:text-align="start" style:justify-single-word="false" fo:text-indent="-0.222in" style:auto-text-indent="false" style:page-number="auto">
        <style:tab-stops>
          <style:tab-stop style:position="-0.0654in"/>
        </style:tab-stops>
      </style:paragraph-properties>
    </style:style>
    <style:style style:name="P334" style:family="paragraph" style:parent-style-name="Body_20_text_20__28_4_29_" style:list-style-name="L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909in"/>
        </style:tab-stops>
      </style:paragraph-properties>
    </style:style>
    <style:style style:name="P335" style:family="paragraph" style:parent-style-name="Body_20_text_20__28_4_29_" style:list-style-name="L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2083in"/>
        </style:tab-stops>
      </style:paragraph-properties>
    </style:style>
    <style:style style:name="P336" style:family="paragraph" style:parent-style-name="Body_20_text_20__28_4_29_" style:list-style-name="L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337" style:family="paragraph" style:parent-style-name="Body_20_text_20__28_4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38" style:family="paragraph" style:parent-style-name="Body_20_text_20__28_4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39" style:family="paragraph" style:parent-style-name="Body_20_text_20__28_4_29_" style:list-style-name="L14" style:master-page-name="PageStyle6">
      <style:paragraph-properties fo:margin-left="0.1945in" fo:margin-right="0in" fo:margin-top="0in" fo:margin-bottom="0in" loext:contextual-spacing="false" fo:text-align="justify" style:justify-single-word="false" fo:text-indent="-0.1945in" style:auto-text-indent="false" style:page-number="157">
        <style:tab-stops>
          <style:tab-stop style:position="0.0909in"/>
        </style:tab-stops>
      </style:paragraph-properties>
    </style:style>
    <style:style style:name="P340" style:family="paragraph" style:parent-style-name="Body_20_text_20__28_4_29_" style:list-style-name="L2" style:master-page-name="">
      <style:paragraph-properties fo:margin-left="0.3055in" fo:margin-right="0.75in" fo:margin-top="0in" fo:margin-bottom="0in" loext:contextual-spacing="false" fo:line-height="0.1299in" fo:text-align="start" style:justify-single-word="false" fo:text-indent="-0.3055in" style:auto-text-indent="false" style:page-number="auto">
        <style:tab-stops>
          <style:tab-stop style:position="-0.0201in"/>
        </style:tab-stops>
      </style:paragraph-properties>
    </style:style>
    <style:style style:name="P341" style:family="paragraph" style:parent-style-name="Body_20_text_20__28_4_29_" style:list-style-name="L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835in"/>
        </style:tab-stops>
      </style:paragraph-properties>
    </style:style>
    <style:style style:name="P342" style:family="paragraph" style:parent-style-name="Body_20_text_20__28_4_29_" style:list-style-name="L24" style:master-page-name="">
      <style:paragraph-properties fo:margin-left="0in" fo:margin-right="0in" fo:margin-top="0in" fo:margin-bottom="0in" loext:contextual-spacing="false" fo:text-align="justify" style:justify-single-word="false" fo:text-indent="0in" style:auto-text-indent="false" style:page-number="auto" fo:break-after="page">
        <style:tab-stops>
          <style:tab-stop style:position="0.1508in"/>
        </style:tab-stops>
      </style:paragraph-properties>
    </style:style>
    <style:style style:name="P343" style:family="paragraph" style:parent-style-name="Body_20_text_20__28_4_29_" style:master-page-name="PageStyle5">
      <style:paragraph-properties fo:margin-left="0.2083in" fo:margin-right="0in" fo:margin-top="0in" fo:margin-bottom="0in" loext:contextual-spacing="false" fo:text-align="justify" style:justify-single-word="false" fo:text-indent="0in" style:auto-text-indent="false" style:page-number="155"/>
    </style:style>
    <style:style style:name="P344" style:family="paragraph" style:parent-style-name="Body_20_text_20__28_4_29_" style:list-style-name="L1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345" style:family="paragraph" style:parent-style-name="Body_20_text_20__28_4_29_" style:list-style-name="L1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346" style:family="paragraph" style:parent-style-name="Body_20_text_20__28_4_29_" style:list-style-name="L1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83in"/>
        </style:tab-stops>
      </style:paragraph-properties>
    </style:style>
    <style:style style:name="P347" style:family="paragraph" style:parent-style-name="Body_20_text_20__28_4_29_" style:list-style-name="L1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348" style:family="paragraph" style:parent-style-name="Body_20_text_20__28_4_29_" style:list-style-name="L1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17in"/>
        </style:tab-stops>
      </style:paragraph-properties>
    </style:style>
    <style:style style:name="P349" style:family="paragraph" style:parent-style-name="Body_20_text_20__28_4_29_" style:list-style-name="L1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350" style:family="paragraph" style:parent-style-name="Body_20_text_20__28_4_29_" style:list-style-name="L12" style:master-page-name="">
      <style:paragraph-properties fo:margin-left="0.2083in" fo:margin-right="0in" fo:margin-top="0in" fo:margin-bottom="0in" loext:contextual-spacing="false" fo:line-height="0.1335in" fo:text-align="justify" style:justify-single-word="false" fo:text-indent="-0.2083in" style:auto-text-indent="false" style:page-number="auto">
        <style:tab-stops>
          <style:tab-stop style:position="0.0783in"/>
        </style:tab-stops>
      </style:paragraph-properties>
    </style:style>
    <style:style style:name="P351" style:family="paragraph" style:parent-style-name="Body_20_text_20__28_4_29_" style:list-style-name="L26" style:master-page-name="">
      <style:paragraph-properties fo:margin-left="0.3055in" fo:margin-right="0in" fo:margin-top="0in" fo:margin-bottom="0in" loext:contextual-spacing="false" fo:line-height="0.1299in" fo:text-align="start" style:justify-single-word="false" fo:text-indent="0in" style:auto-text-indent="false" style:page-number="auto">
        <style:tab-stops>
          <style:tab-stop style:position="0.1571in"/>
        </style:tab-stops>
      </style:paragraph-properties>
    </style:style>
    <style:style style:name="P352" style:family="paragraph" style:parent-style-name="Heading_20__23_1" style:master-page-name="PageStyle0">
      <style:paragraph-properties fo:margin-left="0.0555in" fo:margin-right="0in" fo:margin-top="0in" fo:margin-bottom="0in" loext:contextual-spacing="false" fo:line-height="0.1807in" fo:keep-together="always" fo:text-indent="0in" style:auto-text-indent="false" style:page-number="145" fo:keep-with-next="always"/>
    </style:style>
    <style:style style:name="P353" style:family="paragraph" style:parent-style-name="Body_20_text_20__28_5_29_" style:list-style-name="L2"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354" style:family="paragraph" style:parent-style-name="Body_20_text_20__28_5_29_" style:list-style-name="L3" style:master-page-name="">
      <style:paragraph-properties fo:margin-left="0.1945in" fo:margin-right="0in" fo:margin-top="0in" fo:margin-bottom="0in" loext:contextual-spacing="false" fo:line-height="0.1272in" fo:text-indent="-0.1945in" style:auto-text-indent="false" style:page-number="auto">
        <style:tab-stops>
          <style:tab-stop style:position="-0.0402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7047in" fo:margin-bottom="0.3929in" style:wrap="right" style:number-wrapped-paragraphs="no-limit" style:vertical-pos="from-top" style:vertical-rel="page-content" style:horizontal-pos="from-left" style:horizontal-rel="page" fo:background-color="#ffffff" style:background-transparency="100%" draw:fill="solid" draw:fill-color="#ffffff" draw:opacity="0%" fo:padding="0in" fo:border="none" style:writing-mode="tb-rl" style:flow-with-text="false"/>
    </style:style>
    <style:style style:name="fr3" style:family="graphic" style:parent-style-name="Frame">
      <style:graphic-properties fo:margin-left="0.0398in" fo:margin-right="0.0398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23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6535in" fo:margin-right="3.7201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0.6535in" fo:margin-right="3.7201in" style:editable="false">
        <style:columns fo:column-count="2" fo:column-gap="0.0862in">
          <style:column style:rel-width="32767*" fo:start-indent="0in" fo:end-indent="0.0429in"/>
          <style:column style:rel-width="32768*" fo:start-indent="0.0429in" fo:end-indent="0in"/>
        </style:columns>
      </style:section-properties>
    </style:style>
    <style:style style:name="Sect4" style:family="section">
      <style:section-properties fo:margin-left="2.1717in" fo:margin-right="2.1811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2.0929in" fo:margin-right="2.2457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3"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3"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3"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3" style:num-format="1" text:start-value="4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3"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45"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3"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3"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3"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3"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7"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3" style:num-format="1" text:start-value="4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3"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3"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3" style:num-format="1" text:start-value="3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3"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3"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3"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3"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3"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3"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1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3"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13"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2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3"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20"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3"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13"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13" style:num-format="1" text:start-value="3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20"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13"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13"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13"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13"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13"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13"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13"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13"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20"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13"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13"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Style13"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Style13"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Style13"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Style13"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Style13"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CharStyle13"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CharStyle13"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352" text:outline-level="1"><text:bookmark-start text:name="bookmark0"/><text:span text:style-name="CharStyle4">ACTS OF THE APOSTLES</text:span><text:bookmark-end text:name="bookmark0"/></text:h>
      </text:section>
      <text:section text:style-name="Sect2" text:name="Section1">
        <text:p text:style-name="P2"/>
        <text:p text:style-name="P1"/>
      </text:section>
      <text:section text:style-name="Sect3" text:name="Section2">
        <text:p text:style-name="Body_20_text_20__28_3_29__20__2b__20_DropCap2">I<text:span text:style-name="CharStyle10">ln my former volume, The- ophilus, I treated all that Jesus began by doing and teach- 2 ing down to the day when, after issuing his orders by the holy Spirit to the disciples whom he had chosen, he was taken up to 3 heaven. (After his sufferings he had shown them that he was alive by a number of proofs, re­vealing himself to them for forty days and discussing the affairs 4 of God’s Realm. Also, as he ate with them, he eharged them not to leave Jerusalem but to wait for what the Father promised— “for what you have heard me 5 speak of,” said he; “for John baptized with water, but not many days after this you shall be baptized with the holy 6 Spirit.”) Now when they met, they asked him, “Lord, is this the time you are going to restore 7 the Realm to Israel?” But he told them, “It is not for you to know the course and periods of time that the Father has fixed 8 by his own authority. You will receive power when the holy Spirit comes upon you, and you will be my witnesses at Jeru­salem, throughout all Judsea and Samaria, and to the end of the 9 earth.” On saying this he was lifted up while they looked on, and a cloud took him out of </text:span><text:span text:style-name="CharStyle12">jo</text:span><text:span text:style-name="CharStyle10"> sight. As he went up, their eyes were fixed on heaven; but just then two men stood beside them, ii dressed in white, who said, “Men of Galilee, why stand looking up to heaven? This Jesus who has been taken from you into heaven will come back, just as you have seen him de­part to heaven.” Then they 12 made their way back to Jeru­salem from the hill called ‘The Olive-Orchard’; it is close to Jerusalem, only a sabbath day’s journey from it. On entering 13 the city they went to the upper room where they were in the habit of meeting; there were Peter, John, James, Andrew, Philip and Thomas, Bartholo­mew and Matthew, James (the son of Alphseus) and Simon who had been a Zealot, with Judas the son of James. All these men 14 resorted with one mind to prayer, together with their wives, with Mary the mother of Jesus, and with his brothers.</text:span></text:p>
        <text:p text:style-name="P64"><text:span text:style-name="CharStyle13">Now during these days Peter 15 stood up among the brothers (there was a crowd of about a hundred and twenty persons all together). “My brothers,” said 16 he, “it had to be fulfilled, that scripture which the holy Spirit uttered beforehand by the lips of David with regard to Judas who acted as guide to those who arrested Jesus. Judas did enter 17 our number, he did get his allotted share of this our min­istry. With the money paid 18 him for his crime he purchased an estate; but swelling up he burst in two, and all his bowels poured out—a fact which be- 19 came known to all the residents in Jerusalem, so that the estate got the name, in their language, of Akeldamach or The Ground of Blood. Now it is written in 20 the book of psalms,</text:span></text:p>
        <text:p text:style-name="P123"><text:span text:style-name="CharStyle16">Desolate be his residence, may no one dwell in it: </text:span><text:span text:style-name="CharStyle17">also,</text:span></text:p>
      </text:section>
      <text:section text:style-name="Sect4" text:name="Section3">
        <text:p text:style-name="P331"><text:span text:style-name="CharStyle16">let another man take over his charge.</text:span></text:p>
        <text:list xml:id="list2446792718186033366" text:style-name="L1">
          <text:list-item>
            <text:p text:style-name="P129"><text:span text:style-name="CharStyle13"><text:tab/>Well then, of the men who have been associated with us all the time the Lord Jesus went in and</text:span></text:p>
          </text:list-item>
          <text:list-item>
            <text:p text:style-name="P133"><text:span text:style-name="CharStyle13"><text:tab/>out among us, from the baptism of John down to the day when he was taken up from us—of these men one must join us as a witness to his resurrection.”</text:span></text:p>
          </text:list-item>
          <text:list-item>
            <text:p text:style-name="P133"><text:span text:style-name="CharStyle13"><text:tab/>So they brought forward two men, Joseph called Bar-Sabbas (surnamed Justus) and Mat-</text:span></text:p>
          </text:list-item>
          <text:list-item>
            <text:p text:style-name="P135"><text:span text:style-name="CharStyle13"><text:tab/>thias; and they prayed, “O Lord, who readest the hearts of all, do thou single out from these two men him whom thou</text:span></text:p>
          </text:list-item>
          <text:list-item>
            <text:p text:style-name="P135"><text:span text:style-name="CharStyle13"><text:tab/>hast chosen to fill the place in this apostolic ministry which Judas left, in order to go to his</text:span></text:p>
          </text:list-item>
          <text:list-item>
            <text:p text:style-name="P135"><text:span text:style-name="CharStyle13"><text:tab/>own place.” Then they cast lots for them, and the lot fell upon Matthias, who was as­signed his position with the eleven apostles.</text:span></text:p>
          </text:list-item>
        </text:list>
        <text:p text:style-name="Body_20_text_20__28_2_29__20__2b__20_DropCap3">2<text:span text:style-name="CharStyle13"><text:tab/>During the course of the day of Pentecost they were all 2 together, when suddenly there came a sound from heaven like a violent blast of wind, which filled the whole house where </text:span><text:span text:style-name="CharStyle20">3</text:span><text:span text:style-name="CharStyle13"> they were seated. They saw tongues like flames distributing themselves, one resting on the 4 head of each, and they were all filled with the holy Spirit—they began to speak in foreign tongues, as the Spirit enabled them to express themselves. 5 Now there were devout Jews from every nation under heaven 6 staying in Jerusalem. So when this sound was heard, the multi­tude gathered and were be­wildered, for each heard them speaking in his own language. 7 All were amazed and astonished. “Are these not all Galileans,” they said, “who are speaking? 8 Then how is it that each of us hears them in his own na­tive tongue? Parthians, Medes, 9 Elamites, residents in Mesopo­tamia, in Judaea and Cappa­docia, in Pontus and Asia, in 10 Phrygia and Pamphylia, in Egypt and the districts of Libya round Cyrene, visitors from Home, Jews and proselytes, Cretans and Arabians, we hear n these men talking of the tri­umphs of God in our own lan­guages!” They were all amazed 12 and quite at a loss. “What can it mean?” they said to one an­other. Some others sneered, 13 “They are brim-full of new wine!”</text:span></text:p>
        <text:p text:style-name="P77"><text:span text:style-name="CharStyle13">Peter stood up along with the 14 eleven, and raising his voice he addressed them thus: “Men of Judaea and residents in Jeru­salem, let every one of you un­derstand this—attend to what I say: these men are not drunk, 15 as you suppose. Why, it is only nine in the morning! No, this 16 is what was predicted by the prophet Joel—</text:span></text:p>
        <text:p text:style-name="P61"><text:span text:style-name="CharStyle13">In the last days, saith God, 17</text:span></text:p>
        <text:p text:style-name="P60"><text:span text:style-name="CharStyle16">then will I pour out my Spirit upon all flesh,</text:span></text:p>
        <text:p text:style-name="P60"><text:span text:style-name="CharStyle16">your sons and daughters shall prophesy,</text:span></text:p>
        <text:p text:style-name="P60"><text:span text:style-name="CharStyle16">your young men shall see vi­sions,</text:span></text:p>
        <text:p text:style-name="P60"><text:span text:style-name="CharStyle16">your old men shall dream dreams:</text:span></text:p>
        <text:p text:style-name="P60"><text:span text:style-name="CharStyle16">on my very slaves and slave-</text:span><text:span text:style-name="CharStyle17"> 18 </text:span><text:span text:style-name="CharStyle16">girls in those days will 1 pour out my Spirit,</text:span></text:p>
        <text:p text:style-name="P61"><text:span text:style-name="CharStyle13">and they shall prophesy.</text:span></text:p>
        <text:p text:style-name="P78"><text:span text:style-name="CharStyle16">And I will display wonders in</text:span><text:span text:style-name="CharStyle17"> 19 </text:span><text:span text:style-name="CharStyle16">heaven</text:span><text:span text:style-name="CharStyle17"> above </text:span><text:span text:style-name="CharStyle16">and</text:span><text:span text:style-name="CharStyle17"> signs </text:span><text:span text:style-name="CharStyle16">on earth</text:span><text:span text:style-name="CharStyle17"> below,</text:span></text:p>
        <text:p text:style-name="P60"><text:span text:style-name="CharStyle16">blood and fire and vapour 0} smoke:</text:span></text:p>
        <text:p text:style-name="P60"><text:span text:style-name="CharStyle16">the sun shall be changed into</text:span><text:span text:style-name="CharStyle17"> 20 </text:span><text:span text:style-name="CharStyle16">darkness</text:span></text:p>
        <text:p text:style-name="P114"><text:span text:style-name="CharStyle16">and the moon into blood.</text:span></text:p>
      </text:section>
      <text:section text:style-name="Sect4" text:name="Section4">
        <text:p text:style-name="P332"><text:span text:style-name="CharStyle16">ere the great, open Day of the Lord arrives.</text:span></text:p>
        <text:list xml:id="list1668797603947662625" text:style-name="L2">
          <text:list-item>
            <text:p text:style-name="P334"><text:span text:style-name="CharStyle16"><text:tab/>And everyone who invokes the</text:span></text:p>
          </text:list-item>
        </text:list>
        <text:p text:style-name="P126"><text:span text:style-name="CharStyle16">name of the Lord shall be saved,</text:span></text:p>
        <text:list xml:id="list165105425534099" text:continue-numbering="true" text:style-name="L2">
          <text:list-item>
            <text:p text:style-name="P156"><text:span text:style-name="CharStyle13"><text:tab/>Men of Israel, listen to my words. Jesus the Nazarene, a man accredited to you by God through miracles, wonders, and signs which God performed by him among you (as you your-</text:span></text:p>
          </text:list-item>
          <text:list-item>
            <text:p text:style-name="P353"><text:span text:style-name="CharStyle23"><text:tab/></text:span><text:span text:style-name="CharStyle22">selves know), this Jesus, be­trayed in the predestined course of God’s deliberate purpose, you got wicked men to nail to the</text:span></text:p>
          </text:list-item>
          <text:list-item>
            <text:p text:style-name="P157"><text:span text:style-name="CharStyle13"><text:tab/>cross and murder; but God raised him by checking the pangs of death. Death could</text:span></text:p>
          </text:list-item>
          <text:list-item>
            <text:p text:style-name="P157"><text:span text:style-name="CharStyle13"><text:tab/>not hold him. For David says of him,</text:span></text:p>
          </text:list-item>
        </text:list>
        <text:list xml:id="list6033468088643708748" text:style-name="L3">
          <text:list-item>
            <text:p text:style-name="P333"><text:span text:style-name="CharStyle24"><text:tab/></text:span><text:span text:style-name="CharStyle16">saw the Lord before me ever­more;</text:span></text:p>
          </text:list-item>
        </text:list>
        <text:p text:style-name="P62"><text:span text:style-name="CharStyle16">lest I be shaken, he is at my right hand.</text:span></text:p>
        <text:list xml:id="list165048915731541" text:style-name="L2">
          <text:list-item>
            <text:p text:style-name="P340"><text:span text:style-name="CharStyle17"><text:tab/></text:span><text:span text:style-name="CharStyle16">My heart is glad, my tongue exults,</text:span></text:p>
          </text:list-item>
        </text:list>
        <text:p text:style-name="P124"><text:span text:style-name="CharStyle16">my very flesh will rest in hope,</text:span></text:p>
        <text:list xml:id="list165106540136919" text:continue-numbering="true" text:style-name="L2">
          <text:list-item>
            <text:p text:style-name="P335"><text:span text:style-name="CharStyle17"><text:tab/></text:span><text:span text:style-name="CharStyle16">because thou wilt not for­</text:span></text:p>
          </text:list-item>
        </text:list>
        <text:p text:style-name="P109"><text:span text:style-name="CharStyle16">sake my soul in the grave, nor let thy holy one suffer decay.</text:span></text:p>
        <text:list xml:id="list165105673673050" text:continue-numbering="true" text:style-name="L2">
          <text:list-item>
            <text:p text:style-name="P334"><text:span text:style-name="CharStyle17"><text:tab/></text:span><text:span text:style-name="CharStyle16">Thou hast made known to me</text:span></text:p>
          </text:list-item>
        </text:list>
        <text:p text:style-name="P109"><text:span text:style-name="CharStyle16">the paths of life, thou wilt fill me with delight in thy presence.</text:span></text:p>
        <text:list xml:id="list165105520571634" text:continue-numbering="true" text:style-name="L2">
          <text:list-item>
            <text:p text:style-name="P156"><text:span text:style-name="CharStyle13"><text:tab/>Brothers, I can speak quite plainly to you about the patri­arch David; he died and was buried and his tomb remains</text:span></text:p>
          </text:list-item>
          <text:list-item>
            <text:p text:style-name="P336"><text:span text:style-name="CharStyle17"><text:tab/>with us to this </text:span><text:span text:style-name="CharStyle25">day. </text:span><text:span text:style-name="CharStyle17">(He </text:span><text:span text:style-name="CharStyle25">was </text:span><text:span text:style-name="CharStyle17">a prophet; he knew </text:span><text:span text:style-name="CharStyle25">God </text:span><text:span text:style-name="CharStyle16">had sworn an oath to him that he would seat one of his descendants on</text:span></text:p>
          </text:list-item>
          <text:list-item>
            <text:p text:style-name="P159"><text:span text:style-name="CharStyle13"><text:tab/></text:span><text:span text:style-name="CharStyle18">his throne;* so</text:span><text:span text:style-name="CharStyle13"> he spoke with a prevision of the resurrection of the Christ, when he said that </text:span><text:span text:style-name="CharStyle18">he was not forsaken in the grave nor did</text:span><text:span text:style-name="CharStyle13"> his flesh </text:span><text:span text:style-name="CharStyle18">suffer decay.</text:span></text:p>
          </text:list-item>
        </text:list>
        <text:p text:style-name="P35"><text:span text:style-name="CharStyle28">* Omitting </text:span><text:span text:style-name="CharStyle29">[t6 </text:span><text:span text:style-name="CharStyle30">ko.%6. o&amp;qxo.</text:span><text:span text:style-name="CharStyle27"> av&lt;xaxr\aeiv</text:span></text:p>
        <text:p text:style-name="P49"><text:span text:style-name="CharStyle33">t6v</text:span><text:span text:style-name="CharStyle32"> Xourxdv].</text:span></text:p>
        <text:p text:style-name="P19"><text:span text:style-name="CharStyle13">This Jesus God raised, as we 32 can all bear witness. Uplifted 33 then by God’s right hand and receiving from the Father the long-promised holy Spirit, he has poured on us what you now see and hear.) For it was not David 34 who ascended to heaven; David says,</text:span></text:p>
        <text:p text:style-name="P127"><text:span text:style-name="CharStyle16">The Lord said to my Lord, ‘Sit at my right hand, till I make your enemies a</text:span><text:span text:style-name="CharStyle17"> </text:span><text:span text:style-name="CharStyle34">35 </text:span><text:span text:style-name="CharStyle16">footstool for your feet.’</text:span></text:p>
        <text:p text:style-name="P19"><text:span text:style-name="CharStyle13">So let all the house of Israel 36 understand beyond a doubt that God has made him both Lord and Christ, this very Jesus whom you have crucified.”</text:span></text:p>
        <text:p text:style-name="P83"><text:span text:style-name="CharStyle13">When they heard this, it went </text:span><text:span text:style-name="CharStyle20">37 </text:span><text:span text:style-name="CharStyle13">straight to their hearts; they said to Peter and the rest of the apostles, “Brothers, what are we to do?” “Hepent,” said Peter, 38 “let each of you be baptized in the name of Jesus Christ for the remission of your sins; then you will receive the gift of the holy Spirit. For the promise is meant </text:span><text:span text:style-name="CharStyle20">39 </text:span><text:span text:style-name="CharStyle13">for you and for your children and </text:span><text:span text:style-name="CharStyle18">for all who are far off, for anyone whom the Lord</text:span><text:span text:style-name="CharStyle13"> our God </text:span><text:span text:style-name="CharStyle18">may call to himself.”</text:span><text:span text:style-name="CharStyle13"> And with 40 many another appeal he urged and entreated them. “Save yourselves,” he cried, “from this crooked generation!” So those 41 who accepted what he said were baptized; about three thousand souls were brought in, that day. They devoted themselves to the 42 instruction given by the apostles and to fellowship, breaking bread and praying together. Awe fell on everyone, and many 43 wonders and signs were per­formed by the apostles in Jeru­salem. The believers * all kept </text:span><text:span text:style-name="CharStyle20">44 </text:span><text:span text:style-name="CharStyle13">together; they shared all they had with one another, they </text:span><text:span text:style-name="CharStyle20">45</text:span></text:p>
        <text:p text:style-name="P86"><text:span text:style-name="CharStyle36">* Omitting [&lt;p60os </text:span><text:span text:style-name="CharStyle37">te</text:span><text:span text:style-name="CharStyle36"> tjv </text:span><text:span text:style-name="CharStyle38">liiyaq</text:span><text:span text:style-name="CharStyle36"> 4id</text:span></text:p>
        <text:p text:style-name="P39"><text:span text:style-name="CharStyle40">jidvxas, Mat].</text:span></text:p>
        <text:p text:style-name="P51"><text:span text:style-name="CharStyle13">would sell their possessions and goods and distribute the pro­ceeds among all, as any one</text:span></text:p>
        <text:list xml:id="list4851310190235787709" text:style-name="L4">
          <text:list-item>
            <text:p text:style-name="P160"><text:span text:style-name="CharStyle13"><text:tab/>might be in need. Day after day </text:span><text:soft-page-break/><text:span text:style-name="CharStyle13">they resorted with one ac­cord to the temple and broke bread together in their own homes; they ate with a glad and</text:span></text:p>
          </text:list-item>
          <text:list-item>
            <text:p text:style-name="P160"><text:span text:style-name="CharStyle13"><text:tab/>simple heart, praising God and looked on with favour by all the people. Meantime the Lord added the saved daily to their number.*</text:span></text:p>
          </text:list-item>
        </text:list>
        <text:p text:style-name="Body_20_text_20__28_2_29__20__2b__20_DropCap5">3<text:span text:style-name="CharStyle13"><text:tab/>Peter and John were on their way up to the temple for the hour of prayer at three in the 2 afternoon, when a man lame from birth was carried past, who used to be laid every day at what was called the ‘Beautiful Gate’ of the temple, to ask alms from those who entered the 3 temple. When he noticed that Peter and John meant to go into the temple, he asked them for </text:span><text:span text:style-name="CharStyle20">4</text:span><text:span text:style-name="CharStyle13"> alms. Peter looked at him steadily, as did John, and said, 5 “Look at us.” The man at­tended, expecting to get some- 6 thing from them. But Peter said, “I have no silver or gold, but I will give you what I do have. In the name of Jesus Christ the Nazarene, get up and walk!” </text:span><text:span text:style-name="CharStyle20">7</text:span><text:span text:style-name="CharStyle13"> And catching him by the right hand he raised him. Instantly his feet and ankles grew strong, 8 he leapt to his feet, started to walk, and accompanied them into the temple, walking, leap- </text:span><text:span text:style-name="CharStyle20">9</text:span><text:span text:style-name="CharStyle13"> ing, and praising God. When all the people saw him walking 10 and praising God, and when they recognized that this was the very man who used to sit and beg at the Gate Beautiful, they were lost in awe and amaze-</text:span></text:p>
        <text:p text:style-name="P94"><text:span text:style-name="CharStyle43">* Omitting [xfj fxxkTiauj], although the omission makes it difficult to get the above sense, or indeed any, out of the Greek.</text:span></text:p>
        <text:p text:style-name="P19"><text:span text:style-name="CharStyle13">ment at what had happened to him.</text:span></text:p>
        <text:p text:style-name="P77"><text:span text:style-name="CharStyle13">As he clung to Peter and John, n all the people rushed awe-struck to them in what was called Solo­mon’s portico. But when Peter 12 saw this, he said to the people, “Men of Israel, why are you sur­prised at this? Why do you stare at us, as if we had made him walk by any powder or piety of ours? </text:span><text:span text:style-name="CharStyle18">The God of Abraham</text:span><text:span text:style-name="CharStyle13"> 13 </text:span><text:span text:style-name="CharStyle18">and the God of Isaac and the God of Jacob, the God of our fathers, has glorified</text:span><text:span text:style-name="CharStyle13"> Jesus </text:span><text:span text:style-name="CharStyle18">his servant,</text:span><text:span text:style-name="CharStyle13"> whom you delivered up and repudiated before Pilate. Pilate had decided to release him, but you repudiated the 14 Holy and Just One; the boon you asked was a murderer, and you 15 killed the pioneer of Life. But God raised him from the dead, as we can bear witness. (He it 16 is who has given strength to this man whom you see and know, by faith in His name; it is the faith He inspires which has made the man thus hale and whole be­fore you all.) Now I know, 17 brothers, that you acted in ig­norance, like your rulers— though this was how God ful- 18 filled what he had announced beforehand by the lips of all the prophets, namely the sufferings of his Christ. Repent then, and 19 turn to have your sins blotted out, so that a breathing-space may be vouchsafed you, and 20 that the Lord may send Jesus your long-decreed Christ, who 21 must be kept in heaven till the period of the great Restoration. Ages ago God spoke of this by the lips of his holy prophets; for 22 Moses said,</text:span></text:p>
        <text:p text:style-name="P125"><text:span text:style-name="CharStyle16">The Lord our God will raise up a prophet for you from among your brotherhood, as he raised me:</text:span></text:p>
        <text:p text:style-name="P103"><text:span text:style-name="CharStyle16">you must listen to whatever he may tell you.</text:span></text:p>
        <text:list xml:id="list2590829303225675853" text:style-name="L5">
          <text:list-item>
            <text:p text:style-name="P341"><text:span text:style-name="CharStyle17"><text:tab/></text:span><text:span text:style-name="CharStyle16">Any soul that will not listen</text:span></text:p>
          </text:list-item>
        </text:list>
        <text:p text:style-name="P90"><text:span text:style-name="CharStyle16">to this prophet shall be exterminated from the People;</text:span></text:p>
        <text:list xml:id="list165105640912963" text:continue-numbering="true" text:style-name="L5">
          <text:list-item>
            <text:p text:style-name="P181"><text:span text:style-name="CharStyle13"><text:tab/>and all the prophets who have spoken since Samuel and his successors have also announced</text:span></text:p>
          </text:list-item>
          <text:list-item>
            <text:p text:style-name="P181"><text:span text:style-name="CharStyle13"><text:tab/>these days. Now you are the sons of the prophets and of the covenant which God made with your fathers when he said to Abraham, </text:span><text:span text:style-name="CharStyle18">all families on earth shall be blessed in your offspring.</text:span></text:p>
          </text:list-item>
          <text:list-item>
            <text:p text:style-name="P198"><text:span text:style-name="CharStyle13"><text:tab/>It was for you first that God raised up his Servant, and sent him to bless you by turning each of you from your wicked ways.”</text:span></text:p>
          </text:list-item>
        </text:list>
        <text:p text:style-name="P20"><text:soft-page-break/><text:span text:style-name="CharStyle13">While they were speaking to the people, they were sur­prised by the priests, the com­mander of the temple, and the</text:span></text:p>
        <text:list xml:id="list165048325652740" text:style-name="L3">
          <text:list-item>
            <text:p text:style-name="P206"><text:span text:style-name="CharStyle13"><text:tab/>Sadducees, who were annoyed at them teaching the people and proclaiming Jesus as an in­stance of resurrection from the</text:span></text:p>
          </text:list-item>
          <text:list-item>
            <text:p text:style-name="P206"><text:span text:style-name="CharStyle13"><text:tab/>dead. They laid hands on them and, as it was now evening, put them in custody till next morn-</text:span></text:p>
          </text:list-item>
          <text:list-item>
            <text:p text:style-name="P354"><text:span text:style-name="CharStyle22"><text:tab/>ing. (A number of those who heard them speak believed, bringing up their numbers to about five thousand.)</text:span></text:p>
          </text:list-item>
          <text:list-item>
            <text:p text:style-name="P210"><text:span text:style-name="CharStyle13"><text:tab/>Next morning a meeting was held in Jerusalem of their rulers,</text:span></text:p>
          </text:list-item>
          <text:list-item>
            <text:p text:style-name="P354"><text:span text:style-name="CharStyle22"><text:tab/>elders and scribes, which was attended by the high priest Annas, by Caiaphas, John, Alex­ander, and all the members of</text:span></text:p>
          </text:list-item>
          <text:list-item>
            <text:p text:style-name="P328"><text:span text:style-name="CharStyle45"><text:tab/>the high priest’s family. They made the men stand before them and inquired, “By what author­ity, in whose name, have you *</text:span></text:p>
          </text:list-item>
          <text:list-item>
            <text:p text:style-name="P210"><text:span text:style-name="CharStyle13"><text:tab/>done this?” Then Peter, filled with the holy Spirit, said to them: “Rulers of the people and</text:span></text:p>
          </text:list-item>
          <text:list-item>
            <text:p text:style-name="P210"><text:span text:style-name="CharStyle13"><text:tab/>elders of Israel, if we are being</text:span></text:p>
          </text:list-item>
        </text:list>
        <text:p text:style-name="P28"><text:span text:style-name="CharStyle43">*With a touch of superciliousness</text:span></text:p>
        <text:p text:style-name="P24"><text:span text:style-name="CharStyle43">(‘men like you!’), which is perhaps bet­ter expressed in reading aloud than by</text:span></text:p>
        <text:p text:style-name="P24"><text:span text:style-name="CharStyle43">any verbal periphrasis.</text:span></text:p>
        <text:p text:style-name="P19"><text:span text:style-name="CharStyle13">cross-examined to-day upon a benefit rendered to a cripple, upon how this man got better, you and the people of Israel 10 must all know this, that he stands before you strong and well, thanks to the name of Jesus Christ the Nazarene whom you crucified and whom God raised from the dead. He is n </text:span><text:span text:style-name="CharStyle18">the stone despised by</text:span><text:span text:style-name="CharStyle13"> you </text:span><text:span text:style-name="CharStyle18">builders,</text:span></text:p>
        <text:p text:style-name="P108"><text:span text:style-name="CharStyle16">which has become head of the comer.</text:span></text:p>
        <text:p text:style-name="P19"><text:span text:style-name="CharStyle13">There is no salvation by anyone 12 else, nor even a second Name under heaven appointed for us men and our salvation.”</text:span></text:p>
        <text:p text:style-name="P77"><text:span text:style-name="CharStyle13">They were astonished to no- 13 tice how outspoken Peter and John were, and to discover that they were uncultured persons and mere outsiders; they recog­nized them as having been com­panions of Jesus, but as they 14 saw the man who had been healed standing beside them, they could say nothing. Order- 15 ing them to withdraw from the Sanhedrin, they proceeded to hold a consultation. “What are </text:span><text:span text:style-name="CharStyle18">16 </text:span><text:span text:style-name="CharStyle13">we to do with these men?” they said. “It is plain to all the in­habitants of Jerusalem that a miracle has admittedly been worked by them. That we can­not deny. However, to keep 17 things from going any further with the people, we had better threaten them that they are not to tell anyone in future about this Name.” So they called the 18 men in and ordered them not to speak or teach a single sentence about the Name of Jesus. But 19 Peter and John replied, “Decide for yourselves whether it is right before God to obey you rather than God; certainly we cannot 20 give up speaking of what we have seen and heard.” Then 21</text:span></text:p>
        <text:p text:style-name="P50"><text:span text:style-name="CharStyle13">they threatened them still further and let them go; on ac­count of the people, they found themselves unable to find any means of punishing them, for everybody was glorifying God over what had happened</text:span></text:p>
        <text:list xml:id="list2354609593157646148" text:style-name="L6">
          <text:list-item>
            <text:p text:style-name="P182"><text:span text:style-name="CharStyle13"><text:tab/>(the man on whom this miracle of healing had been performed, being more than forty years old).</text:span></text:p>
          </text:list-item>
          <text:list-item>
            <text:p text:style-name="P219"><text:span text:style-name="CharStyle13"><text:tab/>On being released they went to their friends and related what the high priests and elders had</text:span></text:p>
          </text:list-item>
          <text:list-item>
            <text:p text:style-name="P199"><text:span text:style-name="CharStyle13"><text:tab/>said; and on hearing this the entire company raised their cry to God, “O Sovereign Lord, thou art he * who made </text:span><text:span text:style-name="CharStyle47">heaven, earth, and sea, and all that in them is,</text:span></text:p>
          </text:list-item>
          <text:list-item>
            <text:p text:style-name="P199"><text:span text:style-name="CharStyle13"><text:tab/>who said to our fathers t by the holy Spirit through the lips of thy servant David,</text:span></text:p>
          </text:list-item>
        </text:list>
        <text:p text:style-name="P104"><text:span text:style-name="CharStyle49">Why did the Gentiles rage, and the peoples vainly con­spire?</text:span></text:p>
        <text:list xml:id="list165105846780691" text:continue-numbering="true" text:style-name="L6">
          <text:list-item>
            <text:p text:style-name="P330"><text:span text:style-name="CharStyle50"><text:tab/></text:span><text:span text:style-name="CharStyle49">Kings of the earth stood ready, rulers mustered together</text:span></text:p>
          </text:list-item>
        </text:list>
        <text:p text:style-name="P121"><text:span text:style-name="CharStyle49">against the Lord and his Christ.</text:span></text:p>
        <text:list xml:id="list165105146228604" text:continue-numbering="true" text:style-name="L6">
          <text:list-item>
            <text:p text:style-name="P182"><text:soft-page-break/><text:span text:style-name="CharStyle13"><text:tab/>In this very city they actually mustered against thy holy Serv­ant Jesus, whom thou didst con­secrate—Herod and Pontius Pilate, together with the Gen­tiles and the people of Israel,</text:span></text:p>
          </text:list-item>
          <text:list-item>
            <text:p text:style-name="P182"><text:span text:style-name="CharStyle13"><text:tab/>mustering to carry out what thy hand had traced, thy purpose</text:span></text:p>
          </text:list-item>
          <text:list-item>
            <text:p text:style-name="P199"><text:span text:style-name="CharStyle13"><text:tab/>had decreed. So now, O Lord, consider the threats of these men, and grant that thy serv­ants may be perfectly fearless in</text:span></text:p>
          </text:list-item>
          <text:list-item>
            <text:p text:style-name="P199"><text:span text:style-name="CharStyle13"><text:tab/>speaking thy word, when thy hand is stretched out to heal and to perform miracles and wonders by the name of thy</text:span></text:p>
          </text:list-item>
          <text:list-item>
            <text:p text:style-name="P329"><text:span text:style-name="CharStyle45"><text:tab/>holy Servant Jesus.” At their prayer the place of meeting was</text:span></text:p>
          </text:list-item>
        </text:list>
        <text:p text:style-name="P53"><text:span text:style-name="CharStyle43">* Omitting (6 Seisl. t Accepting Hort’s suggestion that too</text:span></text:p>
        <text:p text:style-name="P24"><text:span text:style-name="CharStyle43">aaxpdg is a corruption of xoig jtaxodciv,</text:span></text:p>
        <text:p text:style-name="P24"><text:span text:style-name="CharStyle43">though the text even then seems to in­clude </text:span><text:span text:style-name="CharStyle51">a </text:span><text:span text:style-name="CharStyle43">gloss somewhere.</text:span></text:p>
        <text:p text:style-name="P19"><text:span text:style-name="CharStyle13">shaken, and they were all filled with the holy Spirit, speaking God’s word fearlessly; the apos- </text:span><text:span text:style-name="CharStyle20">33 </text:span><text:span text:style-name="CharStyle13">ties gave their testimony to the resurrection of the Lord Jesus with great power, and great grace was upon them all.*</text:span></text:p>
        <text:p text:style-name="P64"><text:span text:style-name="CharStyle13">Now there was but one heart 32 and soul among the multitude of the believers; not one of them considered anything his personal property, they shared all they had with one another. There </text:span><text:span text:style-name="CharStyle20">34 </text:span><text:span text:style-name="CharStyle13">was not a needy person among them, for those who owned land or houses would sell them and bring the proceeds of the sale, laying the money before the feet </text:span><text:span text:style-name="CharStyle20">35 </text:span><text:span text:style-name="CharStyle13">of the apostles; it was then dis­tributed according to each in­dividual’s need. Thus Joseph, 36 who was surnamed Barnabas or (as it may be translated) ‘Son of Encouragement’ by the apostles, a Levite of Cypriote birth, sold a 37 farm belonging to him and brought the money, which he placed before the feet of the apostles.</text:span></text:p>
        <text:p text:style-name="P64"><text:span text:style-name="CharStyle13">But a man called Ananias, f? who with his wife Sapphira had sold some property appro- 2 printed some of the purchase- money with the connivance of his wife; he brought only part of it to lay before the feet of the apostles. “Ananias,” said Peter, 3 “why has Satan filled your heart and made you cheat the holy Spirit by appropriating some of the money paid for the land? When it remained unsold, did it 4 not remain your own? And even after the sale, was the money not yours to do as you pleased about it? How could you think of doing a thing like this? You have not defrauded men but God.” When Ananias heard 5</text:span></text:p>
        <text:p text:style-name="P96"><text:span text:style-name="CharStyle43">‘ Transposing ver. 33 to its origina’ position after ver. 31.</text:span></text:p>
      </text:section>
      <text:section text:style-name="Sect4" text:name="Section5">
        <text:p text:style-name="P277"><text:span text:style-name="CharStyle13">this, he fell down and expired. (Great awe came over all who</text:span></text:p>
        <text:list xml:id="list4950314964793557843" text:style-name="L7">
          <text:list-item>
            <text:p text:style-name="P161"><text:span text:style-name="CharStyle13"><text:tab/>heard of it.) And the younger men rose, wrapped the body up and carried it away to be</text:span></text:p>
          </text:list-item>
          <text:list-item>
            <text:p text:style-name="P161"><text:span text:style-name="CharStyle13"><text:tab/>buried. After an interval of about three hours his wife hap­pened to come in, quite uncon­scious of what had occurred.</text:span></text:p>
          </text:list-item>
          <text:list-item>
            <text:p text:style-name="P161"><text:span text:style-name="CharStyle13"><text:tab/>“Tell me,” said Peter, “did you only sell the land for such and such a sum?” “Yes,” she said, “that was all we sold it for.”</text:span></text:p>
          </text:list-item>
          <text:list-item>
            <text:p text:style-name="P161"><text:span text:style-name="CharStyle13"><text:tab/>Peter said to her, “How could you arrange to put the Lord’s Spirit to the proof? Listen, there are the footsteps of the men who have buried your hus­band! They are at the door, and they will carry you out as well.”</text:span></text:p>
          </text:list-item>
          <text:list-item>
            <text:p text:style-name="P164"><text:span text:style-name="CharStyle13"><text:tab/>Instantly she fell down at their feet and expired. The younger men came in to find her dead; they carried her out and buried</text:span></text:p>
          </text:list-item>
          <text:list-item>
            <text:p text:style-name="P164"><text:span text:style-name="CharStyle13"><text:tab/>her beside her husband. Great awe came over the whole church and over all who heard of this.</text:span></text:p>
          </text:list-item>
          <text:list-item>
            <text:p text:style-name="P167"><text:span text:style-name="CharStyle13"><text:tab/>Now they all without excep­tion met in the portico of Solo-</text:span></text:p>
          </text:list-item>
          <text:list-item>
            <text:p text:style-name="P168"><text:span text:style-name="CharStyle13"><text:tab/>mon. Though the people ex­tolled them, not a soul from the</text:span></text:p>
          </text:list-item>
          <text:list-item>
            <text:p text:style-name="P168"><text:span text:style-name="CharStyle13"><text:tab/>outside dared to join them. On the other hand, crowds of men and women who believed in the</text:span></text:p>
          </text:list-item>
        </text:list>
        <text:list xml:id="list2665371839420052160" text:style-name="L8">
          <text:list-item>
            <text:p text:style-name="P169"><text:span text:style-name="CharStyle13"><text:tab/>Lord were brought in. Many miracles and wonders were per­formed among the people by</text:span></text:p>
          </text:list-item>
        </text:list>
        <text:list xml:id="list165048191677694" text:style-name="L7">
          <text:list-item>
            <text:p text:style-name="P168"><text:span text:style-name="CharStyle13"><text:tab/>the apostles* In fact, invalids were actually carried into the streets and laid on beds and mattresses, so that, when Peter passed, his shadow at anyrate might fall on one or other of</text:span></text:p>
          </text:list-item>
          <text:list-item>
            <text:p text:style-name="P168"><text:span text:style-name="CharStyle13"><text:tab/>them. Crowds gathered even from the towns near Jerusalem, bringing invalids and people troubled with unclean spirits, all of whom were healed.</text:span></text:p>
          </text:list-item>
        </text:list>
        <text:p text:style-name="P54"><text:span text:style-name="CharStyle43">* Transposing the first clause of ver.</text:span></text:p>
        <text:p text:style-name="P44"><text:span text:style-name="CharStyle43">12 to the beginning of ver. 15.</text:span></text:p>
        <text:p text:style-name="P83"><text:span text:style-name="CharStyle13">This filled the high priest 17 Annas * and his allies, the Sad- ducean party, with bitter jeal­ousy; they laid hands on the 18 apostles and put them into the public prison, but an angel of 19 the Lord opened the prison-doors during the night and brought them out, saying, “Go and stand 20 in the temple, telling the people all about this Life.” With these 21 orders they went into the temple about dawn and proceeded to teach. Meantime the high priest and his allies met, called the Sanhedrin together and the council of seniors belonging to the sons of Israel, and then sent to prison for the men. But as 22 the attendants did not find them when they got to the prison, they came back to re­port, “We found the prison 23 safely locked up, with the sen­tries posted at the doors, but on opening the doors we found no one inside!” On hearing this the 24 commander of the temple and the high priests were quite at a loss to know what to make of it. However, someone came and 25 reported to them, “Here are the very men you put in prison, standing in the temple and teaching the people!”</text:span></text:p>
        <text:p text:style-name="P83"><text:span text:style-name="CharStyle13">At this the commander went 26 off with the attendants and fetched them—but without using violence, for fear that the peo­ple would pelt them with stones. They conducted them before the 27 Sanhedrin, and the high priest asked them, “We strictly for- 28 bade you to teach about this Name, did we not? And here you have filled Jerusalem with your doctrine! You want to make us responsible for this</text:span></text:p>
        <text:p text:style-name="P87"><text:span text:style-name="CharStyle43">* Blass’s brilliant conjecture for the dvcurrdg of the ordinary text. It is not entirely without manuscript evidence.</text:span></text:p>
        <text:list xml:id="list2320889995168662911" text:style-name="L9">
          <text:list-item>
            <text:p text:style-name="P281"><text:span text:style-name="CharStyle13"><text:tab/>man’s death!” Peter and the apostles answered, “One must</text:span></text:p>
          </text:list-item>
          <text:list-item>
            <text:p text:style-name="P281"><text:span text:style-name="CharStyle13"><text:tab/>obey God rather than men. The God of our fathers raised Jesus whom you had murdered by</text:span></text:p>
          </text:list-item>
          <text:list-item>
            <text:p text:style-name="P281"><text:span text:style-name="CharStyle13"><text:tab/></text:span><text:span text:style-name="CharStyle18">hanging him on a gibbet.</text:span><text:span text:style-name="CharStyle13"> God lifted him up to his right hand as our pioneer and saviour, in order </text:span><text:soft-page-break/><text:span text:style-name="CharStyle13">to grant repentance and</text:span></text:p>
          </text:list-item>
          <text:list-item>
            <text:p text:style-name="P281"><text:span text:style-name="CharStyle13"><text:tab/>remission of sins to Israel. To these facts we bear witness, with the holy Spirit which God has given to those who obey</text:span></text:p>
          </text:list-item>
          <text:list-item>
            <text:p text:style-name="P281"><text:span text:style-name="CharStyle13"><text:tab/>him.” On hearing this, they were so furious that they de­termined to make away with</text:span></text:p>
          </text:list-item>
          <text:list-item>
            <text:p text:style-name="P281"><text:span text:style-name="CharStyle13"><text:tab/>the apostles. But a Pharisee in the Sanhedrin called Gamaliel, a doctor of the Law who was highly respected by all the peo­ple, got up and ordered the apostles to be removed for a</text:span></text:p>
          </text:list-item>
          <text:list-item>
            <text:p text:style-name="P281"><text:span text:style-name="CharStyle13"><text:tab/>few moments. Then he said, “Men of Israel, take care what</text:span></text:p>
          </text:list-item>
          <text:list-item>
            <text:p text:style-name="P281"><text:span text:style-name="CharStyle13"><text:tab/>you do with these men. In days gone by Theudas started up, claiming to be a person of im­portance; a number of men, about four hundred of them, rallied to him, but he was slain, and all his followers were dis-</text:span></text:p>
          </text:list-item>
          <text:list-item>
            <text:p text:style-name="P281"><text:span text:style-name="CharStyle13"><text:tab/>persed and wiped out. After him Judas the Galilean started up, at the time of the census, and got people to desert to him; but he perished too, and all his</text:span></text:p>
          </text:list-item>
          <text:list-item>
            <text:p text:style-name="P281"><text:span text:style-name="CharStyle13"><text:tab/>followers were scattered. So I advise you to-day to leave these men to themselves. Let them alone. If this project or enter­prise springs from men, it will</text:span></text:p>
          </text:list-item>
          <text:list-item>
            <text:p text:style-name="P281"><text:span text:style-name="CharStyle13"><text:tab/>collapse; whereas, if it really springs from God, you will be unable to put them down. You may even find yourselves fight-</text:span></text:p>
          </text:list-item>
          <text:list-item>
            <text:p text:style-name="P281"><text:span text:style-name="CharStyle13"><text:tab/>ing God!” They gave in to ham, and after summoning the apos­tles and giving them a flogging, they released them with instruc­tions that they were not to speak</text:span></text:p>
          </text:list-item>
          <text:list-item>
            <text:p text:style-name="P281"><text:span text:style-name="CharStyle13"><text:tab/>about the name of Jesus. The</text:span></text:p>
          </text:list-item>
        </text:list>
        <text:p text:style-name="P40"><text:span text:style-name="CharStyle13">apostles left the Sanhedrin, re­joicing that they had been con­sidered worthy of suffering dis­honour for the sake of the Name; not for a single day did </text:span><text:span text:style-name="CharStyle20">4</text:span><text:span text:style-name="CharStyle13">* they cease to teach and preach the gospel of Jesus the Christ in the temple and at home.</text:span></text:p>
        <text:p text:style-name="P75"><text:span text:style-name="CharStyle13">During these days, when </text:span><text:span text:style-name="CharStyle18">fl </text:span><text:span text:style-name="CharStyle13">the disciples were increasing ” in number, the Hellenists began to complain against the He­brews, on the ground that their widows were being overlooked in the daily distribution of food. So the twelve summoned the 2 main body of the disciples and said: “It is not desirable that we should drop preaching the word of God and attend to meals. Brothers, look out seven </text:span><text:span text:style-name="CharStyle20">3 </text:span><text:span text:style-name="CharStyle13">of your own number, men of good reputation who are full of the Spirit and of wisdom. We will appoint them to this duty, but we will continue to devote 4 ourselves to prayer and the ministry of the word.” This </text:span><text:span text:style-name="CharStyle20">5 </text:span><text:span text:style-name="CharStyle13">plan commended itself to the whole body, and they chose Stephen, a man full of faith and the holy Spirit, Philip, Pro­chorus, Nikanor, Timon, Par- rnenas, and Nikolaos a prose­lyte from Antioch; these men </text:span><text:span text:style-name="CharStyle20">6 </text:span><text:span text:style-name="CharStyle13">they presented to the apostles, who, after prayer, laid their hands upon them.</text:span></text:p>
        <text:p text:style-name="P76"><text:span text:style-name="CharStyle13">And the word of God spread; </text:span><text:span text:style-name="CharStyle20">7 </text:span><text:span text:style-name="CharStyle13">the number of the disciples in Jerusalem greatly increased, and a host of priests became obedient to the faith.</text:span></text:p>
        <text:p text:style-name="P76"><text:span text:style-name="CharStyle13">Now Stephen, who was full of </text:span><text:span text:style-name="CharStyle20">8 </text:span><text:span text:style-name="CharStyle13">grace and power, performed great wonders and miracles among the people. Some of 9 those who belonged to the so- called synagogue of the Lib-</text:span></text:p>
        <text:p text:style-name="P91"><text:span text:style-name="CharStyle13">vans,* the Cyremans, and the Alexandrians, as well as to that of the Cilieians and Asiatics, started a dispute with Stephen,</text:span></text:p>
        <text:list xml:id="list165047957019353" text:style-name="L3">
          <text:list-item>
            <text:p text:style-name="P138"><text:span text:style-name="CharStyle13"><text:tab/>but they could not meet the wisdom and the Spirit with</text:span></text:p>
          </text:list-item>
        </text:list>
        <text:p text:style-name="P57"><text:span text:style-name="CharStyle13">xi which he spoke. They then in­stigated people to say, “We have heard him talking blasphemy</text:span></text:p>
        <text:list xml:id="list6610038862789719779" text:style-name="L10">
          <text:list-item>
            <text:p text:style-name="P139"><text:span text:style-name="CharStyle13"><text:tab/>against Moses and God.” In this way they excited the people, the elders, and the scribes, who rushed on him, dragged him away, and took him before the</text:span></text:p>
          </text:list-item>
          <text:list-item>
            <text:p text:style-name="P139"><text:span text:style-name="CharStyle13"><text:tab/>Sanhedrin. They also brought forward false witnesses to say, “This fellow is never done talk­ing against this holy Place and</text:span></text:p>
          </text:list-item>
          <text:list-item>
            <text:p text:style-name="P139"><text:soft-page-break/><text:span text:style-name="CharStyle13"><text:tab/>the Law! Why, we have heard him say that Jesus the Nazarene will destroy this Place and change the customs handed down to us by Moses!”</text:span></text:p>
          </text:list-item>
          <text:list-item>
            <text:p text:style-name="P143"><text:span text:style-name="CharStyle13"><text:tab/>Then all who were seated in the Sanhedrin fixed their eyes on him, and saw that his face shone like the face of an angel.</text:span></text:p>
          </text:list-item>
        </text:list>
        <text:p text:style-name="Body_20_text_20__28_3_29__20__2b__20_DropCap4">7<text:span text:style-name="CharStyle10"><text:tab/>Said the high priest, “Is this true?”</text:span></text:p>
        <text:p text:style-name="P20"><text:span text:style-name="CharStyle13">2 “Listen, brothers and fathers,” said Stephen. “The </text:span><text:span text:style-name="CharStyle18">God of glory</text:span><text:span text:style-name="CharStyle13"> appeared to our father Abraham when he was still in Mesopotamia, before ever he 3 stayed in Harran, </text:span><text:span text:style-name="CharStyle18">and said to him, ‘Leave your land and your countrymen and come to what- 4 ever</text:span><text:span text:style-name="CharStyle13"> t </text:span><text:span text:style-name="CharStyle18">land I show you!</text:span><text:span text:style-name="CharStyle13"> Then he left the land of the Chaldeans and stayed in Harran. From Harran God shifted him, after his father’s death, to this land S which you now inhabit. But </text:span><text:span text:style-name="CharStyle18">he did, not give</text:span><text:span text:style-name="CharStyle13"> him any inheritance in it, not </text:span><text:span text:style-name="CharStyle18">even a foot of the land; </text:span><text:span text:style-name="CharStyle13">all he did was to promise that he</text:span></text:p>
        <text:p text:style-name="P110"><text:span text:style-name="CharStyle43">* Reading- Ai(3v&lt;rrtvcov instead of the At^eexivcov of the text. This, as Blass points out, gives “the African Jews in the geographical order of their original dwelling-places.” f Omitting [xr'r].</text:span></text:p>
        <text:p text:style-name="P31"><text:span text:style-name="CharStyle17">would </text:span><text:span text:style-name="CharStyle16">give it</text:span><text:span text:style-name="CharStyle17"> as a possession </text:span><text:span text:style-name="CharStyle16">to him and to his offspring after him</text:span><text:span text:style-name="CharStyle17"> (he at the time being child­less). What God said was this: </text:span><text:span text:style-name="CharStyle34">6 </text:span><text:span text:style-name="CharStyle16">‘His offspring shall sojourn in a foreign land, where they shall be enslaved and oppressed for four hundred years. But,’</text:span><text:span text:style-name="CharStyle17"> said God, </text:span><text:span text:style-name="CharStyle34">7 </text:span><text:span text:style-name="CharStyle17">’/ * </text:span><text:span text:style-name="CharStyle16">will pass sentence on the na­tion that has made them slaves, and then they will get away to worship me in this</text:span><text:span text:style-name="CharStyle17"> Place.’ God f also gave him </text:span><text:span text:style-name="CharStyle16">the covenant of circumcision.</text:span><text:span text:style-name="CharStyle17"> So Abraham be­came the father of Isaac, </text:span><text:span text:style-name="CharStyle16">whom he circumcised on the eighth day,</text:span><text:span text:style-name="CharStyle17"> Isaac was the father of Jacob, and Jacob of the twelve patriarchs. </text:span><text:span text:style-name="CharStyle16">Out of jealousy</text:span><text:span text:style-name="CharStyle17"> the </text:span><text:span text:style-name="CharStyle34">9 </text:span><text:span text:style-name="CharStyle17">patriarchs </text:span><text:span text:style-name="CharStyle16">sold Joseph into Egypt;</text:span><text:span text:style-name="CharStyle17"> but </text:span><text:span text:style-name="CharStyle16">God was with him, </text:span><text:span text:style-name="CharStyle17">rescuing him from all his troubles 10 and </text:span><text:span text:style-name="CharStyle16">allowing him to find favour </text:span><text:span text:style-name="CharStyle17">for his wisdom </text:span><text:span text:style-name="CharStyle16">with Pharaoh king of Egypt, who appointed him viceroy over Egypt and over all his own household. Now</text:span><text:span text:style-name="CharStyle17"> 11 </text:span><text:span text:style-name="CharStyle16">a famine came over the whole of Egypt</text:span><text:span text:style-name="CharStyle17"> and Canaan, attended with great misery, so that our ancestors could not find prov­ender. </text:span><text:span text:style-name="CharStyle16">Biit, hearing there was</text:span><text:span text:style-name="CharStyle17"> 12 </text:span><text:span text:style-name="CharStyle16">food in Egypt,</text:span><text:span text:style-name="CharStyle17"> Jacob sent our ancestors on their first visit to that country; at their second 13 visit </text:span><text:span text:style-name="CharStyle16">Joseph made himself known to his brothers,</text:span><text:span text:style-name="CharStyle17"> and Pharaoh was informed of Joseph’s lineage. Then Joseph sent for his father 14 Jacob and all his kinsfolk, </text:span><text:span text:style-name="CharStyle16">amounting to seventy-five souls; </text:span><text:span text:style-name="CharStyle17">and Jacob </text:span><text:span text:style-name="CharStyle16">went south to Egypt.</text:span><text:span text:style-name="CharStyle17"> 15 </text:span><text:span text:style-name="CharStyle16">When he</text:span><text:span text:style-name="CharStyle17"> and our ancestors </text:span><text:span text:style-name="CharStyle16">died, they were carried across to She-</text:span><text:span text:style-name="CharStyle17"> 16 </text:span><text:span text:style-name="CharStyle16">chem</text:span><text:span text:style-name="CharStyle17"> and laid </text:span><text:span text:style-name="CharStyle16">in the tomb which Abraham had bought</text:span><text:span text:style-name="CharStyle17"> for a sum of money </text:span><text:span text:style-name="CharStyle16">from the sons of Hamor in Shechem.</text:span><text:span text:style-name="CharStyle17"> As the 17</text:span></text:p>
        <text:p text:style-name="P26"><text:span text:style-name="CharStyle43">* The T is emphatic. When the New</text:span></text:p>
        <text:p text:style-name="P29"><text:span text:style-name="CharStyle55">Testament is read aloud, as it was origin­ally meant to be, such stresses can be brought out.</text:span></text:p>
      </text:section>
      <text:section text:style-name="Sect4" text:name="Section6">
        <text:p text:style-name="P278"><text:span text:style-name="CharStyle13">time approached for the promise which God had made to Abra­ham, the people </text:span><text:span text:style-name="CharStyle18">grew and multi-</text:span></text:p>
        <text:list xml:id="list8076241529446046504" text:style-name="L11">
          <text:list-item>
            <text:p text:style-name="P337"><text:span text:style-name="CharStyle17"><text:tab/></text:span><text:span text:style-name="CharStyle16">plied</text:span><text:span text:style-name="CharStyle17"> in Egypt, till </text:span><text:span text:style-name="CharStyle16">another king arose to rule Egypt who knew</text:span></text:p>
          </text:list-item>
          <text:list-item>
            <text:p text:style-name="P224"><text:span text:style-name="CharStyle13"><text:tab/></text:span><text:span text:style-name="CharStyle18">nothing of Joseph. He took a cunning method with</text:span><text:span text:style-name="CharStyle13"> our race; </text:span><text:span text:style-name="CharStyle18">he oppressed</text:span><text:span text:style-name="CharStyle13"> our ancestors by forcing them to expose their in­fants, to prevent them </text:span><text:span text:style-name="CharStyle18">from sur-</text:span></text:p>
          </text:list-item>
          <text:list-item>
            <text:p text:style-name="P183"><text:span text:style-name="CharStyle18"><text:tab/>viving.</text:span><text:span text:style-name="CharStyle13"> It was at this period that Moses was born, a di­vinely </text:span><text:span text:style-name="CharStyle18">beautiful</text:span><text:span text:style-name="CharStyle13"> child. </text:span><text:span text:style-name="CharStyle18">For three months</text:span><text:span text:style-name="CharStyle13"> he was brought up in</text:span></text:p>
          </text:list-item>
          <text:list-item>
            <text:p text:style-name="P183"><text:span text:style-name="CharStyle13"><text:tab/>his father’s house; then he was exposed, but </text:span><text:span text:style-name="CharStyle18">Pharaoh’s daughter adopted</text:span><text:span text:style-name="CharStyle13"> him and brought him up </text:span><text:span text:style-name="CharStyle18">as her own son.</text:span></text:p>
          </text:list-item>
          <text:list-item>
            <text:p text:style-name="P183"><text:span text:style-name="CharStyle13"><text:tab/>So Moses was educated in all the culture of the Egyptians; he was a strong man in speech and</text:span></text:p>
          </text:list-item>
          <text:list-item>
            <text:p text:style-name="P183"><text:span text:style-name="CharStyle13"><text:tab/>action. When he completed his fortieth year, it occurred to him to visit </text:span><text:span text:style-name="CharStyle18">his brothers, the</text:span></text:p>
          </text:list-item>
          <text:list-item>
            <text:p text:style-name="P183"><text:span text:style-name="CharStyle13"><text:tab/></text:span><text:span text:style-name="CharStyle18">sons of Israel.</text:span><text:span text:style-name="CharStyle13"> He saw one of them being badly treated, so he defended him, </text:span><text:span text:style-name="CharStyle18">struck down the Egyptian,</text:span><text:span text:style-name="CharStyle13"> and thus avenged the man who had been wronged.</text:span></text:p>
          </text:list-item>
          <text:list-item>
            <text:p text:style-name="P183"><text:span text:style-name="CharStyle13"><text:tab/>(He thought his brothers would understand that God was going to bring them deliverance by means of him, but they did not</text:span></text:p>
          </text:list-item>
          <text:list-item>
            <text:p text:style-name="P183"><text:span text:style-name="CharStyle13"><text:tab/>understand.) Next day he came upon two of them fighting and tried to pacify them. ‘You are brothers!’ he said, ‘why injure</text:span></text:p>
          </text:list-item>
          <text:list-item>
            <text:p text:style-name="P338"><text:span text:style-name="CharStyle17"><text:tab/>one another?’ But </text:span><text:span text:style-name="CharStyle16">the man who was injuring Ms neighbour </text:span><text:span text:style-name="CharStyle17">pushed him aside. </text:span><text:span text:style-name="CharStyle16">‘Who made you ruler and umpire over us?’</text:span></text:p>
          </text:list-item>
          <text:list-item>
            <text:p text:style-name="P338"><text:span text:style-name="CharStyle17"><text:tab/>he asked. </text:span><text:span text:style-name="CharStyle16">‘Do you want to MU me, as you killed the Egyptian</text:span></text:p>
          </text:list-item>
          <text:list-item>
            <text:p text:style-name="P338"><text:span text:style-name="CharStyle17"><text:tab/></text:span><text:span text:style-name="CharStyle16">yesterday?’ At that Moses fled; he became a sojourner in the land of Midian,</text:span><text:span text:style-name="CharStyle17"> where he had</text:span></text:p>
          </text:list-item>
          <text:list-item>
            <text:p text:style-name="P338"><text:span text:style-name="CharStyle17"><text:tab/>two sons bom to him. At the close of forty years </text:span><text:span text:style-name="CharStyle16">an angel of the Lord appeared to him in the flames of a burning thorn- bush, in the desert of mount</text:span></text:p>
          </text:list-item>
        </text:list>
        <text:p text:style-name="P31"><text:span text:style-name="CharStyle17">Sinai. When Moses saw this, he 31 marvelled at the sight; as he went up to look at it, the voice of the Lord said, </text:span><text:span text:style-name="CharStyle24">‘1</text:span><text:span text:style-name="CharStyle16"> am the God </text:span><text:span text:style-name="CharStyle24">3</text:span><text:span text:style-name="CharStyle24"><text:span text:style-name="T1">2 </text:span></text:span><text:span text:style-name="CharStyle16">of your fathers, the God of Abra­ham and Isaac and Jacob.’ </text:span><text:span text:style-name="CharStyle17">Moses was so terrified that he did not dare to look at the bush. </text:span><text:span text:style-name="CharStyle16">But the Lord said to Mm, ‘Take</text:span><text:span text:style-name="CharStyle17"> </text:span><text:span text:style-name="CharStyle34">33 </text:span><text:span text:style-name="CharStyle16">the sandals off your feet, for the place where you are standing is sacred ground. I have indeed</text:span><text:span text:style-name="CharStyle17"> </text:span><text:span text:style-name="CharStyle34">34 </text:span><text:span text:style-name="CharStyle16">seen the oppression of my peo­ple in Egypt, I have heard their groans, and I have come down to rescue them. Come now, I will send you back to Egypt.’</text:span></text:p>
        <text:p text:style-name="P18"><text:span text:style-name="CharStyle13">The Moses they refused, when </text:span><text:span text:style-name="CharStyle20">35 </text:span><text:span text:style-name="CharStyle13">they said, </text:span><text:span text:style-name="CharStyle47">‘Who made you ruler and umpire?’</text:span><text:span text:style-name="CharStyle13">—that was the very man whom God sent to rule and to redeem them, by aid of the angel who had appeared to him in the bush. He it was who led </text:span><text:span text:style-name="CharStyle18">36 </text:span><text:span text:style-name="CharStyle13">them forth, performing </text:span><text:span text:style-name="CharStyle47">wonders and signs in the land of Egypt, </text:span><text:span text:style-name="CharStyle13">at the Red Sea, and </text:span><text:span text:style-name="CharStyle47">in the desert during forty years.</text:span><text:span text:style-name="CharStyle56"> </text:span><text:span text:style-name="CharStyle13">(This was </text:span><text:span text:style-name="CharStyle47">37 </text:span><text:span text:style-name="CharStyle13">the Moses who told the sons of Israel, </text:span><text:span text:style-name="CharStyle47">‘God will raise up a prophet for you from among your brotherhood, as he raised me.’)</text:span><text:span text:style-name="CharStyle56"> </text:span><text:span text:style-name="CharStyle13">This was the man who at 38 the assembly in the desert inter­vened between the angel who spoke to him on mount Sinai and our fathers; he received living Words to be given to us.</text:span></text:p>
        <text:p text:style-name="P19"><text:span text:style-name="CharStyle13">But our fathers would not sub- </text:span><text:span text:style-name="CharStyle20">39 </text:span><text:span text:style-name="CharStyle13">mit to him; they pushed him aside and </text:span><text:span text:style-name="CharStyle47">hankered</text:span><text:span text:style-name="CharStyle56"> </text:span><text:span text:style-name="CharStyle13">secretly </text:span><text:span text:style-name="CharStyle47">after Egypt.</text:span><text:span text:style-name="CharStyle56"> </text:span><text:span text:style-name="CharStyle13">They told Aaron, 40 </text:span><text:span text:style-name="CharStyle47">‘Make gods that will march in front of us! As for this Moses who led us out of Egypt, we don’t know what has happened to him!’</text:span><text:span text:style-name="CharStyle56"> </text:span><text:span text:style-name="CharStyle13">They actually </text:span><text:span text:style-name="CharStyle47">made a</text:span><text:span text:style-name="CharStyle56"> </text:span><text:span text:style-name="CharStyle13">41 </text:span><text:span text:style-name="CharStyle47">calf</text:span><text:span text:style-name="CharStyle56"> </text:span><text:span text:style-name="CharStyle13">in those days, </text:span><text:span text:style-name="CharStyle47">offered sacri­fice</text:span><text:span text:style-name="CharStyle56"> </text:span><text:span text:style-name="CharStyle13">to this idol, and grew festive over what their own hands had manufactured. So God turned 42</text:span></text:p>
        <text:p text:style-name="P343"><text:span text:style-name="CharStyle17">from them, abandoning them to the worship of </text:span><text:span text:style-name="CharStyle16">the starry Host</text:span><text:span text:style-name="CharStyle17">— as it is written in the book of the prophets, </text:span><text:span text:style-name="CharStyle16">Did you offer me victims and sacrifices during the jorty years in the desert, 0</text:span></text:p>
        <text:list xml:id="list6951701618924174091" text:style-name="L12">
          <text:list-item>
            <text:p text:style-name="P344"><text:span text:style-name="CharStyle17"><text:tab/></text:span><text:span text:style-name="CharStyle16">house of Israel? No, it was the tent of Moloch and the star- symbol of Rephan your god that you carried, figures that you manufactured</text:span><text:span text:style-name="CharStyle17"> for worship. </text:span><text:span text:style-name="CharStyle16">So now I will transport you beyond</text:span></text:p>
          </text:list-item>
          <text:list-item>
            <text:p text:style-name="P285"><text:span text:style-name="CharStyle18"><text:tab/>Babylon!</text:span><text:span text:style-name="CharStyle13"> In the desert our fathers had the tent of witness as arranged by Him </text:span><text:span text:style-name="CharStyle18">who told Moses to make it after the pat-</text:span></text:p>
          </text:list-item>
          <text:list-item>
            <text:p text:style-name="P285"><text:span text:style-name="CharStyle18"><text:tab/>tern he had seen;</text:span><text:span text:style-name="CharStyle13"> it was passed on and borne in by our fathers as with Joshua they </text:span><text:span text:style-name="CharStyle18">took posses­sion of</text:span><text:span text:style-name="CharStyle13"> the territory of the na­tions whom God drove out be­fore our fathers. So it re­mained down to the days of</text:span></text:p>
          </text:list-item>
          <text:list-item>
            <text:p text:style-name="P285"><text:span text:style-name="CharStyle13"><text:tab/>David. He found favour with God and asked permission </text:span><text:span text:style-name="CharStyle18">to devise a dwelling for the God of</text:span></text:p>
          </text:list-item>
          <text:list-item>
            <text:p text:style-name="P345"><text:span text:style-name="CharStyle17"><text:tab/></text:span><text:span text:style-name="CharStyle16">Jacob.</text:span><text:span text:style-name="CharStyle17"> It was </text:span><text:span text:style-name="CharStyle16">Solomon,</text:span><text:span text:style-name="CharStyle17"> how­ever, who </text:span><text:span text:style-name="CharStyle16">built him a house.</text:span></text:p>
          </text:list-item>
          <text:list-item>
            <text:p text:style-name="P289"><text:span text:style-name="CharStyle13"><text:tab/>And yet the most High does not dwell in houses made by hands; as the prophet says,</text:span></text:p>
          </text:list-item>
          <text:list-item>
            <text:p text:style-name="P346"><text:span text:style-name="CharStyle17"><text:tab/></text:span><text:span text:style-name="CharStyle16">Heaven is my throne,</text:span></text:p>
          </text:list-item>
        </text:list>
        <text:p text:style-name="P103"><text:span text:style-name="CharStyle16">the earth is a footstool for my feet!</text:span></text:p>
        <text:p text:style-name="P112"><text:span text:style-name="CharStyle16">What house would you build me? saith the Lord.</text:span></text:p>
        <text:p text:style-name="P112"><text:span text:style-name="CharStyle16">On what spot could I settle?</text:span></text:p>
        <text:list xml:id="list165105963319513" text:continue-numbering="true" text:style-name="L12">
          <text:list-item>
            <text:p text:style-name="P346"><text:span text:style-name="CharStyle17"><text:tab/></text:span><text:span text:style-name="CharStyle16">Did not my hand make all</text:span></text:p>
          </text:list-item>
        </text:list>
        <text:p text:style-name="P89"><text:span text:style-name="CharStyle16">this?</text:span></text:p>
        <text:list xml:id="list165105318134748" text:continue-numbering="true" text:style-name="L12">
          <text:list-item>
            <text:p text:style-name="P350"><text:span text:style-name="CharStyle17"><text:tab/></text:span><text:span text:style-name="CharStyle16">Stiff-necked, uncircumcised in heart and ear,</text:span><text:span text:style-name="CharStyle17"> you are always </text:span><text:span text:style-name="CharStyle16">resisting the holy Spirit!</text:span><text:span text:style-name="CharStyle17"> As with your fathers, so with you!</text:span></text:p>
          </text:list-item>
          <text:list-item>
            <text:p text:style-name="P290"><text:span text:style-name="CharStyle13"><text:tab/>Which of the prophets did your fathers fail to persecute? They killed those who announced be­forehand the coming of the Just One. And here you have be­trayed him, murdered him!—</text:span></text:p>
          </text:list-item>
          <text:list-item>
            <text:p text:style-name="P291"><text:span text:style-name="CharStyle13"><text:tab/>you who received the Law that</text:span></text:p>
          </text:list-item>
        </text:list>
        <text:p text:style-name="P19"><text:span text:style-name="CharStyle13">angels transmitted, and have not obeyed it!”</text:span></text:p>
        <text:p text:style-name="P64"><text:span text:style-name="CharStyle13">When they heard this, they </text:span><text:span text:style-name="CharStyle20">54 </text:span><text:span text:style-name="CharStyle13">were furious and gnashed their teeth at him. But he, full of the 55 holy Spirit, gazed up at heaven and saw the glory of God and Jesus standing at God’s right hand. “Look,” he said, “I see 56 heaven open and the Son of man standing at God’s right hand!” With a loud shriek they shut </text:span><text:span text:style-name="CharStyle20">57 </text:span><text:span text:style-name="CharStyle13">their ears and rushed at him like one man. Putting him outside 58 the city, they proceeded to stone him (the witnesses laid their clothes at the feet of a youth called Saul). So they stoned 59 Stephen, who called on the Lord, saying, “Lord Jesus, receive my spirit!” Then he knelt down 60 and cried aloud, “Lord, let not this sin stand against them!” With these words he slept the sleep of death. (Saul quite 0 approved of his murder.) ©</text:span></text:p>
        <text:p text:style-name="P107"><text:span text:style-name="CharStyle13">That day a severe persecution broke out against the church in Jerusalem, and all, except the apostles, were scattered over Judasa and Samaria.</text:span></text:p>
        <text:p text:style-name="P64"><text:span text:style-name="CharStyle13">Devout men buried Stephen 2 and made loud lamentations over him, but Saul made havoc 3 of the church by entering one house after another, dragging off men and women, and consigning them to prison.</text:span></text:p>
        <text:p text:style-name="P64"><text:span text:style-name="CharStyle13">Now those who were scat- 4 tered went through the land preaching the gospel. Philip 5 travelled down to a town in Samaria, where he preached Christ to the people. And the 6 crowds attended like one man to what was said by Philip, listen­ing to him and watching the miracles he performed. For un- </text:span><text:span text:style-name="CharStyle20">7 </text:span><text:span text:style-name="CharStyle13">clean spirits came screaming and shrieking out of many who had been possessed, and many para-</text:span></text:p>
        <text:p text:style-name="P92"><text:span text:style-name="CharStyle13">lytics and lame people were</text:span></text:p>
        <text:list xml:id="list1882666865848739134" text:style-name="L13">
          <text:list-item>
            <text:p text:style-name="P144"><text:span text:style-name="CharStyle13"><text:tab/>healed. So there was great re­joicing in that town.</text:span></text:p>
          </text:list-item>
          <text:list-item>
            <text:p text:style-name="P145"><text:span text:style-name="CharStyle13"><text:tab/>For some time previous a man called Simon had been practising magic arts in the town, to the utter astonishment of the Sa­maritan nation; he made himself</text:span></text:p>
          </text:list-item>
          <text:list-item>
            <text:p text:style-name="P140"><text:span text:style-name="CharStyle13"><text:tab/>out to be a great person, and all </text:span><text:soft-page-break/><text:span text:style-name="CharStyle13">sorts and conditions of people attached themselves to him, de­claring he was that Power of God which is known as “the</text:span></text:p>
          </text:list-item>
          <text:list-item>
            <text:p text:style-name="P140"><text:span text:style-name="CharStyle13"><text:tab/>Great Power.” They attached themselves to him because he had dazzled them with his skill in magic for a considerable time.</text:span></text:p>
          </text:list-item>
        </text:list>
        <text:p text:style-name="P57"><text:span text:style-name="CharStyle13">la But when they believed Philip, who preached the gospel of the Reign of God and the name of Jesus, they had themselves bap-</text:span></text:p>
        <text:list xml:id="list165047666552660" text:style-name="L8">
          <text:list-item>
            <text:p text:style-name="P147"><text:span text:style-name="CharStyle13"><text:tab/>tized, both men and women; in­deed Simon himself believed, and after his baptism kept close to Philip, utterly astonished to see the signs and striking mira­cles which were taking place.</text:span></text:p>
          </text:list-item>
          <text:list-item>
            <text:p text:style-name="P146"><text:span text:style-name="CharStyle13"><text:tab/>When the apostles at Jerusa­lem heard that Samaria had ac­cepted the word of God, they</text:span></text:p>
          </text:list-item>
          <text:list-item>
            <text:p text:style-name="P130"><text:span text:style-name="CharStyle13"><text:tab/>despatched Peter and John, who came down and prayed that the Samaritans might receive the</text:span></text:p>
          </text:list-item>
          <text:list-item>
            <text:p text:style-name="P141"><text:span text:style-name="CharStyle13"><text:tab/>holy Spirit. (As yet it had not fallen upon any of them; they had simply been baptized in the</text:span></text:p>
          </text:list-item>
          <text:list-item>
            <text:p text:style-name="P141"><text:span text:style-name="CharStyle13"><text:tab/>name of the Lord Jesus.) Then they laid their hands on them, and they received the holy</text:span></text:p>
          </text:list-item>
          <text:list-item>
            <text:p text:style-name="P141"><text:span text:style-name="CharStyle13"><text:tab/>Spirit. Now Simon noticed that the holy Spirit was con­ferred by the laying on of the apostles’ hands; so he brought</text:span></text:p>
          </text:list-item>
          <text:list-item>
            <text:p text:style-name="P141"><text:span text:style-name="CharStyle13"><text:tab/>them money, saying, “Let me share this power too, so that anyone on whom I lay my hands may receive the holy Spirit.”</text:span></text:p>
          </text:list-item>
          <text:list-item>
            <text:p text:style-name="P136"><text:span text:style-name="CharStyle13"><text:tab/>Peter said to him, “Death to you and your money, for dreaming you could buy the gift of God!</text:span></text:p>
          </text:list-item>
          <text:list-item>
            <text:p text:style-name="P136"><text:span text:style-name="CharStyle13"><text:tab/>No share or lot for you in this</text:span></text:p>
          </text:list-item>
        </text:list>
        <text:p text:style-name="P19"><text:span text:style-name="CharStyle13">religion! </text:span><text:span text:style-name="CharStyle18">Your heart is all wrong in the sight of God.</text:span><text:span text:style-name="CharStyle13"> So repent 22 of this wickedness of yours, and ask God whether you cannot be forgiven for your heart’s pur­pose. For I see you are </text:span><text:span text:style-name="CharStyle18">a bitter 23 poison</text:span><text:span text:style-name="CharStyle13"> and </text:span><text:span text:style-name="CharStyle18">a pack of evil.” </text:span><text:span text:style-name="CharStyle13">Simon replied, “Beseech the 24 Lord for me! Pray that noth­ing you have said may befall me!”</text:span></text:p>
        <text:p text:style-name="P77"><text:span text:style-name="CharStyle13">After bearing their testimony 25 to the word of the Lord and preaching it, the apostles went back to Jerusalem, preaching the gospel to a number of the Sa­maritan villages; but an angel 26 of the Lord said to Philip, “Get up and go south, along the road from Jerusalem to Gaza” (the desert-route). So he got up and 27 went on his way. Now there was an Ethiopian eunuch, a high official of Candace queen of the Ethiopians (he was her chief treasurer), who had come to Jerusalem for worship and was 28 on his way home. He was sit­ting in his chariot, reading the prophet Isaiah. The Spirit said 29 to Philip, “Go up and join that chariot.” When Philip ran up, 30 he heard him reading the proph­et Isaiah. “Do you really under­stand * what you are reading?” he asked. “Why, how can I 31 possibly understand it,” said the eunuch, “unless someone puts me on the right track?” And he begged Philip to get up and sit beside him. Now the passage </text:span><text:span text:style-name="CharStyle20">3</text:span><text:span text:style-name="CharStyle13">* of scripture which he was read­ing was as follows:—</text:span></text:p>
        <text:p text:style-name="P60"><text:span text:style-name="CharStyle16">he was led like a sheep to be slaughtered,</text:span></text:p>
        <text:p text:style-name="P119"><text:span text:style-name="CharStyle16">and as a lamb is dumb before the shearer, so he opens not his lips.</text:span></text:p>
        <text:p text:style-name="P94"><text:span text:style-name="CharStyle57">*</text:span><text:span text:style-name="CharStyle43"> The Vulgate preserves the play on words in the Greek. </text:span><text:span text:style-name="CharStyle57">Intellegis quae legis </text:span><text:span text:style-name="CharStyle43">brings out, as English cannot, the force of yiv(oo«6ig fl </text:span><text:span text:style-name="CharStyle57">Avayivt&amp;axeiz.</text:span></text:p>
      </text:section>
      <text:section text:style-name="Sect4" text:name="Section7">
        <text:list xml:id="list8748183067527580941" text:style-name="L14">
          <text:list-item>
            <text:p text:style-name="P339"><text:span text:style-name="CharStyle17"><text:tab/></text:span><text:span text:style-name="CharStyle16">By humbling himself he had</text:span></text:p>
          </text:list-item>
        </text:list>
        <text:p text:style-name="P111"><text:span text:style-name="CharStyle16">his doom removed.</text:span></text:p>
        <text:p text:style-name="P114"><text:span text:style-name="CharStyle16">Who can tell his family?</text:span></text:p>
        <text:p text:style-name="P93"><text:span text:style-name="CharStyle16">For his life is cut off from the earth.</text:span></text:p>
        <text:list xml:id="list165106709967007" text:continue-numbering="true" text:style-name="L14">
          <text:list-item>
            <text:p text:style-name="P232"><text:span text:style-name="CharStyle13"><text:tab/>So the eunuch said to Philip, “Pray who is the prophet speak­ing about? Is it himself or</text:span></text:p>
          </text:list-item>
          <text:list-item>
            <text:p text:style-name="P184"><text:span text:style-name="CharStyle13"><text:tab/>someone else?” Then Philip opened his lips, and starting from this scripture preached the</text:span></text:p>
          </text:list-item>
          <text:list-item>
            <text:p text:style-name="P233"><text:span text:style-name="CharStyle13"><text:tab/>gospel of Jesus to him. As they travelled on, they came to some water, and the eunuch said, “Here is water! What is to pre-</text:span></text:p>
          </text:list-item>
        </text:list>
        <text:list xml:id="list8452973363190180922" text:style-name="L15">
          <text:list-item>
            <text:p text:style-name="P185"><text:span text:style-name="CharStyle13"><text:tab/>vent me being baptized?” So he ordered the chariot to stop. Both of them stepped into the water, and Philip baptized the</text:span></text:p>
          </text:list-item>
          <text:list-item>
            <text:p text:style-name="P185"><text:span text:style-name="CharStyle13"><text:tab/>eunuch. When they came up from the water, the Spirit of the Lord caught Philip away, and the eunuch lost sight of him. He went on his way rejoicing,</text:span></text:p>
          </text:list-item>
          <text:list-item>
            <text:p text:style-name="P274"><text:span text:style-name="CharStyle13"><text:tab/>while Philip found himself at Azotus, where he passed on, preaching the gospel in every town, till he reached Caesarea.</text:span></text:p>
          </text:list-item>
        </text:list>
        <text:p text:style-name="Body_20_text_20__28_3_29__20__2b__20_DropCap1">9<text:span text:style-name="CharStyle10"><text:tab/>Meanwhile Saul still breathed threats of murder against the disciples of the Lord. He went 2 to the high priest and asked him for letters to the synagogues at Damascus empowering him to put any man or woman in chains whom he could find belonging to the Way, and bring them to 3 Jerusalem. As he neared Da­mascus in the course of his jour­ney, suddenly a light from 4 heaven flashed round him; he dropped to the ground and heard a voice saying to him, “Saul, Saul, why do you persecute me?” 5 “Who are you?” * he asked. “I am Jesus,” he said, “and you 6 persecute me. Get up and</text:span></text:p>
        <text:p text:style-name="P95"><text:span text:style-name="CharStyle43">* I have left </text:span><text:span text:style-name="CharStyle59">wScie</text:span><text:span text:style-name="CharStyle43"> untranslated here, as in xxii. 8 and xxvi. 14, no less than in </text:span><text:span text:style-name="CharStyle51">x. </text:span><text:span text:style-name="CharStyle60">4</text:span><text:span text:style-name="CharStyle51">. </text:span><text:span text:style-name="CharStyle43">Any English rendering would imply too much or too little.</text:span></text:p>
        <text:p text:style-name="P19"><text:span text:style-name="CharStyle13">go into the city; there you will be told what you have to do.” His fellow-travellers stood 7 speechless, for they heard the voice but they could not see anyone. Saul got up from the 8 ground, but though his eyes were open he could see nothing; so they took his hand and led him to Damascus. For three days 9 he remained sightless, and he neither ate nor drank.</text:span></text:p>
        <text:p text:style-name="P64"><text:span text:style-name="CharStyle13">Now there was a disciple 10 called Ananias in Damascus. The Lord said to him in a vision, “Ananias.” He said, “I am here, Lord.” And the Lord said 11 to him. “Go away to the street called ‘The Straight Street,’ and ask at the house of Judas for a man of Tarsus called Saul. He is praying at this very moment, and he has seen a man called 12 Ananias enter and lay his hands upon him to bring back his sight.” “But, Lord,” Ananias 13 answered, “many people have told me about all the mis­chief this man has done to thy saints at Jerusalem! And in this 14 city too he has authority from the high priests to put anyone in chains who invokes thy Name!” But the Lord said to him, “Go; 15 I have chosen him to be the means of bringing my Name be­fore the Gentiles and their kings as well as before the sons of Is­rael. I will show him all he has 16 to suffer for the sake of my Name.”</text:span></text:p>
        <text:p text:style-name="P64"><text:span text:style-name="CharStyle13">So Ananias went off and en- 17 tered the house, laying his hands on him with these words, “Saul, my brother, I have been sent by the Lord, by Jesus who appeared to you on the road, to let you regain your sight and be filled with the holy Spirit.” In 18 a moment something like scales fell from his eyes, he regained his</text:span></text:p>
        <text:p text:style-name="P306"><text:span text:style-name="CharStyle13">sight, got up and was baptized.</text:span></text:p>
        <text:list xml:id="list6792538640348068745" text:style-name="L16">
          <text:list-item>
            <text:p text:style-name="P225"><text:span text:style-name="CharStyle13"><text:tab/>Then he took some food and felt strong again. For several days he stayed at Damascus</text:span></text:p>
          </text:list-item>
          <text:list-item>
            <text:p text:style-name="P200"><text:span text:style-name="CharStyle13"><text:tab/>with the disciples; he lost no time in preaching throughout the synagogues that Jesus was</text:span></text:p>
          </text:list-item>
          <text:list-item>
            <text:p text:style-name="P200"><text:span text:style-name="CharStyle13"><text:tab/>the Son of God—to the amaze­ment of all his hearers, who said, “Is this not the man who in Jeru­salem harried those who invoke this Name, the man who came here for the express purpose of carrying them all in chains to the high priests?”</text:span></text:p>
          </text:list-item>
          <text:list-item>
            <text:p text:style-name="P243"><text:span text:style-name="CharStyle13"><text:tab/>Saul became more and more vigorous. He put the Jewish residents in Damascus to con­fusion by his proof that Jesus</text:span></text:p>
          </text:list-item>
          <text:list-item>
            <text:p text:style-name="P186"><text:span text:style-name="CharStyle13"><text:tab/>was the Christ; and the Jews, after a number of days had elapsed, conspired to make away</text:span></text:p>
          </text:list-item>
          <text:list-item>
            <text:p text:style-name="P200"><text:span text:style-name="CharStyle13"><text:tab/>with him. But their plot came to the ears of Saul, and, although they kept watch on the gates day and night in order to make</text:span></text:p>
          </text:list-item>
          <text:list-item>
            <text:p text:style-name="P200"><text:span text:style-name="CharStyle13"><text:tab/>away with him, his disciples managed one night to let him down over the wall by lowering</text:span></text:p>
          </text:list-item>
          <text:list-item>
            <text:p text:style-name="P200"><text:span text:style-name="CharStyle13"><text:tab/>him in a basket. He got to Jerusalem and tried to join the disciples, but they were all afraid of him, unable to believe that</text:span></text:p>
          </text:list-item>
        </text:list>
        <text:p text:style-name="P42"><text:span text:style-name="CharStyle13">a7 he was really a disciple. Barna­bas, however, got hold of him and brought him to the apos­tles. To them he related how he had seen the Lord upon the road, how He had spoken to him, and how he had spoken freely in the name of Jesus at Damascus.</text:span></text:p>
        <text:list xml:id="list4592249889685333407" text:style-name="L17">
          <text:list-item>
            <text:p text:style-name="P234"><text:span text:style-name="CharStyle13"><text:tab/>He then went in and out among</text:span></text:p>
          </text:list-item>
          <text:list-item>
            <text:p text:style-name="P187"><text:span text:style-name="CharStyle13"><text:tab/>them at Jerusalem, speaking freely in the name of the Lord; he also held conversations and</text:span></text:p>
          </text:list-item>
          <text:list-item>
            <text:p text:style-name="P187"><text:span text:style-name="CharStyle13"><text:tab/>debates with the Hellenists. But when the brothers learned that the Hellenists were attempting to make away with him, they took him down to Caesarea and sent him off to Tarsus.</text:span></text:p>
          </text:list-item>
        </text:list>
        <text:p text:style-name="P64"><text:span text:style-name="CharStyle13">Now, all over Judaea, Galilee, 31 and Samaria, the church enjoyed peace; it w</text:span><text:span text:style-name="CharStyle13"><text:span text:style-name="T1">r</text:span></text:span><text:span text:style-name="CharStyle13">as consolidated, in­spired by reverence for the Lord and by its invocation of the holy Spirit, and so increased in num­bers. Peter moved here and 32 there among them all, and it happened that in the course of his tours he came down to visit the saints who stayed at Lydda. There he found a man called 33 ACneas who had been bed-ridden for eight years with paralysis. “.(Eneas,” said Peter, “Jesus the 34 Christ cures you! Get up and make your bed!” He got up at once. All the inhabitants of 35 Lydda and Saron saw him, and they turned to the Lord.</text:span></text:p>
        <text:p text:style-name="P68"><text:span text:style-name="CharStyle13">At Joppa there was a disciple 36 called Tabitha (which may be translated Dorcas, or ‘Gazelle’), a woman whose life was full of good actions and of charitable practices. She happened to take 37 ill and died at this time, and after washing her body they laid it in an upper room. When 38 the disciples heard that Peter was at Lydda (for Joppa is not far from Lydda), they sent two men begging him to “Come on to us without delay.” So Peter 39 got up and went with them. When he arrived, they took him up to the room, where all the widows stood beside him crying as they showed him the gar­ments and dresses that Dorcas used to make when she was with them. Peter put them all out- 40 side; then he knelt down in prayer, and turning to the body said, “Tabitha, rise.” She opened her eyes, and on seeing Peter she sat up. Then he gave 41 her his hand, raised her, and, after calling the saints and the widows, he presented her to them alive. This became known 42</text:span></text:p>
        <text:p text:style-name="P51"><draw:frame draw:style-name="fr3" draw:name="39" text:anchor-type="paragraph" svg:x="2.3898in" svg:y="0.5764in" svg:width="0.2634in" svg:height="0.0161in" draw:z-index="17"><draw:image xlink:href="Pictures/10000000000000280000001AF79E9829.jpg" xlink:type="simple" xlink:show="embed" xlink:actuate="onLoad"/><draw:contour-polygon svg:width="0.263in" svg:height="0.1693in" svg:viewBox="0 0 668 430" draw:points="0,0 668,0 668,430 0,430" draw:recreate-on-edit="true"/></draw:frame><text:span text:style-name="CharStyle13">all over Joppa, and many be­lieved in the Lord.</text:span></text:p>
        <text:p text:style-name="P23"><text:span text:style-name="CharStyle20">43</text:span><text:span text:style-name="CharStyle13"> In Joppa Peter stayed for some time, at the house of Simon a tanner. Now in Caesarea there was a man called Cornelius, a captain in the</text:span></text:p>
        <text:list xml:id="list8504914899722209082" text:style-name="L18">
          <text:list-item>
            <text:p text:style-name="P162"><text:span text:style-name="CharStyle13"><text:tab/>Italian regiment, a religious man, who reverenced God with all his household, who was liberal in his alms to the People, and who constantly prayed to God.</text:span></text:p>
          </text:list-item>
          <text:list-item>
            <text:p text:style-name="P162"><text:span text:style-name="CharStyle13"><text:tab/>About three o’clock in the after­noon he distinctly saw in a vi­sion an angel of God entering and saying to him, “Corne-</text:span></text:p>
          </text:list-item>
          <text:list-item>
            <text:p text:style-name="P171"><text:span text:style-name="CharStyle13"><text:tab/>lius.” He stared at the angel in terror, saying, “What is it?” He replied, “Your prayers and your alms have risen before God as a</text:span></text:p>
          </text:list-item>
          <text:list-item>
            <text:p text:style-name="P171"><text:span text:style-name="CharStyle13"><text:tab/>sacrifice to be remembered. You must now send some men to Joppa for a certain Simon who</text:span></text:p>
          </text:list-item>
          <text:list-item>
            <text:p text:style-name="P171"><text:span text:style-name="CharStyle13"><text:tab/>is surnamed Peter; he is staying with Simon a tanner, whose</text:span></text:p>
          </text:list-item>
          <text:list-item>
            <text:p text:style-name="P171"><text:span text:style-name="CharStyle13"><text:tab/>house stands by the sea.” When the angel who spoke to him had left, he called two of his men- servants and a religiously-minded soldier v</text:span><text:span text:style-name="CharStyle13"><text:span text:style-name="T1">T</text:span></text:span><text:span text:style-name="CharStyle13">ho belonged to his per-</text:span></text:p>
          </text:list-item>
          <text:list-item>
            <text:p text:style-name="P171"><text:span text:style-name="CharStyle13"><text:tab/>sonal retinue, and, after describ­ing all the vision to them, he sent them to Joppa.</text:span></text:p>
          </text:list-item>
          <text:list-item>
            <text:p text:style-name="P173"><text:span text:style-name="CharStyle13"><text:tab/>Next day they were still on the road and not far from the town, when Peter went up to the roof of the house about noon</text:span></text:p>
          </text:list-item>
          <text:list-item>
            <text:p text:style-name="P165"><text:span text:style-name="CharStyle13"><text:tab/>to pray. He became very hun­gry and longed for some food. But as they were getting the meal ready, a trance came over</text:span></text:p>
          </text:list-item>
          <text:list-item>
            <text:p text:style-name="P165"><text:span text:style-name="CharStyle13"><text:tab/>him. He saw heaven open and a vessel coming down, like a huge sheet lowered by the four</text:span></text:p>
          </text:list-item>
          <text:list-item>
            <text:p text:style-name="P165"><text:span text:style-name="CharStyle13"><text:tab/>corners to the earth, which con­tained all quadrupeds and creep­ing things of the earth and wild</text:span></text:p>
          </text:list-item>
          <text:list-item>
            <text:p text:style-name="P165"><text:span text:style-name="CharStyle13"><text:tab/>birds. A voice came to him,</text:span></text:p>
          </text:list-item>
          <text:list-item>
            <text:p text:style-name="P268"><text:span text:style-name="CharStyle13"><text:tab/>“Rise, Peter, kill and eat.” But Peter said, “No, no, my Lord; I</text:span></text:p>
          </text:list-item>
        </text:list>
        <text:p text:style-name="P19"><text:span text:style-name="CharStyle13">have never eaten anything com­mon or unclean.” A second time 15 the voice came back to him, “What God has cleansed, you must not count as common.” This happened three times; then 16 the vessel was at once raised to heaven. Peter was quite at a loss 17 to know the meaning of the vi­sion he had seen; but just then the messengers of Cornelius, who had made inquiries for the house of Simon, stood at the door and 18 called out to ask if Simon, sur­named Peter, was staying there.</text:span></text:p>
        <text:p text:style-name="P19"><text:span text:style-name="CharStyle13">So the Spirit said to Peter, who 19 was pondering over the vision, “There are three men looking for you! Come, get up and go down, 20 and have no hesitation about accompanying them, for it is I who have sent them.”</text:span></text:p>
        <text:p text:style-name="P77"><text:span text:style-name="CharStyle13">Then Peter went down to the 21 men, saying, “I am the man you are looking for. What is your reason for coming?” They said, 22 “Captain Cornelius, a good man who reverences God and enjoys a high reputation among the whole Jewish nation, was in­structed by a holy angel to send for you to his house and to listen to what you had to say.” So he 23 invited them in and entertained them.</text:span></text:p>
        <text:p text:style-name="P72"><text:span text:style-name="CharStyle13">Next day he was up and off with them, accompanied by some of the brothers from Joppa; and 24 on the next day he reached Caesarea. Peter was just going 25 into the house when Cornelius met him, fell at his feet, and wor­shipped him; but Peter raised 26 him, saying, “Get up, I am only a man myself.” Then talking to 27 him he entered the house, to find a large company assembled. (For Cornelius had been expect- 24 ing him and had called his kins­folk and intimate friends to- </text:span></text:p>
        <text:p text:style-name="P72"><text:span text:style-name="CharStyle13">28 gether.) * To them Peter said, “You know yourselves that it is illegal for a Jew to join or accost anyone belonging to another na­tion; but God has shown me that I must not call any man com­ag mon or unclean, and so I have come without any demur when I was sent for. Now I want to know why you sent for me?”</text:span></text:p>
      </text:section>
      <text:section text:style-name="Sect4" text:name="Section8">
        <text:p text:style-name="P315"><text:span text:style-name="CharStyle13">28 gether.) * To them Peter said, “You know yourselves that it is illegal for a Jew to join or accost anyone belonging to another na­tion; but God has shown me that I must not call any man com­ag mon or unclean, and so I have come without any demur when I was sent for. Now I want to know why you sent for me?”</text:span></text:p>
        <text:list xml:id="list4936040668077546765" text:style-name="L19">
          <text:list-item>
            <text:p text:style-name="P292"><text:span text:style-name="CharStyle13"><text:tab/>“Three days ago,” said Corne­lius, “at this very hour I was praying in my house at three o’clock in the afternoon, when a man stood before me in shin-</text:span></text:p>
          </text:list-item>
          <text:list-item>
            <text:p text:style-name="P282"><text:span text:style-name="CharStyle13"><text:tab/>ing dress, saying, ‘Cornelius, your prayer has been heard, your alms are remembered by</text:span></text:p>
          </text:list-item>
          <text:list-item>
            <text:p text:style-name="P282"><text:span text:style-name="CharStyle13"><text:tab/>God. You must send to Joppa and summon Simon who is sur- named Peter; he is staying in the house of Simon a tanner be-</text:span></text:p>
          </text:list-item>
          <text:list-item>
            <text:p text:style-name="P282"><text:span text:style-name="CharStyle13"><text:tab/>side the sea.’ So I sent for you at once, and you have been kind enough to come. Well now, here we are all present before God to listen to what the Lord has com­manded you to say.”</text:span></text:p>
          </text:list-item>
          <text:list-item>
            <text:p text:style-name="P292"><text:span text:style-name="CharStyle13"><text:tab/>Then Peter opened his lips and said, “I see quite plainly that</text:span></text:p>
          </text:list-item>
          <text:list-item>
            <text:p text:style-name="P286"><text:span text:style-name="CharStyle13"><text:tab/></text:span><text:span text:style-name="CharStyle18">God has no favourites,</text:span><text:span text:style-name="CharStyle13"> but that he who reverences Him and lives a good life in any nation is wel-</text:span></text:p>
          </text:list-item>
          <text:list-item>
            <text:p text:style-name="P347"><text:span text:style-name="CharStyle17"><text:tab/>corned by Him. You knovr </text:span><text:span text:style-name="CharStyle16">the message he sent to</text:span><text:span text:style-name="CharStyle17"> the sons of </text:span><text:span text:style-name="CharStyle16">Israel when he •preached the gospel of peace</text:span><text:span text:style-name="CharStyle17"> by Jesus Christ</text:span></text:p>
          </text:list-item>
          <text:list-item>
            <text:p text:style-name="P293"><text:span text:style-name="CharStyle13"><text:tab/>(who is Lord of all); you know how it spread over the whole of Judsea, starting from Galilee after the baptism preached by</text:span></text:p>
          </text:list-item>
          <text:list-item>
            <text:p text:style-name="P294"><text:span text:style-name="CharStyle13"><text:s/>John—how </text:span><text:span text:style-name="CharStyle18">God consecrated </text:span><text:span text:style-name="CharStyle13">Jesus of Nazaret </text:span><text:span text:style-name="CharStyle18">with the</text:span><text:span text:style-name="CharStyle13"> holy </text:span><text:span text:style-name="CharStyle18">Spirit</text:span><text:span text:style-name="CharStyle13"> and power, and how he went about doing good and cur­ing all who were harassed by the devil; for God was with him.</text:span></text:p>
          </text:list-item>
          <text:list-item>
            <text:p text:style-name="P305"><text:span text:style-name="CharStyle13"><text:tab/>As for what he did in the land of the Jews and in Jerusalem,</text:span></text:p>
          </text:list-item>
        </text:list>
        <text:p text:style-name="P25"><text:span text:style-name="CharStyle43">* Transposing ver. 24ft to its right</text:span></text:p>
        <text:p text:style-name="P59"><text:span text:style-name="CharStyle43">position between ver. 27 and ver. 28.</text:span></text:p>
        <text:p text:style-name="P19"><text:span text:style-name="CharStyle13">we can testify to that. They 40 slew him </text:span><text:span text:style-name="CharStyle18">by hanging him, on a gibbet,</text:span><text:span text:style-name="CharStyle13"> but God raised him on the third day, and allowed him to be seen, not by all the People 41 but by witnesses whom God had previously selected, by us who ate and drank with him after his resurrection from the dead, when 42 he enjoined us to preach to the People, testifying that this w</text:span><text:span text:style-name="CharStyle13"><text:span text:style-name="T1">r</text:span></text:span><text:span text:style-name="CharStyle13">as he whom God has appointed to be judge of the living and of the dead. All the prophets testify 43 to it, that everyone who believes in him is to receive remission of sins through his Name.”</text:span></text:p>
        <text:p text:style-name="P19"><text:span text:style-name="CharStyle13">While Peter was still speaking, 44 the holy Spirit fell upon all who listened to what he said. Now 45 the Jewish believers who had ac­companied Peter were amazed that the gift of the holy Spirit had actually been poured out on the Gentiles—for they heard 46 them speak with ‘tongues’ and magnify God. At this Peter asked, “Can anyone refuse </text:span><text:span text:style-name="CharStyle20">47 </text:span><text:span text:style-name="CharStyle13">water for the baptism of these people—people who have re­ceived the holy Spirit just as we ourselves have?” And he or- 48 dered them to be baptized in the name of Jesus Christ. Then they begged him to remain for some days.</text:span></text:p>
        <text:p text:style-name="P83"><text:span text:style-name="CharStyle13">Now the apostles and the "l 1 brothers in Judsea heard that the Gentiles also had re­ceived the word of God. So 2 ■when Peter came up to Jerusa­lem, the circumcision party fell foul of him. “You went into 3 houses of the uncircumcised,” they said, “and you ate with them!” Then Peter proceeded 4 to put the facts before them. “I 5 was in the town of Joppa at prayer,” he said, “and in a trance I saw a vision—a vessel coming down like a huge sheet lowered</text:span></text:p>
        <text:p text:style-name="P307"><text:span text:style-name="CharStyle13">from heaven by the four cor-</text:span></text:p>
        <text:list xml:id="list4117907171049604982" text:style-name="L20">
          <text:list-item>
            <text:p text:style-name="P163"><text:span text:style-name="CharStyle13"><text:tab/>ners. It came down to me, and when I looked steadily at it, I noted the quadrupeds of the earth, the wild beasts, the creep­ing things and the wild birds.</text:span></text:p>
          </text:list-item>
          <text:list-item>
            <text:p text:style-name="P163"><text:span text:style-name="CharStyle13"><text:tab/>Also I heard a voice saying to</text:span></text:p>
          </text:list-item>
          <text:list-item>
            <text:p text:style-name="P163"><text:span text:style-name="CharStyle13"><text:tab/>me, ‘Rise, Peter, kill and eat.’ I said, ‘No, no, my Lord;* nothing common or unclean has ever</text:span></text:p>
          </text:list-item>
          <text:list-item>
            <text:p text:style-name="P163"><text:span text:style-name="CharStyle13"><text:tab/>passed my lips.’ But a voice answered me for the second time out of heaven, ‘What God has cleansed, you must not count as</text:span></text:p>
          </text:list-item>
          <text:list-item>
            <text:p text:style-name="P174"><text:span text:style-name="CharStyle13"><text:tab/>common.’ This happened three times, and then the whole thing was drawn back into heaven.</text:span></text:p>
          </text:list-item>
          <text:list-item>
            <text:p text:style-name="P174"><text:span text:style-name="CharStyle13"><text:tab/>At that very moment three men reached the house where I was living, sent to me from Caesarea.</text:span></text:p>
          </text:list-item>
          <text:list-item>
            <text:p text:style-name="P174"><text:span text:style-name="CharStyle13"><text:tab/>The Spirit told me to have no hesitation in accompanying them; these six brothers went with me as well, and we entered</text:span></text:p>
          </text:list-item>
          <text:list-item>
            <text:p text:style-name="P174"><text:span text:style-name="CharStyle13"><text:tab/>the man’s house. He related to us how he had seen the angel standing in his house and say­ing, ‘Send to Joppa for Simon</text:span></text:p>
          </text:list-item>
          <text:list-item>
            <text:p text:style-name="P174"><text:span text:style-name="CharStyle13"><text:tab/>who is surnamed Peter; he will tell you how you and all your household are to be saved.’</text:span></text:p>
          </text:list-item>
          <text:list-item>
            <text:p text:style-name="P174"><text:span text:style-name="CharStyle13"><text:tab/>Now just as I began to speak, the holy Spirit fell upon them</text:span></text:p>
          </text:list-item>
          <text:list-item>
            <text:p text:style-name="P174"><text:span text:style-name="CharStyle13"><text:tab/>as upon us at the beginning; and I remembered the saying of the Lord, that ‘John baptized with water, but you shall be baptized</text:span></text:p>
          </text:list-item>
          <text:list-item>
            <text:p text:style-name="P174"><text:span text:style-name="CharStyle13"><text:tab/>with the holy Spirit.’ Well then, if God has given them exactly the same gift as he gave us when we believed in the Lord Jesus Christ, who was I—how could I</text:span></text:p>
          </text:list-item>
          <text:list-item>
            <text:p text:style-name="P174"><text:span text:style-name="CharStyle13"><text:tab/>try—to thwart God?” On hear­ing this they desisted and glori­fied God, saying, “So God has actually allowed the Gentiles to repent and live!”</text:span></text:p>
          </text:list-item>
        </text:list>
        <text:p text:style-name="P30"><text:span text:style-name="CharStyle55">* Here, as in </text:span><text:span text:style-name="CharStyle61">x.</text:span><text:span text:style-name="CharStyle55"> 11, </text:span><text:span text:style-name="CharStyle61">xveie</text:span><text:span text:style-name="CharStyle55"> Is trans­lated. Peter was a Christian, and the</text:span></text:p>
        <text:p text:style-name="P30"><text:span text:style-name="CharStyle55">connexion of the Voice with the Spirit is</text:span></text:p>
        <text:p text:style-name="P46"><text:span text:style-name="CharStyle55">evident from the context.</text:span></text:p>
        <text:p text:style-name="P77"><text:span text:style-name="CharStyle13">Now those who had been scat- 19 tered by the trouble which arose over Stephen, made their way as far as Phoenicia and Cyprus and Antioch, but they preached the word to none except Jews. Some of them, however, were 20 Cypriotes and Cyrenians, who on reaching Antioch told the Greeks * also the gospel of the Lord Jesus; the strong hand of 21 the Lord was with them, and a large number believed and turned to the Lord. News of 22 this reached the church in Jeru­salem, and they despatched Barnabas to Antioch. When he 23 came and saw the grace of God he rejoiced, encouraging them all to hold by the Lord with heartfelt purpose (for he was a 24 good man, full of the holy Spirit and faith). Considerable num­bers of people were brought in for the Lord. So Barnabas 25 went off to Tarsus to look for Saul, and on finding him he 26 brought him to Antioch, where for a whole year they were guests of the church and taught con­siderable numbers. It was at Antioch too that the disciples were first called “Christians.” During these days some proph- 27 ets came down from Jerusalem to Antioch, one of whom, named 28 Agabus, showed by the Spirit that a severe famine was about to visit the whole world (the famine which occurred in the reign of Claudius). So the dis- 29 ciples put aside money, as each of them was able to afford it, for a contribution to be sent to the brothers in Judaea. This 30 they carried out, sending then- contribution to the presbyters by Barnabas and Saul.</text:span></text:p>
        <text:p text:style-name="P80"><text:span text:style-name="CharStyle22">It was about that time "l n that king Herod laid hands </text:span><text:span text:style-name="CharStyle62">* Reading "E?.?.r|va;-.</text:span></text:p>
        <text:p text:style-name="P92"><text:span text:style-name="CharStyle13">of violence on some members of</text:span></text:p>
        <text:list xml:id="list6326180402135414561" text:style-name="L21">
          <text:list-item>
            <text:p text:style-name="P149"><text:span text:style-name="CharStyle13"><text:tab/>the church. James the brother of John he slew with the sword,</text:span></text:p>
          </text:list-item>
          <text:list-item>
            <text:p text:style-name="P149"><text:span text:style-name="CharStyle13"><text:tab/>and when he saw this pleased the Jews, he went on to seize Peter. (This was during the days of unleavened bread.)</text:span></text:p>
          </text:list-item>
          <text:list-item>
            <text:p text:style-name="P149"><text:span text:style-name="CharStyle13"><text:tab/>After arresting him, he put him in </text:span><text:soft-page-break/><text:span text:style-name="CharStyle13">prison, handing him over to a guard of sixteen soldiers, with the intention of producing him to the People after the passover.</text:span></text:p>
          </text:list-item>
          <text:list-item>
            <text:p text:style-name="P149"><text:span text:style-name="CharStyle13"><text:tab/>So Peter was closely guarded in prison, while earnest prayer for him was offered to God by the church.</text:span></text:p>
          </text:list-item>
          <text:list-item>
            <text:p text:style-name="P150"><text:span text:style-name="CharStyle13"><text:tab/>The very night before Herod meant to have him produced, Peter lay asleep between two soldiers; he was fastened by two chains, and sentries in front of the door guarded the prison.</text:span></text:p>
          </text:list-item>
          <text:list-item>
            <text:p text:style-name="P149"><text:span text:style-name="CharStyle13"><text:tab/>But an angel of the Lord flashed on him, and a light shone in the cell; striking Peter on the side he woke him, saying, “Quick, get up!” The fetters dropped</text:span></text:p>
          </text:list-item>
          <text:list-item>
            <text:p text:style-name="P149"><text:span text:style-name="CharStyle13"><text:tab/>from his hands, and the angel said to him, “Gird yourself and put on your sandals.” He did so. Then said the angel, “Put on your coat and follow me.”</text:span></text:p>
          </text:list-item>
          <text:list-item>
            <text:p text:style-name="P149"><text:span text:style-name="CharStyle13"><text:tab/>And he followed him out, not realizing that what the angel did was real, but imagining that</text:span></text:p>
          </text:list-item>
          <text:list-item>
            <text:p text:style-name="P131"><text:span text:style-name="CharStyle13"><text:tab/>he saw a vision. When they had passed the first guard and the second, they came to the iron gate leading into the city, which opened to them of its own ac­cord; they passed out, and after they had gone through one street, the angel immediately</text:span></text:p>
          </text:list-item>
          <text:list-item>
            <text:p text:style-name="P131"><text:span text:style-name="CharStyle13"><text:tab/>left him. Then Peter came to his senses and said, “Now I know for certain that the Lord has sent his angel and rescued me from the hands of Herod and from all that the Jewish people</text:span></text:p>
          </text:list-item>
          <text:list-item>
            <text:p text:style-name="P131"><text:span text:style-name="CharStyle13"><text:tab/>were anticipating.” When he grasped the situation, he went</text:span></text:p>
          </text:list-item>
        </text:list>
        <text:p text:style-name="P19"><text:span text:style-name="CharStyle13">to the house of Mary, the mother of John who was surnamed Mark, where a number had met for prayer. When he knocked 13 at the door of the porch, a maid­servant called Rhoda came to answer it; but as soon as she 14 recognized Peter’s voice, instead of opening the door she ran in­side from sheer joy and an­nounced that Peter was standing in front of the porch. “You are 15 mad,” they said. But she in­sisted it was true. “It is his angel,” they said. But Peter 16 kept on knocking, and when they opened the door they were amazed to see him. He beck- 17 oned to them to keep quiet and then described to them how the Lord had brought him out of prison. “Report this to James,” he said, “and to the brothers.” And off he went to another place. When day broke there 18 was a great commotion among the soldiers over what could have become of Peter. Herod 19 made inquiries for him but could not find him; so, after cross- examining the guards, he ordered them off to death.</text:span></text:p>
        <text:p text:style-name="P63"><text:span text:style-name="CharStyle13">He then went down from Judsea to Caesarea, where he spent some time. As there was a 20 bitter feud between him and the inhabitants of Tyre and Sidon, they waited on him unanimously and after conciliating the royal chamberlain Blastus they made overtures for peace, as their country depended for its food- supply upon the royal territory.</text:span></text:p>
        <text:p text:style-name="P19"><text:span text:style-name="CharStyle13">On a stated day Herod arrayed 21 himself in royal robes, took his seat on the dais, and proceeded to harangue them. The popu- 22 lace shouted, “It is a god’s voice, not a man’s!” and in a moment 23 an angel of the Lord struck him, because he had not given due</text:span></text:p>
      </text:section>
      <text:section text:style-name="Sect4" text:name="Section9">
        <text:p text:style-name="P279"><draw:frame draw:style-name="fr4" draw:name="40" text:anchor-type="paragraph" svg:x="2.3811in" svg:y="1.2201in" svg:width="0.2571in" svg:height="0.0161in" draw:z-index="18"><draw:image xlink:href="Pictures/10000000000000270000001A4677EC82.jpg" xlink:type="simple" xlink:show="embed" xlink:actuate="onLoad"/><draw:contour-polygon svg:width="0.2563in" svg:height="0.1728in" svg:viewBox="0 0 651 439" draw:points="0,0 651,0 651,439 0,439" draw:recreate-on-edit="true"/></draw:frame><text:span text:style-name="CharStyle13">glory to God; he was eaten up by worms and so expired.</text:span></text:p>
        <text:list xml:id="list5503793500954098140" text:style-name="L22">
          <text:list-item>
            <text:p text:style-name="P246"><text:span text:style-name="CharStyle13"><text:tab/>The word of God spread and multiplied.</text:span></text:p>
          </text:list-item>
          <text:list-item>
            <text:p text:style-name="P246"><text:span text:style-name="CharStyle13"><text:tab/>After fulfilling their commis­sion, Barnabas and Saul re­turned from Jerusalem, bringing with them John who is surnamed Mark.</text:span></text:p>
          </text:list-item>
        </text:list>
        <text:p text:style-name="P18"><text:span text:style-name="CharStyle13">Now in the local church at Antioch there were proph­ets and teachers, Barnabas, Symeon (called Niger) and Lu­cius the Cyrenian, besides Ma- naen (a foster-brother of Herod</text:span></text:p>
        <text:list xml:id="list1420142319255104782" text:style-name="L23">
          <text:list-item>
            <text:p text:style-name="P211"><text:span text:style-name="CharStyle13"><text:tab/>the tetrarch) and Saul. As they were worshipping the Lord and fasting, the holy Spirit said, “Come! set me apart Barnabas and Saul for the work to which</text:span></text:p>
          </text:list-item>
          <text:list-item>
            <text:p text:style-name="P211"><text:span text:style-name="CharStyle13"><text:tab/>I have called them.” Then after fasting and praying they laid their hands on them and let them go.</text:span></text:p>
          </text:list-item>
          <text:list-item>
            <text:p text:style-name="P247"><text:span text:style-name="CharStyle13"><text:tab/>Sent out thus by the holy Spirit, they went down to Seleucia and from there they</text:span></text:p>
          </text:list-item>
          <text:list-item>
            <text:p text:style-name="P248"><text:span text:style-name="CharStyle13"><text:tab/>sailed to Cyprus. On reaching Salamis they proclaimed the word of God in the Jewish syna­gogues, with John as their as-</text:span></text:p>
          </text:list-item>
          <text:list-item>
            <text:p text:style-name="P211"><text:span text:style-name="CharStyle13"><text:tab/>sistant. They covered the whole island as far as Paphos, where they fell in with a Jewish sor­cerer and false prophet called</text:span></text:p>
          </text:list-item>
          <text:list-item>
            <text:p text:style-name="P211"><text:span text:style-name="CharStyle13"><text:tab/>Bar-Jesus; he belonged to the suite of the proconsul Sergius Pa ulus, an intelligent man who called for Barnabas and Saul and demanded to hear the word</text:span></text:p>
          </text:list-item>
          <text:list-item>
            <text:p text:style-name="P211"><text:span text:style-name="CharStyle13"><text:tab/>of God. But the sorcerer Elymas (for that is the transla­tion of his name) tried to divert the proconsul from the faith.</text:span></text:p>
          </text:list-item>
          <text:list-item>
            <text:p text:style-name="P211"><text:span text:style-name="CharStyle13"><text:tab/>So Saul (who is also called Paul), filled with the holy Spirit, looked</text:span></text:p>
          </text:list-item>
          <text:list-item>
            <text:p text:style-name="P269"><text:span text:style-name="CharStyle13"><text:tab/>steadily at him and said, “You son of the devil, you enemy of all good, full of all craft and all cunning, will you never stop diverting </text:span><text:span text:style-name="CharStyle18">the straight paths</text:span></text:p>
          </text:list-item>
        </text:list>
        <text:p text:style-name="P18"><text:span text:style-name="CharStyle18">of the Lord?</text:span><text:span text:style-name="CharStyle13"> See here, the 11 Lord’s hand will fall on you, and you shall be blind, unable for a time to see the sun.” In a moment a dark mist fell upon him, and he groped about for someone to take him by the hand. Then the proconsul be- 12 lieved, when he saw what had happened; he was astounded at what was taught about the Lord.</text:span></text:p>
        <text:p text:style-name="P64"><text:span text:style-name="CharStyle13">Setting sail from Paphos, Paul 13 and his companions reached Perga in Pamphylia; John left them and went back to Jerusa­lem, but they passed on from 14 Perga and arrived at Pisidian Antioch. On the sabbath they went into the synagogue and sat down; and, after the reading of IS the Law and the prophets, the presidents of the synagogue sent to tell them, “Brothers, if you have any word of counsel for the people, say it.”</text:span></text:p>
        <text:p text:style-name="P65"><text:span text:style-name="CharStyle13">So<text:tab/>Paul stood up and motion- 16 ing with his hand said, “Listen, men of Israel and you who rever­ence God. The God of this 17 People Israel chose our fathers; he multiplied the people as they sojourned in the land of Egypt and </text:span><text:span text:style-name="CharStyle18">with arm uplifted led them out of it.</text:span><text:span text:style-name="CharStyle13"> For about forty years 18 </text:span><text:span text:style-name="CharStyle18">he bore with them in the desert, and after destroying seven na-</text:span><text:span text:style-name="CharStyle13"> 19 </text:span><text:span text:style-name="CharStyle18">tions in the land of Canaan he gave</text:span><text:span text:style-name="CharStyle13"> them their land </text:span><text:span text:style-name="CharStyle18">as an in­heritance</text:span><text:span text:style-name="CharStyle13"> for about four hundred and fifty years. After that 20 he gave them judges, down to the prophet Samuel. Then it 21 was that they begged for a king, and God gave them forty years of Saul, the son of Kish, who be­longed to the tribe of Benjamin. After deposing him, God raised 22 up David to be their king, to whom he bore this testimony that</text:span><text:span text:style-name="CharStyle18">'In David,</text:span><text:span text:style-name="CharStyle13"> the son of Jessai,</text:span></text:p>
        <text:list xml:id="list9076571289376946308" text:style-name="L24">
          <text:list-item>
            <text:p text:style-name="P342"><text:span text:style-name="CharStyle16"><text:tab/>have found a man after my</text:span></text:p>
          </text:list-item>
        </text:list>
        <text:p text:style-name="P316"><text:span text:style-name="CharStyle18">own heart,</text:span><text:span text:style-name="CharStyle13"> who will obey all my</text:span></text:p>
        <text:list xml:id="list5356083045923835072" text:style-name="L25">
          <text:list-item>
            <text:p text:style-name="P235"><text:span text:style-name="CharStyle13"><text:tab/>will.’ From his offspring God brought to Israel, as he had promised, a saviour in Jesus,</text:span></text:p>
          </text:list-item>
          <text:list-item>
            <text:p text:style-name="P235"><text:span text:style-name="CharStyle13"><text:tab/>before whose coming John had already preached a baptism of repentance for all the people of</text:span></text:p>
          </text:list-item>
          <text:list-item>
            <text:p text:style-name="P235"><text:span text:style-name="CharStyle13"><text:tab/>Israel. And as John was closing his career he said, ‘What do you take me for? I am not He; no, he is coming after me, and I am not fit to untie the sandals on</text:span></text:p>
          </text:list-item>
          <text:list-item>
            <text:p text:style-name="P235"><text:span text:style-name="CharStyle13"><text:tab/>his feet!’ Brothers, sons of Abraham’s race and all among you who reverence God, </text:span><text:span text:style-name="CharStyle18">the message</text:span><text:span text:style-name="CharStyle13"> of this salvation </text:span><text:span text:style-name="CharStyle18">has</text:span></text:p>
          </text:list-item>
          <text:list-item>
            <text:p text:style-name="P188"><text:span text:style-name="CharStyle13"><text:tab/></text:span><text:span text:style-name="CharStyle18">been sent</text:span><text:span text:style-name="CharStyle13"> to us. The inhabi­tants of Jerusalem and their rulers, by condemning him * in their ignorance, fulfilled the words of the prophets which are</text:span></text:p>
          </text:list-item>
          <text:list-item>
            <text:p text:style-name="P188"><text:span text:style-name="CharStyle13"><text:tab/>read every sabbath; though they could find him guilty of no crime that deserved death, they begged Pilate to have him put to death,</text:span></text:p>
          </text:list-item>
          <text:list-item>
            <text:p text:style-name="P188"><text:span text:style-name="CharStyle13"><text:tab/>and, after carrying out all that had been predicted of him in scripture, they lowered him from the gibbet and laid him in a</text:span></text:p>
          </text:list-item>
          <text:list-item>
            <text:p text:style-name="P188"><text:span text:style-name="CharStyle13"><text:tab/>tomb. But God raised him</text:span></text:p>
          </text:list-item>
          <text:list-item>
            <text:p text:style-name="P188"><text:span text:style-name="CharStyle13"><text:tab/>from the dead. For many days he was seen by those who had come up with him from Galilee to Jerusalem; they are now his</text:span></text:p>
          </text:list-item>
          <text:list-item>
            <text:p text:style-name="P188"><text:span text:style-name="CharStyle13"><text:tab/>witnesses to the People. So we now preach to you the glad news that the promise made to the</text:span></text:p>
          </text:list-item>
          <text:list-item>
            <text:p text:style-name="P188"><text:span text:style-name="CharStyle13"><text:tab/>fathers has been fulfilled by God for us their children, when he raised Jesus. As it is written in the second psalm,</text:span></text:p>
          </text:list-item>
        </text:list>
        <text:p text:style-name="P105"><text:span text:style-name="CharStyle16">thou art my son, to-day have I become thy father.</text:span></text:p>
        <text:list xml:id="list165106685362313" text:continue-numbering="true" text:style-name="L25">
          <text:list-item>
            <text:p text:style-name="P275"><text:span text:style-name="CharStyle13"><text:tab/>And as a proof that he has raised him from the dead, never to return to decay, he has said</text:span></text:p>
          </text:list-item>
        </text:list>
        <text:p text:style-name="P94"><text:span text:style-name="CharStyle57">*</text:span><text:span text:style-name="CharStyle43"> The Greek text is difficult. X prefer, as the least radical treatment, Lach- mann’s proposal to read xplvavrec; im­mediately after dyvorjaavreg xal, which at any rate yields a fair sense.</text:span></text:p>
        <text:p text:style-name="P32"><text:span text:style-name="CharStyle17">this: </text:span><text:span text:style-name="CharStyle16">I will give you the holiness of David that fails not.</text:span><text:span text:style-name="CharStyle17"> Hence </text:span><text:span text:style-name="CharStyle34">35 </text:span><text:span text:style-name="CharStyle17">in another psalm he says, </text:span><text:span text:style-name="CharStyle16">thou wilt not let thy holy One suffer decay.</text:span></text:p>
        <text:p text:style-name="P22"><text:span text:style-name="CharStyle13">Of course </text:span><text:span text:style-name="CharStyle18">David,</text:span><text:span text:style-name="CharStyle13"> after serving 36 God’s purpose in his own genera­tion, died and was laid </text:span><text:span text:style-name="CharStyle18">beside his fathers;</text:span><text:span text:style-name="CharStyle13"> he suffered decay, but 37 He whom God raised did not suffer decay. So you must un- 38 derstand, my brothers, that re­mission of sins is proclaimed to you through him, and that by </text:span><text:span text:style-name="CharStyle20">39 </text:span><text:span text:style-name="CharStyle13">him everyone who believes is ab­solved from all that the law of Moses never could absolve you from. Beware then lest the 40 prophetic saying applies to you: </text:span><text:span text:style-name="CharStyle18">Look, you disdainful folk,</text:span><text:span text:style-name="CharStyle13"> 41 </text:span><text:span text:style-name="CharStyle18">wonder at this and perish</text:span><text:span text:style-name="CharStyle13">— </text:span><text:span text:style-name="CharStyle18">for in your days I do a deed, </text:span><text:span text:style-name="CharStyle13">a deed </text:span><text:span text:style-name="CharStyle18">you will never believe, not though one were to ex­plain it to you.”</text:span></text:p>
        <text:p text:style-name="P67"><text:span text:style-name="CharStyle13">As Paul and Barnabas went 42 out, the people begged to have all this repeated to them on the following sabbath. After the </text:span><text:span text:style-name="CharStyle20">43 </text:span><text:span text:style-name="CharStyle13">synagogue broke up, a number of the Jews and the devout prose­lytes followed them; Paul and Barnabas talked to them and en­couraged them to hold by the grace of God. And on the next </text:span><text:span text:style-name="CharStyle20">44 </text:span><text:span text:style-name="CharStyle13">sabbath nearly all the town gathered to hear the word of the Lord.<text:tab/>But when the Jews saw </text:span><text:span text:style-name="CharStyle20">45</text:span></text:p>
        <text:p text:style-name="P34"><text:span text:style-name="CharStyle13">the crowds, they were filled with jealousy; they began to contra­dict what Paul said and to abuse him. So Paul and Barna- 46 bas spoke out fearlessly. “The word of God,” they said, “had to be spoken to you in the first in­stance; but as you push it aside, judging yourselves unworthy of eternal life, well, here we turn to the Gentiles! For these are the </text:span><text:span text:style-name="CharStyle20">47 </text:span><text:span text:style-name="CharStyle13">Lord’s orders to us;</text:span></text:p>
        <text:list xml:id="list4014737225343027485" text:style-name="L26">
          <text:list-item>
            <text:p text:style-name="P351"><draw:frame draw:style-name="fr4" draw:name="41" text:anchor-type="paragraph" svg:x="2.3811in" svg:y="2.9098in" svg:width="0.2701in" svg:height="0.0161in" draw:z-index="19"><draw:image xlink:href="Pictures/10000000000000290000001A4CB3BA05.jpg" xlink:type="simple" xlink:show="embed" xlink:actuate="onLoad"/><draw:contour-polygon svg:width="0.2693in" svg:height="0.1728in" svg:viewBox="0 0 684 439" draw:points="0,0 684,0 684,439 0,439" draw:recreate-on-edit="true"/></draw:frame><text:span text:style-name="CharStyle16"><text:tab/>have set you to be a light for the Gentiles, to bring salvation to the end of the earth.”</text:span></text:p>
          </text:list-item>
        </text:list>
        <text:list xml:id="list165047590273610" text:style-name="L4">
          <text:list-item>
            <text:p text:style-name="P177"><text:span text:style-name="CharStyle13"><text:tab/>When the Gentiles heard this, they rejoiced and glorified the word of the Lord and believed, that is, all who had been or-</text:span></text:p>
          </text:list-item>
          <text:list-item>
            <text:p text:style-name="P160"><text:span text:style-name="CharStyle13"><text:tab/>dained to eternal life; and the word of the Lord went far and wide over the whole country.</text:span></text:p>
          </text:list-item>
          <text:list-item>
            <text:p text:style-name="P160"><text:span text:style-name="CharStyle13"><text:tab/>But the Jews incited the devout women of high rank and the leading men in the town, who stirred up persecution against Paul and Barnabas and drove them out of their territory.</text:span></text:p>
          </text:list-item>
          <text:list-item>
            <text:p text:style-name="P160"><text:span text:style-name="CharStyle13"><text:tab/>They shook the dust off their feet as a protest and went to</text:span></text:p>
          </text:list-item>
          <text:list-item>
            <text:p text:style-name="P160"><text:span text:style-name="CharStyle13"><text:tab/>Iconium. As for the disciples, they were filled with joy and the holy Spirit.</text:span></text:p>
          </text:list-item>
        </text:list>
        <text:p text:style-name="P23"><text:span text:style-name="CharStyle13">At Iconium the same thing happened. They went into the synagogue of the Jews and spoke in such a way that a great body both of Jews</text:span></text:p>
        <text:list xml:id="list3893629753770845976" text:style-name="L27">
          <text:list-item>
            <text:p text:style-name="P178"><text:span text:style-name="CharStyle13"><text:tab/>and Greeks believed. Here they spent a considerable time, speak­ing fearlessly about the Lord, who attested the word of his grace by allowing signs and won­ders to be performed by them.*</text:span></text:p>
          </text:list-item>
        </text:list>
        <text:list xml:id="list6616890472801446906" text:style-name="L28">
          <text:list-item>
            <text:p text:style-name="P179"><text:span text:style-name="CharStyle18"><text:tab/></text:span><text:span text:style-name="CharStyle13">But the refractory Jews stirred up and exasperated the feeling of the Gentiles against the brothers.</text:span></text:p>
          </text:list-item>
        </text:list>
        <text:list xml:id="list165048740537170" text:style-name="L27">
          <text:list-item>
            <text:p text:style-name="P172"><text:span text:style-name="CharStyle13"><text:tab/>The populace of the town was divided; some sided with the Jews, some with the apostles.</text:span></text:p>
          </text:list-item>
          <text:list-item>
            <text:p text:style-name="P172"><text:span text:style-name="CharStyle13"><text:tab/>But, when the Gentiles and Jews along with their rulers made a hostile movement to insult and</text:span></text:p>
          </text:list-item>
          <text:list-item>
            <text:p text:style-name="P172"><text:span text:style-name="CharStyle13"><text:tab/>stone them, the apostles grasped the situation and escaped to the Lycaonian towns of Lystra and Derbe and to the surrounding</text:span></text:p>
          </text:list-item>
          <text:list-item>
            <text:p text:style-name="P172"><text:span text:style-name="CharStyle13"><text:tab/>country; there they continued to preach the gospel.</text:span></text:p>
          </text:list-item>
        </text:list>
        <text:p text:style-name="P97"><text:span text:style-name="CharStyle43">* Restoring ver. 3 to its original posi­tion between vers. 1 and 2.</text:span></text:p>
        <text:p text:style-name="P70"><text:span text:style-name="CharStyle45">At Lystra there was a man sit- </text:span><text:span text:style-name="CharStyle64">8 </text:span><text:span text:style-name="CharStyle45">ting, who was powerless in his feet, a lame man unable to walk ever since he was born. He 9 heard Paul speaking, and Paul, gazing steadily at him and no­ticing that he had faith enough to make him better, said in a 10 loud voice, “Stand erect on your feet.” Up he jumped and be­gan to walk. When the crowds n saw what Paul had done, they shouted in the Lycaonian lan­guage, “The gods have come down to us in human form!” Barnabas they called Zeus, and 12 Paul Hermes, since he was the chief spokesman. Indeed the 13 priest of the temple of Zeus in front of the town brought oxen and garlands to the gates, in­tending to offer sacrifice along with the crowds. But when the 14 apostles, Paul and Barnabas, heard this, they rent their clothes and sprang out among the crowd, shouting, “Men, what is 15 this you are doing? We are but human, with natures like your own! The gospel we are preach­ing to you is to turn from such futile ways to the living God </text:span><text:span text:style-name="CharStyle65">who made the heaven, the earth, the sea, and all that in them is.</text:span><text:span text:style-name="CharStyle45"> In 16 bygone ages he allowed all na­tions to go their own ways, though as the bountiful Giver 17 he did not leave himself without a witness, giving you rain from heaven and fruitful seasons, giv­ing you food and joy to your heart’s content.” Even by say- 18 ing this it was all they could do to keep the crowds from sacri­ficing to them.</text:span></text:p>
        <text:p text:style-name="P74"><text:span text:style-name="CharStyle45">But Jews from Antioch and 19 Iconium arrived, who won over the crowds, and after pelting Paul with stones they dragged him outside the town, thinking he was dead. However, as the </text:span><text:span text:style-name="CharStyle66">20</text:span></text:p>
        <text:p text:style-name="P20"><draw:frame draw:style-name="fr5" draw:name="42" text:anchor-type="paragraph" svg:x="2.3846in" svg:y="4.4236in" svg:width="0.2598in" svg:height="0.0161in" draw:z-index="20"><draw:image xlink:href="Pictures/10000000000000270000001C32C81F93.jpg" xlink:type="simple" xlink:show="embed" xlink:actuate="onLoad"/><draw:contour-polygon svg:width="0.2598in" svg:height="0.1831in" svg:viewBox="0 0 660 465" draw:points="0,0 660,0 660,465 0,465" draw:recreate-on-edit="true"/></draw:frame><text:span text:style-name="CharStyle13">disciples gathered round him, he got up and went into the town.</text:span></text:p>
        <text:p text:style-name="P20"><text:span text:style-name="CharStyle13">Next day he went off with</text:span></text:p>
        <text:list xml:id="list2812393378388982400" text:style-name="L29">
          <text:list-item>
            <text:p text:style-name="P226"><text:span text:style-name="CharStyle13"><text:tab/>Barnabas to Derbe, and after preaching the gospel to that town and making a number of disciples, they turned back to Lystra, Iconium and Antioch,</text:span></text:p>
          </text:list-item>
          <text:list-item>
            <text:p text:style-name="P189"><text:span text:style-name="CharStyle13"><text:tab/>strengthening the souls of the disciples, encouraging them to hold by the faith, and telling them that “we have to get into the Realm of God through many</text:span></text:p>
          </text:list-item>
          <text:list-item>
            <text:p text:style-name="P189"><text:span text:style-name="CharStyle13"><text:tab/>a trouble.” They chose presby­ters for them in every church, and with prayer and fasting en­trusted them to the Lord in</text:span></text:p>
          </text:list-item>
          <text:list-item>
            <text:p text:style-name="P201"><text:span text:style-name="CharStyle13"><text:tab/>whom they had believed.</text:span></text:p>
          </text:list-item>
        </text:list>
        <text:p text:style-name="P20"><text:span text:style-name="CharStyle13">Then they came through Pisidia</text:span></text:p>
        <text:list xml:id="list165105704084534" text:continue-numbering="true" text:style-name="L29">
          <text:list-item>
            <text:p text:style-name="P201"><text:span text:style-name="CharStyle13"><text:tab/>to Pamphylia, and after speak­ing the word of the Lord in Perga they went down to Attaleia;</text:span></text:p>
          </text:list-item>
          <text:list-item>
            <text:p text:style-name="P201"><text:span text:style-name="CharStyle13"><text:tab/>thence they sailed for Antioch, where they had been commended to the grace of God for the work</text:span></text:p>
          </text:list-item>
          <text:list-item>
            <text:p text:style-name="P201"><text:span text:style-name="CharStyle13"><text:tab/>they had now completed. On their arrival they gathered the church together and reported how God had been with them, what he had done, and how he had opened a door into faith for the Gentiles.</text:span></text:p>
          </text:list-item>
          <text:list-item>
            <text:p text:style-name="P220"><text:span text:style-name="CharStyle13"><text:tab/>They spent a considerable time with the disciples there.</text:span></text:p>
          </text:list-item>
        </text:list>
        <text:p text:style-name="P20"><text:span text:style-name="CharStyle13">But certain individuals came down from Jerusalem and taught the brothers that “unless you get circumcised after the custom of Moses, you</text:span></text:p>
        <text:list xml:id="list1375184708211894740" text:style-name="L30">
          <text:list-item>
            <text:p text:style-name="P251"><text:span text:style-name="CharStyle13"><text:tab/>cannot be saved.” As a sharp dispute and controversy sprang up between them and Paul and Barnabas, it was arranged that Paul and Barnabas, along with some others of their number, should go up to Jerusalem to see the apostles and presbyters at Jerusalem about this question.</text:span></text:p>
          </text:list-item>
          <text:list-item>
            <text:p text:style-name="P270"><text:span text:style-name="CharStyle13"><text:tab/>The church sped them on their journey, and they passed through both Phoenicia and</text:span></text:p>
          </text:list-item>
        </text:list>
        <text:p text:style-name="P102"><text:span text:style-name="CharStyle13">Samaria informing the brothers, to the great joy of all, that the Gentiles were turning to God.</text:span></text:p>
        <text:p text:style-name="P18"><text:span text:style-name="CharStyle13">On arriving at Jerusalem they 4 were received by the church, the apostles and the presbyters, and they reported how God had been with them and what he had done.</text:span></text:p>
        <text:p text:style-name="P77"><text:span text:style-name="CharStyle13">Some of the believers who be- </text:span><text:span text:style-name="CharStyle20">5 </text:span><text:span text:style-name="CharStyle13">longed to the Pharisaic party got up and said, “Gentiles must be circumcised and charged to observe the law of Moses.” So 6 the apostles and the presbyters met to investigate this question, and a keen controversy sprang 7 up; but Peter rose and said to them, “Brothers, you are well aware that from the earliest days God chose that of you all I should be the one by whom the Gentiles were to hear the word of the gospel and believe it. The 8 God who reads the hearts of all attested this by giving them the holy Spirit just as he gave it to us; in cleansing their hearts by 9 faith he made not the slightest distinction between us and them. Well now, why are you trying * 10 to impose a yoke on the neck of the disciples which neither our fathers nor we ourselves could bear? No, it is by the grace of n the Lord Jesus that we believe and are saved, in the same way as they are.” </text:span><text:span text:style-name="CharStyle67">So </text:span><text:span text:style-name="CharStyle13">the whole meet- 12 ing was quieted and listened to Barnabas and Paul recounting the signs and wonders God had performed by them among the Gentiles.</text:span></text:p>
        <text:p text:style-name="P77"><text:span text:style-name="CharStyle13">When they had finished speak- 13 ing, James spoke. “Brothers,” he said, “listen to me. Symeon has 14 explained how it was God’s original concern to secure a Peo­ple from among the Gentiles to bear his Name. This agrees with 15 </text:span><text:span text:style-name="CharStyle68">* Omitting </text:span><text:span text:style-name="CharStyle69">xbv</text:span></text:p>
      </text:section>
      <text:section text:style-name="Sect2" text:name="Section10">
        <text:p text:style-name="P3"/>
        <text:p text:style-name="P1"/>
      </text:section>
      <text:section text:style-name="Sect5" text:name="Section11">
        <text:p text:style-name="P99"><text:span text:style-name="CharStyle13">the words of the prophets; as it is written,</text:span></text:p>
        <text:list xml:id="list165047161650670" text:style-name="L10">
          <text:list-item>
            <text:p text:style-name="P348"><text:soft-page-break/><text:span text:style-name="CharStyle17"><text:tab/></text:span><text:span text:style-name="CharStyle16">After this I will return and</text:span></text:p>
          </text:list-item>
        </text:list>
        <text:p text:style-name="P90"><text:span text:style-name="CharStyle16">rebuild David’s fallen dwelling,</text:span></text:p>
        <text:p text:style-name="P103"><text:span text:style-name="CharStyle16">its ruins I will rebuild and erect it anew,</text:span></text:p>
        <text:list xml:id="list165105799142223" text:continue-numbering="true" text:style-name="L10">
          <text:list-item>
            <text:p text:style-name="P348"><text:span text:style-name="CharStyle17"><text:tab/></text:span><text:span text:style-name="CharStyle16">that the rest of men may seek</text:span></text:p>
          </text:list-item>
        </text:list>
        <text:p text:style-name="P90"><text:span text:style-name="CharStyle16">for the Lord,</text:span></text:p>
        <text:p text:style-name="P103"><text:span text:style-name="CharStyle16">even all the Gentiles who are called by my name,</text:span></text:p>
        <text:list xml:id="list165106542216337" text:continue-numbering="true" text:style-name="L10">
          <text:list-item>
            <text:p text:style-name="P349"><text:span text:style-name="CharStyle17"><text:tab/></text:span><text:span text:style-name="CharStyle16">saith the Lord, who makes this</text:span></text:p>
          </text:list-item>
          <text:list-item>
            <text:p text:style-name="P295"><text:span text:style-name="CharStyle13"><text:tab/></text:span><text:span text:style-name="CharStyle18">known from of old.</text:span><text:span text:style-name="CharStyle13"> Hence, in my opinion, we ought not to put fresh difficulties in the way of those who are turning to God</text:span></text:p>
          </text:list-item>
          <text:list-item>
            <text:p text:style-name="P283"><text:span text:style-name="CharStyle13"><text:tab/>from among the Gentiles, but write them injunctions to ab­stain from whatever is contami­nated by idols, from sexual vice, from the flesh of animals that have been strangled, and from</text:span></text:p>
          </text:list-item>
          <text:list-item>
            <text:p text:style-name="P283"><text:span text:style-name="CharStyle13"><text:tab/>tasting blood; for Moses has had his preachers from the earliest ages in every town, where he is read aloud in the synagogues every sabbath.”</text:span></text:p>
          </text:list-item>
          <text:list-item>
            <text:p text:style-name="P297"><text:span text:style-name="CharStyle13"><text:tab/>Then the apostles and presby­ters, together with the whole church, decided to select some of their number and send them with Paul and Barnabas to Antioch. The men selected were Judas (called Bar-Sabbas) and Silas, prominent members of the</text:span></text:p>
          </text:list-item>
          <text:list-item>
            <text:p text:style-name="P287"><text:span text:style-name="CharStyle13"><text:tab/>brotherhood. They conveyed the following letter. “The apos­tles and the presbyters of the brotherhood to the brothers who belong to the Gentiles through­out Antioch and Syria and</text:span></text:p>
          </text:list-item>
          <text:list-item>
            <text:p text:style-name="P283"><text:span text:style-name="CharStyle13"><text:tab/>Cilicia: greeting. Having learned that some of our number, quite unauthorized by us, have un­settled you with their teaching</text:span></text:p>
          </text:list-item>
          <text:list-item>
            <text:p text:style-name="P283"><text:span text:style-name="CharStyle13"><text:tab/>and upset your minds, we have decided unanimously to select some of our number and send them to you along with our be-</text:span></text:p>
          </text:list-item>
          <text:list-item>
            <text:p text:style-name="P283"><text:span text:style-name="CharStyle13"><text:tab/>loved Paul and Barnabas, who have risked their lives for the</text:span></text:p>
          </text:list-item>
        </text:list>
        <text:h text:style-name="P128" text:outline-level="2"><text:bookmark-start text:name="bookmark1"/><text:span text:style-name="CharStyle75">sake of our Lord Jesus Christ.</text:span><text:bookmark-end text:name="bookmark1"/></text:h>
        <text:p text:style-name="P19"><text:span text:style-name="CharStyle13">We therefore send Judas and 27 Silas with the following message, which they will also give to you orally: ‘The holy Spirit and we 28 have decided not to impose any extra burden on you, apart from these essential requirements; ab- 29 stain from food that has been offered to idols, from tasting blood, from the flesh of animals that have been strangled, and from sexual vice.’ Keep clear of all this and you will prosper. Good-bye.”</text:span></text:p>
        <text:p text:style-name="P64"><text:span text:style-name="CharStyle13">When the messengers were 30 despatched, they went down to Antioch and gathering the whole body they handed them the let­ter. On reading it the people 31 rejoiced at the encouragement it brought; and as Judas and Silas 32 were themselves prophets, they encouraged and strengthened the brothers with many a counsel. Then after some time had passed 33 the brothers let them go, with a greeting of peace to those who had sent them. Paul and Bar- 35 nabas, however, stayed on in Antioch, teaching and preaching the word of the Lord along with a number of others.</text:span></text:p>
        <text:p text:style-name="P64"><text:span text:style-name="CharStyle13">Some days later, Paul said to 36 Barnabas, “Come and let us go back to visit the brothers in ev­ery town where we have pro­claimed the word of the Lord. Let us see how they are doing.” But while Barnabas wanted to 37 take John (who was called Mark) along with them, Paul held that 38 they should not take a man with them who had deserted them in Pamphylia, instead of accom­panying them on active service.</text:span></text:p>
        <text:p text:style-name="P33"><text:span text:style-name="CharStyle13">So in irritation they parted com- </text:span><text:span text:style-name="CharStyle20">39 </text:span><text:span text:style-name="CharStyle13">pany, Barnabas taking Mark with him and sailing for Cyprus, while Paul selected Silas and 40 went off, commended by the</text:span></text:p>
        <text:p text:style-name="P308"><draw:frame draw:style-name="fr5" draw:name="43" text:anchor-type="paragraph" svg:x="2.3252in" svg:y="0.5799in" svg:width="0.2634in" svg:height="0.0161in" draw:z-index="21"><draw:image xlink:href="Pictures/10000000000000280000001BF431514D.jpg" xlink:type="simple" xlink:show="embed" xlink:actuate="onLoad"/><draw:contour-polygon svg:width="0.263in" svg:height="0.1799in" svg:viewBox="0 0 668 457" draw:points="0,0 668,0 668,457 0,457" draw:recreate-on-edit="true"/></draw:frame><text:span text:style-name="CharStyle13">brothers to the grace of the</text:span></text:p>
        <text:p text:style-name="P42"><text:span text:style-name="CharStyle13">41 Lord. He made his way through Syria and Cilicia, strengthening the churches.</text:span></text:p>
        <text:p text:style-name="P20"><text:span text:style-name="CharStyle13">He also came down to Derbe and Lystra, where there was a disciple called Timotheus, the son of a believing</text:span></text:p>
        <text:list xml:id="list6614537204349755033" text:style-name="L31">
          <text:list-item>
            <text:p text:style-name="P212"><text:span text:style-name="CharStyle13"><text:tab/>Jewess and a Greek father. He had a high reputation among the brothers at Lystra and Iconium;</text:span></text:p>
          </text:list-item>
          <text:list-item>
            <text:p text:style-name="P212"><text:span text:style-name="CharStyle13"><text:tab/>so, as Paul wished him to go abroad with him, he took and circumcised him on account of the local Jews, all of whom knew his father had been a Greek.</text:span></text:p>
          </text:list-item>
          <text:list-item>
            <text:p text:style-name="P253"><text:span text:style-name="CharStyle13"><text:tab/>As they travelled on from town to town, they handed to the people the resolutions which the apostles and presbyters in Jeru­salem had decided were to be</text:span></text:p>
          </text:list-item>
          <text:list-item>
            <text:p text:style-name="P249"><text:span text:style-name="CharStyle13"><text:tab/>obeyed; and the churches were strengthened in the faith and in­creased in numbers day by day.</text:span></text:p>
          </text:list-item>
          <text:list-item>
            <text:p text:style-name="P207"><text:span text:style-name="CharStyle13"><text:tab/>They crossed Phrygia and the country of Galatia, the holy Spirit having stopped them from preaching the word in Asia;</text:span></text:p>
          </text:list-item>
          <text:list-item>
            <text:p text:style-name="P212"><text:span text:style-name="CharStyle13"><text:tab/>when they got as far as Mysia, they tried to enter Bithynia, but the Spirit of Jesus would not</text:span></text:p>
          </text:list-item>
          <text:list-item>
            <text:p text:style-name="P212"><text:span text:style-name="CharStyle13"><text:tab/>allow them, and so they passed Mysia by and went down to Troas.</text:span></text:p>
          </text:list-item>
          <text:list-item>
            <text:p text:style-name="P253"><text:span text:style-name="CharStyle13"><text:tab/>A vision appeared to Paul by night, the vision of a Mace­donian standing and appealing to him with the words, “Cross over to Macedonia and help us.”</text:span></text:p>
          </text:list-item>
          <text:list-item>
            <text:p text:style-name="P227"><text:span text:style-name="CharStyle13"><text:tab/>As soon as he saw the vision, we made efforts to start for Mace­donia, inferring that God had called us to preach the gospel to</text:span></text:p>
          </text:list-item>
          <text:list-item>
            <text:p text:style-name="P227"><text:span text:style-name="CharStyle13"><text:tab/>them. Setting sail then from Troas, we ran straight to Sa- mothrace and on the following</text:span></text:p>
          </text:list-item>
          <text:list-item>
            <text:p text:style-name="P272"><text:span text:style-name="CharStyle13"><text:tab/>day to Neapolis. We then came to the Roman colony of Philippi, which is the foremost town of the district of Macedonia. In this town we spent some days.</text:span></text:p>
          </text:list-item>
        </text:list>
        <text:p text:style-name="P21"><text:span text:style-name="CharStyle13">On the sabbath we went outside 13 the gate to the bank of the river, where as usual there was a place of prayer; we sat down and talked to the women who had gathered, and among the listen- 14 ers there was a woman called Lydia, a dealer in purple who belonged to the town of Thy- atira; she reverenced God, and the Lord opened her heart to attend to what Paul said. When 15 she was baptized, along with her household, she begged us, saying, “If you are convinced I am a believer in the Lord, come and stay at my house.” She compelled us to come.</text:span></text:p>
        <text:p text:style-name="P73"><text:span text:style-name="CharStyle13">Now it happened as we went 16 to the place of prayer that a slave-girl met us, possessed by a spirit of ventriloquism, and a source of great profit to her own­ers by her power of fortune­telling. She followed Paul and 17 the rest of us, shrieking, “These men are servants of the Most High God, they proclaim to you the way of salvation!” She did 18 this for a number of days. Then Paul turned in annoyance and told the spirit, “In the name of Jesus Christ I order you out of her!” And it left her that very moment. But when her own- 19 ers saw that their chance of profit was gone, they caught hold of Paul and Silas and dragged them before the magistrates in the forum. Bringing them before 20 the praetors, they declared, “These fellows are Jews who are making an agitation in our town; they are proclaiming customs 21 which as Romans we are not allowed to accept or observe!” The crown also joined in the at- 22 tack upon them, while the praetors, after having them stripped and after ordering them</text:span></text:p>
        <text:list xml:id="list667204085694419515" text:style-name="L32">
          <text:list-item>
            <text:p text:style-name="P236"><text:span text:style-name="CharStyle13"><text:tab/>to be flogged with rods, had many lashes inflieted on them and put them in prison, charging the jailer to keep them safe.</text:span></text:p>
          </text:list-item>
          <text:list-item>
            <text:p text:style-name="P190"><text:span text:style-name="CharStyle13"><text:tab/>On receiving so strict a charge, he put them into the inner prison and secured their feet in the stocks.</text:span></text:p>
          </text:list-item>
          <text:list-item>
            <text:p text:style-name="P221"><text:span text:style-name="CharStyle13"><text:tab/>But about midnight, as Paul and Silas were praying and sing­ing to God, while the prisoners</text:span></text:p>
          </text:list-item>
          <text:list-item>
            <text:p text:style-name="P202"><text:span text:style-name="CharStyle13"><text:tab/>listened, all of a sudden there was a great earthquake which shook the very foundations of the prison; the doors all flew open in an instant, and the fet­ters of all the prisoners were</text:span></text:p>
          </text:list-item>
          <text:list-item>
            <text:p text:style-name="P202"><text:span text:style-name="CharStyle13"><text:tab/>unfastened. When the jailer started from his sleep and saw the prison-doors open, he drew his sword and was on the point of killing himself, supposing the prisoners had made their escape;</text:span></text:p>
          </text:list-item>
          <text:list-item>
            <text:p text:style-name="P202"><text:span text:style-name="CharStyle13"><text:tab/>but Paul shouted aloud, “Don’t harm yourself, we are all here!”</text:span></text:p>
          </text:list-item>
          <text:list-item>
            <text:p text:style-name="P202"><text:span text:style-name="CharStyle13"><text:tab/>So calling for lights he rushed in, fell in terror before Paul and</text:span></text:p>
          </text:list-item>
          <text:list-item>
            <text:p text:style-name="P202"><text:span text:style-name="CharStyle13"><text:tab/>Silas, and brought them out (after securing the other pris­oners).* “Sirs,” he said, “what</text:span></text:p>
          </text:list-item>
          <text:list-item>
            <text:p text:style-name="P202"><text:span text:style-name="CharStyle13"><text:tab/>must I do to be saved?” “Be­lieve in the Lord Jesus Christ,” they said, “and then you will be saved, you and your household</text:span></text:p>
          </text:list-item>
          <text:list-item>
            <text:p text:style-name="P202"><text:span text:style-name="CharStyle13"><text:tab/>as well.” And they spoke the word of the Lord to him and to</text:span></text:p>
          </text:list-item>
          <text:list-item>
            <text:p text:style-name="P202"><text:span text:style-name="CharStyle13"><text:tab/>all in his house. Then he took them at that very hour of the night and washed their wounds and got baptized instantly, he</text:span></text:p>
          </text:list-item>
          <text:list-item>
            <text:p text:style-name="P202"><text:span text:style-name="CharStyle13"><text:tab/>and all his family. He brought them up to his house and put food before them, overjoyed like all his household at having be­lieved in God.</text:span></text:p>
          </text:list-item>
          <text:list-item>
            <text:p text:style-name="P221"><text:span text:style-name="CharStyle13"><text:tab/>When day broke, the praetors sent the lictors with the message,</text:span></text:p>
          </text:list-item>
          <text:list-item>
            <text:p text:style-name="P276"><text:span text:style-name="CharStyle13"><text:tab/>“Release these men.” The jailer</text:span></text:p>
          </text:list-item>
        </text:list>
        <text:p text:style-name="P55"><text:span text:style-name="CharStyle55">* Adding<text:tab/>XoucoJ; dotpaUodaevos</text:span></text:p>
        <text:p text:style-name="P48"><text:span text:style-name="CharStyle55">with D and the (Harklean) Syriac ver-</text:span></text:p>
        <text:p text:style-name="P45"><text:span text:style-name="CharStyle43">sion.</text:span></text:p>
        <text:p text:style-name="P22"><text:span text:style-name="CharStyle13">repeated this to Paul. “The prae­tors,” he said, “have sent to re­lease you. So come out and go in peace.” But Paul replied, 37 “They flogged us in public and without a trial, flogged Roman citizens! They put us in prison, and notv they are going to get rid of us secretly! No indeed! Let them come here themselves and take us out!” The lictors re- 38 ported this to the praetors, who, on hearing that the men were Roman citizens, became alarmed; they went to appease 39 them, and after taking them out of prison begged them to leave the town. So they left the 40 prison and went to Lydia’s house, where they saw the brothers and encouraged them; then they departed.</text:span></text:p>
        <text:p text:style-name="P66"><text:span text:style-name="CharStyle13">Travelling on through ■■ </text:span><text:span text:style-name="CharStyle76">pj </text:span><text:span text:style-name="CharStyle13">Amphipolis and Apollonia, </text:span><text:span text:style-name="CharStyle18">* </text:span><text:span text:style-name="CharStyle13">they reached Thessalonica. Here there was a Jewish synagogue, and Paul as usual went in; for </text:span><text:span text:style-name="CharStyle20">3 </text:span><text:span text:style-name="CharStyle13">three sabbaths he argued with them on the scriptures, explain- </text:span><text:span text:style-name="CharStyle20">3 </text:span><text:span text:style-name="CharStyle13">ing and quoting passages to prove that the messiah had to suffer and rise from the dead, and that “the Jesus I proclaim to you is the messiah.” Some 4 were persuaded and threw in their lot with Paul and Silas, in­cluding a host of devout Greeks and a large number of the lead­ing women. But the Jews were </text:span><text:span text:style-name="CharStyle20">5 </text:span><text:span text:style-name="CharStyle13">roused to jealousy; they got hold of some idle rascals to form a mob and set the town in an up­roar; they attacked Jason’s house, endeavouring to bring them out before the populace, but as they failed to find Paul </text:span><text:span text:style-name="CharStyle20">6 </text:span><text:span text:style-name="CharStyle13">and Silas they haled Jason and some of the brothers before the politarchs, yelling, “These up- setters of the whole world have</text:span></text:p>
      </text:section>
      <text:section text:style-name="Sect5" text:name="Section12">
        <text:list xml:id="list1501208655925819882" text:style-name="L33">
          <text:list-item>
            <text:p text:style-name="P155"><text:span text:style-name="CharStyle13"><text:tab/>come here too! Jason has wel­comed them! They all violate the decrees of Caesar by declar­ing someone else called Jesus is</text:span></text:p>
          </text:list-item>
          <text:list-item>
            <text:p text:style-name="P151"><text:span text:style-name="CharStyle13"><text:tab/>king.” Both the crowd and the politarchs were disturbed when</text:span></text:p>
          </text:list-item>
          <text:list-item>
            <text:p text:style-name="P152"><text:span text:style-name="CharStyle13"><text:tab/>they heard this; however, they let Jason and the others go, after binding them over to keep the peace.</text:span></text:p>
          </text:list-item>
        </text:list>
        <text:p text:style-name="P58"><text:span text:style-name="CharStyle13">io<text:tab/>Then the brothers at once sent off Paul and Silas by night to Beroea. When they arrived there, they betook themselves</text:span></text:p>
        <text:p text:style-name="P57"><text:span text:style-name="CharStyle13">n to the Jewish synagogue, where the people were more amenable than at Thessaloniea; they were perfectly ready to receive the Word and made a daily study of the scriptures to see if</text:span></text:p>
        <text:list xml:id="list165048283015872" text:style-name="L13">
          <text:list-item>
            <text:p text:style-name="P148"><text:span text:style-name="CharStyle13"><text:tab/>it was really as Paul said. Many of them believed, together with a large number of prominent Greeks, both women and men.</text:span></text:p>
          </text:list-item>
          <text:list-item>
            <text:p text:style-name="P148"><text:span text:style-name="CharStyle13"><text:tab/>But when the Jews of Thessa- lonica heard that Paul was pro­claiming the word of God at Bercea as well, they came to create a disturbance and a riot among the crowds at Bercea too.</text:span></text:p>
          </text:list-item>
          <text:list-item>
            <text:p text:style-name="P140"><text:span text:style-name="CharStyle13"><text:tab/>The brothers then sent off Paul at once on his way to the sea, while Silas and Timotheus re-</text:span></text:p>
          </text:list-item>
          <text:list-item>
            <text:p text:style-name="P140"><text:span text:style-name="CharStyle13"><text:tab/>mained where they were. Paul’s escort brought him as far as Athens, and left with instruc­tions that Silas and Timotheus were to join him as soon as pos­sible.</text:span></text:p>
          </text:list-item>
          <text:list-item>
            <text:p text:style-name="P153"><text:span text:style-name="CharStyle13"><text:tab/>While Paul was waiting for them at Athens, his soul was ir­ritated at the sight of the idols</text:span></text:p>
          </text:list-item>
          <text:list-item>
            <text:p text:style-name="P148"><text:span text:style-name="CharStyle13"><text:tab/>that filled the city. He argued in the synagogue with the Jews and the devout proselytes and also in the market-place daily with those who chanced to be</text:span></text:p>
          </text:list-item>
          <text:list-item>
            <text:p text:style-name="P140"><text:span text:style-name="CharStyle13"><text:tab/>present. Some of the Epi­curean and Stoic philosophers also came across him. Some of them said, “Whatever does the</text:span></text:p>
          </text:list-item>
        </text:list>
        <text:p text:style-name="P19"><text:span text:style-name="CharStyle13">fellow mean with his scraps of learning?” Others said, “He looks like a herald of foreign deities” (this was because he preached ‘Jesus’ and ‘the Resur­rection’). Then taking him to the 19 Areopagus they asked, “May we know what is this novel teaching of yours? You talk of some 20 things that sound strange to us; so we want to know what they mean.” (For all the Athenians 21 and the foreign visitors to Athens occupied themselves with nothing else than repeating or listening to the latest novelty.)</text:span></text:p>
        <text:p text:style-name="P19"><text:span text:style-name="CharStyle13">So Paul stood in the middle of 22 the Areopagus and said,</text:span></text:p>
        <text:p text:style-name="P69"><text:span text:style-name="CharStyle13">“Men of Athens, I observe at every turn that you are a most religious people! Why, as I 23 passed along and scanned your objects of worship, I actually came upon an altar with the in­scription,</text:span></text:p>
        <text:p text:style-name="P106"><text:span text:style-name="CharStyle43">TO AN UNKNOWN GOD.</text:span></text:p>
        <text:p text:style-name="P19"><text:span text:style-name="CharStyle13">Well, I proclaim to you what you worship in your ignorance. </text:span><text:span text:style-name="CharStyle18">The God who made</text:span><text:span text:style-name="CharStyle13"> the world 24 </text:span><text:span text:style-name="CharStyle18">and</text:span><text:span text:style-name="CharStyle13"> all </text:span><text:span text:style-name="CharStyle18">things in it,</text:span><text:span text:style-name="CharStyle13"> he, as Lord </text:span><text:span text:style-name="CharStyle18">of heaven and earth,</text:span><text:span text:style-name="CharStyle13"> does not dwell in shrines that are made by hu­man hands; he is not served by 25 human hands, as if he needed anything, for it is he who </text:span><text:span text:style-name="CharStyle18">gives </text:span><text:span text:style-name="CharStyle13">life and </text:span><text:span text:style-name="CharStyle18">breath</text:span><text:span text:style-name="CharStyle13"> and all things to all men. All nations he has 26 created from a common origin, to dwell all over the earth, fixing their allotted periods and the boundaries of their abodes, meaning them to seek for God on 27 the chance of finding him as they grope for him. Though indeed he is close to each one of us, for it is 28 in him that we live and move and exist—as some of your own poets have said,</text:span></text:p>
        <text:p text:style-name="P64"><text:span text:style-name="CharStyle13">‘We too belong to His race.’</text:span></text:p>
        <text:p text:style-name="P19"><text:span text:style-name="CharStyle13">Well, as the race of God, we 29</text:span></text:p>
        <text:p text:style-name="P50"><text:span text:style-name="CharStyle13">ought not to imagine that the divine nature resembles gold or silver or stone, the product of</text:span></text:p>
        <text:list xml:id="list6256511269034830977" text:style-name="L34">
          <text:list-item>
            <text:p text:style-name="P191"><text:span text:style-name="CharStyle13"><text:tab/>human art and invention. Such ages of ignorance God over­looked, but he now charges men that they are all everywhere to</text:span></text:p>
          </text:list-item>
          <text:list-item>
            <text:p text:style-name="P191"><text:span text:style-name="CharStyle13"><text:tab/>repent, inasmuch as he has fixed a day on which </text:span><text:span text:style-name="CharStyle18">he will judge the </text:span><text:soft-page-break/><text:span text:style-name="CharStyle18">world justly</text:span><text:span text:style-name="CharStyle13"> by a man whom he has destined for this. And he has given proof of this to all by rais­ing him from the dead.”</text:span></text:p>
          </text:list-item>
          <text:list-item>
            <text:p text:style-name="P222"><text:span text:style-name="CharStyle13"><text:tab/>But on hearing of a ‘resur­rection of dead men,’ some sneered, while others said, “We will hear you again on that</text:span></text:p>
          </text:list-item>
          <text:list-item>
            <text:p text:style-name="P237"><text:span text:style-name="CharStyle13"><text:tab/>subject.” So Paul withdrew</text:span></text:p>
          </text:list-item>
          <text:list-item>
            <text:p text:style-name="P191"><text:span text:style-name="CharStyle13"><text:tab/>from them. Some, however, did join him and believe, including Dionysius the Areopagite, a woman called Damaris, and some others.</text:span></text:p>
          </text:list-item>
        </text:list>
        <text:list xml:id="list2612739565751805898" text:style-name="L35">
          <text:list-item>
            <text:p text:style-name="P213"><text:span text:style-name="CharStyle77"><text:tab/>-| q</text:span><text:span text:style-name="CharStyle13"> After this Paul left Athens</text:span></text:p>
          </text:list-item>
        </text:list>
        <text:p text:style-name="P113"><text:span text:style-name="CharStyle13">O and went to Corinth. There he came across a Jew called Aquila, a native of Pontus, who had recently ar­rived from Italy with his wife Priscilla, as Claudius had or­dered all Jews to leave Rome.</text:span></text:p>
        <text:list xml:id="list165106519165557" text:continue-numbering="true" text:style-name="L35">
          <text:list-item>
            <text:p text:style-name="P213"><text:span text:style-name="CharStyle13"><text:tab/>Paul accosted them, and as he belonged to the same trade he stayed with them and they all worked together. (They were workers in leather by trade.)</text:span></text:p>
          </text:list-item>
          <text:list-item>
            <text:p text:style-name="P254"><text:span text:style-name="CharStyle13"><text:tab/>Every sabbath he argued in the synagogue, persuading both Jews</text:span></text:p>
          </text:list-item>
          <text:list-item>
            <text:p text:style-name="P254"><text:span text:style-name="CharStyle13"><text:tab/>and Greeks. By the time Silas and Timotheus came south from Macedonia, Paul was engrossed in this preaching of the word, arguing to the Jews that the</text:span></text:p>
          </text:list-item>
          <text:list-item>
            <text:p text:style-name="P254"><text:span text:style-name="CharStyle13"><text:tab/>messiah was Jesus. But as they opposed and abused him, he shook out his garments in pro­test, saying, “Your blood be on your own heads! I am not re­sponsible! After this I will go</text:span></text:p>
          </text:list-item>
          <text:list-item>
            <text:p text:style-name="P254"><text:span text:style-name="CharStyle13"><text:tab/>to the Gentiles.” Then he re­moved to the house of a devout</text:span></text:p>
          </text:list-item>
        </text:list>
        <text:p text:style-name="P19"><text:span text:style-name="CharStyle13">proselyte called Titus Justus, which adjoined the synagogue. But Crispus the president of the 8 synagogue believed in the Lord, as did all his household, and many of the Corinthians lis­tened, believed, and were bap­tized. And the Lord said to 9 Paul in a vision by night, </text:span><text:span text:style-name="CharStyle18">“Have no fear,</text:span><text:span text:style-name="CharStyle13"> speak on and never stop, </text:span><text:span text:style-name="CharStyle18">for I am with you,</text:span><text:span text:style-name="CharStyle13"> and no one 10 shall attack and injure you; I have many people in this city.”</text:span></text:p>
        <text:p text:style-name="P19"><text:span text:style-name="CharStyle13">So he settled there for a year and 11 six months, teaching them the word of God.</text:span></text:p>
        <text:p text:style-name="P77"><text:span text:style-name="CharStyle13">But, when Gallio was pro- 12 consul of Achaia, the Jews with­out exception rose against Paul and brought him before the tri­bunal, crying, “This fellow in- 13 cites men to worship God con­trary to the Law.” Paul was just 14 on the point of opening his lips to reply, when Gallio said to the Jews, “If it had been a misde­meanour or wicked crime, there would be some reason in my lis­tening to you, O Jews. But as 15 these are merely questions of words and persons and your own Law, you can attend to them for yourselves. I decline to adjudi­cate upon matters like that.” And he drove them from the 16 tribunal. Then all the Greeks 17 caught hold of Sosthenes the president of the synagogue and beat him in front of the tribunal; but Gallio took no notice.</text:span></text:p>
        <text:p text:style-name="P72"><text:span text:style-name="CharStyle13">After waiting on for a number 18 of days, Paul said good-bye to the brothers and sailed for Syria, accompanied by Priscilla and Aquila. (As the latter was under a vow, he had his head shaved at Cenchrese.) When 19 they reached Ephesus, Paul left them there. He went to the synagogue and argued with the</text:span></text:p>
        <text:list xml:id="list6010748527502430089" text:style-name="L36">
          <text:list-item>
            <text:p text:style-name="P192"><draw:frame draw:style-name="fr5" draw:name="44" text:anchor-type="paragraph" svg:x="2.3252in" svg:y="5.1764in" svg:width="0.2634in" svg:height="0.0161in" draw:z-index="22"><draw:image xlink:href="Pictures/10000000000000280000001A2B5929F3.jpg" xlink:type="simple" xlink:show="embed" xlink:actuate="onLoad"/><draw:contour-polygon svg:width="0.263in" svg:height="0.1728in" svg:viewBox="0 0 668 439" draw:points="0,0 668,0 668,439 0,439" draw:recreate-on-edit="true"/></draw:frame><text:span text:style-name="CharStyle13"><text:tab/>Jews, who asked him to stay for a while. But he would not con-</text:span></text:p>
          </text:list-item>
          <text:list-item>
            <text:p text:style-name="P192"><text:span text:style-name="CharStyle13"><text:tab/>sent; he said good-bye to them, telling them, “I will come back to you, if it is the will of God.”</text:span></text:p>
          </text:list-item>
          <text:list-item>
            <text:p text:style-name="P192"><text:span text:style-name="CharStyle13"><text:tab/>Then, sailing from Ephesus, he reached Caesarea, went up to the capital to salute the church, and travelled down to Antioch.</text:span></text:p>
          </text:list-item>
          <text:list-item>
            <text:p text:style-name="P192"><text:span text:style-name="CharStyle13"><text:tab/>After spending some time there, he went off on a journey right through the country of Galatia and Phrygia, strengthening the disciples.</text:span></text:p>
          </text:list-item>
          <text:list-item>
            <text:p text:style-name="P223"><text:span text:style-name="CharStyle13"><text:tab/>There came to Ephesus a Jew called Apollos, who was a native of Alexandria, a man of culture, strong in his knowledge of the</text:span></text:p>
          </text:list-item>
          <text:list-item>
            <text:p text:style-name="P192"><text:span text:style-name="CharStyle13"><text:tab/>scriptures. He had been in­structed in the Way of the Lord, and he preached and taught about Jesus with ardour and accuracy, though all the bap­tism he knew was that of John.</text:span></text:p>
          </text:list-item>
          <text:list-item>
            <text:p text:style-name="P238"><text:span text:style-name="CharStyle13"><text:tab/>In the synagogue he was very outspoken at first; but when Aquila and Priscilla listened to him, they took him home and explained more accurately to him what the Way of God really</text:span></text:p>
          </text:list-item>
          <text:list-item>
            <text:p text:style-name="P238"><text:span text:style-name="CharStyle13"><text:tab/>meant. As he wished to cross to Achaia, the brothers wrote and urged the disciples there to give him a welcome. And on his ar­rival he proved of great service to those who by God’s grace had</text:span></text:p>
          </text:list-item>
          <text:list-item>
            <text:p text:style-name="P238"><text:span text:style-name="CharStyle13"><text:tab/>believed, for he publicly refuted the Jews with might and main, showing from the scriptures that the messiah was Jesus.</text:span></text:p>
          </text:list-item>
        </text:list>
        <text:p text:style-name="P20"><text:span text:style-name="CharStyle13">It was when Apollos was in Corinth that Paul, after passing through the inland dis­tricts, came down to Ephesus. There he found some disciples,</text:span></text:p>
        <text:list xml:id="list1002659173053550051" text:style-name="L37">
          <text:list-item>
            <text:p text:style-name="P252"><text:span text:style-name="CharStyle13"><text:tab/>whom he asked, “Did you re­ceive the holy Spirit when you believed?” “No,” they said, “we never even heard it existed.”</text:span></text:p>
          </text:list-item>
          <text:list-item>
            <text:p text:style-name="P271"><text:span text:style-name="CharStyle13"><text:tab/>“Then,” said he, “what was your baptism?” “John’s baptism,”</text:span></text:p>
          </text:list-item>
        </text:list>
        <text:p text:style-name="P19"><text:span text:style-name="CharStyle13">they replied. “John,” said Paul, 4 “baptized with a baptism of re­pentance, telling the people to believe in Him who was to come after him, that is, in Jesus.” When they heard this, they had 5 themselves baptized in the name of the Lord Jesus, and after Paul 6 laid his hands on them, the holy Spirit came upon them, they spoke with ‘tongues’ and prophe­sied. They numbered all to- 7 gether about twelve men.</text:span></text:p>
        <text:p text:style-name="P77"><text:span text:style-name="CharStyle13">Then Paul entered the syna- </text:span><text:span text:style-name="CharStyle20">8 </text:span><text:span text:style-name="CharStyle13">gogue and for three months spoke out fearlessly, arguing and persuading people about the Reign of God. But as some grew 9 stubborn and disobedient, de­crying the Way in presence of the multitude, he left them, withdrew the disciples, and con­tinued his argument every day from eleven to four* in the lecture-room of Tyrannus. This 10 went on for two years, so that all the inhabitants of Asia, Jews as well as Greeks, heard the word of the Lord.</text:span></text:p>
        <text:p text:style-name="P82"><text:span text:style-name="CharStyle13">God also worked no ordinary 1? miracles by means of Paul; peo- x: pie even carried away towels or aprons he had used, and at their touch sick folk were freed from their diseases and evil spirits came out of them. Some stroll- 13 ing Jewish exorcists also under­took to pronounce the name of the Lord Jesus over those who had evil spirits, saying, “I ad­jure you by the Jesus whom Paul preaches!” The seven sons 14 of Sceva, a Jewish high priest, used to do this. But the evil 15 spirit retorted, “Jesus I know and Paul I know, but you—who are you?” ^ And the man in 16 whom the evil spirit resided leapt at them, overpowered them all,</text:span></text:p>
        <text:p text:style-name="P120"><text:span text:style-name="CharStyle43">* The words<text:tab/>£&lt;»s</text:span></text:p>
        <text:p text:style-name="P27"><text:span text:style-name="CharStyle43">Sexdrns &lt;D&gt; etc.) are probably original.</text:span></text:p>
      </text:section>
      <text:section text:style-name="Sect5" text:name="Section13">
        <text:p text:style-name="P317"><text:span text:style-name="CharStyle13">and belaboured them, till they rushed out of the house stripped</text:span></text:p>
        <text:list xml:id="list165048593427442" text:style-name="L7">
          <text:list-item>
            <text:p text:style-name="P296"><text:span text:style-name="CharStyle13"><text:tab/>and wounded. This came to the ears of all the inhabitants of Ephesus, Jews as well as Greeks; awe fell on them all, and the name of the Lord Jesus</text:span></text:p>
          </text:list-item>
          <text:list-item>
            <text:p text:style-name="P296"><text:span text:style-name="CharStyle13"><text:tab/>was magnified. Many believers would also come to confess and</text:span></text:p>
          </text:list-item>
          <text:list-item>
            <text:p text:style-name="P298"><text:span text:style-name="CharStyle13"><text:tab/>disclose their magic spells; and numbers who had practised magic arts collected their books and burned them in presence of all. On adding up the value of them, it was found that they were worth two thousand pounds.</text:span></text:p>
          </text:list-item>
          <text:list-item>
            <text:p text:style-name="P299"><text:span text:style-name="CharStyle13"><text:tab/>Thus did the word of the Lord increase and prevail mightily.</text:span></text:p>
          </text:list-item>
          <text:list-item>
            <text:p text:style-name="P299"><text:span text:style-name="CharStyle13"><text:tab/>After these events Paul re­solved in the Spirit to travel through Macedonia and Achaia on his way to Jerusalem. “After I get there,” he said, “I must</text:span></text:p>
          </text:list-item>
          <text:list-item>
            <text:p text:style-name="P288"><text:span text:style-name="CharStyle13"><text:tab/>also visit Rome.” So he des­patched two of his assistants to Macedonia, Timotheus and Era's- tus, while he himself stayed on a while in Asia.</text:span></text:p>
          </text:list-item>
          <text:list-item>
            <text:p text:style-name="P299"><text:span text:style-name="CharStyle13"><text:tab/>It was about that time that a great commotion arose over the</text:span></text:p>
          </text:list-item>
          <text:list-item>
            <text:p text:style-name="P284"><text:span text:style-name="CharStyle13"><text:tab/>Way. This was how it happened. By making silver shrines of Artemis a silversmith called Demetrius was the means of bringing rich profit to his work-</text:span></text:p>
          </text:list-item>
          <text:list-item>
            <text:p text:style-name="P284"><text:span text:style-name="CharStyle13"><text:tab/>men. So he got them together,</text:span></text:p>
          </text:list-item>
        </text:list>
        <text:p text:style-name="P100"><text:span text:style-name="CharStyle13">along with the workmen who be­longed to similar trades, and said to them:<text:tab/>“My men, you know</text:span></text:p>
        <text:p text:style-name="P99"><text:span text:style-name="CharStyle13">how this trade is the source of</text:span></text:p>
        <text:list xml:id="list165106917934050" text:continue-numbering="true" text:style-name="L7">
          <text:list-item>
            <text:p text:style-name="P284"><text:span text:style-name="CharStyle13"><text:tab/>our wealth. You also see and hear that not only at Ephesus but almost all over Asia this fel­low’ Paul has drawn off a con­siderable number of people by his persuasions. He declares that hand-made gods are not gods</text:span></text:p>
          </text:list-item>
          <text:list-item>
            <text:p text:style-name="P284"><text:span text:style-name="CharStyle13"><text:tab/>at all! Now the danger is not only that we will have our trade discredited but that the temple of the great goddess Artemis will</text:span></text:p>
          </text:list-item>
        </text:list>
        <text:p text:style-name="P19"><text:span text:style-name="CharStyle13">fall into contempt and that she will be degraded from her ma­jestic glory, she whom all Asia and the wide world worship.” When they heard this they were 28 filled with rage and raised the cry, “Great is Artemis of Ephe­sus!” So the city was filled with 29 confusion. They rushed like one man into the amphitheatre, dragging along Gaius and Aris­tarchus, Macedonians who were travelling with Paul. (Paul 30 wished to enter the popular as­sembly, but the disciples would not allow him. Some of the 31 Asiarchs, who were friends of his, also sent to beg him not to venture into the amphitheatre.) Some were shouting one thing, 32 some another; for the assembly was in confusion, indeed the ma­jority had no idea why they had met. Some of the mob conclud- 33 ed it must be Alexander, as the Jews pushed him to the front.</text:span></text:p>
        <text:p text:style-name="P19"><text:span text:style-name="CharStyle13">So Alexander, motioning with his hand, wanted to defend himself before the people; but when they 34 discovered he was a Jew, a roar broke from them all, and for about two hours they shouted, “Great is Artemis of Ephesus! Great is Artemis of Ephesus!”</text:span></text:p>
        <text:p text:style-name="P72"><text:span text:style-name="CharStyle13">The secretary of state then got 35 the mob calmed down, and said to them, “Men of Ephesus, who on earth does not know that the city of Ephesus is Warden of the temple of the great Artemis and of the statue that fell dowm from heaven? All this is beyond ques- 36 tion. So you should keep calm and do nothing reckless. Instead 37 of that, you have brought these men here who are guilty neither of sacrilege nor of blasphemy against our goddess. If De- 38 metrius and his fellow trades­men have a grievance against anybody, let both parties state</text:span></text:p>
        <text:p text:style-name="P20"><draw:frame draw:style-name="fr4" draw:name="45" text:anchor-type="paragraph" svg:x="2.311in" svg:y="1.4866in" svg:width="0.2764in" svg:height="0.0161in" draw:z-index="23"><draw:image xlink:href="Pictures/100000000000002A0000001A3341D616.jpg" xlink:type="simple" xlink:show="embed" xlink:actuate="onLoad"/><draw:contour-polygon svg:width="0.2764in" svg:height="0.1728in" svg:viewBox="0 0 702 439" draw:points="0,0 702,0 702,439 0,439" draw:recreate-on-edit="true"/></draw:frame><draw:frame draw:style-name="fr2" draw:name="46" text:anchor-type="paragraph" svg:x="2.178in" svg:y="4.1335in" svg:width="0.0965in" svg:height="0.2402in" draw:z-index="24"><draw:text-box><text:p text:style-name="P38"><text:span text:style-name="CharStyle72">On </text:span><text:span text:style-name="CharStyle73">tn</text:span></text:p></draw:text-box></draw:frame><text:span text:style-name="CharStyle13">their charges; assizes are held, and there are always the pro-</text:span></text:p>
        <text:list xml:id="list4651189672607242912" text:style-name="L38">
          <text:list-item>
            <text:p text:style-name="P193"><text:span text:style-name="CharStyle13"><text:tab/>consuls. Any wider claim must be settled in the legal assembly</text:span></text:p>
          </text:list-item>
          <text:list-item>
            <text:p text:style-name="P193"><text:span text:style-name="CharStyle13"><text:tab/>of the citizens. Indeed there is a danger of our being charged with riot over to-day’s meeting; there is not a single reason we can give for this disorderly</text:span></text:p>
          </text:list-item>
          <text:list-item>
            <text:p text:style-name="P193"><text:span text:style-name="CharStyle13"><text:tab/>gathering.” With these words he dismissed the assembly.</text:span></text:p>
          </text:list-item>
        </text:list>
        <text:p text:style-name="P20"><text:span text:style-name="CharStyle13">When the tumult had ceased, Paul sent for the disciples and encouraged them; he then took leave of them and went his way to Macedonia.</text:span></text:p>
        <text:list xml:id="list6284531837782298587" text:style-name="L39">
          <text:list-item>
            <text:p text:style-name="P208"><text:span text:style-name="CharStyle13"><text:tab/>After passing through the dis­tricts of Macedonia and en­couraging the people with many a word, he came to Greece,</text:span></text:p>
          </text:list-item>
          <text:list-item>
            <text:p text:style-name="P208"><text:span text:style-name="CharStyle13"><text:tab/>where he spent three months. Just as he was on the point of sailing for Syria, the Jews laid a plot against him. He therefore resolved to return through</text:span></text:p>
          </text:list-item>
          <text:list-item>
            <text:p text:style-name="P309"><text:span text:style-name="CharStyle13"><text:tab/>Macedonia. His company as far as Asia consisted of Sopater of Beroea (the son of Pyrrhus), Aristarchus and Secundus from Thessalonica, Gaius of Derbe, Timotheus, and Tychicus and Trophimus from Asia.</text:span></text:p>
          </text:list-item>
        </text:list>
        <text:p text:style-name="P18"><text:span text:style-name="CharStyle13">They went on to wait for us at Troas, while we sailed from Philippi, after the days of un­leavened bread, joining them five days later at Troas. There</text:span></text:p>
        <text:list xml:id="list545546666186219454" text:style-name="L40">
          <text:list-item>
            <text:p text:style-name="P214"><text:span text:style-name="CharStyle13"><text:tab/>we spent seven days. On the first day of the week we met for the breaking of bread; Paul ad­dressed them, as he was to leave next day, and he prolonged his</text:span></text:p>
          </text:list-item>
          <text:list-item>
            <text:p text:style-name="P214"><text:span text:style-name="CharStyle13"><text:tab/>address till midnight (there were plenty of lamps in the upper</text:span></text:p>
          </text:list-item>
          <text:list-item>
            <text:p text:style-name="P273"><text:span text:style-name="CharStyle13"><text:tab/>room where we met). In the window sat a young man called Eutychus, and as Paul’s address went on and on, he was over­come with drowsiness, went fast asleep, and fell from the third storey. He was picked up a</text:span></text:p>
          </text:list-item>
        </text:list>
        <text:p text:style-name="P19"><text:span text:style-name="CharStyle13">corpse, but Paul went down- 10 stairs, threw himself upon him, and embraced him. “Do not la­ment,” he said, “the life is still in him.” Then he went upstairs, </text:span><text:span text:style-name="CharStyle68">IX </text:span><text:span text:style-name="CharStyle13">broke bread, and ate; finally, aft­er conversing a while with them till the dawn, he went away. As 12 for the lad, they took him away alive, much to their relief.</text:span></text:p>
        <text:p text:style-name="P63"><text:span text:style-name="CharStyle13">Now we had gone on ahead to 13 the ship and set sail for Assos, intending to take Paul on board there. This was his own ar­rangement, for he intended to travel by land. So when he met 14 us at Assos, we took him on board and got to Mitylene. Sail- 15 ing thence on the following day we arrived off Chios; next day we crossed over to Samos, and after stopping at Trogyllium we went on next day to Miletus. This was because Paul had de- 16 cided to sail past Ephesus, so as to avoid any loss of time in Asia; he was eager to reach Jerusa­lem, if possible, by the day of Pentecost.</text:span></text:p>
        <text:p text:style-name="P64"><text:span text:style-name="CharStyle13">From Miletus he sent to 17 Ephesus for the presbyters of the church. When they came 18 to him, he said, “You are well aware how I lived among you all the time ever since I set foot in Asia, how I served the Lord in 19 all humility, with many a tear and many a trial which I en­countered owing to the plots of the Jews, how I never shrank 20 from letting you know anything for your good, or from teaching you alike in public and from house to house, bearing my testi- 21 mony, both to Jews and Greeks, of repentance before God and faith in our Lord Jesus Christ.</text:span></text:p>
        <text:p text:style-name="P33"><text:span text:style-name="CharStyle13">Now here I go to Jerusalem un- 22 der the binding force of the Spirit. What is to befall me there, I do not know. Only, I 23</text:span></text:p>
        <text:p text:style-name="P101"><text:span text:style-name="CharStyle13">know this, in town after town the holy Spirit testifies to me that bonds and troubles are</text:span></text:p>
        <text:list xml:id="list5066499407850077158" text:style-name="L41">
          <text:list-item>
            <text:p text:style-name="P300"><text:span text:style-name="CharStyle13"><text:tab/>awaiting me. But then, I set no value on my own life as com­pared with the joy of finishing my course and fulfilling the commission I received from the Lord Jesus to attest the gospel</text:span></text:p>
          </text:list-item>
        </text:list>
        <text:list xml:id="list165048799861389" text:style-name="L34">
          <text:list-item>
            <text:p text:style-name="P302"><text:span text:style-name="CharStyle13"><text:tab/>of the grace of God. I know to-day that not one of you will ever see my face again—not one of you among whom I moved here as I preached the Reign.</text:span></text:p>
          </text:list-item>
        </text:list>
        <text:list xml:id="list165047629860326" text:style-name="L22">
          <text:list-item>
            <text:p text:style-name="P303"><text:span text:style-name="CharStyle13"><text:tab/>Therefore do I protest before you this day that I am not re­sponsible for the blood of any</text:span></text:p>
          </text:list-item>
          <text:list-item>
            <text:p text:style-name="P303"><text:span text:style-name="CharStyle13"><text:tab/>of you; I never shrank from let­ting you know the entire purpose</text:span></text:p>
          </text:list-item>
          <text:list-item>
            <text:p text:style-name="P303"><text:span text:style-name="CharStyle13"><text:tab/>of God. Take heed to your­selves and to all the flock of which the holy Spirit has ap­pointed you guardians; shep­herd </text:span><text:span text:style-name="CharStyle18">the church of the Lord </text:span><text:span text:style-name="CharStyle13">which </text:span><text:span text:style-name="CharStyle18">he has purchased</text:span><text:span text:style-name="CharStyle13"> with his</text:span></text:p>
          </text:list-item>
          <text:list-item>
            <text:p text:style-name="P304"><text:span text:style-name="CharStyle13"><text:tab/>own blood. When I am gone, I know that fierce wolves will get in among you, and they</text:span></text:p>
          </text:list-item>
          <text:list-item>
            <text:p text:style-name="P304"><text:span text:style-name="CharStyle13"><text:tab/>will not spare the flock; yes, and men of your own number will arise with perversions of the truth to draw the disciples after</text:span></text:p>
          </text:list-item>
          <text:list-item>
            <text:p text:style-name="P304"><text:span text:style-name="CharStyle13"><text:tab/>them. So be on the alert; re­member how for three whole years I never ceased night and day to train each one of you</text:span></text:p>
          </text:list-item>
          <text:list-item>
            <text:p text:style-name="P304"><text:span text:style-name="CharStyle13"><text:tab/>with tears. And now I entrust you to God and the word of his grace; he is able to upbuild you and give you your </text:span><text:span text:style-name="CharStyle18">inherit­ance</text:span><text:span text:style-name="CharStyle13"> among </text:span><text:span text:style-name="CharStyle18">all the conse-</text:span></text:p>
          </text:list-item>
          <text:list-item>
            <text:p text:style-name="P304"><text:span text:style-name="CharStyle13"><text:tab/></text:span><text:span text:style-name="CharStyle18">crated.</text:span><text:span text:style-name="CharStyle13"> Silver, gold, or ap-</text:span></text:p>
          </text:list-item>
          <text:list-item>
            <text:p text:style-name="P301"><text:span text:style-name="CharStyle13"><text:tab/>parel I never coveted; you know yourselves how these hands of mine provided everything for my own needs and for my com-</text:span></text:p>
          </text:list-item>
          <text:list-item>
            <text:p text:style-name="P301"><text:span text:style-name="CharStyle13"><text:tab/>panions. I showed you how this was the way to work hard and succour the needy, remembering the words of the Lord Jesus,</text:span></text:p>
          </text:list-item>
        </text:list>
        <text:p text:style-name="P19"><text:span text:style-name="CharStyle13">who said, ‘To give is happier than to get.’ ”</text:span></text:p>
        <text:p text:style-name="P77"><text:span text:style-name="CharStyle13">With these words he knelt 36 down and prayed beside them all. They all broke into loud 37 lamentation and falling upon the neck of Paul kissed him fond­ly, sorrowing chiefly because he 38 told them that they would never see his face again. Then they escorted him to the ship.</text:span></text:p>
        <text:p text:style-name="P77"><text:span text:style-name="CharStyle13">When we had torn our- </text:span><text:span text:style-name="CharStyle18">sy</text:span><text:span text:style-name="CharStyle13"> -j selves away from them and “ J- set sail, we made a straight run to Cos, next day to Rhodes, and thence to Patara; as we found a 2 ship there bound for Phoenicia, we went on board and set sail. After sighting Cyprus and leav- 3 ing it on our left, we sailed for Syria, landing at Tyre, where the ship was to unload her cargo. We found out the local disciples 4 and stayed there for seven days. These disciples told Paul by the Spirit not to set foot in Jerusa­lem; but, when our time was up, 5 we started on our journey, es­corted by them, women and children and all, till we got out­side the town. Then, kneeling on the beach, we prayed and said good-bye to one another.</text:span></text:p>
        <text:p text:style-name="P19"><text:span text:style-name="CharStyle13">We went on board and they went 6 home. By sailing from Tyre to 7 Ptolemais we completed our voyage; we saluted the broth­ers, spent a day with them, and started next morning for 8 Caesarea, where we entered the house of Philip the evangelist (he belonged to the Seven, and had 9 four unmarried daughters who prophesied). We stayed with 10 him.</text:span></text:p>
        <text:p text:style-name="P77"><text:span text:style-name="CharStyle13">While we remained there for a number of days, a prophet called Agabus came down from Judsea. He came to us, took n Paul’s girdle and bound his own feet and hands, saying, “Here is</text:span></text:p>
      </text:section>
      <text:section text:style-name="Sect5" text:name="Section14">
        <text:p text:style-name="P280"><text:span text:style-name="CharStyle13">the word of the holy Spirit: ‘So shall the Jews bind the owner of this girdle at Jerusalem and hand him over to the Gentiles.’ ”</text:span></text:p>
        <text:list xml:id="list8568784702643854734" text:style-name="L42">
          <text:list-item>
            <text:p text:style-name="P170"><text:span text:style-name="CharStyle13"><text:tab/>When we heard this, we and the local disciples besought Paul not to go up to Jerusalem.</text:span></text:p>
          </text:list-item>
          <text:list-item>
            <text:p text:style-name="P170"><text:span text:style-name="CharStyle13"><text:tab/>Then Paul replied, “What do you mean by weeping and dis­heartening me? I am ready not only to be bound but also to die at Jerusalem for the sake</text:span></text:p>
          </text:list-item>
          <text:list-item>
            <text:p text:style-name="P166"><text:span text:style-name="CharStyle13"><text:tab/>of the Lord Jesus.” As he would not be persuaded, we acquiesced, saying, “The will of the Lord be done.”</text:span></text:p>
          </text:list-item>
          <text:list-item>
            <text:p text:style-name="P180"><text:span text:style-name="CharStyle13"><text:tab/>After these days we packed up</text:span></text:p>
          </text:list-item>
          <text:list-item>
            <text:p text:style-name="P170"><text:span text:style-name="CharStyle13"><text:tab/>and started for Jerusalem, ac­companied by some of the dis­ciples from Caesarea, who con­ducted us to the house of Mnason, a Cypriote, with whom we were to lodge. He was a disciple of old standing.</text:span></text:p>
          </text:list-item>
          <text:list-item>
            <text:p text:style-name="P180"><text:span text:style-name="CharStyle13"><text:tab/>The brothers welcomed us gladly on our arrival at Jerusa-</text:span></text:p>
          </text:list-item>
          <text:list-item>
            <text:p text:style-name="P175"><text:span text:style-name="CharStyle13"><text:tab/>lem. Next day we accompanied Paul to James; all the presbyters</text:span></text:p>
          </text:list-item>
          <text:list-item>
            <text:p text:style-name="P170"><text:span text:style-name="CharStyle13"><text:tab/>were present, and after saluting them Paul described in detail what God had done by means of his ministry among the</text:span></text:p>
          </text:list-item>
        </text:list>
        <text:p text:style-name="P43"><text:span text:style-name="CharStyle79">30 </text:span><text:span text:style-name="CharStyle13">Gentiles. They glorified God when they heard it. Then they said to him, “Brother, you see how many thousands of be­lievers there are among the Jews, all of them ardent up-</text:span></text:p>
        <text:list xml:id="list5083904347731473047" text:style-name="L43">
          <text:list-item>
            <text:p text:style-name="P176"><text:span text:style-name="CharStyle13"><text:tab/>holders of the Law. Now, they have heard that you teach all Jews who live among Gentiles to break away from Moses and not to circumcise their children, nor to follow the old customs.</text:span></text:p>
          </text:list-item>
          <text:list-item>
            <text:p text:style-name="P158"><text:span text:style-name="CharStyle13"><text:tab/>What is to be done? They will be sure to hear you have ar-</text:span></text:p>
          </text:list-item>
          <text:list-item>
            <text:p text:style-name="P158"><text:span text:style-name="CharStyle13"><text:tab/>rived.* So do as we tell you. We have four men here under a</text:span></text:p>
          </text:list-item>
        </text:list>
        <text:p text:style-name="P56"><text:span text:style-name="CharStyle55">* Omitting </text:span><text:span text:style-name="CharStyle80">[5el </text:span><text:span text:style-name="CharStyle55">jtXfjfto? </text:span><text:span text:style-name="CharStyle80">ovveXftelv]</text:span></text:p>
        <text:p text:style-name="P47"><text:span text:style-name="CharStyle55">and [vde].</text:span></text:p>
        <text:p text:style-name="P18"><text:span text:style-name="CharStyle13">vow; associate yourself with 24 them, purify yourself with them, pay their expenses so that they may be free to have their heads shaved, and then everybody will understand there is nothing in these stories about you, but that, on the contrary, you are guided by obedience to the Law. As for 25 Gentile believers, we have issued our decision that they must avoid food that has been offered to idols, the taste of blood, flesh of animals that have been strangled, and sexual vice.” So 26 Paul associated himself with the men next day; he had himself purified along with them and went into the temple to give notice of the time when </text:span><text:span text:style-name="CharStyle18">the days of purification</text:span><text:span text:style-name="CharStyle13"> would be com­pleted—the time, that is to say, when the sacrifice could be offered for each one of them.</text:span></text:p>
        <text:p text:style-name="P63"><text:span text:style-name="CharStyle13">The seven days were almost 27 over wdien the Asiatic Jews, catching sight of him in the temple, stirred up all the crowd and laid hands on him, shout- 28 ing, “To the rescue, men of Israel! Here is the man who teaches everyone everywhere against the People and the Law and this Place! And he has actually brought Greeks inside the temple and defiled this holy Place!” (They had pre- 29 viously seen Trophimus the Ephesian along with him in the city, and supposed that Paul had taken him inside the tem­ple.)</text:span></text:p>
        <text:p text:style-name="P63"><text:span text:style-name="CharStyle13">The whole city was thrown in- 30 to turmoil. The people rushed together, seized Paul and dragged him outside the temple; whereupon the doors were im­mediately shut. They were at- 31 tempting to kill him, when word reached the commander of</text:span></text:p>
        <text:p text:style-name="P20"><text:span text:style-name="CharStyle13">the garrison that the whole of Jerusalem was in confusion.</text:span></text:p>
        <text:list xml:id="list4369350898941072463" text:style-name="L44">
          <text:list-item>
            <text:p text:style-name="P318"><text:span text:style-name="CharStyle13"><text:tab/>Taking some soldiers and offi­cers, he at once rushed down to them, and when they saw the commander and the soldiers they stopped belabouring Paul.</text:span></text:p>
          </text:list-item>
          <text:list-item>
            <text:p text:style-name="P318"><text:span text:style-name="CharStyle13"><text:tab/>Then the commander came up and seized him; he ordered him to be bound with a couple of chains, asking, “Who is he?</text:span></text:p>
          </text:list-item>
          <text:list-item>
            <text:p text:style-name="P318"><text:soft-page-break/><text:span text:style-name="CharStyle13"><text:tab/>What has he done?” Some of the crowd roared one thing, some another, and as he could not learn the facts owing to the uproar, he ordered Paul to be</text:span></text:p>
          </text:list-item>
          <text:list-item>
            <text:p text:style-name="P318"><text:span text:style-name="CharStyle13"><text:tab/>taken to the barracks. By the time he reached the steps, he had actually to be carried by the soldiers on account of the vio-</text:span></text:p>
          </text:list-item>
          <text:list-item>
            <text:p text:style-name="P318"><text:span text:style-name="CharStyle13"><text:tab/>lence of the crowd, for the whole mass of the people followed, shouting, “Away with him!”</text:span></text:p>
          </text:list-item>
          <text:list-item>
            <text:p text:style-name="P319"><text:span text:style-name="CharStyle13"><text:tab/>Just as he was being taken inside the barracks, Paul asked the commander, “May I say a word to you?” “You know Greek!” said the commander.</text:span></text:p>
          </text:list-item>
          <text:list-item>
            <text:p text:style-name="P320"><text:span text:style-name="CharStyle13"><text:tab/>“Then you are not the Egyptian who in days gone by raised the four thousand assassins and led</text:span></text:p>
          </text:list-item>
          <text:list-item>
            <text:p text:style-name="P320"><text:span text:style-name="CharStyle13"><text:tab/>them out into the desert?” Paul said, “I am a Jew, a native of Tarsus in Cilicia, the citizen of a famous town. Pray let me</text:span></text:p>
          </text:list-item>
          <text:list-item>
            <text:p text:style-name="P320"><text:span text:style-name="CharStyle13"><text:tab/>speak to the people.” As he gave permission, Paul stood on the steps and motioned to the people. A great hush came over them, and he addressed them as follows in Hebrew:</text:span></text:p>
          </text:list-item>
        </text:list>
        <text:p text:style-name="P20"><text:span text:style-name="CharStyle18">cycy</text:span><text:span text:style-name="CharStyle13"> “Brothers and fathers, listen to the defence I now</text:span></text:p>
        <text:list xml:id="list4936685831303381220" text:style-name="L45">
          <text:list-item>
            <text:p text:style-name="P322"><text:span text:style-name="CharStyle13"><text:tab/>make before you.” When they heard him addressing them in Hebrew, they were all the more</text:span></text:p>
          </text:list-item>
          <text:list-item>
            <text:p text:style-name="P322"><text:span text:style-name="CharStyle13"><text:tab/>quiet. So he went on. “I am a Jew, born at Tarsus in Cilicia, but brought up in this city, edu­cated at the feet of Gamaliel in all the strictness of our an­</text:span></text:p>
          </text:list-item>
        </text:list>
        <text:p text:style-name="P19"><text:span text:style-name="CharStyle13">cestral Law, ardent for God as you all are to-day. I persecuted 4 this Way of religion to the death, chaining and imprisoning both men and women, as the high 5 priest and all the council of elders can testify. It was from them that I got letters to the brotherhood at Damascus and then journeyed thither to bind those who had gathered there and bring them back to Jerusa­lem for punishment.</text:span></text:p>
        <text:p text:style-name="P77"><text:span text:style-name="CharStyle13">Now as I neared Damascus on 6 my journey, suddenly about noon a brilliant light from heaven flashed round me. I 7 dropped to the earth and heard a voice saying to me, ‘Saul, Saul, why do you persecute me?’ ‘Who are you?’ I asked. He said 8 to me, ‘I am Jesus the Nazarene, and you are persecuting me.’ (My companions saw the light, 9 but they did not hear the voice of him who talked to me.) I 10 said, ‘What am I to do?’ And the Lord said to me, ‘Get up and make your way into Da­mascus; there you shall be told about all you are destined to do.’</text:span></text:p>
        <text:p text:style-name="P19"><text:span text:style-name="CharStyle13">As I could not see, owing to the </text:span><text:span text:style-name="CharStyle81">1</text:span><text:span text:style-name="CharStyle13">1 dazzling glare of that light, my companions took my hand and so I reached Damascus. Then a </text:span><text:span text:style-name="CharStyle18">12 </text:span><text:span text:style-name="CharStyle13">certain Ananias, a devout man of the Law, who had a good reputation among all the Jewish inhabitants, came to me and 13 standing beside me said, ‘Saul, my brother, regain your sight!’ The same moment I regained my sight and looked up at him. Then he said, ‘The God of our </text:span><text:span text:style-name="CharStyle82">14 </text:span><text:span text:style-name="CharStyle13">fathers has appointed you to know’ his will, to see the Just One, and to hear him speak with his own lips. For you are </text:span><text:span text:style-name="CharStyle82">15 </text:span><text:span text:style-name="CharStyle13">to be a witness on behalf of him before all men, a witness of what you have seen and heard. And </text:span><text:span text:style-name="CharStyle81">16</text:span></text:p>
        <text:p text:style-name="P50"><text:span text:style-name="CharStyle13">now, why delay? Get up and be baptized and wash away your sins, invoking his name.’</text:span></text:p>
        <text:list xml:id="list7439085947091602344" text:style-name="L46">
          <text:list-item>
            <text:p text:style-name="P255"><text:span text:style-name="CharStyle13"><text:tab/>When I returned to Jerusalem, it happened that while I was praying in the temple I fell into</text:span></text:p>
          </text:list-item>
          <text:list-item>
            <text:p text:style-name="P228"><text:span text:style-name="CharStyle13"><text:tab/>a trance and saw Him saying to me, ‘Make haste, leave Je­rusalem quickly, for they will not accept your evidence about</text:span></text:p>
          </text:list-item>
          <text:list-item>
            <text:p text:style-name="P256"><text:span text:style-name="CharStyle13"><text:tab/>me.’ ‘But, Lord,’ I said, ‘they surely know it was I who im­prisoned and flogged those who believed in you throughout the</text:span></text:p>
          </text:list-item>
          <text:list-item>
            <text:p text:style-name="P260"><text:span text:style-name="CharStyle13"><text:tab/>synagogues, and that I stood and approved when the blood of your martyr Stephen was being shed, taking charge of the clothes of his murderers!’ But</text:span></text:p>
          </text:list-item>
          <text:list-item>
            <text:p text:style-name="P260"><text:span text:style-name="CharStyle13"><text:tab/>he said to me, ‘Go; I will send</text:span></text:p>
          </text:list-item>
        </text:list>
        <text:p text:style-name="P52"><text:span text:style-name="CharStyle13">you afar to the Gentiles<text:tab/>’ ”</text:span></text:p>
        <text:p text:style-name="P42"><text:span text:style-name="CharStyle13">23 Till he said that, they had listened to him. But at that they shouted, “Away with such a creature from the earth! He</text:span></text:p>
        <text:list xml:id="list7744498796302170509" text:style-name="L47">
          <text:list-item>
            <text:p text:style-name="P239"><text:soft-page-break/><text:span text:style-name="CharStyle13"><text:tab/>is not fit to live!” They yelled, threw their clothes into the air</text:span></text:p>
          </text:list-item>
          <text:list-item>
            <text:p text:style-name="P203"><text:span text:style-name="CharStyle13"><text:tab/>and flung dust about, till the commander ordered him to be taken inside the barracks and examined under the lash, so as to find out why the people shouted at him in this way.</text:span></text:p>
          </text:list-item>
          <text:list-item>
            <text:p text:style-name="P203"><text:span text:style-name="CharStyle13"><text:tab/>They had strapped him up, when Paul said to the officer who was standing by, “Are you allowed to scourge a Homan citizen— and to scourge him without a</text:span></text:p>
          </text:list-item>
          <text:list-item>
            <text:p text:style-name="P203"><text:span text:style-name="CharStyle13"><text:tab/>trial?” When the officer heard this, he went to the commander and said to him, “What are you doing? This man is a Roman</text:span></text:p>
          </text:list-item>
          <text:list-item>
            <text:p text:style-name="P203"><text:span text:style-name="CharStyle13"><text:tab/>citizen!” So the commander went to him and said, “Tell me, are you a Roman citizen?”</text:span></text:p>
          </text:list-item>
          <text:list-item>
            <text:p text:style-name="P203"><text:span text:style-name="CharStyle13"><text:tab/>“Yes,” he said. The commander replied, “I had to pay a large sum for this citizenship.” “But I was bom a citizen,” said Paul.</text:span></text:p>
          </text:list-item>
          <text:list-item>
            <text:p text:style-name="P203"><text:span text:style-name="CharStyle13"><text:tab/>Then those who were to have examined him left him at once</text:span></text:p>
          </text:list-item>
        </text:list>
        <text:p text:style-name="P102"><text:span text:style-name="CharStyle13">alone; even the commander was alarmed to find that Paul was a Roman citizen and that he had bound him.</text:span></text:p>
        <text:p text:style-name="P64"><text:span text:style-name="CharStyle13">Next day, as he was anxious to </text:span><text:span text:style-name="CharStyle83">30 </text:span><text:span text:style-name="CharStyle13">find out the real reason why the Jews accused him, he released him, ordered the high priests and all the Sanhedrin to meet, and brought Paul down, placing him in front of them. With </text:span><text:span text:style-name="CharStyle18">ey</text:span><text:span text:style-name="CharStyle13"> o a steady look at the San- hedrin Paul said, “Brothers, I have lived with a perfectly good conscience before God down to the present day.” Then the high 2 priest Ananias ordered those who were standing next Paul to strike him on the mouth. At this Paul 3 said to him, “You whitewashed wall, God will strike you! You sit there to judge me by the Law, do you? And you break the Law by ordering me to be struck!” The bystanders said, 4 “What! would you rail at God’s high priest?” “Brothers,” said 5 Paul, “I did not know he was high priest” (for it is written, </text:span><text:span text:style-name="CharStyle18">You must not speak evil of any ruler of your people).</text:span><text:span text:style-name="CharStyle13"> Then, 6 finding half the Sanhedrin were Sadducees and the other half Pharisees, Paul shouted to them,</text:span></text:p>
        <text:p text:style-name="P102"><text:span text:style-name="CharStyle13">“I am a Pharisee, brothers, the son of Pharisees! It is for the hope of the resurrection from the dead that I am on trial!”</text:span></text:p>
        <text:p text:style-name="P64"><text:span text:style-name="CharStyle13">When he said this, a quarrel 7 broke out between the Pharisees and the Sadducees; the meeting was divided. For while the Sad- 8 ducees declare there is no such thing as resurrection, angels, or spirits, the Pharisees affirm them all. Thus a loud clamour broke 9 out. Some of the scribes who belonged to the Pharisaic party got up and contended, “We find nothing wrong about this, man.</text:span></text:p>
      </text:section>
      <text:section text:style-name="Sect5" text:name="Section15">
        <text:p text:style-name="P327"><text:span text:style-name="CharStyle13">What if some spirit or angel has spoken to him?”</text:span></text:p>
        <text:list xml:id="list8764213226453775422" text:style-name="L48">
          <text:list-item>
            <text:p text:style-name="P154"><text:span text:style-name="CharStyle13"><text:tab/>The quarrel then became so violent that the commander was afraid they would tear Paul in pieces; he therefore ordered the troops to march down and take him from them by force, bring­ing him inside the barracks.</text:span></text:p>
          </text:list-item>
          <text:list-item>
            <text:p text:style-name="P142"><text:span text:style-name="CharStyle13"><text:tab/>On the following night the Lord stood by Paul and said, “Courage! As you have testi­fied to me at Jerusalem, so you must testify at Rome.”</text:span></text:p>
          </text:list-item>
          <text:list-item>
            <text:p text:style-name="P154"><text:span text:style-name="CharStyle13"><text:tab/>When day broke, the Jews formed a conspiracy, taking a solemn oath neither to eat nor to drink till they had killed</text:span></text:p>
          </text:list-item>
          <text:list-item>
            <text:p text:style-name="P142"><text:span text:style-name="CharStyle13"><text:tab/>Paul. There were more than</text:span></text:p>
          </text:list-item>
          <text:list-item>
            <text:p text:style-name="P142"><text:span text:style-name="CharStyle13"><text:tab/>forty of them in this plot. They then went to the high priests and elders, saying, “We have taken a solemn oath to taste no food till we have killed Paul.</text:span></text:p>
          </text:list-item>
          <text:list-item>
            <text:p text:style-name="P142"><text:span text:style-name="CharStyle13"><text:tab/>Now you and the Sanhedrin had better inform the commander that you propose to investigate this case in detail, so that he may have Paul brought down to you. We will be all ready to kill him on the way down.”</text:span></text:p>
          </text:list-item>
          <text:list-item>
            <text:p text:style-name="P154"><text:span text:style-name="CharStyle13"><text:tab/>Paul’s nephew heard about their treacherous ambush; so he got admission to the barracks</text:span></text:p>
          </text:list-item>
          <text:list-item>
            <text:p text:style-name="P134"><text:span text:style-name="CharStyle13"><text:tab/>and told Paul. Paul summoned one of the officers and said, “Take this young man to the commander, for he has some news</text:span></text:p>
          </text:list-item>
          <text:list-item>
            <text:p text:style-name="P142"><text:span text:style-name="CharStyle13"><text:tab/>to give him.” So the officer took him to the commander, saying, “The prisoner Paul has sum­moned me to ask if I would bring this young man to you, as he has something to tell you.”</text:span></text:p>
          </text:list-item>
          <text:list-item>
            <text:p text:style-name="P132"><text:span text:style-name="CharStyle13"><text:tab/>The commander then took him by the hand aside and asked him in private, “What is the</text:span></text:p>
          </text:list-item>
          <text:list-item>
            <text:p text:style-name="P137"><text:span text:style-name="CharStyle13"><text:tab/>news you have for me?” He answered, “The Jews have agreed to ask you to bring Paul down to-morrow to the Sanhe­</text:span></text:p>
          </text:list-item>
        </text:list>
        <text:p text:style-name="P19"><text:span text:style-name="CharStyle13">drin, on the plea that they * pro­pose to examine his case in de­tail. Now do not let them per- 21 suade you. More than forty of them are lying in ambush for him, and they have taken a solemn oath neither to eat nor to drink till they have murdered him. They are all ready at this moment, awaiting your con­sent.”</text:span></text:p>
        <text:p text:style-name="P83"><text:span text:style-name="CharStyle13">Then the commander dis- 22 missed the youth, bidding him, “Tell nobody that you have in­formed me of this.” He sum- 23 moned two of the officers and said, “Get ready by nine o’clock to-night two hundred infantry to march as far as Caesarea, also seventy troopers, and two hun­dred spearmen.” Horses were 24 also to be provided, on which they were to mount Paul and carry him safe to Felix the gov­ernor. He then wrote a letter in 25 the following terms: “Claudius 26 Lysias, to his excellency the gov­ernor Felix: greeting. This man 27 had been seized by the Jews and was on the point of being mur­dered by them, when I came on them with the troops and rescued him, as I had ascertained that he was a Roman citizen. Anxious to 28 find out why they accused him,</text:span></text:p>
        <text:list xml:id="list5730093647841216782" text:style-name="L49">
          <text:list-item>
            <text:p text:style-name="P310"><text:span text:style-name="CharStyle13"><text:tab/>took him down to their San­hedrin, where I found he was ac- 29 cused of matters relating to their Law but not impeached for any crime that deserved death or im­prisonment. I am informed that 30 a plot is to be laid against him, so I am sending him to you at once,t telling his accusers that they must impeach him before you. Farewell.”</text:span></text:p>
          </text:list-item>
        </text:list>
        <text:p text:style-name="P83"><text:span text:style-name="CharStyle13">The soldiers, according to their 31 instructions, took Paul and</text:span></text:p>
        <text:p text:style-name="P88"><text:span text:style-name="CharStyle86">* Reading either </text:span><text:span text:style-name="CharStyle87">uSMovtes</text:span><text:span text:style-name="CharStyle86"> or </text:span><text:span text:style-name="CharStyle88">HeXXovtcov.</text:span></text:p>
        <text:p text:style-name="P85"><text:span text:style-name="CharStyle89">t </text:span><text:span text:style-name="CharStyle86">Reading fegcurrijs instead of £§ </text:span><text:span text:style-name="CharStyle90">atirfov.</text:span></text:p>
        <text:p text:style-name="P20"><draw:frame draw:style-name="fr6" draw:name="47" text:anchor-type="paragraph" svg:x="2.3181in" svg:y="1.8665in" svg:width="0.2736in" svg:height="0.0161in" draw:z-index="25"><draw:image xlink:href="Pictures/10000000000000290000001AAD028DA8.jpg" xlink:type="simple" xlink:show="embed" xlink:actuate="onLoad"/><draw:contour-polygon svg:width="0.2728in" svg:height="0.1728in" svg:viewBox="0 0 693 439" draw:points="0,0 693,0 693,439 0,439" draw:recreate-on-edit="true"/></draw:frame><text:span text:style-name="CharStyle13">brought him by night to An-</text:span></text:p>
        <text:list xml:id="list710956849354981674" text:style-name="L50">
          <text:list-item>
            <text:p text:style-name="P240"><text:span text:style-name="CharStyle13"><text:tab/>tipatris. Next day the infantry returned to their barracks, leav­ing the troopers to ride on with</text:span></text:p>
          </text:list-item>
          <text:list-item>
            <text:p text:style-name="P240"><text:span text:style-name="CharStyle13"><text:tab/>him; they reached Caesarea, presented the letter to the gov­ernor, and also handed Paul over</text:span></text:p>
          </text:list-item>
          <text:list-item>
            <text:p text:style-name="P204"><text:span text:style-name="CharStyle13"><text:tab/>to him. On reading the letter he asked what province he belonged</text:span></text:p>
          </text:list-item>
          <text:list-item>
            <text:p text:style-name="P204"><text:span text:style-name="CharStyle13"><text:tab/>to, and finding it was Cilicia he said, “I will go into your case whenever your accusers arrive,” giving orders that he was to be kept in the praetorium of Herod.</text:span></text:p>
          </text:list-item>
        </text:list>
        <text:p text:style-name="P20"><text:span text:style-name="CharStyle13">Five days later down came the high priest Ananias with some elders and a barrister called Tertullus. They laid in­formation before the governor</text:span></text:p>
        <text:list xml:id="list3588484020094992810" text:style-name="L51">
          <text:list-item>
            <text:p text:style-name="P261"><text:span text:style-name="CharStyle13"><text:tab/>against Paul. So Paul was sum­moned, and then Tertullus pro­ceeded to accuse him. “Your excellency,” he said to Felix, “as it is owing to you that we enjoy unbroken peace, and as it is owing to your wise care that the state of this nation has been im­proved in every way and every-</text:span></text:p>
          </text:list-item>
          <text:list-item>
            <text:p text:style-name="P209"><text:span text:style-name="CharStyle13"><text:tab/>where, we acknowledge all this</text:span></text:p>
          </text:list-item>
          <text:list-item>
            <text:p text:style-name="P215"><text:span text:style-name="CharStyle13"><text:tab/>with profound gratitude. I have no wish to weary you, but I beg of you to grant us in your</text:span></text:p>
          </text:list-item>
          <text:list-item>
            <text:p text:style-name="P215"><text:span text:style-name="CharStyle13"><text:tab/>courtesy a brief hearing. The fact is, we have found this man a perfect pest; he stirs up sedi­tion among the Jews all over the world, he is a ringleader of the</text:span></text:p>
          </text:list-item>
          <text:list-item>
            <text:p text:style-name="P215"><text:span text:style-name="CharStyle13"><text:tab/>Nazarene sect. He actually tried to desecrate the temple, but we</text:span></text:p>
          </text:list-item>
        </text:list>
        <text:list xml:id="list3978595978699816005" text:style-name="L52">
          <text:list-item>
            <text:p text:style-name="P216"><text:span text:style-name="CharStyle13"><text:tab/>got hold of him. Examine him for yourself and you will be able to find out about all these charges of ours against him.”</text:span></text:p>
          </text:list-item>
          <text:list-item>
            <text:p text:style-name="P250"><text:span text:style-name="CharStyle13"><text:tab/>The Jews joined in the attack, declaring that such were the facts of the case.</text:span></text:p>
          </text:list-item>
        </text:list>
        <text:p text:style-name="P42"><text:span text:style-name="CharStyle13">fo Then at a nod from the gov­ernor Paul replied. “As I know you have administered justice in this nation for a number of</text:span></text:p>
        <text:p text:style-name="P37"><text:span text:style-name="CharStyle13">years,” he said, “I feel en­</text:span></text:p>
        <text:p text:style-name="P19"><text:span text:style-name="CharStyle13">couraged to make my defence, because it is not more than 11 twelve days, as you can easily ascertain, since I went up to worship at Jerusalem. They 12 never found me arguing with anyone in the temple or causing a riot either in the synagogue or in the city; they cannot furnish 13 you with any proof of then- present charges against me. I 14 certainly admit to you that I worship our fathers’ God accord­ing to the methods of what they call a ‘sect’; but I believe all that is written in the Law and in the prophets, and I cherish the same 15 hope in God as they accept, namely that there is to be a resurrection of the just and the unjust. Hence I too endeavour 16 to have a clear conscience before God and men all the time.</text:span></text:p>
        <text:p text:style-name="P19"><text:span text:style-name="CharStyle13">After a lapse of several years I 17 came up with alms and offerings for my nation,* and it was in 18 presenting these that I was found within the temple. I was ceremonially pure, I was not mixed up in any mob or riot; no, the trouble was caused by some Jews from Asia, who ought 19 to have been here before you with any charge they may have against me. Failing them, let 20 these men yonder tell what fault they found with my appearance before the Sanhedrin!—unless it 21 was with the single sentence I uttered, when I stood and said,</text:span></text:p>
        <text:p text:style-name="P102"><text:span text:style-name="CharStyle13">‘It is for the resurrection of the dead that I am on my trial to­day before you.’ ”</text:span></text:p>
        <text:p text:style-name="P83"><text:span text:style-name="CharStyle13">As Felix had a rather accurate 22 knowledge of the Way, he re­manded Paul, telling the Jews, “When Lysias the commander</text:span></text:p>
        <text:p text:style-name="P84"><text:span text:style-name="CharStyle43">* It is hardly possible to make sense of the following Greek text, and none of the various readings or of the emenda­tions that have been proposed is entirely satisfactory. A11 one can do is to re­produce the general drift of the passage.</text:span></text:p>
        <text:p text:style-name="P20"><draw:frame draw:style-name="fr7" draw:name="48" text:anchor-type="paragraph" svg:x="2.3165in" svg:y="3.5134in" svg:width="0.2736in" svg:height="0.0161in" draw:z-index="26"><draw:image xlink:href="Pictures/10000000000000290000001C8011C90B.jpg" xlink:type="simple" xlink:show="embed" xlink:actuate="onLoad"/><draw:contour-polygon svg:width="0.2728in" svg:height="0.1831in" svg:viewBox="0 0 693 465" draw:points="0,0 693,0 693,465 0,465" draw:recreate-on-edit="true"/></draw:frame><text:span text:style-name="CharStyle13">comes down, I will decide your</text:span></text:p>
        <text:p text:style-name="P42"><text:span text:style-name="CharStyle13">S3 case.” He gave orders to the officer to have Paul kept in custody but to allow him some freedom and not to prevent any of his own people from render­ing him any service.</text:span></text:p>
        <text:list xml:id="list5722747235466384338" text:style-name="L53">
          <text:list-item>
            <text:p text:style-name="P244"><text:span text:style-name="CharStyle13"><text:tab/>Some days later Felix arrived with his wife Drusilla, who was a Jewess. He sent for Paul and heard what he had to say about</text:span></text:p>
          </text:list-item>
          <text:list-item>
            <text:p text:style-name="P241"><text:span text:style-name="CharStyle13"><text:tab/>faith in Christ Jesus; but when he argued about morality, self- mastery, and the future judg­ment, Felix grew uneasy. “You may go for the present,” he said; “when I can find a moment, I</text:span></text:p>
          </text:list-item>
          <text:list-item>
            <text:p text:style-name="P194"><text:span text:style-name="CharStyle13"><text:tab/>will send for you” (though at the same time he hoped Paul would give him a bribe). He did send for him pretty frequently and</text:span></text:p>
          </text:list-item>
          <text:list-item>
            <text:p text:style-name="P194"><text:span text:style-name="CharStyle13"><text:tab/>conversed with him. But when two years elapsed, Felix was succeeded by Porcius Festus, and as Felix wanted to ingratiate himself with the Jews he left Paul still in custody.</text:span></text:p>
          </text:list-item>
        </text:list>
        <text:p text:style-name="P20"><text:span text:style-name="CharStyle13">Three days after Festus entered his province, he went up from Caesarea to Je-</text:span></text:p>
        <text:list xml:id="list2975700211569830875" text:style-name="L54">
          <text:list-item>
            <text:p text:style-name="P217"><text:span text:style-name="CharStyle13"><text:tab/>rusalem. The high priests and the Jewish leaders laid informa­tion before him against Paul,</text:span></text:p>
          </text:list-item>
          <text:list-item>
            <text:p text:style-name="P217"><text:span text:style-name="CharStyle13"><text:tab/>and begged him, as a special favour, to send for him to Je­rusalem, meaning to lay an am­bush for him and murder him on</text:span></text:p>
          </text:list-item>
          <text:list-item>
            <text:p text:style-name="P217"><text:span text:style-name="CharStyle13"><text:tab/>the road. Festus replied that Paul would be kept in custody at Caesarea, but that he himself meant to leave for Caesarea be-</text:span></text:p>
          </text:list-item>
          <text:list-item>
            <text:p text:style-name="P217"><text:span text:style-name="CharStyle13"><text:tab/>fore long—“when,” he added, “your competent authorities can come along with me and charge the man with whatever crime he</text:span></text:p>
          </text:list-item>
          <text:list-item>
            <text:p text:style-name="P217"><text:span text:style-name="CharStyle13"><text:tab/>has committed.” After staying not more than eight or ten days with them, he went down to Caesarea.</text:span></text:p>
          </text:list-item>
        </text:list>
        <text:p text:style-name="P36"><text:span text:style-name="CharStyle13">Next day he took his seat on the tribunal and ordered Paul</text:span></text:p>
        <text:p text:style-name="P18"><text:span text:style-name="CharStyle13">to be brought before him. When 7 he arrived, the Jews who had come down from Jerusalem sur­rounded him and brought a num­ber of serious charges against him, none of which they were able to prove. Paul’s defence 8 was, “I have committed no of­fence against the Law of the Jews, against the temple, or against Caesar.” As Festus 9 w</text:span><text:span text:style-name="CharStyle13"><text:span text:style-name="T1">r</text:span></text:span><text:span text:style-name="CharStyle13">anted to ingratiate himself with the Jews, he asked Paul, “Will you go up to Jerusalem and be tried there by me upon these charges?” Paul said, “I 10 am standing before Caesar’s tri­bunal; that is where I ought to be tried. I have done no wrong whatever to the Jews—you know that perfectly well. If I am a ix criminal, if I have done anything that deserves death, I do not ob­ject to die; but if there is noth­ing in any of their charges against me, then no one can give me up to them. I appeal to Caesar!” Then, after conferring 12 with the Council, Festus an­swered, “You have appealed to Caesar? Very well, you must go to Caesar!”</text:span></text:p>
        <text:p text:style-name="P71"><text:span text:style-name="CharStyle13">Some days had passed, when 13 king Agrippa and Bernice came to Caesarea to pay their respects to Festus. As they were spend- 14 ing several days there, Festus laid Paul’s case before the king. “There is a man,” he said, “who was left in prison by Felix. When I was at Jerusalem, the 15 high priests and elders of the Jews informed me about him and demanded his condemnation. I 16 told them that Romans were not in the habit of giving up any man until the accused met the accusers face to face and had a chance of defending him­self against the impeachment. Well, the day after they came 17</text:span></text:p>
        <text:p text:style-name="P50"><text:span text:style-name="CharStyle13">here along with me, I took my seat on the tribunal without any loss of time; I ordered</text:span></text:p>
        <text:list xml:id="list278129069370933225" text:style-name="L55">
          <text:list-item>
            <text:p text:style-name="P229"><text:span text:style-name="CharStyle13"><text:tab/>the man to be brought in, but when his accusers stood up they did not charge him with any of the crimes that I had ex-</text:span></text:p>
          </text:list-item>
          <text:list-item>
            <text:p text:style-name="P257"><text:span text:style-name="CharStyle13"><text:tab/>pected. The questions at issue referred to their own religion and to a certain Jesus who had died.</text:span></text:p>
          </text:list-item>
          <text:list-item>
            <text:p text:style-name="P195"><text:span text:style-name="CharStyle13"><text:tab/>Paul said he was alive. As I felt at a loss about the method of inquiry into such topics, I asked if he would go to Jerusalem and be tried there on these charges.</text:span></text:p>
          </text:list-item>
          <text:list-item>
            <text:p text:style-name="P195"><text:span text:style-name="CharStyle13"><text:tab/>But Paul entered an appeal for his case to be reserved for the decision of the emperor; so I ordered him to be detained till I could remit him to Caesar.”</text:span></text:p>
          </text:list-item>
          <text:list-item>
            <text:p text:style-name="P195"><text:span text:style-name="CharStyle13"><text:tab/>“I should like to hear the man myself,” said Agrippa to Festus. “You shall hear him to-morrow,” said Festus.</text:span></text:p>
          </text:list-item>
          <text:list-item>
            <text:p text:style-name="P245"><text:span text:style-name="CharStyle13"><text:tab/>So next day Agrippa and Ber­nice proceeded with great pomp to the hall of audience, accom­panied by the military com­manders and the prominent civilians of the town. Festus then ordered Paul to be brought</text:span></text:p>
          </text:list-item>
          <text:list-item>
            <text:p text:style-name="P195"><text:span text:style-name="CharStyle13"><text:tab/>in. “King Agrippa and all here present,” said Festus, “you see before you a man of whom the entire body of the Jews at Je­rusalem and also here have com­plained to me. They loudly in­sist that he ought not to live</text:span></text:p>
          </text:list-item>
          <text:list-item>
            <text:p text:style-name="P195"><text:span text:style-name="CharStyle13"><text:tab/>any longer. I could not find he had done anything that deserved death, so I decided to send him, on his own appeal, to the em-</text:span></text:p>
          </text:list-item>
          <text:list-item>
            <text:p text:style-name="P195"><text:span text:style-name="CharStyle13"><text:tab/>peror. Only, I have nothing definite to write to the sovereign about him. So I have now brought him up before you all, and especially before you, 0 king Agrippa, in order that I may have something to write as the result of your eross-exami-</text:span></text:p>
          </text:list-item>
          <text:list-item>
            <text:p text:style-name="P195"><text:span text:style-name="CharStyle13"><text:tab/>nation. For it seems to me ab­</text:span></text:p>
          </text:list-item>
        </text:list>
        <text:p text:style-name="P19"><text:span text:style-name="CharStyle13">surd to forward a prisoner with­out notifying the particulars of his charge.” Then Agrippa &lt;)/: said to Paul, “You have our permission to speak upon your own behalf.” At this Paul stretched out his hand and be­gan his defence.</text:span></text:p>
        <text:p text:style-name="P64"><text:span text:style-name="CharStyle13">“I consider myself fortunate, 2 king Agrippa, in being able to defend myself before you to-day against all that the Jews charge me with; for you are well ac- 3 quainted with all Jewish cus­toms and questions. Pray listen to me then with patience. How 4 I lived from my youth up among my own nation and at Jerusa­lem, all that early career of mine, is known to all the Jews. They 5 know me of old. They know, if they chose to admit it, that as a Pharisee I lived by the prin­ciples of the strictest party in our religion. To-day I am 6 standing my trial for hoping in the promise made by God to our fathers, a promise which our 7 twelve tribes hope to gain by serving God earnestly both night and day. And I am actually impeached by Jews for this hope,</text:span></text:p>
        <text:list xml:id="list7853473290927444577" text:style-name="L56">
          <text:list-item>
            <text:p text:style-name="P311"><text:span text:style-name="CharStyle13"><text:tab/>king! Once I did believe 9 it my duty actively to oppose the name of Jesus the Nazarene.</text:span></text:p>
          </text:list-item>
          <text:list-item>
            <text:p text:style-name="P312"><text:span text:style-name="CharStyle13"><text:tab/>did so in Jerusalem. I shut up 10 many of the saints in prison, armed with authority from the high priests; when they were put</text:span></text:p>
          </text:list-item>
        </text:list>
        <text:p text:style-name="P19"><text:span text:style-name="CharStyle13">to death, I voted against them; there was not a synagogue where n I did not often punish them and force them to blaspheme; and in my frantic fury I persecuted them even to foreign towns.</text:span></text:p>
        <text:p text:style-name="P19"><text:span text:style-name="CharStyle13">I was travelling to Damascus 12 on this business, with authority and a commission from the high priest, when at mid-day on the </text:span><text:span text:style-name="CharStyle20">13 </text:span><text:span text:style-name="CharStyle13">road, O king, I saw a light from heaven, more dazzling than the</text:span></text:p>
        <text:p text:style-name="P20"><text:span text:style-name="CharStyle13">sun, flash round me and my fel-</text:span></text:p>
        <text:list xml:id="list7650012601484209268" text:style-name="L57">
          <text:list-item>
            <text:p text:style-name="P242"><text:span text:style-name="CharStyle13"><text:tab/>low-travellers. We all fell to the ground, and I heard a voice say­ing to me in Hebrew, ‘Saul, Saul, why do you persecute me? You hurt yourself by kicking at the</text:span></text:p>
          </text:list-item>
          <text:list-item>
            <text:p text:style-name="P242"><text:span text:style-name="CharStyle13"><text:tab/>goad.’ ‘Who are you?’ I asked. And the Lord said, ‘I am Jesus, and you are persecuting me.</text:span></text:p>
          </text:list-item>
          <text:list-item>
            <text:p text:style-name="P242"><text:span text:style-name="CharStyle13"><text:tab/>Now get up and </text:span><text:span text:style-name="CharStyle18">stand on your feet,</text:span><text:span text:style-name="CharStyle13"> for I have appeared to you in order to appoint you to my service as a witness to what you have seen and to the visions you</text:span></text:p>
          </text:list-item>
          <text:list-item>
            <text:p text:style-name="P242"><text:soft-page-break/><text:span text:style-name="CharStyle13"><text:tab/>shall have of me. </text:span><text:span text:style-name="CharStyle18">I will rescue you</text:span><text:span text:style-name="CharStyle13"> from the People and also </text:span><text:span text:style-name="CharStyle18">from, the Gentiles—to whom </text:span><text:span text:style-name="CharStyle91">1</text:span></text:p>
          </text:list-item>
          <text:list-item>
            <text:p text:style-name="P242"><text:span text:style-name="CharStyle13"><text:tab/></text:span><text:span text:style-name="CharStyle18">send you, that</text:span><text:span text:style-name="CharStyle13"> their </text:span><text:span text:style-name="CharStyle18">eyes may be opened</text:span><text:span text:style-name="CharStyle13"> and that they may turn </text:span><text:span text:style-name="CharStyle18">from darkness to light,</text:span><text:span text:style-name="CharStyle13"> from the power of Satan to God, to get remission of their sins and an in­heritance among those who are consecrated by faith in me.’</text:span></text:p>
          </text:list-item>
          <text:list-item>
            <text:p text:style-name="P242"><text:span text:style-name="CharStyle13"><text:tab/>Upon this, O King Agrippa, I did not disobey the heavenly</text:span></text:p>
          </text:list-item>
          <text:list-item>
            <text:p text:style-name="P196"><text:span text:style-name="CharStyle13"><text:tab/>vision; I announced to those at Damascus and at Jerusa­lem in the first instance, then all over the land of Judsea, and also to the Gentiles, that they were to repent and turn to God by acting up to their re-</text:span></text:p>
          </text:list-item>
          <text:list-item>
            <text:p text:style-name="P196"><text:span text:style-name="CharStyle13"><text:tab/>pentance. This is why the Jews seized me in the temple and tried</text:span></text:p>
          </text:list-item>
          <text:list-item>
            <text:p text:style-name="P205"><text:span text:style-name="CharStyle13"><text:tab/>to assassinate me. To this day I have had the help of God in standing, as I now do, to testify alike to low and high, never ut­tering a single syllable beyond what the prophets and Moses predicted was to take place.</text:span></text:p>
          </text:list-item>
        </text:list>
        <text:p text:style-name="P20"><text:span text:style-name="CharStyle13">8 Why should you consider it in­credible that God raises the</text:span></text:p>
        <text:list xml:id="list165107064990217" text:continue-numbering="true" text:style-name="L57">
          <text:list-item>
            <text:p text:style-name="P205"><text:span text:style-name="CharStyle13"><text:tab/>dead,* that the Christ is capable of suffering, and that he should be the first to rise from the dead and bring the message of light to the People and to the Gentiles?”</text:span></text:p>
          </text:list-item>
        </text:list>
        <text:p text:style-name="P25"><text:span text:style-name="CharStyle43">‘Restoring ver. 8 to its original posi-</text:span></text:p>
        <text:p text:style-name="P44"><text:span text:style-name="CharStyle43">lion at the beginning of ver, 23.</text:span></text:p>
        <text:p text:style-name="P64"><text:span text:style-name="CharStyle13">When he brought this forward 24 in his defence, Festus called out, “Paul, you are quite mad! Your great learning is driving you in­sane!” “Your excellency,” said 25 Paul to Festus, “I am not mad,</text:span></text:p>
        <text:p text:style-name="P19"><text:span text:style-name="CharStyle13">I am telling the sober truth. Why, the king is well aware of 26 this! To the king I can speak without the slightest hesitation;</text:span></text:p>
        <text:p text:style-name="P19"><text:span text:style-name="CharStyle13">I do not believe any of it has escaped his notice, for this was not done in a corner. King 27 Agrippa, you believe the proph­ets? I know you do.” “At this 28 rate,” Agrippa remarked, “it won’t be long before you believe you have made a Christian of me!” “Long or short,” said 29 Paul, “I would to God that not only you but all my hearers to­day could be what I am—barring these chains!”</text:span></text:p>
        <text:p text:style-name="P64"><text:span text:style-name="CharStyle13">Then the king rose, with the 30 governor and Bernice and those who had been seated beside them; they retired to discuss the 31 affair, and agreed that “this man has done nothing to deserve death or imprisonment.” “He 32 might have been released,” said Agrippa to Festus, “if he had not appealed to Csesar.”</text:span></text:p>
        <text:p text:style-name="P64"><text:span text:style-name="CharStyle13">When it was decided that we were to sail for “ </text:span><text:span text:style-name="CharStyle18">• </text:span><text:span text:style-name="CharStyle13">Italy, Paul and some other prisoners were handed over to an officer of the Imperial regiment called Julius. Embarking in an 2 Adramyttian ship which was bound for the Asiatic seaports, we set sail, accompanied by a Macedonian from Thessalonica called Aristarchus. Next day we 3 put in at Sidon, where Julius very kindly allowed Paul to visit his friends and be looked after. Putting to sea from there, we </text:span><text:span text:style-name="CharStyle20">4 </text:span><text:span text:style-name="CharStyle13">had to sail under the lee of Cy­prus, as the wind was against us; then, sailing over the Cilician </text:span><text:span text:style-name="CharStyle20">5</text:span></text:p>
      </text:section>
      <text:section text:style-name="Sect5" text:name="Section16">
        <text:p text:style-name="P313"><text:span text:style-name="CharStyle13">and Pamphylian waters, we</text:span></text:p>
        <text:list xml:id="list7778367587217432001" text:style-name="L58">
          <text:list-item>
            <text:p text:style-name="P218"><text:span text:style-name="CharStyle13"><text:tab/>came to Myra in Lycia. There the officer found an Alexandrian ship bound for Italy, and put us</text:span></text:p>
          </text:list-item>
          <text:list-item>
            <text:p text:style-name="P218"><text:span text:style-name="CharStyle13"><text:tab/>on board of her. For a num­ber of days we made a slow pas­sage and had great difficulty in arriving off Cnidus; then, as the wind checked our progress, we sailed under the lee of Crete off</text:span></text:p>
          </text:list-item>
          <text:list-item>
            <text:p text:style-name="P218"><text:span text:style-name="CharStyle13"><text:tab/>Cape Salmone, and coasting along it with great difficulty we reached a place called Fair Havens, not far from the town of Lasea.</text:span></text:p>
          </text:list-item>
          <text:list-item>
            <text:p text:style-name="P262"><text:span text:style-name="CharStyle13"><text:tab/>By this time it was far on in the season and sailing had be­come dangerous (for the autumn Fast was past), so Paul warned</text:span></text:p>
          </text:list-item>
          <text:list-item>
            <text:p text:style-name="P230"><text:span text:style-name="CharStyle13"><text:tab/>them thus: “Men,” said he, “I see this voyage is going to be attended with hardship and serious loss not only to the cargo and the ship but also to our</text:span></text:p>
          </text:list-item>
          <text:list-item>
            <text:p text:style-name="P230"><text:span text:style-name="CharStyle13"><text:tab/>own lives.” However the officer let himself be persuaded by the captain and the owner rather than by anything Paul could</text:span></text:p>
          </text:list-item>
          <text:list-item>
            <text:p text:style-name="P258"><text:span text:style-name="CharStyle13"><text:tab/>say, and, as the harbour was badly placed for wintering in, the majority proposed to set sail and try if they could reach Phoenix and winter there (Phoenix is a Cretan harbour</text:span></text:p>
          </text:list-item>
          <text:list-item>
            <text:p text:style-name="P258"><text:span text:style-name="CharStyle13"><text:tab/>facing S.W. and N.W.). When a moderate southerly breeze sprang up, they thought they had secured their object, and after weighing anchor they sailed along the coast of Crete, close</text:span></text:p>
          </text:list-item>
          <text:list-item>
            <text:p text:style-name="P258"><text:span text:style-name="CharStyle13"><text:tab/>inshore. Presently down rushed a hurricane of a wind called</text:span></text:p>
          </text:list-item>
          <text:list-item>
            <text:p text:style-name="P258"><text:span text:style-name="CharStyle13"><text:tab/>Euroclydon; the ship was caught and unable to face the wind, so we gave up and let her drive</text:span></text:p>
          </text:list-item>
          <text:list-item>
            <text:p text:style-name="P263"><text:span text:style-name="CharStyle13"><text:tab/>along. Running under the lee of a small island called Clauda, we managed with great difficulty to</text:span></text:p>
          </text:list-item>
          <text:list-item>
            <text:p text:style-name="P264"><text:span text:style-name="CharStyle13"><text:tab/>get the boat hauled in; once it was hoisted aboard, they used</text:span></text:p>
          </text:list-item>
        </text:list>
        <text:p text:style-name="P18"><text:span text:style-name="CharStyle13">ropes </text:span><text:span text:style-name="CharStyle18">*</text:span><text:span text:style-name="CharStyle13"> to undergird the ship, and in fear of being stranded on the Syrtis they lowered the sail and lay to. As we were being 18 terribly battered by the storm, they had to jettison the cargo next day, while two days later 19 they threw the ship’s gear over­board with their ow</text:span><text:span text:style-name="CharStyle13"><text:span text:style-name="T1">T</text:span></text:span><text:span text:style-name="CharStyle13">n hands; for 20 many days neither sun nor stars could be seen, the storm raged heavily, and at last w</text:span><text:span text:style-name="CharStyle13"><text:span text:style-name="T1">y</text:span></text:span><text:span text:style-name="CharStyle13">e had to give up all hope of being saved. As they had gone 21 without food for a long time, Paul stood up among them and said, “Men, you should have listened to me and spared your­selves this hardship and loss by refusing to set sail from Crete.</text:span></text:p>
        <text:p text:style-name="P19"><text:span text:style-name="CharStyle13">I now bid you cheer up. There 22 will be no loss of life, only of the ship. For last night an angel of 23 the God I belong to and serve, stood by me, saying, ‘Have no 24 fear, Paul; you must stand before Caesar. And God has granted you the lives of all your fellow- voyagers.’ Cheer up, men! I 25 believe God, I believe it will turn out just as I have been told. However, we are to be stranded 26 on an island.”</text:span></text:p>
        <text:p text:style-name="P81"><text:span text:style-name="CharStyle13">When the fourteenth night ar- 27 rived, we were drifting about in the sea of Adria, when the sailors about midnight suspected land was near. On taking soundings 28 they found twenty fathoms, and a little further on, when they sounded again, they found fifteen. Then, afraid of being 29 stranded on the rocks, they let go four anchors from the stern and longed for daylight. The 30 sailors tried to escape from the ship; they had even lowered the boat into the sea, pretending</text:span></text:p>
        <text:p text:style-name="P79"><text:span text:style-name="CharStyle43">* Naber’s conjecture fioelais for the Boufteiais of the MSS. yields this excel- lent sense.</text:span></text:p>
        <text:p text:style-name="P314"><text:span text:style-name="CharStyle13">they were going to lay out an-</text:span></text:p>
        <text:list xml:id="list6022669750991249562" text:style-name="L59">
          <text:list-item>
            <text:p text:style-name="P323"><text:span text:style-name="CharStyle13"><text:tab/>chors from the bow, when Paul said to the officer and the sol­diers, “You cannot be saved unless these men stay by the</text:span></text:p>
          </text:list-item>
          <text:list-item>
            <text:p text:style-name="P321"><text:span text:style-name="CharStyle13"><text:tab/>ship.” Then the soldiers cut away the ropes of the boat and</text:span></text:p>
          </text:list-item>
          <text:list-item>
            <text:p text:style-name="P324"><text:span text:style-name="CharStyle13"><text:tab/>let her fall off. Just before day­break Paul begged them all to take some food. “For fourteen days,” he said, “you have been on the watch all the time, with-</text:span></text:p>
          </text:list-item>
          <text:list-item>
            <text:p text:style-name="P324"><text:span text:style-name="CharStyle13"><text:tab/>out a proper meal. Take some food then, I beg of you; it will keep you alive. You are going to be saved! Not a hair of your</text:span></text:p>
          </text:list-item>
          <text:list-item>
            <text:p text:style-name="P324"><text:span text:style-name="CharStyle13"><text:tab/>heads will perish.” With these words he took a loaf and after thanking God, in presence of them all, broke it and began to</text:span></text:p>
          </text:list-item>
          <text:list-item>
            <text:p text:style-name="P324"><text:span text:style-name="CharStyle13"><text:tab/>eat. Then they all cheered up and took food for themselves</text:span></text:p>
          </text:list-item>
          <text:list-item>
            <text:p text:style-name="P324"><text:span text:style-name="CharStyle13"><text:tab/>(there were about * seventy-six souls of us on board, all told):</text:span></text:p>
          </text:list-item>
          <text:list-item>
            <text:p text:style-name="P324"><text:span text:style-name="CharStyle13"><text:tab/>and when they had eaten their fill, they lightened the ship by throwing the wheat into the sea.</text:span></text:p>
          </text:list-item>
          <text:list-item>
            <text:p text:style-name="P325"><text:span text:style-name="CharStyle13"><text:tab/>When day broke, they could not make out what land it was; however, they noticed a creek with a sandy beach, and resolved to see if they could run the ship</text:span></text:p>
          </text:list-item>
          <text:list-item>
            <text:p text:style-name="P324"><text:span text:style-name="CharStyle13"><text:tab/>ashore there. So the anchors were cut away and left in the sea, while the crew unlashed the ropes that tied the rudders, hoisted the foresail to the breeze, and headed for the beach.</text:span></text:p>
          </text:list-item>
          <text:list-item>
            <text:p text:style-name="P324"><text:span text:style-name="CharStyle13"><text:tab/>Striking a reef, they drove the ship aground; the prow jammed fast, but the stern began to break up under the beating of</text:span></text:p>
          </text:list-item>
          <text:list-item>
            <text:p text:style-name="P324"><text:span text:style-name="CharStyle13"><text:tab/>the waves. Now the soldiers were resolved to kill the prison­ers, in case any of them swam</text:span></text:p>
          </text:list-item>
          <text:list-item>
            <text:p text:style-name="P326"><text:span text:style-name="CharStyle13"><text:tab/>off and escaped; but as the officer wanted to save Paul, he put a stop to their plan, ordering those who could swim to jump over-</text:span></text:p>
          </text:list-item>
        </text:list>
        <text:p text:style-name="P25"><text:span text:style-name="CharStyle43">* Reading to? (B and Sahidic version)</text:span></text:p>
        <text:p text:style-name="P41"><text:span text:style-name="CharStyle95">tot</text:span><text:span text:style-name="CharStyle94"> iHn-xcarnal.</text:span></text:p>
        <text:p text:style-name="P18"><text:span text:style-name="CharStyle13">board first and get to land, while 44 the rest were to manage with planks or pieces of wreckage. In this way it turned out that the whole company got safe to land.</text:span></text:p>
        <text:p text:style-name="P122"><text:span text:style-name="CharStyle13">It was only after our no escape that we found out the island was called Malta. The 2 natives showed us uncommon kindness, for they lit a fire and welcomed us all to it, as the rain had come on and it was chilly. Now Paul had gathered a bundle 3 of sticks and laid them on the fire, when a viper crawled out with the heat and fastened on his hand. When the natives saw the 4 creature hanging from his hand, they said to each other, “This man must be a murderer! He has escaped the sea, but Justice will not let him live.” However, 5 he shook off the creature into the fire and was not a whit the worse. The natives waited for 6 him to swell up or drop down dead in a moment, but after waiting a long while and observ­ing that no harm had befallen him, they changed their minds and held he was a god.</text:span></text:p>
        <text:p text:style-name="P83"><text:span text:style-name="CharStyle13">There was an estate in the </text:span><text:span text:style-name="CharStyle91">7 </text:span><text:span text:style-name="CharStyle13">neighbourhood which belonged to a man called Publius, the governor of the island; he wel­comed us and entertained us hospitably for three days. His 8 father, it so happened, was laid up with fever and dysentery, but Paul went in to see him and after prayer laid his hands on him and cured him. When this had 9 happened, the rest of the sick folk in the island also came and got cured; they made us 10 rich presents and furnished us, when we set sail, with all we needed.</text:span></text:p>
        <text:p text:style-name="P83"><text:span text:style-name="CharStyle13">We set sail, after three months, n in an Alexandrian ship, with the Dioscuri on her figure-head,</text:span></text:p>
        <text:p text:style-name="P20"><text:span text:style-name="CharStyle13">which had wintered at the island.</text:span></text:p>
        <text:list xml:id="list7842088045207982794" text:style-name="L60">
          <text:list-item>
            <text:p text:style-name="P265"><text:soft-page-break/><text:span text:style-name="CharStyle13"><text:tab/>We put in at Syracuse and</text:span></text:p>
          </text:list-item>
          <text:list-item>
            <text:p text:style-name="P231"><text:span text:style-name="CharStyle13"><text:tab/>stayed for three days. Then tacking round we reached Rhe- gium; next day a south wind sprang up which brought us in</text:span></text:p>
          </text:list-item>
          <text:list-item>
            <text:p text:style-name="P231"><text:span text:style-name="CharStyle13"><text:tab/>a day to Puteoli, where we came across some of the brotherhood, who invited us to stay a week with them.</text:span></text:p>
          </text:list-item>
        </text:list>
        <text:p text:style-name="P20"><text:span text:style-name="CharStyle13">In this way we reached Rome.</text:span></text:p>
        <text:p text:style-name="P42"><text:span text:style-name="CharStyle13">13 As the local brothers had heard about us, they came out to meet us as far as Appii Forum and Tres Tabernse, and when Paul saw them he thanked God and</text:span></text:p>
        <text:list xml:id="list9141407404727411976" text:style-name="L61">
          <text:list-item>
            <text:p text:style-name="P266"><text:span text:style-name="CharStyle13"><text:tab/>took courage. When we did reach Rome, Paul got permis­sion * to live by himself, with a soldier to guard him.</text:span></text:p>
          </text:list-item>
          <text:list-item>
            <text:p text:style-name="P267"><text:span text:style-name="CharStyle13"><text:tab/>Three days later, he called the leading Jews together, and when they met he said to them, “Brothers, although I have done nothing against the People or our ancestral customs, I was handed over to the Romans as a</text:span></text:p>
          </text:list-item>
          <text:list-item>
            <text:p text:style-name="P266"><text:span text:style-name="CharStyle13"><text:tab/>prisoner from Jerusalem. They meant to release me after ex­amination, as I was innocent of any crime that deserved death;</text:span></text:p>
          </text:list-item>
          <text:list-item>
            <text:p text:style-name="P259"><text:span text:style-name="CharStyle13"><text:tab/>but the Jews objected, and so I was obliged to appeal to Caesar— not that I had any charge to bring against my own nation.</text:span></text:p>
          </text:list-item>
          <text:list-item>
            <text:p text:style-name="P197"><text:span text:style-name="CharStyle13"><text:tab/>This is my reason for asking to see you and have a word with you. I am wearing this chain because I share Israel’s hope.”</text:span></text:p>
          </text:list-item>
          <text:list-item>
            <text:p text:style-name="P197"><text:span text:style-name="CharStyle13"><text:tab/>They replied, “We have had no letters about you from Judaea, and no brother has come here with any bad report or story</text:span></text:p>
          </text:list-item>
          <text:list-item>
            <text:p text:style-name="P197"><text:span text:style-name="CharStyle13"><text:tab/>about you. We think it only right to let you tell your own</text:span></text:p>
          </text:list-item>
        </text:list>
        <text:p text:style-name="P25"><text:span text:style-name="CharStyle43">* Omitting [A IxatAvTapjcog jrap£8c)XEV</text:span></text:p>
        <text:p text:style-name="P44"><text:span text:style-name="CharStyle43">tong Seanlovg X£j&gt; &lt;JTpaTo;t£8dQx&lt;p3 and</text:span></text:p>
        <text:p text:style-name="P102"><text:span text:style-name="CharStyle13">story; but as regards this sect, we are well aware that objections are taken to it on all hands.”</text:span></text:p>
        <text:p text:style-name="P63"><text:span text:style-name="CharStyle13">So they fixed a day and came 23 to him at his quarters in large numbers. From morning to evening he explained the Reign of God to them from personal testimony, and tried to convince them about Jesus from the law of Moses and the prophets. Some were convinced by what 24 he said, but others would not be­lieve. As they could not agree 25 among themselves, they were turning to go away, when Paul added this one word: “It was an apt saying that the holy Spirit uttered by the prophet Isaiah to your fathers, when he said, 26 </text:span><text:span text:style-name="CharStyle18">Go and tell this people,</text:span></text:p>
        <text:p text:style-name="P117"><text:span text:style-name="CharStyle16">‘You will hear and hear hut never understand, you will see and see but never perceive</text:span></text:p>
        <text:p text:style-name="P98"><text:span text:style-name="CharStyle16">For the heart of this people is</text:span><text:span text:style-name="CharStyle17"> 27 </text:span><text:span text:style-name="CharStyle16">obtuse,</text:span></text:p>
        <text:p text:style-name="P116"><text:span text:style-name="CharStyle16">their ears are heavy of hear­ing,</text:span></text:p>
        <text:p text:style-name="P118"><text:span text:style-name="CharStyle16">their eyes they have closed, lest they see with their eyes and hear with their ears,</text:span></text:p>
        <text:p text:style-name="P115"><text:span text:style-name="CharStyle16">lest they understand with their heart and turn again, for me to cure them.</text:span></text:p>
        <text:p text:style-name="P19"><text:soft-page-break/><text:span text:style-name="CharStyle13">Be sure of this, then, that this 28 </text:span><text:span text:style-name="CharStyle18">salvation of God</text:span><text:span text:style-name="CharStyle13"> has been sent </text:span><text:span text:style-name="CharStyle18">to the Gentiles;</text:span><text:span text:style-name="CharStyle13"> they will listen to it.”</text:span></text:p>
        <text:p text:style-name="P64"><text:span text:style-name="CharStyle13">For two full years he remained 30 in his private lodging, welcoming anyone who came to visit him; he preached the Reign of God 31 and taught about the Lord Jesus Christ quite openly and unmoleste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Consolas" svg:font-family="Consolas"/>
    <style:font-face style:name="Courier New" svg:font-family="'Courier New'"/>
    <style:font-face style:name="David" svg:font-family="David"/>
    <style:font-face style:name="Georgia" svg:font-family="Georgia"/>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5pt" fo:letter-spacing="normal" fo:font-style="normal" style:text-underline-style="none" fo:font-weight="normal" style:font-name-asian="AngsanaUPC" style:font-family-asian="AngsanaUPC" style:font-size-asian="15pt" style:font-style-asian="normal" style:font-weight-asian="normal" style:font-name-complex="AngsanaUPC" style:font-family-complex="AngsanaUPC" style:font-size-complex="1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2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3055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99in" fo:text-align="justify" style:justify-single-word="false" fo:text-indent="-0.1945in" style:auto-text-indent="false" style:page-number="auto" fo:background-color="#ffffff"/>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AngsanaUPC" fo:font-family="AngsanaUPC" fo:font-size="11pt" fo:font-style="italic" style:text-underline-style="none" fo:font-weight="normal" style:font-name-asian="AngsanaUPC" style:font-family-asian="AngsanaUPC" style:font-size-asian="11pt" style:font-style-asian="italic" style:font-weight-asian="normal" style:font-name-complex="AngsanaUPC" style:font-family-complex="AngsanaUPC" style:font-size-complex="11pt" style:font-style-complex="italic"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in" fo:text-align="justify" style:justify-single-word="false" fo:text-indent="-0.1945in" style:auto-text-indent="false" style:page-number="auto" fo:background-color="#ffffff"/>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in" fo:text-indent="0.1665in" style:auto-text-indent="false" style:page-number="auto" fo:background-color="#ffffff"/>
      <style:text-properties style:text-line-through-style="none" style:text-line-through-type="none" style:font-name="AngsanaUPC" fo:font-family="AngsanaUPC" fo:font-size="11pt" fo:font-style="normal" style:text-underline-style="none" fo:font-weight="normal" style:font-name-asian="AngsanaUPC" style:font-family-asian="AngsanaUPC" style:font-size-asian="11pt" style:font-style-asian="normal" style:font-weight-asian="normal" style:font-name-complex="AngsanaUPC" style:font-family-complex="AngsanaUPC" style:font-size-complex="11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6pt" fo:font-style="normal" style:text-underline-style="none" fo:font-weight="normal" style:font-name-asian="Georgia" style:font-family-asian="Georgia" style:font-size-asian="6pt" style:font-style-asian="normal" style:font-weight-asian="normal" style:font-name-complex="Georgia" style:font-family-complex="Georgia" style:font-size-complex="6pt" style:font-style-complex="normal" style:font-weight-complex="normal"/>
    </style:style>
    <style:style style:name="Body_20_text_20__28_10_29_" style:display-name="Body text (10)" style:family="paragraph" style:master-page-name="">
      <style:graphic-properties draw:fill="solid" draw:fill-color="#ffffff" draw:opacity="100%"/>
      <style:paragraph-properties fo:margin-left="0in" fo:margin-right="0in" fo:line-height="0.0866in" fo:text-align="justify" style:justify-single-word="false" fo:text-indent="-0.2083in" style:auto-text-indent="false" style:page-number="auto" fo:background-color="#ffffff"/>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Body_20_text_20__28_11_29_" style:display-name="Body text (11)"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12_29_" style:display-name="Body text (12)" style:family="paragraph" style:master-page-name="">
      <style:graphic-properties draw:fill="solid" draw:fill-color="#ffffff" draw:opacity="100%"/>
      <style:paragraph-properties fo:margin-left="0in" fo:margin-right="0in" fo:line-height="0.1272in" fo:text-indent="-0.3193in" style:auto-text-indent="false" style:page-number="auto" fo:background-color="#ffffff"/>
      <style:text-properties style:text-line-through-style="none" style:text-line-through-type="none" style:font-name="AngsanaUPC" fo:font-family="AngsanaUPC" fo:font-size="14pt" fo:font-style="italic" style:text-underline-style="none" fo:font-weight="normal" style:font-name-asian="AngsanaUPC" style:font-family-asian="AngsanaUPC" style:font-size-asian="14pt" style:font-style-asian="italic" style:font-weight-asian="normal" style:font-name-complex="AngsanaUPC" style:font-family-complex="AngsanaUPC" style:font-size-complex="14pt" style:font-style-complex="italic" style:font-weight-complex="normal"/>
    </style:style>
    <style:style style:name="Body_20_text_20__28_13_29_" style:display-name="Body text (13)" style:family="paragraph" style:master-page-name="">
      <style:graphic-properties draw:fill="solid" draw:fill-color="#ffffff" draw:opacity="100%"/>
      <style:paragraph-properties fo:margin-left="0in" fo:margin-right="0in" fo:line-height="0.0866in" fo:text-align="justify" style:justify-single-word="false" fo:text-indent="-0.1945in" style:auto-text-indent="false" style:page-number="auto" fo:background-color="#ffffff"/>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Body_20_text_20__28_14_29_" style:display-name="Body text (14)"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Verdana" fo:font-family="Verdana" fo:font-size="4.5pt" fo:letter-spacing="-0.0138in" fo:font-style="normal" style:text-underline-style="none" fo:font-weight="normal" style:font-name-asian="Verdana" style:font-family-asian="Verdana" style:font-size-asian="4.5pt" style:font-style-asian="normal" style:font-weight-asian="normal" style:font-name-complex="Verdana" style:font-family-complex="Verdana" style:font-size-complex="4.5pt" style:font-style-complex="normal" style:font-weight-complex="normal"/>
    </style:style>
    <style:style style:name="Heading_20__23_2" style:display-name="Heading #2"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Body_20_text_20__28_15_29_" style:display-name="Body text (15)" style:family="paragraph" style:master-page-name="">
      <style:graphic-properties draw:fill="solid" draw:fill-color="#ffffff" draw:opacity="100%"/>
      <style:paragraph-properties fo:margin-left="0in" fo:margin-right="0in" fo:line-height="0.0835in" fo:text-indent="0.1665in" style:auto-text-indent="false" style:page-number="auto" fo:background-color="#ffffff"/>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Body_20_text_20__28_16_29_" style:display-name="Body text (16)" style:family="paragraph" style:master-page-name="">
      <style:graphic-properties draw:fill="solid" draw:fill-color="#ffffff" draw:opacity="100%"/>
      <style:paragraph-properties fo:margin-left="0in" fo:margin-right="0in" fo:line-height="0in" fo:text-align="justify" style:justify-single-word="false" fo:text-indent="-0.222in" style:auto-text-indent="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402in"/>
        </style:tab-stops>
        <style:drop-cap style:lines="2" style:distance="0.0035in" style:style-name="DropCap5"/>
      </style:paragraph-properties>
    </style:style>
    <style:style style:name="Body_20_text_20__28_3_29__20__2b__20_DropCap2" style:display-name="Body text (3) + DropCap2" style:family="paragraph" style:parent-style-name="Body_20_text_20__28_3_29_" style:master-page-name="">
      <style:paragraph-properties fo:margin-left="0in" fo:margin-right="0in" fo:margin-top="0in" fo:margin-bottom="0in" loext:contextual-spacing="false" fo:text-indent="0.1945in" style:auto-text-indent="false" style:page-number="auto">
        <style:drop-cap style:lines="2" style:distance="0.0535in" style:style-name="DropCap1"/>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tab-stops>
          <style:tab-stop style:position="0.3437in"/>
        </style:tab-stops>
        <style:drop-cap style:lines="2" style:distance="0.0035in" style:style-name="DropCap2"/>
      </style:paragraph-properties>
    </style:style>
    <style:style style:name="Body_20_text_20__28_3_29__20__2b__20_DropCap4" style:display-name="Body text (3) + DropCap4" style:family="paragraph" style:parent-style-name="Body_20_text_20__28_3_29_" style:master-page-name="">
      <style:paragraph-properties fo:margin-left="0.1807in" fo:margin-right="0in" fo:margin-top="0in" fo:margin-bottom="0in" loext:contextual-spacing="false" fo:text-indent="0in" style:auto-text-indent="false" style:page-number="auto">
        <style:tab-stops>
          <style:tab-stop style:position="0.0937in"/>
        </style:tab-stops>
        <style:drop-cap style:lines="2" style:distance="0.0035in" style:style-name="DropCap4"/>
      </style:paragraph-properties>
    </style:style>
    <style:style style:name="Body_20_text_20__28_2_29__20__2b__20_DropCap5" style:display-name="Body text (2) + DropCap5"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945in" style:auto-text-indent="false" style:page-number="auto">
        <style:tab-stops>
          <style:tab-stop style:position="0.3902in"/>
        </style:tab-stops>
        <style:drop-cap style:lines="2" style:distance="0.0035in" style:style-name="DropCap3"/>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6" style:family="text" style:parent-style-name="DefaultFontStyle">
      <style:text-properties style:text-line-through-style="none" style:text-line-through-type="none" style:font-name="AngsanaUPC" fo:font-family="AngsanaUPC" fo:font-size="15pt" fo:letter-spacing="normal" fo:font-style="normal" style:text-underline-style="none" fo:font-weight="normal" style:font-name-asian="AngsanaUPC" style:font-family-asian="AngsanaUPC" style:font-size-asian="15pt" style:font-style-asian="normal" style:font-weight-asian="normal" style:font-name-complex="AngsanaUPC" style:font-family-complex="AngsanaUPC" style:font-size-complex="15pt" style:font-style-complex="normal" style:font-weight-complex="normal"/>
    </style:style>
    <style:style style:name="CharStyle7" style:family="text" style:parent-style-name="CharStyle6">
      <style:text-properties fo:color="#000000" style:text-position="0% 100%" fo:font-size="13pt" fo:letter-spacing="normal" fo:language="en" fo:country="US" fo:font-weight="bold" style:font-size-asian="13pt" style:language-asian="en" style:country-asian="US" style:font-weight-asian="bold" style:font-size-complex="13pt" style:language-complex="en" style:country-complex="US" style:font-weight-complex="bold" style:text-scale="100%"/>
    </style:style>
    <style:style style:name="CharStyle8" style:family="text" style:parent-style-name="CharStyle6">
      <style:text-properties fo:color="#000000" style:text-position="0% 100%" fo:language="en" fo:country="US" style:language-asian="en" style:country-asian="US" style:language-complex="en" style:country-complex="US" style:text-scale="100%"/>
    </style:style>
    <style:style style:name="CharStyle10"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2%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12" style:family="text" style:parent-style-name="CharStyle10">
      <style:text-properties fo:font-variant="small-caps" fo:color="#000000" style:text-position="0% 100%" fo:letter-spacing="normal" fo:language="en" fo:country="US" style:language-asian="en" style:country-asian="US" style:language-complex="en" style:country-complex="US" style:text-scale="100%"/>
    </style:style>
    <style:style style:name="CharStyle13"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6"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17" style:family="text" style:parent-style-name="CharStyle16">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18" style:family="text" style:parent-style-name="CharStyle13">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DropCap2" style:family="text">
      <style:text-properties fo:color="#000000" style:text-line-through-style="none" style:text-line-through-type="none" style:text-position="56% 58%" style:font-name="Verdana" fo:font-family="Verdana" fo:font-size="15pt" fo:letter-spacing="normal" fo:font-style="normal" style:text-underline-style="none" fo:font-weight="normal" style:font-name-asian="Verdana" style:font-family-asian="Verdana" style:font-size-asian="15pt" style:font-style-asian="normal" style:font-weight-asian="normal" style:font-name-complex="Verdana" style:font-family-complex="Verdana" style:font-size-complex="15pt" style:font-style-complex="normal" style:font-weight-complex="normal" style:text-scale="100%"/>
    </style:style>
    <style:style style:name="CharStyle20" style:family="text" style:parent-style-name="CharStyle13">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2" style:family="text" style:parent-style-name="DefaultFontStyle">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CharStyle23" style:family="text" style:parent-style-name="CharStyle22">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24" style:family="text" style:parent-style-name="CharStyle16">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5" style:family="text" style:parent-style-name="CharStyle16">
      <style:text-properties fo:color="#000000" style:text-position="0% 100%" style:font-name="AngsanaUPC" fo:font-family="AngsanaUPC" fo:font-size="13pt" fo:letter-spacing="normal" fo:language="en" fo:country="US" fo:font-style="normal" style:font-name-asian="AngsanaUPC" style:font-family-asian="AngsanaUPC" style:font-size-asian="13pt" style:language-asian="en" style:country-asian="US" style:font-style-asian="normal" style:font-name-complex="AngsanaUPC" style:font-family-complex="AngsanaUPC" style:font-size-complex="13pt" style:language-complex="en" style:country-complex="US" style:font-style-complex="normal" style:text-scale="100%"/>
    </style:style>
    <style:style style:name="CharStyle27" style:family="text" style:parent-style-name="DefaultFontStyle">
      <style:text-properties style:text-line-through-style="none" style:text-line-through-type="none" style:font-name="AngsanaUPC" fo:font-family="AngsanaUPC" fo:font-size="11pt" fo:font-style="italic" style:text-underline-style="none" fo:font-weight="normal" style:font-name-asian="AngsanaUPC" style:font-family-asian="AngsanaUPC" style:font-size-asian="11pt" style:font-style-asian="italic" style:font-weight-asian="normal" style:font-name-complex="AngsanaUPC" style:font-family-complex="AngsanaUPC" style:font-size-complex="11pt" style:font-style-complex="italic" style:font-weight-complex="normal"/>
    </style:style>
    <style:style style:name="CharStyle28" style:family="text" style:parent-style-name="CharStyle27">
      <style:text-properties fo:color="#000000" style:text-position="0% 100%" fo:font-size="11pt" fo:letter-spacing="normal" fo:language="en" fo:country="US" fo:font-style="normal" style:font-size-asian="11pt" style:language-asian="en" style:country-asian="US" style:font-style-asian="normal" style:font-size-complex="11pt" style:language-complex="en" style:country-complex="US" style:font-style-complex="normal" style:text-scale="100%"/>
    </style:style>
    <style:style style:name="CharStyle29" style:family="text" style:parent-style-name="CharStyle27">
      <style:text-properties fo:font-variant="small-caps" fo:color="#000000" style:text-position="0% 100%" fo:font-size="11pt" fo:letter-spacing="normal" fo:language="en" fo:country="US" fo:font-style="normal" style:font-size-asian="11pt" style:language-asian="en" style:country-asian="US" style:font-style-asian="normal" style:font-size-complex="11pt" style:language-complex="en" style:country-complex="US" style:font-style-complex="normal" style:text-scale="100%"/>
    </style:style>
    <style:style style:name="CharStyle30" style:family="text" style:parent-style-name="CharStyle27">
      <style:text-properties fo:font-variant="small-caps" fo:color="#000000" style:text-position="0% 100%" fo:letter-spacing="normal" fo:language="en" fo:country="US" style:language-asian="en" style:country-asian="US" style:language-complex="en" style:country-complex="US" style:text-scale="100%"/>
    </style:style>
    <style:style style:name="CharStyle32" style:family="text" style:parent-style-name="DefaultFontStyle">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CharStyle33" style:family="text" style:parent-style-name="CharStyle32">
      <style:text-properties fo:font-variant="small-caps" fo:color="#000000" style:text-position="0% 100%" fo:letter-spacing="normal" fo:language="en" fo:country="US" style:language-asian="en" style:country-asian="US" style:language-complex="en" style:country-complex="US" style:text-scale="100%"/>
    </style:style>
    <style:style style:name="CharStyle34" style:family="text" style:parent-style-name="CharStyle16">
      <style:text-properties fo:color="#000000" style:text-position="0% 100%" style:font-name="AngsanaUPC" fo:font-family="AngsanaUPC" fo:font-size="13pt" fo:letter-spacing="-0.0071in" fo:language="en" fo:country="US" fo:font-style="normal" style:font-name-asian="AngsanaUPC" style:font-family-asian="AngsanaUPC" style:font-size-asian="13pt" style:language-asian="en" style:country-asian="US" style:font-style-asian="normal" style:font-name-complex="AngsanaUPC" style:font-family-complex="AngsanaUPC" style:font-size-complex="13pt" style:language-complex="en" style:country-complex="US" style:font-style-complex="normal" style:text-scale="100%"/>
    </style:style>
    <style:style style:name="CharStyle36" style:family="text" style:parent-style-name="DefaultFontStyle">
      <style:text-properties style:text-line-through-style="none" style:text-line-through-type="none" style:font-name="AngsanaUPC" fo:font-family="AngsanaUPC" fo:font-size="11pt" fo:font-style="normal" style:text-underline-style="none" fo:font-weight="normal" style:font-name-asian="AngsanaUPC" style:font-family-asian="AngsanaUPC" style:font-size-asian="11pt" style:font-style-asian="normal" style:font-weight-asian="normal" style:font-name-complex="AngsanaUPC" style:font-family-complex="AngsanaUPC" style:font-size-complex="11pt" style:font-style-complex="normal" style:font-weight-complex="normal"/>
    </style:style>
    <style:style style:name="CharStyle37" style:family="text" style:parent-style-name="CharStyle36">
      <style:text-properties fo:font-variant="small-caps" fo:color="#000000" style:text-position="0% 100%" fo:letter-spacing="normal" fo:language="en" fo:country="US" style:language-asian="en" style:country-asian="US" style:language-complex="en" style:country-complex="US" style:text-scale="100%"/>
    </style:style>
    <style:style style:name="CharStyle38" style:family="text" style:parent-style-name="CharStyle36">
      <style:text-properties fo:color="#000000" style:text-position="0% 100%" fo:font-size="11pt" fo:letter-spacing="normal" fo:language="en" fo:country="US" fo:font-style="italic" style:font-size-asian="11pt" style:language-asian="en" style:country-asian="US" style:font-style-asian="italic" style:font-size-complex="11pt" style:language-complex="en" style:country-complex="US" style:font-style-complex="italic" style:text-scale="100%"/>
    </style:style>
    <style:style style:name="CharStyle40" style:family="text" style:parent-style-name="DefaultFontStyle">
      <style:text-properties style:text-line-through-style="none" style:text-line-through-type="none" style:font-name="Georgia" fo:font-family="Georgia" fo:font-size="6pt" fo:font-style="normal" style:text-underline-style="none" fo:font-weight="normal" style:font-name-asian="Georgia" style:font-family-asian="Georgia" style:font-size-asian="6pt" style:font-style-asian="normal" style:font-weight-asian="normal" style:font-name-complex="Georgia" style:font-family-complex="Georgia" style:font-size-complex="6pt" style:font-style-complex="normal" style:font-weight-complex="normal"/>
    </style:style>
    <style:style style:name="DropCap3" style:family="text">
      <style:text-properties fo:color="#000000" style:text-line-through-style="none" style:text-line-through-type="none" style:text-position="38% 58%" style:font-name="David" fo:font-family="David" fo:font-size="19pt" fo:letter-spacing="normal" fo:font-style="normal" style:text-underline-style="none" fo:font-weight="normal" style:font-name-asian="David" style:font-family-asian="David" style:font-size-asian="19pt" style:font-style-asian="normal" style:font-weight-asian="normal" style:font-name-complex="David" style:font-family-complex="David" style:font-size-complex="19pt" style:font-style-complex="normal" style:font-weight-complex="normal" style:text-scale="100%"/>
    </style:style>
    <style:style style:name="CharStyle43" style:family="text" style:parent-style-name="DefaultFontStyle">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CharStyle4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46" style:family="text" style:parent-style-name="CharStyle45">
      <style:text-properties fo:color="#000000" style:text-position="0% 100%" style:font-name="AngsanaUPC" fo:font-family="AngsanaUPC" fo:font-size="13pt" fo:letter-spacing="normal" fo:language="en" fo:country="US" fo:font-style="italic" style:font-name-asian="AngsanaUPC" style:font-family-asian="AngsanaUPC" style:font-size-asian="13pt" style:language-asian="en" style:country-asian="US" style:font-style-asian="italic" style:font-name-complex="AngsanaUPC" style:font-family-complex="AngsanaUPC" style:font-size-complex="13pt" style:language-complex="en" style:country-complex="US" style:font-style-complex="italic" style:text-scale="100%"/>
    </style:style>
    <style:style style:name="CharStyle47" style:family="text" style:parent-style-name="CharStyle13">
      <style:text-properties fo:color="#000000" style:text-position="0% 100%" style:font-name="AngsanaUPC" fo:font-family="AngsanaUPC" fo:font-size="14pt" fo:letter-spacing="normal" fo:language="en" fo:country="US" fo:font-style="italic" style:font-name-asian="AngsanaUPC" style:font-family-asian="AngsanaUPC" style:font-size-asian="14pt" style:language-asian="en" style:country-asian="US" style:font-style-asian="italic" style:font-name-complex="AngsanaUPC" style:font-family-complex="AngsanaUPC" style:font-size-complex="14pt" style:language-complex="en" style:country-complex="US" style:font-style-complex="italic" style:text-scale="100%"/>
    </style:style>
    <style:style style:name="CharStyle49" style:family="text" style:parent-style-name="DefaultFontStyle">
      <style:text-properties style:text-line-through-style="none" style:text-line-through-type="none" style:font-name="AngsanaUPC" fo:font-family="AngsanaUPC" fo:font-size="14pt" fo:font-style="italic" style:text-underline-style="none" fo:font-weight="normal" style:font-name-asian="AngsanaUPC" style:font-family-asian="AngsanaUPC" style:font-size-asian="14pt" style:font-style-asian="italic" style:font-weight-asian="normal" style:font-name-complex="AngsanaUPC" style:font-family-complex="AngsanaUPC" style:font-size-complex="14pt" style:font-style-complex="italic" style:font-weight-complex="normal"/>
    </style:style>
    <style:style style:name="CharStyle50" style:family="text" style:parent-style-name="CharStyle49">
      <style:text-properties fo:color="#000000" style:text-position="0% 100%" style:font-name="Georgia" fo:font-family="Georgia" fo:font-size="8.5pt" fo:letter-spacing="normal" fo:language="en" fo:country="US" fo:font-style="normal" style:font-name-asian="Georgia" style:font-family-asian="Georgia" style:font-size-asian="8.5pt" style:language-asian="en" style:country-asian="US" style:font-style-asian="normal" style:font-name-complex="Georgia" style:font-family-complex="Georgia" style:font-size-complex="8.5pt" style:language-complex="en" style:country-complex="US" style:font-style-complex="normal" style:text-scale="100%"/>
    </style:style>
    <style:style style:name="CharStyle51" style:family="text" style:parent-style-name="CharStyle43">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52" style:family="text" style:parent-style-name="CharStyle13">
      <style:text-properties fo:color="#000000" style:text-position="0% 100%" fo:font-size="7.5pt" fo:letter-spacing="0.0071in" fo:language="en" fo:country="US" style:font-size-asian="7.5pt" style:language-asian="en" style:country-asian="US" style:font-size-complex="7.5pt" style:language-complex="en" style:country-complex="US" style:text-scale="100%"/>
    </style:style>
    <style:style style:name="DropCap4" style:family="text">
      <style:text-properties fo:color="#000000" style:text-line-through-style="none" style:text-line-through-type="none" style:text-position="45%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55" style:family="text" style:parent-style-name="DefaultFontStyle">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CharStyle56" style:family="text" style:parent-style-name="CharStyle13">
      <style:text-properties fo:color="#000000" style:text-position="0% 100%" fo:font-size="9pt" fo:letter-spacing="normal" fo:language="en" fo:country="US" style:font-size-asian="9pt" style:language-asian="en" style:country-asian="US" style:font-size-complex="9pt" style:language-complex="en" style:country-complex="US" style:text-scale="100%"/>
    </style:style>
    <style:style style:name="CharStyle57" style:family="text" style:parent-style-name="CharStyle43">
      <style:text-properties fo:color="#000000" style:text-position="0% 100%" style:font-name="Georgia" fo:font-family="Georgia" fo:font-size="7pt" fo:letter-spacing="normal" fo:language="en" fo:country="US" fo:font-style="italic" style:font-name-asian="Georgia" style:font-family-asian="Georgia" style:font-size-asian="7pt" style:language-asian="en" style:country-asian="US" style:font-style-asian="italic" style:font-name-complex="Georgia" style:font-family-complex="Georgia" style:font-size-complex="7pt" style:language-complex="en" style:country-complex="US" style:font-style-complex="italic" style:text-scale="100%"/>
    </style:style>
    <style:style style:name="DropCap5" style:family="text">
      <style:text-properties fo:color="#000000" style:text-line-through-style="none" style:text-line-through-type="none" style:text-position="14% 58%" style:font-name="Verdana" fo:font-family="Verdana" fo:font-size="17pt" fo:letter-spacing="normal" fo:font-style="normal" style:text-underline-style="none" fo:font-weight="normal" style:font-name-asian="Verdana" style:font-family-asian="Verdana" style:font-size-asian="17pt" style:font-style-asian="normal" style:font-weight-asian="normal" style:font-name-complex="Verdana" style:font-family-complex="Verdana" style:font-size-complex="17pt" style:font-style-complex="normal" style:font-weight-complex="normal" style:text-scale="100%"/>
    </style:style>
    <style:style style:name="CharStyle59" style:family="text" style:parent-style-name="CharStyle43">
      <style:text-properties fo:font-variant="small-caps" fo:color="#000000" style:text-position="0% 100%" fo:letter-spacing="normal" fo:language="en" fo:country="US" style:language-asian="en" style:country-asian="US" style:language-complex="en" style:country-complex="US" style:text-scale="100%"/>
    </style:style>
    <style:style style:name="CharStyle60" style:family="text" style:parent-style-name="CharStyle43">
      <style:text-properties fo:color="#000000" style:text-position="0% 100%" fo:font-size="13pt" fo:letter-spacing="-0.0071in" fo:language="en" fo:country="US" style:font-size-asian="13pt" style:language-asian="en" style:country-asian="US" style:font-size-complex="13pt" style:language-complex="en" style:country-complex="US" style:text-scale="100%"/>
    </style:style>
    <style:style style:name="CharStyle61" style:family="text" style:parent-style-name="CharStyle55">
      <style:text-properties fo:color="#000000" style:text-position="0% 100%" style:font-name="Georgia" fo:font-family="Georgia" fo:font-size="7pt" fo:letter-spacing="normal" fo:language="en" fo:country="US" fo:font-style="italic" style:font-name-asian="Georgia" style:font-family-asian="Georgia" style:font-size-asian="7pt" style:language-asian="en" style:country-asian="US" style:font-style-asian="italic" style:font-name-complex="Georgia" style:font-family-complex="Georgia" style:font-size-complex="7pt" style:language-complex="en" style:country-complex="US" style:font-style-complex="italic" style:text-scale="100%"/>
    </style:style>
    <style:style style:name="CharStyle62" style:family="text" style:parent-style-name="CharStyle22">
      <style:text-properties fo:color="#000000" style:text-position="0% 100%" fo:font-size="12pt" fo:letter-spacing="normal" fo:language="en" fo:country="US" style:font-size-asian="12pt" style:language-asian="en" style:country-asian="US" style:font-size-complex="12pt" style:language-complex="en" style:country-complex="US" style:text-scale="100%"/>
    </style:style>
    <style:style style:name="CharStyle63" style:family="text" style:parent-style-name="CharStyle6">
      <style:text-properties fo:color="#000000" style:text-position="0% 100%" fo:font-size="14pt" fo:letter-spacing="normal" fo:language="en" fo:country="US" fo:font-style="italic" style:font-size-asian="14pt" style:language-asian="en" style:country-asian="US" style:font-style-asian="italic" style:font-size-complex="14pt" style:language-complex="en" style:country-complex="US" style:font-style-complex="italic" style:text-scale="100%"/>
    </style:style>
    <style:style style:name="CharStyle64" style:family="text" style:parent-style-name="CharStyle45">
      <style:text-properties fo:color="#000000" style:text-position="0% 100%" style:font-name="AngsanaUPC" fo:font-family="AngsanaUPC" fo:font-size="14pt" fo:letter-spacing="normal" fo:language="en" fo:country="US" fo:font-weight="bold" style:font-name-asian="AngsanaUPC" style:font-family-asian="AngsanaUPC" style:font-size-asian="14pt" style:language-asian="en" style:country-asian="US" style:font-weight-asian="bold" style:font-name-complex="AngsanaUPC" style:font-family-complex="AngsanaUPC" style:font-size-complex="14pt" style:language-complex="en" style:country-complex="US" style:font-weight-complex="bold" style:text-scale="100%"/>
    </style:style>
    <style:style style:name="CharStyle65" style:family="text" style:parent-style-name="CharStyle45">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66" style:family="text" style:parent-style-name="CharStyle45">
      <style:text-propertie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67" style:family="text" style:parent-style-name="CharStyle13">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68" style:family="text" style:parent-style-name="CharStyle13">
      <style:text-properties fo:color="#000000" style:text-position="0% 100%" style:font-name="AngsanaUPC" fo:font-family="AngsanaUPC" fo:font-size="12pt" fo:letter-spacing="normal" fo:language="en" fo:country="US" style:font-name-asian="AngsanaUPC" style:font-family-asian="AngsanaUPC" style:font-size-asian="12pt" style:language-asian="en" style:country-asian="US" style:font-name-complex="AngsanaUPC" style:font-family-complex="AngsanaUPC" style:font-size-complex="12pt" style:language-complex="en" style:country-complex="US" style:text-scale="100%"/>
    </style:style>
    <style:style style:name="CharStyle69" style:family="text" style:parent-style-name="CharStyle13">
      <style:text-properties fo:color="#000000" style:text-position="0% 100%" fo:font-size="7pt" fo:letter-spacing="normal" fo:language="en" fo:country="US" fo:font-style="italic" style:font-size-asian="7pt" style:language-asian="en" style:country-asian="US" style:font-style-asian="italic" style:font-size-complex="7pt" style:language-complex="en" style:country-complex="US" style:font-style-complex="italic" style:text-scale="100%"/>
    </style:style>
    <style:style style:name="CharStyle71" style:family="text" style:parent-style-name="DefaultFontStyle">
      <style:text-properties style:text-line-through-style="none" style:text-line-through-type="none" style:font-name="Verdana" fo:font-family="Verdana" fo:font-size="4.5pt" fo:letter-spacing="-0.0138in" fo:font-style="normal" style:text-underline-style="none" fo:font-weight="normal" style:font-name-asian="Verdana" style:font-family-asian="Verdana" style:font-size-asian="4.5pt" style:font-style-asian="normal" style:font-weight-asian="normal" style:font-name-complex="Verdana" style:font-family-complex="Verdana" style:font-size-complex="4.5pt" style:font-style-complex="normal" style:font-weight-complex="normal"/>
    </style:style>
    <style:style style:name="CharStyle72" style:family="text" style:parent-style-name="CharStyle71">
      <style:text-properties fo:font-variant="small-caps" fo:color="#000000" style:text-position="0% 100%" fo:language="en" fo:country="US" style:language-asian="en" style:country-asian="US" style:language-complex="en" style:country-complex="US" style:text-scale="100%"/>
    </style:style>
    <style:style style:name="CharStyle73" style:family="text" style:parent-style-name="CharStyle71">
      <style:text-properties fo:color="#000000" style:text-position="0% 100%" fo:font-size="4.5pt" fo:letter-spacing="-0.0071in" fo:language="en" fo:country="US" fo:font-style="italic" fo:font-weight="normal" style:font-size-asian="4.5pt" style:language-asian="en" style:country-asian="US" style:font-style-asian="italic" style:font-weight-asian="normal" style:font-size-complex="4.5pt" style:language-complex="en" style:country-complex="US" style:font-style-complex="italic" style:font-weight-complex="normal" style:text-scale="100%"/>
    </style:style>
    <style:style style:name="CharStyle75" style:family="text" style:parent-style-name="DefaultFontStyle">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CharStyle76" style:family="text" style:parent-style-name="CharStyle13">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77" style:family="text" style:parent-style-name="CharStyle13">
      <style:text-properties fo:font-variant="small-caps" fo:color="#000000" style:text-position="0% 100%" fo:letter-spacing="normal" fo:language="en" fo:country="US" style:language-asian="en" style:country-asian="US" style:language-complex="en" style:country-complex="US" style:text-scale="100%"/>
    </style:style>
    <style:style style:name="CharStyle78" style:family="text" style:parent-style-name="CharStyle13">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79" style:family="text" style:parent-style-name="CharStyle13">
      <style:text-properties fo:color="#000000" style:text-position="0% 100%" fo:font-size="6pt" fo:letter-spacing="-0.0071in" fo:language="en" fo:country="US" style:font-size-asian="6pt" style:language-asian="en" style:country-asian="US" style:font-size-complex="6pt" style:language-complex="en" style:country-complex="US" style:text-scale="100%"/>
    </style:style>
    <style:style style:name="CharStyle80" style:family="text" style:parent-style-name="CharStyle55">
      <style:text-properties fo:color="#000000" style:text-position="0% 100%" fo:font-size="10.5pt" fo:letter-spacing="normal" fo:language="en" fo:country="US" style:font-size-asian="10.5pt" style:language-asian="en" style:country-asian="US" style:font-size-complex="10.5pt" style:language-complex="en" style:country-complex="US" style:text-scale="100%"/>
    </style:style>
    <style:style style:name="CharStyle81" style:family="text" style:parent-style-name="CharStyle13">
      <style:text-properties fo:color="#000000" style:text-position="0% 100%" fo:font-size="9pt" fo:letter-spacing="normal" fo:language="en" fo:country="US" style:font-size-asian="9pt" style:language-asian="en" style:country-asian="US" style:font-size-complex="9pt" style:language-complex="en" style:country-complex="US" style:text-scale="100%"/>
    </style:style>
    <style:style style:name="CharStyle82" style:family="text" style:parent-style-name="CharStyle13">
      <style:text-properties fo:color="#000000" style:text-position="0% 100%" fo:letter-spacing="normal" fo:language="en" fo:country="US" style:language-asian="en" style:country-asian="US" style:language-complex="en" style:country-complex="US" style:text-scale="100%"/>
    </style:style>
    <style:style style:name="CharStyle83" style:family="text" style:parent-style-name="CharStyle13">
      <style:text-properties fo:color="#000000" style:text-position="0% 100%" fo:font-size="7.5pt" fo:letter-spacing="-0.0071in" fo:language="en" fo:country="US" style:font-size-asian="7.5pt" style:language-asian="en" style:country-asian="US" style:font-size-complex="7.5pt" style:language-complex="en" style:country-complex="US" style:text-scale="100%"/>
    </style:style>
    <style:style style:name="CharStyle84" style:family="text" style:parent-style-name="CharStyle6">
      <style:text-properties fo:color="#000000" style:text-position="0% 100%" fo:font-size="14pt" fo:letter-spacing="-0.0071in" fo:language="en" fo:country="US" fo:font-style="italic" style:font-size-asian="14pt" style:language-asian="en" style:country-asian="US" style:font-style-asian="italic" style:font-size-complex="14pt" style:language-complex="en" style:country-complex="US" style:font-style-complex="italic" style:text-scale="100%"/>
    </style:style>
    <style:style style:name="CharStyle86" style:family="text" style:parent-style-name="DefaultFontStyle">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CharStyle87" style:family="text" style:parent-style-name="CharStyle86">
      <style:text-properties fo:font-variant="small-caps" fo:color="#000000" style:text-position="0% 100%" fo:letter-spacing="normal" fo:language="en" fo:country="US" style:language-asian="en" style:country-asian="US" style:language-complex="en" style:country-complex="US" style:text-scale="100%"/>
    </style:style>
    <style:style style:name="CharStyle88" style:family="text" style:parent-style-name="CharStyle86">
      <style:text-properties fo:font-variant="small-caps" fo:color="#000000" style:text-position="0% 100%" fo:font-size="5.5pt" fo:letter-spacing="normal" fo:language="en" fo:country="US" style:font-size-asian="5.5pt" style:language-asian="en" style:country-asian="US" style:font-size-complex="5.5pt" style:language-complex="en" style:country-complex="US" style:text-scale="100%"/>
    </style:style>
    <style:style style:name="CharStyle89" style:family="text" style:parent-style-name="CharStyle86">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90" style:family="text" style:parent-style-name="CharStyle86">
      <style:text-properties fo:color="#000000" style:text-position="0% 100%" fo:font-size="5.5pt" fo:letter-spacing="normal" fo:language="en" fo:country="US" style:font-size-asian="5.5pt" style:language-asian="en" style:country-asian="US" style:font-size-complex="5.5pt" style:language-complex="en" style:country-complex="US" style:text-scale="100%"/>
    </style:style>
    <style:style style:name="CharStyle91" style:family="text" style:parent-style-name="CharStyle13">
      <style:text-properties fo:color="#000000" style:text-position="0% 100%" style:font-name="AngsanaUPC" fo:font-family="AngsanaUPC" fo:font-size="13pt" fo:letter-spacing="normal" fo:language="en" fo:country="US" fo:font-style="italic" style:font-name-asian="AngsanaUPC" style:font-family-asian="AngsanaUPC" style:font-size-asian="13pt" style:language-asian="en" style:country-asian="US" style:font-style-asian="italic" style:font-name-complex="AngsanaUPC" style:font-family-complex="AngsanaUPC" style:font-size-complex="13pt" style:language-complex="en" style:country-complex="US" style:font-style-complex="italic" style:text-scale="100%"/>
    </style:style>
    <style:style style:name="CharStyle92" style:family="text" style:parent-style-name="CharStyle6">
      <style:text-properties fo:color="#000000" style:text-position="0% 100%" style:font-name="Courier New" fo:font-family="'Courier New'" fo:font-size="14pt" fo:letter-spacing="normal" fo:language="en" fo:country="US" fo:font-style="italic" fo:font-weight="bold" style:font-name-asian="Courier New" style:font-family-asian="'Courier New'" style:font-size-asian="14pt" style:language-asian="en" style:country-asian="US" style:font-style-asian="italic" style:font-weight-asian="bold" style:font-name-complex="Courier New" style:font-family-complex="'Courier New'" style:font-size-complex="14pt" style:language-complex="en" style:country-complex="US" style:font-style-complex="italic" style:font-weight-complex="bold" style:text-scale="100%"/>
    </style:style>
    <style:style style:name="CharStyle94"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95" style:family="text" style:parent-style-name="CharStyle94">
      <style:text-properties fo:color="#000000" style:text-position="0% 100%" style:font-name="Consolas" fo:font-family="Consolas" fo:font-size="6.5pt" fo:letter-spacing="-0.0071in" fo:language="en" fo:country="US" fo:font-style="italic" fo:font-weight="normal" style:font-name-asian="Consolas" style:font-family-asian="Consolas" style:font-size-asian="6.5pt" style:language-asian="en" style:country-asian="US" style:font-style-asian="italic" style:font-weight-asian="normal" style:font-name-complex="Consolas" style:font-family-complex="Consolas" style:font-size-complex="6.5pt" style:language-complex="en" style:country-complex="US" style:font-style-complex="italic" style:font-weight-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3" style:family="paragraph" style:parent-style-name="Footer" style:master-page-name="">
      <style:paragraph-properties style:page-number="auto"/>
      <style:text-properties fo:font-size="1pt" style:font-size-asian="1pt" style:font-size-complex="1pt"/>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71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34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65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28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99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161in" fo:margin-left="0in" fo:margin-right="0in" fo:margin-bottom="0in"/>
      </style:header-style>
      <style:footer-style>
        <style:header-footer-properties fo:min-height="3.5846in" fo:margin-left="0in" fo:margin-right="0in" fo:margin-top="3.5846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138in" fo:margin-left="0in" fo:margin-right="0in" fo:margin-bottom="0in"/>
      </style:header-style>
      <style:footer-style>
        <style:header-footer-properties fo:min-height="3.5925in" fo:margin-left="0in" fo:margin-right="0in" fo:margin-top="3.5925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28in" fo:margin-left="0in" fo:margin-right="0in" fo:margin-bottom="0in"/>
      </style:header-style>
      <style:footer-style>
        <style:header-footer-properties fo:min-height="3.5311in" fo:margin-left="0in" fo:margin-right="0in" fo:margin-top="3.5311in"/>
      </style:footer-style>
    </style:page-layout>
  </office:automatic-styles>
  <office:master-styles>
    <style:master-page style:name="Standard" style:page-layout-name="Mpm1"/>
    <style:master-page style:name="PageStyle0" style:page-layout-name="Mpm2">
      <style:header>
        <text:p text:style-name="MP1"><draw:frame draw:style-name="Mfr1" draw:name="Frame1" text:anchor-type="paragraph" svg:x="2.5634in" svg:y="0.9819in" draw:z-index="0"><draw:text-box fo:min-height="0.0866in" fo:min-width="0.2736in"><text:p text:style-name="MP2"><text:span text:style-name="CharStyle7">THE</text:span></text:p></draw:text-box></draw:frame></text:p>
      </style:header>
      <style:header-left>
        <text:p text:style-name="MP1"><draw:frame draw:style-name="Mfr1" draw:name="1" text:anchor-type="paragraph" svg:x="2.5634in" svg:y="0.9819in" draw:z-index="0"><draw:text-box fo:min-height="0.0866in" fo:min-width="0.2736in"><text:p text:style-name="MP2"><text:span text:style-name="CharStyle7">THE</text:span></text:p></draw:text-box></draw:frame></text:p>
      </style:header-left>
      <style:footer>
        <text:p text:style-name="MP3"><draw:frame draw:style-name="Mfr1" draw:name="2" text:anchor-type="paragraph" svg:x="2.6598in" svg:y="7.4118in" draw:z-index="1"><draw:text-box fo:min-height="0.0835in" fo:min-width="0.1665in"><text:p text:style-name="MP2"><text:page-number text:select-page="current">145</text:page-number></text:p></draw:text-box></draw:frame></text:p>
      </style:footer>
      <style:footer-left>
        <text:p text:style-name="MP3"><draw:frame draw:style-name="Mfr1" draw:name="3" text:anchor-type="paragraph" svg:x="2.6598in" svg:y="7.4118in" draw:z-index="0"><draw:text-box fo:min-height="0.0835in" fo:min-width="0.1665in"><text:p text:style-name="MP2"><text:page-number text:select-page="current">146</text:page-number></text:p></draw:text-box></draw:frame></text:p>
      </style:footer-left>
    </style:master-page>
    <style:master-page style:name="PageStyle1" style:page-layout-name="Mpm3">
      <style:header>
        <text:p text:style-name="MP1"><draw:frame draw:style-name="Mfr1" draw:name="4" text:anchor-type="paragraph" svg:x="2.2161in" svg:y="0.5744in" draw:z-index="27"><draw:text-box fo:min-height="0.1035in" fo:min-width="2.4571in"><text:p text:style-name="MP4"><text:page-number text:select-page="current">148</text:page-number><text:span text:style-name="CharStyle8"><text:tab/>THE ACTS 2</text:span></text:p></draw:text-box></draw:frame></text:p>
      </style:header>
      <style:footer>
        <text:p text:style-name="MP3"/>
      </style:footer>
    </style:master-page>
    <style:master-page style:name="PageStyle2" style:page-layout-name="Mpm3">
      <style:header>
        <text:p text:style-name="MP1"><draw:frame draw:style-name="Mfr1" draw:name="5" text:anchor-type="paragraph" svg:x="3.8409in" svg:y="0.5638in" draw:z-index="29"><draw:text-box fo:min-height="0.1134in" fo:min-width="2.4429in"><text:p text:style-name="MP5"><text:span text:style-name="CharStyle8">THE ACTS 4<text:tab/></text:span><text:page-number text:select-page="current">151</text:page-number></text:p></draw:text-box></draw:frame></text:p>
      </style:header>
      <style:header-left>
        <text:p text:style-name="MP1"><draw:frame draw:style-name="Mfr1" draw:name="6" text:anchor-type="paragraph" svg:x="2.1992in" svg:y="0.5575in" draw:z-index="31"><draw:text-box fo:min-height="0.1201in" fo:min-width="2.4634in"><text:p text:style-name="MP6"><text:page-number text:select-page="current">150</text:page-number><text:span text:style-name="CharStyle8"><text:tab/>THE ACTS 5</text:span></text:p></draw:text-box></draw:frame></text:p>
      </style:header-left>
      <style:footer>
        <text:p text:style-name="MP3"/>
      </style:footer>
      <style:footer-left>
        <text:p text:style-name="MP3"/>
      </style:footer-left>
    </style:master-page>
    <style:master-page style:name="PageStyle3" style:page-layout-name="Mpm3">
      <style:header>
        <text:p text:style-name="MP1"><draw:frame draw:style-name="Mfr1" draw:name="7" text:anchor-type="paragraph" svg:x="3.8429in" svg:y="0.5638in" draw:z-index="33"><draw:text-box fo:min-height="0.1134in" fo:min-width="2.4465in"><text:p text:style-name="MP7"><text:span text:style-name="CharStyle8">THE ACTS 7<text:tab/></text:span><text:page-number text:select-page="current">153</text:page-number></text:p></draw:text-box></draw:frame></text:p>
      </style:header>
      <style:header-left>
        <text:p text:style-name="MP1"><draw:frame draw:style-name="Mfr1" draw:name="8" text:anchor-type="paragraph" svg:x="2.2075in" svg:y="0.5744in" draw:z-index="34"><draw:text-box fo:min-height="0.1035in" fo:min-width="2.4634in"><text:p text:style-name="MP6"><text:page-number text:select-page="current">154</text:page-number><text:span text:style-name="CharStyle7"><text:tab/></text:span><text:span text:style-name="CharStyle8">THE ACTS 6</text:span></text:p></draw:text-box></draw:frame></text:p>
      </style:header-left>
      <style:footer>
        <text:p text:style-name="MP3"/>
      </style:footer>
      <style:footer-left>
        <text:p text:style-name="MP3"/>
      </style:footer-left>
    </style:master-page>
    <style:master-page style:name="PageStyle4" style:page-layout-name="Mpm3">
      <style:header>
        <text:p text:style-name="MP1"><draw:frame draw:style-name="Mfr1" draw:name="9" text:anchor-type="paragraph" svg:x="2.2063in" svg:y="0.5839in" draw:z-index="0"><draw:text-box fo:min-height="0.1in" fo:min-width="2.4701in"><text:p text:style-name="MP8"><text:page-number text:select-page="current">155</text:page-number><text:span text:style-name="CharStyle8"><text:tab/>THE ACTS 7</text:span></text:p></draw:text-box></draw:frame></text:p>
      </style:header>
      <style:header-left>
        <text:p text:style-name="MP1"><draw:frame draw:style-name="Mfr1" draw:name="10" text:anchor-type="paragraph" svg:x="2.2063in" svg:y="0.5839in" draw:z-index="35"><draw:text-box fo:min-height="0.1in" fo:min-width="2.4701in"><text:p text:style-name="MP8"><text:page-number text:select-page="current">154</text:page-number><text:span text:style-name="CharStyle8"><text:tab/>THE ACTS 7</text:span></text:p></draw:text-box></draw:frame></text:p>
      </style:header-left>
      <style:footer>
        <text:p text:style-name="MP3"/>
      </style:footer>
      <style:footer-left>
        <text:p text:style-name="MP3"/>
      </style:footer-left>
    </style:master-page>
    <style:master-page style:name="PageStyle5" style:page-layout-name="Mpm3">
      <style:header>
        <text:p text:style-name="MP1"><draw:frame draw:style-name="Mfr1" draw:name="11" text:anchor-type="paragraph" svg:x="3.8516in" svg:y="0.5709in" draw:z-index="36"><draw:text-box fo:min-height="0.1071in" fo:min-width="2.4429in"><text:p text:style-name="MP5"><text:span text:style-name="CharStyle8">THE ACTS 8<text:tab/></text:span><text:page-number text:select-page="current">157</text:page-number></text:p></draw:text-box></draw:frame></text:p>
      </style:header>
      <style:header-left>
        <text:p text:style-name="MP1"><draw:frame draw:style-name="Mfr1" draw:name="12" text:anchor-type="paragraph" svg:x="2.1965in" svg:y="0.5807in" draw:z-index="37"><draw:text-box fo:min-height="0.1035in" fo:min-width="2.4736in"><text:p text:style-name="MP9"><text:page-number text:select-page="current">156</text:page-number><text:span text:style-name="CharStyle8"><text:tab/>THE ACTS 8</text:span></text:p></draw:text-box></draw:frame></text:p>
      </style:header-left>
      <style:footer>
        <text:p text:style-name="MP3"/>
      </style:footer>
      <style:footer-left>
        <text:p text:style-name="MP3"/>
      </style:footer-left>
    </style:master-page>
    <style:master-page style:name="PageStyle6" style:page-layout-name="Mpm3">
      <style:header>
        <text:p text:style-name="MP1"><draw:frame draw:style-name="Mfr1" draw:name="13" text:anchor-type="paragraph" svg:x="3.8409in" svg:y="0.5575in" draw:z-index="38"><draw:text-box fo:min-height="0.1201in" fo:min-width="2.45in"><text:p text:style-name="MP10"><text:span text:style-name="CharStyle8">THE ACTS 9<text:tab/></text:span><text:page-number text:select-page="current">157</text:page-number></text:p></draw:text-box></draw:frame></text:p>
      </style:header>
      <style:header-left>
        <text:p text:style-name="MP1"><draw:frame draw:style-name="Mfr1" draw:name="14" text:anchor-type="paragraph" svg:x="3.8409in" svg:y="0.5575in" draw:z-index="0"><draw:text-box fo:min-height="0.1201in" fo:min-width="2.45in"><text:p text:style-name="MP10"><text:span text:style-name="CharStyle8">THE ACTS 9<text:tab/></text:span><text:page-number text:select-page="current">158</text:page-number></text:p></draw:text-box></draw:frame></text:p>
      </style:header-left>
      <style:footer>
        <text:p text:style-name="MP3"/>
      </style:footer>
      <style:footer-left>
        <text:p text:style-name="MP3"/>
      </style:footer-left>
    </style:master-page>
    <style:master-page style:name="PageStyle7" style:page-layout-name="Mpm3">
      <style:header>
        <text:p text:style-name="MP1"><draw:frame draw:style-name="Mfr1" draw:name="15" text:anchor-type="paragraph" svg:x="3.8161in" svg:y="0.5638in" draw:z-index="41"><draw:text-box fo:min-height="0.1098in" fo:min-width="2.4764in"><text:p text:style-name="MP11"><text:span text:style-name="CharStyle8">THE ACTS 12<text:tab/></text:span><text:page-number text:select-page="current">161</text:page-number></text:p></draw:text-box></draw:frame></text:p>
      </style:header>
      <style:header-left>
        <text:p text:style-name="MP1"><draw:frame draw:style-name="Mfr1" draw:name="16" text:anchor-type="paragraph" svg:x="2.198in" svg:y="0.5709in" draw:z-index="40"><draw:text-box fo:min-height="0.1165in" fo:min-width="2.4866in"><text:p text:style-name="MP12"><text:page-number text:select-page="current">160</text:page-number><text:span text:style-name="CharStyle8"><text:tab/>THE ACTS 11</text:span></text:p></draw:text-box></draw:frame></text:p>
      </style:header-left>
      <style:footer>
        <text:p text:style-name="MP3"/>
      </style:footer>
      <style:footer-left>
        <text:p text:style-name="MP3"/>
      </style:footer-left>
    </style:master-page>
    <style:master-page style:name="PageStyle8" style:page-layout-name="Mpm3">
      <style:header>
        <text:p text:style-name="MP1"><draw:frame draw:style-name="Mfr1" draw:name="17" text:anchor-type="paragraph" svg:x="2.198in" svg:y="0.5709in" draw:z-index="0"><draw:text-box fo:min-height="0.1165in" fo:min-width="2.4866in"><text:p text:style-name="MP12"><text:page-number text:select-page="current">161</text:page-number><text:span text:style-name="CharStyle8"><text:tab/>THE ACTS 11</text:span></text:p></draw:text-box></draw:frame></text:p>
      </style:header>
      <style:header-left>
        <text:p text:style-name="MP1"><draw:frame draw:style-name="Mfr1" draw:name="18" text:anchor-type="paragraph" svg:x="2.198in" svg:y="0.5709in" draw:z-index="42"><draw:text-box fo:min-height="0.1165in" fo:min-width="2.4866in"><text:p text:style-name="MP12"><text:page-number text:select-page="current">160</text:page-number><text:span text:style-name="CharStyle8"><text:tab/>THE ACTS 11</text:span></text:p></draw:text-box></draw:frame></text:p>
      </style:header-left>
      <style:footer>
        <text:p text:style-name="MP3"/>
      </style:footer>
      <style:footer-left>
        <text:p text:style-name="MP3"/>
      </style:footer-left>
    </style:master-page>
    <style:master-page style:name="PageStyle9" style:page-layout-name="Mpm3">
      <style:header>
        <text:p text:style-name="MP1"><draw:frame draw:style-name="Mfr1" draw:name="19" text:anchor-type="paragraph" svg:x="3.8161in" svg:y="0.5638in" draw:z-index="43"><draw:text-box fo:min-height="0.1098in" fo:min-width="2.4764in"><text:p text:style-name="MP11"><text:span text:style-name="CharStyle8">THE ACTS 12<text:tab/></text:span><text:page-number text:select-page="current">163</text:page-number></text:p></draw:text-box></draw:frame></text:p>
      </style:header>
      <style:header-left>
        <text:p text:style-name="MP1"><draw:frame draw:style-name="Mfr1" draw:name="20" text:anchor-type="paragraph" svg:x="2.2075in" svg:y="0.5937in" draw:z-index="44"><draw:text-box fo:min-height="0.1035in" fo:min-width="2.4902in"><text:p text:style-name="MP13"><text:page-number text:select-page="current">162</text:page-number><text:span text:style-name="CharStyle8"><text:tab/>THE ACTS 12</text:span></text:p></draw:text-box></draw:frame></text:p>
      </style:header-left>
      <style:footer>
        <text:p text:style-name="MP3"/>
      </style:footer>
      <style:footer-left>
        <text:p text:style-name="MP3"/>
      </style:footer-left>
    </style:master-page>
    <style:master-page style:name="PageStyle10" style:page-layout-name="Mpm3">
      <style:header>
        <text:p text:style-name="MP1"><draw:frame draw:style-name="Mfr1" draw:name="21" text:anchor-type="paragraph" svg:x="3.8217in" svg:y="0.5709in" draw:z-index="45"><draw:text-box fo:min-height="0.1071in" fo:min-width="2.4799in"><text:p text:style-name="MP14"><text:span text:style-name="CharStyle8">THE ACTS </text:span><text:span text:style-name="CharStyle63">13<text:tab/></text:span><text:page-number text:select-page="current">163</text:page-number></text:p></draw:text-box></draw:frame></text:p>
      </style:header>
      <style:header-left>
        <text:p text:style-name="MP1"><draw:frame draw:style-name="Mfr1" draw:name="22" text:anchor-type="paragraph" svg:x="3.8217in" svg:y="0.5709in" draw:z-index="0"><draw:text-box fo:min-height="0.1071in" fo:min-width="2.4799in"><text:p text:style-name="MP14"><text:span text:style-name="CharStyle8">THE ACTS </text:span><text:span text:style-name="CharStyle63">13<text:tab/></text:span><text:page-number text:select-page="current">164</text:page-number></text:p></draw:text-box></draw:frame></text:p>
      </style:header-left>
      <style:footer>
        <text:p text:style-name="MP3"/>
      </style:footer>
      <style:footer-left>
        <text:p text:style-name="MP3"/>
      </style:footer-left>
    </style:master-page>
    <style:master-page style:name="PageStyle11" style:page-layout-name="Mpm3">
      <style:header>
        <text:p text:style-name="MP1"><draw:frame draw:style-name="Mfr1" draw:name="23" text:anchor-type="paragraph" svg:x="3.8346in" svg:y="0.5937in" draw:z-index="49"><draw:text-box fo:min-height="0.1098in" fo:min-width="2.4736in"><text:p text:style-name="MP9"><text:span text:style-name="CharStyle8">THE ACTS 14<text:tab/></text:span><text:page-number text:select-page="current">167</text:page-number></text:p></draw:text-box></draw:frame></text:p>
      </style:header>
      <style:header-left>
        <text:p text:style-name="MP1"><draw:frame draw:style-name="Mfr1" draw:name="24" text:anchor-type="paragraph" svg:x="2.2047in" svg:y="0.5673in" draw:z-index="47"><draw:text-box fo:min-height="0.1134in" fo:min-width="2.4965in"><text:p text:style-name="MP15"><text:page-number text:select-page="current">166</text:page-number><text:span text:style-name="CharStyle8"><text:tab/>THE ACTS 15</text:span></text:p></draw:text-box></draw:frame></text:p>
      </style:header-left>
      <style:footer>
        <text:p text:style-name="MP3"/>
      </style:footer>
      <style:footer-left>
        <text:p text:style-name="MP3"/>
      </style:footer-left>
    </style:master-page>
    <style:master-page style:name="PageStyle12" style:page-layout-name="Mpm4">
      <style:header>
        <text:p text:style-name="MP1"><draw:frame draw:style-name="Mfr1" draw:name="25" text:anchor-type="paragraph" svg:x="3.7465in" svg:y="0.6319in" draw:z-index="51"><draw:text-box fo:min-height="0.1035in" fo:min-width="2.4764in"><text:p text:style-name="MP11"><text:span text:style-name="CharStyle8">THE ACTS 17<text:tab/></text:span><text:page-number text:select-page="current">169</text:page-number></text:p></draw:text-box></draw:frame></text:p>
      </style:header>
      <style:header-left>
        <text:p text:style-name="MP1"><draw:frame draw:style-name="Mfr1" draw:name="26" text:anchor-type="paragraph" svg:x="2.1516in" svg:y="0.5882in" draw:z-index="50"><draw:text-box fo:min-height="0.1071in" fo:min-width="2.4835in"><text:p text:style-name="MP16"><text:page-number text:select-page="current">170</text:page-number><text:span text:style-name="CharStyle8"><text:tab/>THE ACTS </text:span><text:span text:style-name="CharStyle63">16</text:span></text:p></draw:text-box></draw:frame></text:p>
      </style:header-left>
      <style:footer>
        <text:p text:style-name="MP3"/>
      </style:footer>
      <style:footer-left>
        <text:p text:style-name="MP3"/>
      </style:footer-left>
    </style:master-page>
    <style:master-page style:name="PageStyle13" style:page-layout-name="Mpm4">
      <style:header>
        <text:p text:style-name="MP1"><draw:frame draw:style-name="Mfr1" draw:name="27" text:anchor-type="paragraph" svg:x="3.7661in" svg:y="0.6484in" draw:z-index="54"><draw:text-box fo:min-height="0.1165in" fo:min-width="2.4764in"><text:p text:style-name="MP11"><text:span text:style-name="CharStyle8">THE ACTS 18<text:tab/></text:span><text:page-number text:select-page="current">171</text:page-number></text:p></draw:text-box></draw:frame></text:p>
      </style:header>
      <style:header-left>
        <text:p text:style-name="MP1"><draw:frame draw:style-name="Mfr1" draw:name="28" text:anchor-type="paragraph" svg:x="2.1547in" svg:y="0.5953in" draw:z-index="52"><draw:text-box fo:min-height="0.1in" fo:min-width="2.4902in"><text:p text:style-name="MP13"><text:page-number text:select-page="current">170</text:page-number><text:span text:style-name="CharStyle8"><text:tab/>THE ACTS 19</text:span></text:p></draw:text-box></draw:frame></text:p>
      </style:header-left>
      <style:footer>
        <text:p text:style-name="MP3"/>
      </style:footer>
      <style:footer-left>
        <text:p text:style-name="MP3"/>
      </style:footer-left>
    </style:master-page>
    <style:master-page style:name="PageStyle14" style:page-layout-name="Mpm4">
      <style:header>
        <text:p text:style-name="MP1"><draw:frame draw:style-name="Mfr1" draw:name="29" text:anchor-type="paragraph" svg:x="3.7634in" svg:y="0.5882in" draw:z-index="2"><draw:text-box fo:min-height="0.1071in" fo:min-width="2.4764in"><text:p text:style-name="MP11"><text:span text:style-name="CharStyle8">THE ACTS 21<text:tab/></text:span><text:page-number text:select-page="current">0</text:page-number></text:p></draw:text-box></draw:frame></text:p>
      </style:header>
      <style:header-left>
        <text:p text:style-name="MP1"><draw:frame draw:style-name="Mfr1" draw:name="30" text:anchor-type="paragraph" svg:x="2.1445in" svg:y="0.5917in" draw:z-index="4"><draw:text-box fo:min-height="0.1035in" fo:min-width="2.4965in"><text:p text:style-name="MP15"><text:page-number text:select-page="current">0</text:page-number><text:span text:style-name="CharStyle63"><text:tab/></text:span><text:span text:style-name="CharStyle8">THE ACTS 20</text:span></text:p></draw:text-box></draw:frame></text:p>
      </style:header-left>
      <style:footer>
        <text:p text:style-name="MP3"/>
      </style:footer>
      <style:footer-left>
        <text:p text:style-name="MP3"/>
      </style:footer-left>
    </style:master-page>
    <style:master-page style:name="PageStyle15" style:page-layout-name="Mpm4">
      <style:header>
        <text:p text:style-name="MP1"><draw:frame draw:style-name="Mfr1" draw:name="31" text:anchor-type="paragraph" svg:x="3.7827in" svg:y="0.5882in" draw:z-index="5"><draw:text-box fo:min-height="0.1071in" fo:min-width="2.4736in"><text:p text:style-name="MP9"><text:span text:style-name="CharStyle6">THE ACTS 22<text:tab/></text:span><text:page-number text:select-page="current">0</text:page-number></text:p></draw:text-box></draw:frame></text:p>
      </style:header>
      <style:header-left>
        <text:p text:style-name="MP1"><draw:frame draw:style-name="Mfr1" draw:name="32" text:anchor-type="paragraph" svg:x="2.1465in" svg:y="0.5882in" draw:z-index="6"><draw:text-box fo:min-height="0.1071in" fo:min-width="2.4866in"><text:p text:style-name="MP12"><text:page-number text:select-page="current">0</text:page-number><text:span text:style-name="CharStyle8"><text:tab/>THE ACTS 21</text:span></text:p></draw:text-box></draw:frame></text:p>
      </style:header-left>
      <style:footer>
        <text:p text:style-name="MP3"/>
      </style:footer>
      <style:footer-left>
        <text:p text:style-name="MP3"/>
      </style:footer-left>
    </style:master-page>
    <style:master-page style:name="PageStyle16" style:page-layout-name="Mpm4">
      <style:header>
        <text:p text:style-name="MP1"><draw:frame draw:style-name="Mfr1" draw:name="33" text:anchor-type="paragraph" svg:x="3.7465in" svg:y="0.5882in" draw:z-index="8"><draw:text-box fo:min-height="0.1071in" fo:min-width="2.4736in"><text:p text:style-name="MP9"><text:span text:style-name="CharStyle6">THE ACTS </text:span><text:span text:style-name="CharStyle84">27<text:tab/></text:span><text:page-number text:select-page="current">0</text:page-number></text:p></draw:text-box></draw:frame></text:p>
      </style:header>
      <style:header-left>
        <text:p text:style-name="MP1"><draw:frame draw:style-name="Mfr1" draw:name="34" text:anchor-type="paragraph" svg:x="2.1445in" svg:y="0.5882in" draw:z-index="11"><draw:text-box fo:min-height="0.1071in" fo:min-width="2.4799in"><text:p text:style-name="MP14"><text:page-number text:select-page="current">0</text:page-number><text:span text:style-name="CharStyle6"><text:tab/>THE ACTS 26</text:span></text:p></draw:text-box></draw:frame></text:p>
      </style:header-left>
      <style:footer>
        <text:p text:style-name="MP3"/>
      </style:footer>
      <style:footer-left>
        <text:p text:style-name="MP3"/>
      </style:footer-left>
    </style:master-page>
    <style:master-page style:name="PageStyle17" style:page-layout-name="Mpm4">
      <style:header>
        <text:p text:style-name="MP1"><draw:frame draw:style-name="Mfr1" draw:name="35" text:anchor-type="paragraph" svg:x="2.1646in" svg:y="0.5882in" draw:z-index="0"><draw:text-box fo:min-height="0.1071in" fo:min-width="2.4902in"><text:p text:style-name="MP13"><text:page-number text:select-page="current">0</text:page-number><text:span text:style-name="CharStyle6"><text:tab/>THE ACTS </text:span><text:span text:style-name="CharStyle92">n</text:span></text:p></draw:text-box></draw:frame></text:p>
      </style:header>
      <style:header-left>
        <text:p text:style-name="MP1"><draw:frame draw:style-name="Mfr1" draw:name="36" text:anchor-type="paragraph" svg:x="2.1646in" svg:y="0.5882in" draw:z-index="13"><draw:text-box fo:min-height="0.1071in" fo:min-width="2.4902in"><text:p text:style-name="MP13"><text:page-number text:select-page="current">0</text:page-number><text:span text:style-name="CharStyle6"><text:tab/>THE ACTS </text:span><text:span text:style-name="CharStyle92">n</text:span></text:p></draw:text-box></draw:frame></text:p>
      </style:header-left>
      <style:footer>
        <text:p text:style-name="MP3"/>
      </style:footer>
      <style:footer-left>
        <text:p text:style-name="MP3"/>
      </style:footer-left>
    </style:master-page>
    <style:master-page style:name="PageStyle18" style:page-layout-name="Mpm4">
      <style:header>
        <text:p text:style-name="MP1"><draw:frame draw:style-name="Mfr1" draw:name="37" text:anchor-type="paragraph" svg:x="3.7799in" svg:y="0.5846in" draw:z-index="14"><draw:text-box fo:min-height="0.1098in" fo:min-width="2.4835in"><text:p text:style-name="MP16"><text:span text:style-name="CharStyle6">THE ACTS 28<text:tab/></text:span><text:page-number text:select-page="current">0</text:page-number></text:p></draw:text-box></draw:frame></text:p>
      </style:header>
      <style:header-left>
        <text:p text:style-name="MP1"><draw:frame draw:style-name="Mfr1" draw:name="38" text:anchor-type="paragraph" svg:x="2.1398in" svg:y="0.5783in" draw:z-index="16"><draw:text-box fo:min-height="0.1165in" fo:min-width="2.4902in"><text:p text:style-name="MP13"><text:page-number text:select-page="current">0</text:page-number><text:span text:style-name="CharStyle6"><text:tab/>THE ACTS 28</text:span></text:p></draw:text-box></draw:frame></text:p>
      </style:header-left>
      <style:footer>
        <text:p text:style-name="MP3"/>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9" meta:object-count="0" meta:page-count="47" meta:paragraph-count="779" meta:word-count="24891" meta:character-count="129623" meta:non-whitespace-character-count="105538"/>
    <meta:generator>LibreOffice/4.4.5.2$Windows_x86 LibreOffice_project/a22f674fd25a3b6f45bdebf25400ed2adff0ff99</meta:generator>
  </office:meta>
</office:document-meta>
</file>